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4.500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725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6pt" style:font-name-complex="Jomolhari" style:font-size-complex="16pt"/>
    </style:style>
    <style:style style:name="ce2" style:family="table-cell" style:parent-style-name="Default"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252" table:default-cell-style-name="ce1"/>
        <table:table-row table:style-name="ro1">
          <table:table-cell office:value-type="string">
            <text:p>ཚ།</text:p>
          </table:table-cell>
          <table:table-cell office:value-type="string">
            <text:p>/tsha/</text:p>
          </table:table-cell>
          <table:table-cell office:value-type="string">
            <text:p>(མིང་)</text:p>
          </table:table-cell>
          <table:table-cell office:value-type="string">
            <text:p>རྫོང་ཁའི་གསལ་བྱེད་བཅོ་བརྒྱད་པ་ཚ།༡མིང་གཞིའི་ཡི་གུ་ཚུ་གི་སླ་ལས་མ་ནིང་གི་ཡི་གུ་ཅིག་ཨིན།༢འཇམ་ལྕུག་ལྕུ་མིན་པའི་རེག་བྱ་རྩུབ་པ།༣ཨེ་མ་གི་བྱོ་ལྷ་བཟུམ་རོ་ཚ་བ།མདའ་མནོ་སར་ཕོག་མི་ལུ་མདའ་ཚ།༥ལགཔ་གྱང་མི་ལུ་ལགཔ་ཚ།</text:p>
          </table:table-cell>
          <table:table-cell table:number-columns-repeated="252"/>
        </table:table-row>
        <table:table-row table:style-name="ro1">
          <table:table-cell office:value-type="string">
            <text:p>ཚ་རྐྱང༌།</text:p>
          </table:table-cell>
          <table:table-cell office:value-type="string">
            <text:p>/tsha cang/</text:p>
          </table:table-cell>
          <table:table-cell office:value-type="string">
            <text:p>(མིང་ཁྱད་)</text:p>
          </table:table-cell>
          <table:table-cell office:value-type="string">
            <text:p>སྔོན་འཇུག་དང་རྗེས་འཇུག་ག་ནི་ཡང་མེད་པའི་ཚ་ཡིག་རྐྱང་པ།༢ཚ་ནི་གི་ཚོར་བ་རྐྱངམ་གཅིག་མ་གཏོགས་གཞན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ཚ་ཁ།</text:p>
          </table:table-cell>
          <table:table-cell office:value-type="string">
            <text:p>/tsha kha/</text:p>
          </table:table-cell>
          <table:table-cell office:value-type="string">
            <text:p>(བྱ་ཁྱད་)</text:p>
          </table:table-cell>
          <table:table-cell office:value-type="string">
            <text:p>ཀྲོབ་མདའ་དང་མདའ་ཚུ་འབའ་ཡི་གུ་ཀྲིག་ཀྲི་འབད་ཕོག་ཧིང་བལྟ་ནི།</text:p>
          </table:table-cell>
          <table:table-cell table:number-columns-repeated="252"/>
        </table:table-row>
        <table:table-row table:style-name="ro1">
          <table:table-cell office:value-type="string">
            <text:p>ཚ་ཁིག་ཁི།</text:p>
          </table:table-cell>
          <table:table-cell office:value-type="string">
            <text:p>/tsha khi khi/</text:p>
          </table:table-cell>
          <table:table-cell office:value-type="string">
            <text:p>(མིང་ཁྱད་)</text:p>
          </table:table-cell>
          <table:table-cell office:value-type="string">
            <text:p>༡གྱི་ཅུང་རྣོས་ཡོད་པའི་དོན།གྱི་བརྡར་ཏེ་ཚ་ཁིག་ཁི་བཟོ་བཞག་ནི།༢ལཱ་འབད་ནི་ཚ་ཁིག་ཁི་འདུག་ཟེར་བ་ཅིན་ལཱ་ནོན་ཆེ་ཏོག་ཏོ་འབད་ཚ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ཚ་ཁུ།</text:p>
          </table:table-cell>
          <table:table-cell office:value-type="string">
            <text:p>/tsha khu/</text:p>
          </table:table-cell>
          <table:table-cell office:value-type="string">
            <text:p>(མིང་)</text:p>
          </table:table-cell>
          <table:table-cell office:value-type="string">
            <text:p>སིང་ཆང་གར་དྲག་གི་ཉིང་ཁུ།</text:p>
          </table:table-cell>
          <table:table-cell table:number-columns-repeated="252"/>
        </table:table-row>
        <table:table-row table:style-name="ro1">
          <table:table-cell office:value-type="string">
            <text:p>ཚ་ཁུག་ཁུ།</text:p>
          </table:table-cell>
          <table:table-cell office:value-type="string">
            <text:p>/tsha khu khu/</text:p>
          </table:table-cell>
          <table:table-cell office:value-type="string">
            <text:p>(མིང་ཁྱད་)</text:p>
          </table:table-cell>
          <table:table-cell office:value-type="string">
            <text:p>༡བྱི་ལི་འདི་གནོདཔ་ཚ་ཁུག་ཁུ།གནོདཔ་སྤུས་ཙ་སྦེ་བཀལ་ཚུགས་མི།༢ས་འདི་ཁར་རླུང་མ་ཡང་མེད་པ་ཚ་ཏོག་ཏོ་ཡོདཔ།༣མི་འདི་ཚུ་གཉེར་ཚང་ཚ་ཁུག་ཁུ་འདུག་ཟེར་བ་ཅིན་གཉེར་ཚང་ཇོབ་ཇོ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་འཁོད།</text:p>
          </table:table-cell>
          <table:table-cell office:value-type="string">
            <text:p>/tsha khoe/</text:p>
          </table:table-cell>
          <table:table-cell office:value-type="string">
            <text:p>(བྱ་ཁྱད་)</text:p>
          </table:table-cell>
          <table:table-cell office:value-type="string">
            <text:p>༡ཀྲོབ་མདའ་དང་མདའ་འབའ་ཡི་གུ་ཚ་འཁོད་ནི།༢ཟོགཔོ་དང་ལེགས་ཞིམ་འབད་དགོ་ས་ལུ་ཀྲིག་ཀྲི་འབད་ཚགས་ཁ་ཚུད་མི་ལུ་ཡང་ད་རེས་འབདན་ཁྱོད་ཀྱིས་ཚ་རང་འཁོད་ཅི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ཚ་འཁྱོལ།</text:p>
          </table:table-cell>
          <table:table-cell office:value-type="string">
            <text:p>/tsha choel</text:p>
          </table:table-cell>
          <table:table-cell office:value-type="string">
            <text:p>(མིང་ཁྱད་)</text:p>
          </table:table-cell>
          <table:table-cell office:value-type="string">
            <text:p>ཚ་འཁོད་དང་དོན་གཅིག།ལཱ་དང་བྱ་བ་ཚགས་ཁ་ཚུད་པ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ཚ་གྱང༌།</text:p>
          </table:table-cell>
          <table:table-cell office:value-type="string">
            <text:p>/tsha jang/</text:p>
          </table:table-cell>
          <table:table-cell office:value-type="string">
            <text:p>(བྱ་ཁྱད་)</text:p>
          </table:table-cell>
          <table:table-cell office:value-type="string">
            <text:p>སེམས་སྡུག་གི་མིང༌།དཔེར་ན་སེམས་ཁར་ཚ་གྱང་མི་ནུགཚ་གྱང་སྦོམ་འབག་ད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་གྱང་ཕོག</text:p>
          </table:table-cell>
          <table:table-cell office:value-type="string">
            <text:p>/tsha jang pho/</text:p>
          </table:table-cell>
          <table:table-cell office:value-type="string">
            <text:p>(བྱ་ཁྱད་)</text:p>
          </table:table-cell>
          <table:table-cell office:value-type="string">
            <text:p>སེམས་ཁར་སྡུག་བསྔལ་ཕོག་ནི།ཁྱོད་ལྷོད་ནི་རང་མེད་པ་ང་སེམས་ཁར་ཚ་གྱང་སྦོམ་ཕོག་ཅི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་གྲང༌།</text:p>
          </table:table-cell>
          <table:table-cell office:value-type="string">
            <text:p>/tsha drang/</text:p>
          </table:table-cell>
          <table:table-cell office:value-type="string">
            <text:p>(མིང་)</text:p>
          </table:table-cell>
          <table:table-cell office:value-type="string">
            <text:p>ཚ་བ་དང་གྲང་བ་གཉིས་གཅིག་ཁར་སླབ་ཐངས།ཚ་གྱ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་སྒོ་ཅན།</text:p>
          </table:table-cell>
          <table:table-cell office:value-type="string">
            <text:p>/tsha go cen/</text:p>
          </table:table-cell>
          <table:table-cell office:value-type="string">
            <text:p>(མིང་)</text:p>
          </table:table-cell>
          <table:table-cell office:value-type="string">
            <text:p>དྲོད་ཆེ་དྲག་ཡོད་པའི་ས་ཆ།</text:p>
          </table:table-cell>
          <table:table-cell table:number-columns-repeated="252"/>
        </table:table-row>
        <table:table-row table:style-name="ro1">
          <table:table-cell office:value-type="string">
            <text:p>ཚ་ངམ་ངམ།</text:p>
          </table:table-cell>
          <table:table-cell office:value-type="string">
            <text:p>/tsha ngam ngam/</text:p>
          </table:table-cell>
          <table:table-cell office:value-type="string">
            <text:p>(མིང་ཁྱད་)</text:p>
          </table:table-cell>
          <table:table-cell office:value-type="string">
            <text:p>དྲོད་ཤུགས་ལང་ཐངས་ཅིགདཔེར་ན་ད་རིས་ཉིམ་ཚ་དྲག་སྟེ་ཚ་ངམ་ངམ་འབདཝ་མ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་ངེར་བཏོན།</text:p>
          </table:table-cell>
          <table:table-cell office:value-type="string">
            <text:p>/tsha nge toen/</text:p>
          </table:table-cell>
          <table:table-cell office:value-type="string">
            <text:p>(བྱ་ཁྱད་)</text:p>
          </table:table-cell>
          <table:table-cell office:value-type="string">
            <text:p>ལཱ་ཚ་ངེར་བཏོན་ཏེ་འབད་ཟེར་དོ་བཟུམ་མགྱོགས་པར་མགྱོགས་པར་ཟེར་བའི་དོན་ཨིན།ཚ་ངེར་བཏོན་ཚུར་ཤོག་ཚ་ངེར་བཏོན་ཕར་སོང་ཚུ།</text:p>
          </table:table-cell>
          <table:table-cell table:number-columns-repeated="252"/>
        </table:table-row>
        <table:table-row table:style-name="ro1">
          <table:table-cell office:value-type="string">
            <text:p>ཚ་ལྕིབས།</text:p>
          </table:table-cell>
          <table:table-cell office:value-type="string">
            <text:p>/tsha cib/</text:p>
          </table:table-cell>
          <table:table-cell office:value-type="string">
            <text:p>(མིང་)</text:p>
          </table:table-cell>
          <table:table-cell office:value-type="string">
            <text:p>རྫ་ཤབས་ཚ་ཤབ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་ཆུ།</text:p>
          </table:table-cell>
          <table:table-cell office:value-type="string">
            <text:p>/tsha chu/</text:p>
          </table:table-cell>
          <table:table-cell office:value-type="string">
            <text:p>(མིང་)</text:p>
          </table:table-cell>
          <table:table-cell office:value-type="string">
            <text:p>སའི་འོག་ལས་རང་བཞིན་གྱིས་ཆུ་ཚ་ཏོམ་སྦེ་ཐོན་མི།དཔེར་ན་མགར་ས་ཚ་ཆུ་དགེ་ལེགས་ཕུག་ཚ་ཆུ་གཟུགས་ཁ་གི་ནད་གཞི་ཚུ་ལུ་ཕན་ཚུགས་པའི་ནུས་པ་ཡོདཔ་ཨིན།</text:p>
          </table:table-cell>
          <table:table-cell table:number-columns-repeated="252"/>
        </table:table-row>
        <table:table-row table:style-name="ro1">
          <table:table-cell office:value-type="string">
            <text:p>ཚ་ཏོག་ཏོ།</text:p>
          </table:table-cell>
          <table:table-cell office:value-type="string">
            <text:p>/tsha to to/</text:p>
          </table:table-cell>
          <table:table-cell office:value-type="string">
            <text:p>(མིང་ཁྱད་)</text:p>
          </table:table-cell>
          <table:table-cell office:value-type="string">
            <text:p>དྲོད་ཚ་ཏོག་ཏོ་སྦེ་ཡོད་པའི་ཁྱད་ཚིག་ཨིན།ཇ་ཚ་ཏོག་ཏོ་ལྕགས་ཚ་ཏོག་ཏོ་མེ་ཚ་ཏོག་ཏོ་ཚུ།</text:p>
          </table:table-cell>
          <table:table-cell table:number-columns-repeated="252"/>
        </table:table-row>
        <table:table-row table:style-name="ro1">
          <table:table-cell office:value-type="string">
            <text:p>ཚ་ཏོམ།</text:p>
          </table:table-cell>
          <table:table-cell office:value-type="string">
            <text:p>/tsha tom/</text:p>
          </table:table-cell>
          <table:table-cell office:value-type="string">
            <text:p>(མིང་ཁྱད་)</text:p>
          </table:table-cell>
          <table:table-cell office:value-type="string">
            <text:p>ཇ་ཚ་ཏོམ་ཆུ་ཚ་ཏོམ་ལྕགས་ཚ་ཏོམ་ཟེར་ཚ་ཏོག་ཏོ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་གཏད།</text:p>
          </table:table-cell>
          <table:table-cell office:value-type="string">
            <text:p>/tsha te/</text:p>
          </table:table-cell>
          <table:table-cell office:value-type="string">
            <text:p>(བྱ་ཁྱད་)</text:p>
          </table:table-cell>
          <table:table-cell office:value-type="string">
            <text:p>ཀྲོབམ་མདའ་ཚུ་གི་ཚ་ཁ་གཏད་ནི།</text:p>
          </table:table-cell>
          <table:table-cell table:number-columns-repeated="252"/>
        </table:table-row>
        <table:table-row table:style-name="ro1">
          <table:table-cell office:value-type="string">
            <text:p>ཚ་ཐང་ཐ།</text:p>
          </table:table-cell>
          <table:table-cell office:value-type="string">
            <text:p>/tsha thang tha/</text:p>
          </table:table-cell>
          <table:table-cell office:value-type="string">
            <text:p>(མིང་ཁྱད་)</text:p>
          </table:table-cell>
          <table:table-cell office:value-type="string">
            <text:p>༡མི་འདི་ཚ་ཐང་ཐ་ཅིག་འདུག་ཟེར་བ་ཅིན་མི་ལྕོགས་གྲུབ་ཅན་ཅིག་ལུ་གོ་ནི་དང་༢ལྡན་ལྕགས་ཐེངས་པོ་གཅིག་གིས་ཚ་ཐང་ཐ་རང་བཏང་ཡི་ཟེར་བ་ཅིན་རེག་བྱ་ཚ་བའི་དོན་དང་༣གནོདཔ་ཚ་ཐང་ཐ་སྦེ་བཀལ་ཞུ་ལོག་ཚ་ཐང་ཐ་འབད་བསྐྱལ་ཟེར་བ་ཅིན་གནོད་ཚུགསཔ་སྦེ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ཚ་ཐང་གཏང་ནི།</text:p>
          </table:table-cell>
          <table:table-cell office:value-type="string">
            <text:p>/tsha thang tang ni/</text:p>
          </table:table-cell>
          <table:table-cell office:value-type="string">
            <text:p>(བྱ་ཁྱད་)</text:p>
          </table:table-cell>
          <table:table-cell office:value-type="string">
            <text:p>སེམས་ལུ་ཚོར་བ་བྱུང་ཐང༌།དཔེར་ན་གནས་ཚུལ་ངན་པ་གིས་སེམས་ཚ་ཤུར་རང་གཏང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་ཐལ་ཤོར་བ།</text:p>
          </table:table-cell>
          <table:table-cell office:value-type="string">
            <text:p>/tsha thel shor wa/</text:p>
          </table:table-cell>
          <table:table-cell office:value-type="string">
            <text:p>(བྱ་ཁྱད་)</text:p>
          </table:table-cell>
          <table:table-cell office:value-type="string">
            <text:p>མདའ་འབའ་ཡི་གུ་ཚ་གཏད་གཏད་འབད་ཞིན་ན་རྐྱབ་རནམ་ད་འབའི་གུ་ལས་དོཝ་ཐལ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ཚ་ཐུག་གཏང་ནི།</text:p>
          </table:table-cell>
          <table:table-cell office:value-type="string">
            <text:p>/tsha thu tang ni/</text:p>
          </table:table-cell>
          <table:table-cell office:value-type="string">
            <text:p>(བྱ་ཁྱད་)</text:p>
          </table:table-cell>
          <table:table-cell office:value-type="string">
            <text:p>སེམས་ཚ་གྱང་གློ་བུར་དུ་ཕོག་པ།</text:p>
          </table:table-cell>
          <table:table-cell table:number-columns-repeated="252"/>
        </table:table-row>
        <table:table-row table:style-name="ro1">
          <table:table-cell office:value-type="string">
            <text:p>ཚ་དམ།</text:p>
          </table:table-cell>
          <table:table-cell office:value-type="string">
            <text:p>/tsha dam/</text:p>
          </table:table-cell>
          <table:table-cell office:value-type="string">
            <text:p>(མིང་)</text:p>
          </table:table-cell>
          <table:table-cell office:value-type="string">
            <text:p>ཇ་དང་ཆུ་ཚན་ཚུ་ཚ་ཏོམ་འབད་བཞག་ནི་གི་ཇ་དམ།</text:p>
          </table:table-cell>
          <table:table-cell table:number-columns-repeated="252"/>
        </table:table-row>
        <table:table-row table:style-name="ro1">
          <table:table-cell office:value-type="string">
            <text:p>ཚ་དྲག</text:p>
          </table:table-cell>
          <table:table-cell office:value-type="string">
            <text:p>/tsha dra/</text:p>
          </table:table-cell>
          <table:table-cell office:value-type="string">
            <text:p>(མིང་ཁྱད་)</text:p>
          </table:table-cell>
          <table:table-cell office:value-type="string">
            <text:p>བྱེལཝ་ཚ་དྲགས་ཁ་ཚ་དྲགས་མིག་སེར་ཚ་དྲགས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ཚ་དྲོད།</text:p>
          </table:table-cell>
          <table:table-cell office:value-type="string">
            <text:p>/tsha droe/</text:p>
          </table:table-cell>
          <table:table-cell office:value-type="string">
            <text:p>(མིང་)</text:p>
          </table:table-cell>
          <table:table-cell office:value-type="string">
            <text:p>དྲོད་ཚ་ཧེང༌།ཚ་མ་དྲག་པ་དྲོད་ཀྲིག་ཀྲི་སྦེ་ཡོད་མི་ལུ་ས་ཆ་ཚ་དྲོད་ལྡནམ་ཡངན་ཚ་དྲགས་ཡངན་བསིལ་དྲགས་མི་ལུ་ས་ཆ་ཚ་དྲོད་མ་ལྡནམ་ཟེར་སླབ་དོ་ཡོདཔ་ཨིན།</text:p>
          </table:table-cell>
          <table:table-cell table:number-columns-repeated="252"/>
        </table:table-row>
        <table:table-row table:style-name="ro1">
          <table:table-cell office:value-type="string">
            <text:p>ཚ་གདུང༌།</text:p>
          </table:table-cell>
          <table:table-cell office:value-type="string">
            <text:p>/tsha dung/</text:p>
          </table:table-cell>
          <table:table-cell office:value-type="string">
            <text:p>(བྱ་ཁྱད་)</text:p>
          </table:table-cell>
          <table:table-cell office:value-type="string">
            <text:p>ད་རེས་འབདན་དཔྱལཝ་ཉི་མ་གིས་གདུང་ཡི་ཟེར་དོ་བཟུམ་ཉི་མ་གིས་འཚི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་འདེད།</text:p>
          </table:table-cell>
          <table:table-cell office:value-type="string">
            <text:p>/tsha de/</text:p>
          </table:table-cell>
          <table:table-cell office:value-type="string">
            <text:p>(མིང་)</text:p>
          </table:table-cell>
          <table:table-cell office:value-type="string">
            <text:p>ལེན་ནི་བཅའ་ནི་ཚུ་བསྣར་མ་བཞག་པར་འདི་འཕྲོ་ལས་འབད་མི།དྲོད་གྱང་མ་བཅུག་པར་ཚ་ཏོམ་མར་འབདཝ་དྲག་ཟེར་སླབ་སྲོལ་ཡོད་པའི་དོན་ཨིན།དེ་ལས་བུ་ལོན་ཨེབ་ཨེབ་སར་བདའ་མི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ཚ་འདྲི།</text:p>
          </table:table-cell>
          <table:table-cell office:value-type="string">
            <text:p>/tsha dri/</text:p>
          </table:table-cell>
          <table:table-cell office:value-type="string">
            <text:p>(མིང་)</text:p>
          </table:table-cell>
          <table:table-cell office:value-type="string">
            <text:p>འགག་པ་དང་ཁྲིམས་ཀྱི་འདུན་ས་ལས་མི་ཉེས་པ་ཅན་ཚུ་ལུ་རྟས་ལྕག་དང་སྦྲགས་ཏེ་དྲག་པོའི་སྒོ་ལས་འདྲི་བ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ཚ་སྡེ།</text:p>
          </table:table-cell>
          <table:table-cell office:value-type="string">
            <text:p>/tsha de/</text:p>
          </table:table-cell>
          <table:table-cell office:value-type="string">
            <text:p>(མིང་)</text:p>
          </table:table-cell>
          <table:table-cell office:value-type="string">
            <text:p>གསལ་བྱེད་སུམ་ཅུའི་གོ་རིམ་བཟོ་མི་ལས་ཚ་པའི་སྡེ་ཚན།</text:p>
          </table:table-cell>
          <table:table-cell table:number-columns-repeated="252"/>
        </table:table-row>
        <table:table-row table:style-name="ro1">
          <table:table-cell office:value-type="string">
            <text:p>ཚ་ནད།</text:p>
          </table:table-cell>
          <table:table-cell office:value-type="string">
            <text:p>/tsha ne/</text:p>
          </table:table-cell>
          <table:table-cell office:value-type="string">
            <text:p>(མིང་)</text:p>
          </table:table-cell>
          <table:table-cell office:value-type="string">
            <text:p>ཚ་ཤུར་རྐྱབ་སྟེ་ན་བའི་ནད་གཞི་ཅིགཚ་བའི་ནད་གཞིའི་མིང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ཚ་ནི།</text:p>
          </table:table-cell>
          <table:table-cell office:value-type="string">
            <text:p>/tsha ni/</text:p>
          </table:table-cell>
          <table:table-cell office:value-type="string">
            <text:p>(མིང)</text:p>
          </table:table-cell>
          <table:table-cell office:value-type="string">
            <text:p>༡ཚདཔ་ཚ་ནི།དྲོད་ཀྱིས་ཚ་ནི།༢ཁ་ཚ་ནི་ཟེར་བ་ཅིན་ཨེ་མ་ཟ་སྟེ་ཁ་ཚ་ནི་དང་རྨ་ཐོན་ཏེ་ཚ་ནི་ཚུ།༣དེ་ལས་ན་ནི།ཚ་ནི་ཟེར་བའི་སྐབས་ལུ་ཚ་ནི་འདི་ཤི་ནི་ལུ་ཡང་ག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ཚ་པ།</text:p>
          </table:table-cell>
          <table:table-cell office:value-type="string">
            <text:p>/tsha pa/</text:p>
          </table:table-cell>
          <table:table-cell office:value-type="string">
            <text:p>(མིང་)</text:p>
          </table:table-cell>
          <table:table-cell office:value-type="string">
            <text:p>ཚིག་མཛོད་ཚ་པ་ཟེར་དོ་བཟུམ་གསལ་བྱེད་ཀྱི་གོ་རིམ་ཅན་གྱི་དངོས་པོའི་ངོ་རྟགས།</text:p>
          </table:table-cell>
          <table:table-cell table:number-columns-repeated="252"/>
        </table:table-row>
        <table:table-row table:style-name="ro1">
          <table:table-cell office:value-type="string">
            <text:p>ཚ་ཕག་ཕ།</text:p>
          </table:table-cell>
          <table:table-cell office:value-type="string">
            <text:p>/tsha pha pha/</text:p>
          </table:table-cell>
          <table:table-cell office:value-type="string">
            <text:p>(མིང་ཁྱད་)</text:p>
          </table:table-cell>
          <table:table-cell office:value-type="string">
            <text:p>ཆང་དང་ཙིགཔ་ཟ་ནིའི་བློ་ཚུ་གིས་གདོང་དང་གཟུགས་དྲོད་འབར་ནི།</text:p>
          </table:table-cell>
          <table:table-cell table:number-columns-repeated="252"/>
        </table:table-row>
        <table:table-row table:style-name="ro1">
          <table:table-cell office:value-type="string">
            <text:p>ཚ་ཕོག</text:p>
          </table:table-cell>
          <table:table-cell office:value-type="string">
            <text:p>/tsha pho</text:p>
          </table:table-cell>
          <table:table-cell office:value-type="string">
            <text:p>(བྱ་ཁྱད་)</text:p>
          </table:table-cell>
          <table:table-cell office:value-type="string">
            <text:p>༡ཐག་རིང་ལུ་འགྱོ་བའི་མགྱོནམ་ཚུ་དྲོ་ལམ་གཅིག་འགྱོ་ཞིན་ན་ཆུ་ཤིང་ལྡན་ས་ལུ་ཇ་དང་ལྟོ་འབད་དེ་ཟ་མི་ལུ་ཚ་ཕོག་རྐྱབ་ཟེར་སླབ་ཨིན།༢ཀྲོབ་མདའ་གི་ཚ་ཕོག་པ།དམིགས་པ་གཏད་སར་གནད་དུ་ཁེ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་བ།</text:p>
          </table:table-cell>
          <table:table-cell office:value-type="string">
            <text:p>/tsha wa/</text:p>
          </table:table-cell>
          <table:table-cell office:value-type="string">
            <text:p>(མིང་)</text:p>
          </table:table-cell>
          <table:table-cell office:value-type="string">
            <text:p>ཚ་བ་དང་གྲང་བ་གཉིས་ལས་ཚ་བ།</text:p>
          </table:table-cell>
          <table:table-cell table:number-columns-repeated="252"/>
        </table:table-row>
        <table:table-row table:style-name="ro1">
          <table:table-cell office:value-type="string">
            <text:p>ཚ་བ་མགོ་ནད།</text:p>
          </table:table-cell>
          <table:table-cell office:value-type="string">
            <text:p>/tsha wa go ne/</text:p>
          </table:table-cell>
          <table:table-cell office:value-type="string">
            <text:p>(མིང་)</text:p>
          </table:table-cell>
          <table:table-cell office:value-type="string">
            <text:p>གཞི་ཚ་བའི་ནད་ལུ་མགུ་ཏོག་ཚབས་ཆེན་ན་བའི་ནད་གཞི་གདུག་ད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ཚ་བ་རྒྱས་པ།</text:p>
          </table:table-cell>
          <table:table-cell office:value-type="string">
            <text:p>/tsha wa ge pa/</text:p>
          </table:table-cell>
          <table:table-cell office:value-type="string">
            <text:p>(མིང་)</text:p>
          </table:table-cell>
          <table:table-cell office:value-type="string">
            <text:p>༡ཚ་རིམས་ཀྱི་ནད་སྨན་བཅོས་མ་འབད་བར་ཚ་བ་རྒྱས་ནི།༢ས་དྲོད་བཏག་སྟེ་ཚ་བའི་དྲོད་ཆེ་སུ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ཚ་བ་མགུ་ནད།</text:p>
          </table:table-cell>
          <table:table-cell office:value-type="string">
            <text:p>/tsha wa gu ne/</text:p>
          </table:table-cell>
          <table:table-cell office:value-type="string">
            <text:p>(མིང་)</text:p>
          </table:table-cell>
          <table:table-cell office:value-type="string">
            <text:p>ཚ་བའི་ནད་གདུག་དྲགས་ཅིག།ཚ་བ་མགོ་ནད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་བའི་ནད།</text:p>
          </table:table-cell>
          <table:table-cell office:value-type="string">
            <text:p>/tsha wai ne/</text:p>
          </table:table-cell>
          <table:table-cell office:value-type="string">
            <text:p>(མིང་)</text:p>
          </table:table-cell>
          <table:table-cell office:value-type="string">
            <text:p>ཚ་ན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་བས།</text:p>
          </table:table-cell>
          <table:table-cell office:value-type="string">
            <text:p>/tsha we/</text:p>
          </table:table-cell>
          <table:table-cell office:value-type="string">
            <text:p>(བྱ་ཁྱད་)</text:p>
          </table:table-cell>
          <table:table-cell office:value-type="string">
            <text:p>༡མི་འདི་ལགཔ་ཚ་བས་མདའ་ཚ་བས་ཟེར་བ་ཅིན་མདའ་ཚུ་འབའ་ཁར་ཕོག་ཚུགས་པའི་དོན་དང་༢གཡུ་འདི་བཀྱག་ཚ་བས་ཟེར་བ་ཅིན་མདངས་ཆེ་བའི་དོན་༣གཞན་ཡང་ཕུང་ཚ་བས་ཁ་ཚ་བས་ཚུ་ཕུང་ཆེ་བའི་དོན་དང་ཁ་སླབ་ཐངས་རྩུབས་པའི་དོན་ཚུ་ལུ་འཇུ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ཚ་བོ།</text:p>
          </table:table-cell>
          <table:table-cell office:value-type="string">
            <text:p>/tsha wa/</text:p>
          </table:table-cell>
          <table:table-cell office:value-type="string">
            <text:p>(མིང་)</text:p>
          </table:table-cell>
          <table:table-cell office:value-type="string">
            <text:p>ཨ་ཞེམ་དང་སྲིངམོ་ལ་སོགས་པ་སྤུན་ཆ་ཚུ་གི་བུ་ལུ་ཚ་བོ་དང་མིང་མཐའ་བསྡུཝ་ད་ཚབོ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་སྦྱིར་སྦྱི།</text:p>
          </table:table-cell>
          <table:table-cell office:value-type="string">
            <text:p>/tsha jir ji</text:p>
          </table:table-cell>
          <table:table-cell office:value-type="string">
            <text:p>(མིང་ཁྱད)</text:p>
          </table:table-cell>
          <table:table-cell office:value-type="string">
            <text:p>གཟུགས་ཁར་ཨེ་མ་རེག་ཞིན་ན་ཚ་སྦྱིར་སྦྱི་འབད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་མི་ཚ།</text:p>
          </table:table-cell>
          <table:table-cell office:value-type="string">
            <text:p>/tsha mi tsha/</text:p>
          </table:table-cell>
          <table:table-cell office:value-type="string">
            <text:p>(བྱ་ཁྱད་)</text:p>
          </table:table-cell>
          <table:table-cell office:value-type="string">
            <text:p>༡ཉིམ་ཚ་མི་ཚ་མེ་ཚ་མི་ཚ་༢མདའ་ཚ་མི་ཚ་༣མིག་སེར་ཚ་མི་ཚ་༤རྩིས་བདག་ཚ་མི་ཚ་༥ཨེ་མ་གིས་ཁ་ཚ་མི་ཚ་ཚུ།</text:p>
          </table:table-cell>
          <table:table-cell table:number-columns-repeated="252"/>
        </table:table-row>
        <table:table-row table:style-name="ro1">
          <table:table-cell office:value-type="string">
            <text:p>ཚ་མོ།</text:p>
          </table:table-cell>
          <table:table-cell office:value-type="string">
            <text:p>/tsha mo/</text:p>
          </table:table-cell>
          <table:table-cell office:value-type="string">
            <text:p>(མིང་)</text:p>
          </table:table-cell>
          <table:table-cell office:value-type="string">
            <text:p>རང་གི་སྤུན་ཆ་གི་བུམོ།</text:p>
          </table:table-cell>
          <table:table-cell table:number-columns-repeated="252"/>
        </table:table-row>
        <table:table-row table:style-name="ro1">
          <table:table-cell office:value-type="string">
            <text:p>ཚ་དམྱལ།</text:p>
          </table:table-cell>
          <table:table-cell office:value-type="string">
            <text:p>/tsha ngel/</text:p>
          </table:table-cell>
          <table:table-cell office:value-type="string">
            <text:p>(མིང་)</text:p>
          </table:table-cell>
          <table:table-cell office:value-type="string">
            <text:p>སྡིག་པའི་རྣམ་སྨིན་མྱོང་ས།ཡང་སོས་ཐིག་ནག་ལ་སོགས་པ་ཚ་བའི་སྡུག་བསྔལ་ཅན་གྱི་དམྱལ་གནས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་ཚ།</text:p>
          </table:table-cell>
          <table:table-cell office:value-type="string">
            <text:p>/tsha tsha/</text:p>
          </table:table-cell>
          <table:table-cell office:value-type="string">
            <text:p>(མིང་)</text:p>
          </table:table-cell>
          <table:table-cell office:value-type="string">
            <text:p>༡ཐུགས་རྟེན་ཚ་ཚ་གི་མིང་ཡང་ཨིན།དེ་སཱ་ཙྪ་ཟེར་མི་ཟུར་ཉམས་ཏེ་སླབ་སྲོལ་དར་ནུག༢ཨ་ཚ་ཚ་ཟེར་བ་ཅིན་ཚ་བའི་བྱེལ་སྐད་ཤོར་ཐངས་ཀྱི་སྒྲའི་བྱེ་བྲག་ཅིག།</text:p>
          </table:table-cell>
          <table:table-cell table:number-columns-repeated="252"/>
        </table:table-row>
        <table:table-row table:style-name="ro1">
          <table:table-cell office:value-type="string">
            <text:p>ཚ་ཟེར་ཅན།</text:p>
          </table:table-cell>
          <table:table-cell office:value-type="string">
            <text:p>/tsha zer cen/</text:p>
          </table:table-cell>
          <table:table-cell office:value-type="string">
            <text:p>(མིང་)</text:p>
          </table:table-cell>
          <table:table-cell office:value-type="string">
            <text:p>ཉི་མའ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ཚ་འུར་འུར།</text:p>
          </table:table-cell>
          <table:table-cell office:value-type="string">
            <text:p>/tsha hhur hhur</text:p>
          </table:table-cell>
          <table:table-cell office:value-type="string">
            <text:p>(མིང་ཁྱད་)</text:p>
          </table:table-cell>
          <table:table-cell office:value-type="string">
            <text:p>དྲོད་ལོང་ཐངས་ཅིགམེའི་སྦོ་ལོགས་ཁར་ཚ་འུར་འུ་འདུག།མི་གཉིས་ཤགས་རྐྱབ་དགོཔ་འཐོན་པ་ཅིན་ཁོང་གཉིས་ཚ་འུར་འུར་ཡ་སོང་ཡི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་ཡི།</text:p>
          </table:table-cell>
          <table:table-cell office:value-type="string">
            <text:p>/tsha yi/</text:p>
          </table:table-cell>
          <table:table-cell office:value-type="string">
            <text:p>(མིང་ཁྱད་)</text:p>
          </table:table-cell>
          <table:table-cell office:value-type="string">
            <text:p>ཚདཔ་ཚ་ཡི།ལགཔ་མེ་གིས་འཚིག་སྟེ་ཚ་ཡི་ཟེར་དོ་བཟུམ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ཚ་ཡིག</text:p>
          </table:table-cell>
          <table:table-cell office:value-type="string">
            <text:p>/tsha yig/</text:p>
          </table:table-cell>
          <table:table-cell office:value-type="string">
            <text:p>(མིང་)</text:p>
          </table:table-cell>
          <table:table-cell office:value-type="string">
            <text:p>གསལ་བྱེད་ཚའ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ཚ་རས།</text:p>
          </table:table-cell>
          <table:table-cell office:value-type="string">
            <text:p>/tsha re/</text:p>
          </table:table-cell>
          <table:table-cell office:value-type="string">
            <text:p>(མིང་)</text:p>
          </table:table-cell>
          <table:table-cell office:value-type="string">
            <text:p>ཧོད་ཚ་ཏོམ་ཚུ་གིས་ལགཔ་མི་འཚིག་ནིའི་དོན་ལུ་ཤབས་ནིའི་རས།</text:p>
          </table:table-cell>
          <table:table-cell table:number-columns-repeated="252"/>
        </table:table-row>
        <table:table-row table:style-name="ro1">
          <table:table-cell office:value-type="string">
            <text:p>ཚ་རི་རི།</text:p>
          </table:table-cell>
          <table:table-cell office:value-type="string">
            <text:p>/tsha ri ri/</text:p>
          </table:table-cell>
          <table:table-cell office:value-type="string">
            <text:p>(མིང་ཁྱད་)</text:p>
          </table:table-cell>
          <table:table-cell office:value-type="string">
            <text:p>༡འཇོན་དྲགས་སྦེ་འབད་ནི།༢གནད་ལུ་ཕོག་ཚུགསཔ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ཚ་རིམས།</text:p>
          </table:table-cell>
          <table:table-cell office:value-type="string">
            <text:p>/tsha rim/</text:p>
          </table:table-cell>
          <table:table-cell office:value-type="string">
            <text:p>(མིང་)</text:p>
          </table:table-cell>
          <table:table-cell office:value-type="string">
            <text:p>ཚ་བའི་ནད་ཀྱི་བྱེ་བྲག་ཅིག།</text:p>
          </table:table-cell>
          <table:table-cell table:number-columns-repeated="252"/>
        </table:table-row>
        <table:table-row table:style-name="ro1">
          <table:table-cell office:value-type="string">
            <text:p>ཚ་ལ།</text:p>
          </table:table-cell>
          <table:table-cell office:value-type="string">
            <text:p>/tsha la/</text:p>
          </table:table-cell>
          <table:table-cell office:value-type="string">
            <text:p>(མིང་)</text:p>
          </table:table-cell>
          <table:table-cell office:value-type="string">
            <text:p>གསེར་ཟངས་ཚུ་མཐུད་ནི་གི་རྩི་ཚ་ལ་དཀརཔོ།</text:p>
          </table:table-cell>
          <table:table-cell table:number-columns-repeated="252"/>
        </table:table-row>
        <table:table-row table:style-name="ro1">
          <table:table-cell office:value-type="string">
            <text:p>ཚ་རླངམ་རྦ་རླངམ།</text:p>
          </table:table-cell>
          <table:table-cell office:value-type="string">
            <text:p>/tsha lam ba lam/</text:p>
          </table:table-cell>
          <table:table-cell office:value-type="string">
            <text:p>(མིང་ཁྱད་)</text:p>
          </table:table-cell>
          <table:table-cell office:value-type="string">
            <text:p>༡བཞེས་སྒོ་ཚ་རླངམ་རྦ་རླངམ་ཟེར་བ་ཅིན་བཞེས་སྒོ་ཚ་ཏོམ།རླངམ་འཕོས་འཕོས་ཡོདཔ།</text:p>
          </table:table-cell>
          <table:table-cell table:number-columns-repeated="252"/>
        </table:table-row>
        <table:table-row table:style-name="ro1">
          <table:table-cell office:value-type="string">
            <text:p>ཚ་ཤབས།</text:p>
          </table:table-cell>
          <table:table-cell office:value-type="string">
            <text:p>/tsha shab/</text:p>
          </table:table-cell>
          <table:table-cell office:value-type="string">
            <text:p>(མིང་)</text:p>
          </table:table-cell>
          <table:table-cell office:value-type="string">
            <text:p>ལགཔ་མི་ཚ་ནིའི་ཤབས།ཚ་ར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་ཤུར་ཤུ</text:p>
          </table:table-cell>
          <table:table-cell office:value-type="string">
            <text:p>/tsha shur shu/</text:p>
          </table:table-cell>
          <table:table-cell office:value-type="string">
            <text:p>(བྱ་ཁྱད་)</text:p>
          </table:table-cell>
          <table:table-cell office:value-type="string">
            <text:p>ཚ་བའི་ཚོར་བ་ཕོག་ཐངས་ཅིག༡སེམས་རང་ཚ་ཤུར་ཤུ་བཏང་ཡི་ཟེར་སེམས་ལུ་སྡུག་བསྔལ་ཤུགས་འབད་ཕོག་ཐངས་ཅིག༢ཆུ་ཚ་ཏོམ་དང་མེ་ཚེར་མ་ཚུ་གིས་གཟུགས་ཁར་རེག་མི་ལུ་གཟུགས་ཚ་ཤུར་ཤུ་རང་བཏང་ཡི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ཚ་ས།</text:p>
          </table:table-cell>
          <table:table-cell office:value-type="string">
            <text:p>/tsha sa/</text:p>
          </table:table-cell>
          <table:table-cell office:value-type="string">
            <text:p>(མིང་)</text:p>
          </table:table-cell>
          <table:table-cell office:value-type="string">
            <text:p>ཚདཔ་ཚ་སའི་གཡུས།གནམ་བྱར་ཚ་ས་ལུ་མ་སྡོད་ཚད་པའི་ནད་ཕོག་འ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ག</text:p>
          </table:table-cell>
          <table:table-cell office:value-type="string">
            <text:p>/tshag</text:p>
          </table:table-cell>
          <table:table-cell office:value-type="string">
            <text:p>(མིང་)</text:p>
          </table:table-cell>
          <table:table-cell office:value-type="string">
            <text:p>ཡི་གུ་གི་ཚག་དེ་ལུ་ཚེག་ཟེར་འབྲི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ཚག་ཐིག</text:p>
          </table:table-cell>
          <table:table-cell office:value-type="string">
            <text:p>/tshag thi</text:p>
          </table:table-cell>
          <table:table-cell office:value-type="string">
            <text:p>(མིང་)</text:p>
          </table:table-cell>
          <table:table-cell office:value-type="string">
            <text:p>ཡི་གུའི་ཐིག་གནག་ཐིག་གནག་རྐྱང་འབད་མེན་པར་ཚག་གཟུགས་འབད་རྐྱབ་པའི་ཐིག།</text:p>
          </table:table-cell>
          <table:table-cell table:number-columns-repeated="252"/>
        </table:table-row>
        <table:table-row table:style-name="ro1">
          <table:table-cell office:value-type="string">
            <text:p>ཚག་པར།</text:p>
          </table:table-cell>
          <table:table-cell office:value-type="string">
            <text:p>/tshag par</text:p>
          </table:table-cell>
          <table:table-cell office:value-type="string">
            <text:p>(མིང་)</text:p>
          </table:table-cell>
          <table:table-cell office:value-type="string">
            <text:p>ལྕགས་པར་བཏབ་པའི་གནས་ཚུལ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ཚག་ཚག</text:p>
          </table:table-cell>
          <table:table-cell office:value-type="string">
            <text:p>/tshag tshag</text:p>
          </table:table-cell>
          <table:table-cell office:value-type="string">
            <text:p>(མིང་)</text:p>
          </table:table-cell>
          <table:table-cell office:value-type="string">
            <text:p>སྒྲའི་བྱེ་བྲག་ཚག་ཚག་ཚུ།</text:p>
          </table:table-cell>
          <table:table-cell table:number-columns-repeated="252"/>
        </table:table-row>
        <table:table-row table:style-name="ro1">
          <table:table-cell office:value-type="string">
            <text:p>ཚག་ཚིག</text:p>
          </table:table-cell>
          <table:table-cell office:value-type="string">
            <text:p>/tshag tshig</text:p>
          </table:table-cell>
          <table:table-cell office:value-type="string">
            <text:p>(མིང་ཁྱད་)</text:p>
          </table:table-cell>
          <table:table-cell office:value-type="string">
            <text:p>ད་རེས་ང་བཅས་གཉིས་ཚག་ཚིག་ཡར་སོང་ཡི་ཟེར་ཁ་འཐབ་དུམ་གྲ་ཅིག་ཤོ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གས།</text:p>
          </table:table-cell>
          <table:table-cell office:value-type="string">
            <text:p>/tshag</text:p>
          </table:table-cell>
          <table:table-cell office:value-type="string">
            <text:p>(མིང་)</text:p>
          </table:table-cell>
          <table:table-cell office:value-type="string">
            <text:p>༡ཇ་བཙག་ནི་གི་ཇ་ཚགས་ཀྱི་མིང་ཇ་ཚགས་ནང་ལས་ཇ་ཐང་བཙག་ཟེར་དོ་བཟུམ།ཇ་བཙག་དང་དོན་གཅིག༢བདག་འཛིན།</text:p>
          </table:table-cell>
          <table:table-cell table:number-columns-repeated="252"/>
        </table:table-row>
        <table:table-row table:style-name="ro1">
          <table:table-cell office:value-type="string">
            <text:p>ཚགས་ཁར་ཚུད།</text:p>
          </table:table-cell>
          <table:table-cell office:value-type="string">
            <text:p>/tshag khar tshue</text:p>
          </table:table-cell>
          <table:table-cell office:value-type="string">
            <text:p>(བྱ་ཁྱད་)</text:p>
          </table:table-cell>
          <table:table-cell office:value-type="string">
            <text:p>ལཱ་ག་ཅི་རང་འབད་དགོ་རུང་འཐུས་མ་ཤོར་བར་ཚགས་ཁར་ཚུདཔ་ད་རེས་འབདན་ཁྱོད་ཀྱིས་ཚགས་ཁར་ཚུད་ཅི་ཟེར་ནང་དོག་སར་ཕན་ཐོགས་ཚུགས་པ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ཚགས་དནང་ཚིགས་ཏོ།</text:p>
          </table:table-cell>
          <table:table-cell office:value-type="string">
            <text:p>/tshag nang tshig do</text:p>
          </table:table-cell>
          <table:table-cell office:value-type="string">
            <text:p>(མིང་)</text:p>
          </table:table-cell>
          <table:table-cell office:value-type="string">
            <text:p>རྐང་ཚིགས་ལག་ཚིགས་ཚུ།</text:p>
          </table:table-cell>
          <table:table-cell table:number-columns-repeated="252"/>
        </table:table-row>
        <table:table-row table:style-name="ro1">
          <table:table-cell office:value-type="string">
            <text:p>ཚགས་དམ།</text:p>
          </table:table-cell>
          <table:table-cell office:value-type="string">
            <text:p>/tshag dam</text:p>
          </table:table-cell>
          <table:table-cell office:value-type="string">
            <text:p>(མིང་)</text:p>
          </table:table-cell>
          <table:table-cell office:value-type="string">
            <text:p>བདག་འཛིན་དམ་དམ་འབད་བའི་དོན།ལགཔ་དམ་དྲགས་སྒྲིག་དམ་དྲགས་ཚུ་ལུ་མི་འདི་ཚགས་དམ་སུ་ཅིག་ཨིན།གཉེར་ཚང་བདག་འཛིན་འབད་མི་འདི་ཚགས་དམ་སུ་ཅིག་ཡོདཔ་དྲག་ཟེར་སླབ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ཚགས་འབད།</text:p>
          </table:table-cell>
          <table:table-cell office:value-type="string">
            <text:p>/tshag be</text:p>
          </table:table-cell>
          <table:table-cell office:value-type="string">
            <text:p>(བྱ་ཚིག་)</text:p>
          </table:table-cell>
          <table:table-cell office:value-type="string">
            <text:p>བདག་འཛིན་འབད་བའི་དོན་ཅ་ལ་ཚགས་འབད་དགོ་ཚགས་མ་འབད་བ་ཅིན་ཁག་ཆེཝ་ད་མི་འོང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གས་ཚིགས།</text:p>
          </table:table-cell>
          <table:table-cell office:value-type="string">
            <text:p>/tshag tshig</text:p>
          </table:table-cell>
          <table:table-cell office:value-type="string">
            <text:p>(མིང་ཁྱད་)</text:p>
          </table:table-cell>
          <table:table-cell office:value-type="string">
            <text:p>ཚགས་ཚིགས་བཏང་ན་ཡི་ཟེར་དོ་བཟུམ་རྐང་ཚིགས་ལག་ཚིགས་ཚུ་དུམ་གྲ་རེ་ན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ང༌།</text:p>
          </table:table-cell>
          <table:table-cell office:value-type="string">
            <text:p>/tshang/</text:p>
          </table:table-cell>
          <table:table-cell office:value-type="string">
            <text:p>(མིང་)</text:p>
          </table:table-cell>
          <table:table-cell office:value-type="string">
            <text:p>༡བྱའི་ཚང་ཟེར་བྱ་སྡོད་སའི་གནས་ཀྱི་མིང༌།༢ཁ་གྲངས་ཚང་བ།</text:p>
          </table:table-cell>
          <table:table-cell table:number-columns-repeated="252"/>
        </table:table-row>
        <table:table-row table:style-name="ro1">
          <table:table-cell office:value-type="string">
            <text:p>ཚང་སྐྱེས།</text:p>
          </table:table-cell>
          <table:table-cell office:value-type="string">
            <text:p>/tshang ke/</text:p>
          </table:table-cell>
          <table:table-cell office:value-type="string">
            <text:p>(མིང་)</text:p>
          </table:table-cell>
          <table:table-cell office:value-type="string">
            <text:p>བྱ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ང་ཁ།</text:p>
          </table:table-cell>
          <table:table-cell office:value-type="string">
            <text:p>/tshang kha/</text:p>
          </table:table-cell>
          <table:table-cell office:value-type="string">
            <text:p>(མིང་)</text:p>
          </table:table-cell>
          <table:table-cell office:value-type="string">
            <text:p>ཀྲོང་གསར་རྫོང་སྡེ་འོག་གི་གཡུས་ཚན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ང་འགྲིག</text:p>
          </table:table-cell>
          <table:table-cell office:value-type="string">
            <text:p>/tshang drig</text:p>
          </table:table-cell>
          <table:table-cell office:value-type="string">
            <text:p>(མིང་)</text:p>
          </table:table-cell>
          <table:table-cell office:value-type="string">
            <text:p>ཚངམ་སྦེ་ཡོད་པའི་དོན་དཔེར་ན་ཏི་རུ་བསྐྱིན་མ་ཚང་འགྲིགས་འབད་འབག་ཤོ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ང་ནུག</text:p>
          </table:table-cell>
          <table:table-cell office:value-type="string">
            <text:p>/tshang nu/</text:p>
          </table:table-cell>
          <table:table-cell office:value-type="string">
            <text:p>(མིང་)</text:p>
          </table:table-cell>
          <table:table-cell office:value-type="string">
            <text:p>མི་ག་རང་ཚང་ནུག་ཏི་རུ་གྱངས་ཁ་ཚང་ནུག་ཟེར་གྲངས་ཚང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ཚང་མ།</text:p>
          </table:table-cell>
          <table:table-cell office:value-type="string">
            <text:p>/tshang m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ཚང་མ་ཟེར་མི་རྫོང་ཁའི་ནང་མིང་མཐའ་ཡར་སྦྱར་ཏེ་མི་ག་ར་ཚངམ་འབད་འབོ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ཚང་མ་ཚང༌།</text:p>
          </table:table-cell>
          <table:table-cell office:value-type="string">
            <text:p>/tshang ma tshang/</text:p>
          </table:table-cell>
          <table:table-cell office:value-type="string">
            <text:p>(མིང་)</text:p>
          </table:table-cell>
          <table:table-cell office:value-type="string">
            <text:p>རྟ་ནོར་ཚང་མ་ཚང་གྱངས་ཁ་ཚང་མ་ཚང་བལྟ་ཟེར་དོ་བཟུམ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ཚང་མི་ཚང༌།</text:p>
          </table:table-cell>
          <table:table-cell office:value-type="string">
            <text:p>/tshang mi tshang/</text:p>
          </table:table-cell>
          <table:table-cell office:value-type="string">
            <text:p>(བྱ་ཁྱད་)</text:p>
          </table:table-cell>
          <table:table-cell office:value-type="string">
            <text:p>ཚང་མ་ཚང་དང་དོན་གཅིགདུས་མ་འོངས་པ།</text:p>
          </table:table-cell>
          <table:table-cell table:number-columns-repeated="252"/>
        </table:table-row>
        <table:table-row table:style-name="ro1">
          <table:table-cell office:value-type="string">
            <text:p>ཚང་ཚང༌།</text:p>
          </table:table-cell>
          <table:table-cell office:value-type="string">
            <text:p>/tshang tshang/</text:p>
          </table:table-cell>
          <table:table-cell office:value-type="string">
            <text:p>(མིང་)</text:p>
          </table:table-cell>
          <table:table-cell office:value-type="string">
            <text:p>སྒྲའི་བྱེ་བྲག་ཅིགརོལ་མོའི་སྐད་ཚང་ཚ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ང་ཚང་རུག་རུ།</text:p>
          </table:table-cell>
          <table:table-cell office:value-type="string">
            <text:p>/tshang tshang ru ru/</text:p>
          </table:table-cell>
          <table:table-cell office:value-type="string">
            <text:p>(བྱ་ཚིག་)</text:p>
          </table:table-cell>
          <table:table-cell office:value-type="string">
            <text:p>འདུ་རུག་ར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ང་ཚལ་པ་ནེ།</text:p>
          </table:table-cell>
          <table:table-cell office:value-type="string">
            <text:p>/tshang tshel pa ne/</text:p>
          </table:table-cell>
          <table:table-cell office:value-type="string">
            <text:p>(མིང་)</text:p>
          </table:table-cell>
          <table:table-cell office:value-type="string">
            <text:p>པ་ནེའི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ཚངན།</text:p>
          </table:table-cell>
          <table:table-cell office:value-type="string">
            <text:p>/tshan</text:p>
          </table:table-cell>
          <table:table-cell office:value-type="string">
            <text:p>(བྱ་ཁྱད)</text:p>
          </table:table-cell>
          <table:table-cell office:value-type="string">
            <text:p>ཆོསཔ་ཚངན་ཆོ་ག་འགོ་བཙུག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ངཔ།</text:p>
          </table:table-cell>
          <table:table-cell office:value-type="string">
            <text:p>/tshap</text:p>
          </table:table-cell>
          <table:table-cell office:value-type="string">
            <text:p>(མིང་)</text:p>
          </table:table-cell>
          <table:table-cell office:value-type="string">
            <text:p>ག་ར་ཚང་ཚངཔ།</text:p>
          </table:table-cell>
          <table:table-cell table:number-columns-repeated="252"/>
        </table:table-row>
        <table:table-row table:style-name="ro1">
          <table:table-cell office:value-type="string">
            <text:p>ཚངམ།</text:p>
          </table:table-cell>
          <table:table-cell office:value-type="string">
            <text:p>/tsham/</text:p>
          </table:table-cell>
          <table:table-cell office:value-type="string">
            <text:p>(མིང་)</text:p>
          </table:table-cell>
          <table:table-cell office:value-type="string">
            <text:p>མ་ཚངམ་རྩ་ལས་མེད།མ་ཚང་ཚངམ་འབད་འབག་འོང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ངས།</text:p>
          </table:table-cell>
          <table:table-cell office:value-type="string">
            <text:p>/tshang/</text:p>
          </table:table-cell>
          <table:table-cell office:value-type="string">
            <text:p>(མིང་)</text:p>
          </table:table-cell>
          <table:table-cell office:value-type="string">
            <text:p>གཙང་མ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ངས་སྒོ།</text:p>
          </table:table-cell>
          <table:table-cell office:value-type="string">
            <text:p>/tshang go/</text:p>
          </table:table-cell>
          <table:table-cell office:value-type="string">
            <text:p>(མིང་)</text:p>
          </table:table-cell>
          <table:table-cell office:value-type="string">
            <text:p>སྤྱི་གཙུག་སྦུག་གི་མཚོགམ།</text:p>
          </table:table-cell>
          <table:table-cell table:number-columns-repeated="252"/>
        </table:table-row>
        <table:table-row table:style-name="ro1">
          <table:table-cell office:value-type="string">
            <text:p>ཚངས་ཐིག</text:p>
          </table:table-cell>
          <table:table-cell office:value-type="string">
            <text:p>/tshang thi</text:p>
          </table:table-cell>
          <table:table-cell office:value-type="string">
            <text:p>(མིང་)</text:p>
          </table:table-cell>
          <table:table-cell office:value-type="string">
            <text:p>སྦུགས་དྲང་པོའི་ཐིགདཀྱིལ་འཁོར་གྱི་ཚངས་ཐིག།</text:p>
          </table:table-cell>
          <table:table-cell table:number-columns-repeated="252"/>
        </table:table-row>
        <table:table-row table:style-name="ro1">
          <table:table-cell office:value-type="string">
            <text:p>ཚངས་པ།</text:p>
          </table:table-cell>
          <table:table-cell office:value-type="string">
            <text:p>/tshang pa/</text:p>
          </table:table-cell>
          <table:table-cell office:value-type="string">
            <text:p>(མིང་)</text:p>
          </table:table-cell>
          <table:table-cell office:value-type="string">
            <text:p>ལྷའི་རྒྱལ་པོ་ཚངས་པ་གདོང་བཞི་པ།གཟུགས་ཁམས་ཀྱི་ལྷ་གནས་ཅིག་གི་བདག་པོ།</text:p>
          </table:table-cell>
          <table:table-cell table:number-columns-repeated="252"/>
        </table:table-row>
        <table:table-row table:style-name="ro1">
          <table:table-cell office:value-type="string">
            <text:p>ཚངས་སྤྱོད།</text:p>
          </table:table-cell>
          <table:table-cell office:value-type="string">
            <text:p>/tshang choe/</text:p>
          </table:table-cell>
          <table:table-cell office:value-type="string">
            <text:p>(བྱ་ཚིག་)</text:p>
          </table:table-cell>
          <table:table-cell office:value-type="string">
            <text:p>གཙང་མའི་སྤྱོད་པ།</text:p>
          </table:table-cell>
          <table:table-cell table:number-columns-repeated="252"/>
        </table:table-row>
        <table:table-row table:style-name="ro1">
          <table:table-cell office:value-type="string">
            <text:p>ཚངས་སྤྱོད་དགེ་བསྙེན།</text:p>
          </table:table-cell>
          <table:table-cell office:value-type="string">
            <text:p>/tshang choe ge noen/</text:p>
          </table:table-cell>
          <table:table-cell office:value-type="string">
            <text:p>(མིང་)</text:p>
          </table:table-cell>
          <table:table-cell office:value-type="string">
            <text:p>དགེ་བསྙེན་གྱི་སྡོམ་པ་རྩ་བཞི་ཆང་དང་ལྔ་ཆ་རང་སྲུང་བའི་དགེ་བསྙེ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ངས་བུག</text:p>
          </table:table-cell>
          <table:table-cell office:value-type="string">
            <text:p>/tshang bu</text:p>
          </table:table-cell>
          <table:table-cell office:value-type="string">
            <text:p>(མིང་)</text:p>
          </table:table-cell>
          <table:table-cell office:value-type="string">
            <text:p>སྤྱི་གཙུག་སྦུག།</text:p>
          </table:table-cell>
          <table:table-cell table:number-columns-repeated="252"/>
        </table:table-row>
        <table:table-row table:style-name="ro1">
          <table:table-cell office:value-type="string">
            <text:p>ཚངས་དབྱངས་རྒྱ་མཚོ།</text:p>
          </table:table-cell>
          <table:table-cell office:value-type="string">
            <text:p>/tshang yang ja tsho/</text:p>
          </table:table-cell>
          <table:table-cell office:value-type="string">
            <text:p>(མིང་)</text:p>
          </table:table-cell>
          <table:table-cell office:value-type="string">
            <text:p>རབ་བྱུང་བཅུ་གཅིག་པའི་ནང་བྱོན་མི་ཏཱ་ལའི་བླམ་སྐུ་འཕྲེང་དྲུག་པ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ཚངས་ལ།</text:p>
          </table:table-cell>
          <table:table-cell office:value-type="string">
            <text:p>/tshang la/</text:p>
          </table:table-cell>
          <table:table-cell office:value-type="string">
            <text:p>(མིང་)</text:p>
          </table:table-cell>
          <table:table-cell office:value-type="string">
            <text:p>ཤར་ཕྱོགས་པའི་ཁ་སྐད་ལུ་ཚངས་ལ་ལོ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ངས་ལྷ།</text:p>
          </table:table-cell>
          <table:table-cell office:value-type="string">
            <text:p>/tshang lhha/</text:p>
          </table:table-cell>
          <table:table-cell office:value-type="string">
            <text:p>(མིང་)</text:p>
          </table:table-cell>
          <table:table-cell office:value-type="string">
            <text:p>གནས་གཙང་མའི་ལྷ།</text:p>
          </table:table-cell>
          <table:table-cell table:number-columns-repeated="252"/>
        </table:table-row>
        <table:table-row table:style-name="ro1">
          <table:table-cell office:value-type="string">
            <text:p>ཚད།</text:p>
          </table:table-cell>
          <table:table-cell office:value-type="string">
            <text:p>/tshe/</text:p>
          </table:table-cell>
          <table:table-cell office:value-type="string">
            <text:p>(མིང་)</text:p>
          </table:table-cell>
          <table:table-cell office:value-type="string">
            <text:p>རིང་ཐུང་ལེགས་གོག་དང་གྱངས་ཁ་དང་དབང་ཤུགས་ཚུ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ཚད་རྐྱབ།</text:p>
          </table:table-cell>
          <table:table-cell office:value-type="string">
            <text:p>/tshe cab/</text:p>
          </table:table-cell>
          <table:table-cell office:value-type="string">
            <text:p>(བྱ་ཚིག་)</text:p>
          </table:table-cell>
          <table:table-cell office:value-type="string">
            <text:p>རིང་ཐུང་གི་ཚད་རྐྱབ་ནི།ཚད་འཇལ་ནི།</text:p>
          </table:table-cell>
          <table:table-cell table:number-columns-repeated="252"/>
        </table:table-row>
        <table:table-row table:style-name="ro1">
          <table:table-cell office:value-type="string">
            <text:p>ཚད་བཀལ།</text:p>
          </table:table-cell>
          <table:table-cell office:value-type="string">
            <text:p>/tshe kel/</text:p>
          </table:table-cell>
          <table:table-cell office:value-type="string">
            <text:p>(བྱ་ཚིག་)</text:p>
          </table:table-cell>
          <table:table-cell office:value-type="string">
            <text:p>༡རྟགས་བཀལ་ནི།༢ཐིག་ཚད་བཀལ་ནི།མཚམས་བཀལ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ཚད་མཁྲིས།</text:p>
          </table:table-cell>
          <table:table-cell office:value-type="string">
            <text:p>/tshe thri/</text:p>
          </table:table-cell>
          <table:table-cell office:value-type="string">
            <text:p>(མིང་)</text:p>
          </table:table-cell>
          <table:table-cell office:value-type="string">
            <text:p>ཚད་པའི་ནད་མཁྲིས་པ་ལུ་གྱུར་བ།</text:p>
          </table:table-cell>
          <table:table-cell table:number-columns-repeated="252"/>
        </table:table-row>
        <table:table-row table:style-name="ro1">
          <table:table-cell office:value-type="string">
            <text:p>ཚད་འཁྱོལ།</text:p>
          </table:table-cell>
          <table:table-cell office:value-type="string">
            <text:p>/tshe choel</text:p>
          </table:table-cell>
          <table:table-cell office:value-type="string">
            <text:p>(བྱ་ཁྱད་)</text:p>
          </table:table-cell>
          <table:table-cell office:value-type="string">
            <text:p>ཆོས་སྐད་ལས་ཚད་དུ་འཁྱོལ་ཟེར་བའི་བསྡུ་ཡིགཚད་ལྷག་དམ་བྱུར་རུ་འགྱ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ད་བརྒལ།</text:p>
          </table:table-cell>
          <table:table-cell office:value-type="string">
            <text:p>/tshe gel/</text:p>
          </table:table-cell>
          <table:table-cell office:value-type="string">
            <text:p>(བྱ་ཁྱད་)</text:p>
          </table:table-cell>
          <table:table-cell office:value-type="string">
            <text:p>ཚད་བཀལ་མི་ལས་བརྒལ་སོང་པའི་དོན།༢ས་མཚམས་ལས་བརྒལ་བ།</text:p>
          </table:table-cell>
          <table:table-cell table:number-columns-repeated="252"/>
        </table:table-row>
        <table:table-row table:style-name="ro1">
          <table:table-cell office:value-type="string">
            <text:p>ཚད་འཇལ།</text:p>
          </table:table-cell>
          <table:table-cell office:value-type="string">
            <text:p>/tshe je</text:p>
          </table:table-cell>
          <table:table-cell office:value-type="string">
            <text:p>(བྱ་ཚིག་)</text:p>
          </table:table-cell>
          <table:table-cell office:value-type="string">
            <text:p>ཚད་རྐྱབ་ནི་དང་དོན་གཅིག།ཕར་ཚུར་ཡར་མར་དང་རྒྱ་ཆེ་ཆུང་རིང་ཐུང་ཚད་འཇལ་ནི།དཔེར་ན་ཁྱིམ་འདི་ཚད་འཇལ་དགོ་པས།གོ་ལ་ཚད་འཇལ་ཏེ་དྲ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ད་ཐུབ།</text:p>
          </table:table-cell>
          <table:table-cell office:value-type="string">
            <text:p>/tshe thub/</text:p>
          </table:table-cell>
          <table:table-cell office:value-type="string">
            <text:p>(མིང་ཁྱད་)</text:p>
          </table:table-cell>
          <table:table-cell office:value-type="string">
            <text:p>ཁུངས་ཐུ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ད་མཐུན།</text:p>
          </table:table-cell>
          <table:table-cell office:value-type="string">
            <text:p>/tshe thuen/</text:p>
          </table:table-cell>
          <table:table-cell office:value-type="string">
            <text:p>(མིང་)</text:p>
          </table:table-cell>
          <table:table-cell office:value-type="string">
            <text:p>ཚད་གཞི་དང་འགྲིགས་ནི།ཚད་གཞི་དང་ལྡན་ནི།</text:p>
          </table:table-cell>
          <table:table-cell table:number-columns-repeated="252"/>
        </table:table-row>
        <table:table-row table:style-name="ro1">
          <table:table-cell office:value-type="string">
            <text:p>ཚད་ལྡང༌།</text:p>
          </table:table-cell>
          <table:table-cell office:value-type="string">
            <text:p>/tshe dang/</text:p>
          </table:table-cell>
          <table:table-cell office:value-type="string">
            <text:p>(མིང་)</text:p>
          </table:table-cell>
          <table:table-cell office:value-type="string">
            <text:p>ཚད་ལང་བ།</text:p>
          </table:table-cell>
          <table:table-cell table:number-columns-repeated="252"/>
        </table:table-row>
        <table:table-row table:style-name="ro1">
          <table:table-cell office:value-type="string">
            <text:p>ཚད་ལྡན།</text:p>
          </table:table-cell>
          <table:table-cell office:value-type="string">
            <text:p>/tshe den/</text:p>
          </table:table-cell>
          <table:table-cell office:value-type="string">
            <text:p>(མིང་)</text:p>
          </table:table-cell>
          <table:table-cell office:value-type="string">
            <text:p>ཚད་མཐུ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ད་བསྡུར།</text:p>
          </table:table-cell>
          <table:table-cell office:value-type="string">
            <text:p>/tshe du</text:p>
          </table:table-cell>
          <table:table-cell office:value-type="string">
            <text:p>(མིང་)</text:p>
          </table:table-cell>
          <table:table-cell office:value-type="string">
            <text:p>རིང་ཐུང་སྦོམ་ཆུང་ཡངས་ལྗིད་ཀྱི་ཚད་གཞི་མཉམ་མི་མཉམ་ག་བསྡུར་ནི།</text:p>
          </table:table-cell>
          <table:table-cell table:number-columns-repeated="252"/>
        </table:table-row>
        <table:table-row table:style-name="ro1">
          <table:table-cell office:value-type="string">
            <text:p>ཚད་ནད།</text:p>
          </table:table-cell>
          <table:table-cell office:value-type="string">
            <text:p>/tshe ne/</text:p>
          </table:table-cell>
          <table:table-cell office:value-type="string">
            <text:p>(མིང)</text:p>
          </table:table-cell>
          <table:table-cell office:value-type="string">
            <text:p>ཚད་པ་གིས་ན་བའི་ནད་གཞི།ཚ་བའི་ན་ཚ།</text:p>
          </table:table-cell>
          <table:table-cell table:number-columns-repeated="252"/>
        </table:table-row>
        <table:table-row table:style-name="ro1">
          <table:table-cell office:value-type="string">
            <text:p>ཚད་པ།</text:p>
          </table:table-cell>
          <table:table-cell office:value-type="string">
            <text:p>/tshe pa/</text:p>
          </table:table-cell>
          <table:table-cell office:value-type="string">
            <text:p>(མིང་)</text:p>
          </table:table-cell>
          <table:table-cell office:value-type="string">
            <text:p>༡ངུརྔུལ་ནག༢དྲོད་ཤུགས་ཆེ་བའི་ཚད་པ།ཚད་པའི་ནད་ཀྱི་མིང་ཨིན།</text:p>
          </table:table-cell>
          <table:table-cell table:number-columns-repeated="252"/>
        </table:table-row>
        <table:table-row table:style-name="ro1">
          <table:table-cell office:value-type="string">
            <text:p>ཚད་དཔག</text:p>
          </table:table-cell>
          <table:table-cell office:value-type="string">
            <text:p>/tshe pag/</text:p>
          </table:table-cell>
          <table:table-cell office:value-type="string">
            <text:p>(བྱ་ཚིག་)</text:p>
          </table:table-cell>
          <table:table-cell office:value-type="string">
            <text:p>དམིགས་ཚད་དཔག་ནི།དེམ་ཅིག་ཕོག་ནི་མས་ཟེར་སེམས་ཀྱིས་ཚད་དཔག་ནི།</text:p>
          </table:table-cell>
          <table:table-cell table:number-columns-repeated="252"/>
        </table:table-row>
        <table:table-row table:style-name="ro1">
          <table:table-cell office:value-type="string">
            <text:p>ཚད་འབད།</text:p>
          </table:table-cell>
          <table:table-cell office:value-type="string">
            <text:p>/tshe be/</text:p>
          </table:table-cell>
          <table:table-cell office:value-type="string">
            <text:p>(བྱ་ཁྱད་)</text:p>
          </table:table-cell>
          <table:table-cell office:value-type="string">
            <text:p>ཚད་བཟུང་ཟེར་བའི་དོན་ཨིན།དཔྱེ་འབད་བ་ཅིན་གཉེར་ཚང་ཚད་འབད་ཞིནམ་ལས་བཏང་ལྟོ་ཚད་འབད་ཟ་ཏི་རུ་ཚད་འབད་སྤྲོ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ད་སྦོམ།</text:p>
          </table:table-cell>
          <table:table-cell office:value-type="string">
            <text:p>/tshe bom/</text:p>
          </table:table-cell>
          <table:table-cell office:value-type="string">
            <text:p>(མིང་ཁྱད་)</text:p>
          </table:table-cell>
          <table:table-cell office:value-type="string">
            <text:p>དམར་ཁྲ་འདི་གོ་ཚད་སྦོམ་པས་ཟེར་དོ་བཟུམ་ཆེ་ཆུང་སྦོམ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ད་མ།</text:p>
          </table:table-cell>
          <table:table-cell office:value-type="string">
            <text:p>/tshe ma/</text:p>
          </table:table-cell>
          <table:table-cell office:value-type="string">
            <text:p>(མིང་)</text:p>
          </table:table-cell>
          <table:table-cell office:value-type="string">
            <text:p>༡ཚད་མ་རིགས་གཏེར་ཚད་མ་སྡེ་བདུན་ལ་སོགས་པ་དོན་གྱི་འཁྲུལ་པ་ཚར་གཅོད་པའི་རིག་གཞུང་གི་མིང༌།༢ཡང་དག་པ།འཁྲུལ་བ་མེད་པ།</text:p>
          </table:table-cell>
          <table:table-cell table:number-columns-repeated="252"/>
        </table:table-row>
        <table:table-row table:style-name="ro1">
          <table:table-cell office:value-type="string">
            <text:p>ཚད་མེད།</text:p>
          </table:table-cell>
          <table:table-cell office:value-type="string">
            <text:p>/tshe me/</text:p>
          </table:table-cell>
          <table:table-cell office:value-type="string">
            <text:p>(མིང་)</text:p>
          </table:table-cell>
          <table:table-cell office:value-type="string">
            <text:p>མཚམས་མེད་པའི་དོན།ལྟོ་ཚད་མེདཔ་ཟ།གཉིད་ཚད་མེདཔ་ལོག་ཆང་ཚད་མེདཔ་འཐུང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ཚད་མེད་བཞི།</text:p>
          </table:table-cell>
          <table:table-cell office:value-type="string">
            <text:p>/tshe me zhi/</text:p>
          </table:table-cell>
          <table:table-cell office:value-type="string">
            <text:p>(མིང་)</text:p>
          </table:table-cell>
          <table:table-cell office:value-type="string">
            <text:p>ཐེག་པ་ཆེན་པོ་ཚུ་གིས་སེམས་ཅན་ཚུ་ལུ་ཚད་མེད་པའི་བྱམས་སེམས་ཚུ་བསྐྱེད་པའི་རིམ་པ་བཞི།བྱམས་པ་ཚད་མེད་སྙིང་རྗེ་ཚད་མེད་དགའ་བ་ཚད་མེད་བཏང་སྙོམས་ཚད་མེད་བཞི།</text:p>
          </table:table-cell>
          <table:table-cell table:number-columns-repeated="252"/>
        </table:table-row>
        <table:table-row table:style-name="ro1">
          <table:table-cell office:value-type="string">
            <text:p>ཚད་རྩིས།</text:p>
          </table:table-cell>
          <table:table-cell office:value-type="string">
            <text:p>/tshe tsi/</text:p>
          </table:table-cell>
          <table:table-cell office:value-type="string">
            <text:p>(མིང་)</text:p>
          </table:table-cell>
          <table:table-cell office:value-type="string">
            <text:p>ཚད་གང་ཡོད་ཀྱི་རྩིས།</text:p>
          </table:table-cell>
          <table:table-cell table:number-columns-repeated="252"/>
        </table:table-row>
        <table:table-row table:style-name="ro1">
          <table:table-cell office:value-type="string">
            <text:p>ཚད་གཞི།</text:p>
          </table:table-cell>
          <table:table-cell office:value-type="string">
            <text:p>/tshe zhi/</text:p>
          </table:table-cell>
          <table:table-cell office:value-type="string">
            <text:p>(མིང་)</text:p>
          </table:table-cell>
          <table:table-cell office:value-type="string">
            <text:p>འཇལ་ནི་གི་ཚད་ཀྱི་གཞི།ཚད་ཤིང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ཚད་བཟུང་ནི།</text:p>
          </table:table-cell>
          <table:table-cell office:value-type="string">
            <text:p>/tshe zung ni/</text:p>
          </table:table-cell>
          <table:table-cell office:value-type="string">
            <text:p>(བྱ་ཚིག་)</text:p>
          </table:table-cell>
          <table:table-cell office:value-type="string">
            <text:p>མང་ཉུང་དང་རིང་ཐུང་ཚུ་གི་ཚད་རང་གིས་བཟུང་ནི།</text:p>
          </table:table-cell>
          <table:table-cell table:number-columns-repeated="252"/>
        </table:table-row>
        <table:table-row table:style-name="ro1">
          <table:table-cell office:value-type="string">
            <text:p>ཚད་ཡོད།</text:p>
          </table:table-cell>
          <table:table-cell office:value-type="string">
            <text:p>/tshe yoe/</text:p>
          </table:table-cell>
          <table:table-cell office:value-type="string">
            <text:p>(མིང་)</text:p>
          </table:table-cell>
          <table:table-cell office:value-type="string">
            <text:p>༡དབང་ཚད་ཡོདཔ།༢ཚད་དང་མཐུན་པར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ཚད་རིང༌།</text:p>
          </table:table-cell>
          <table:table-cell office:value-type="string">
            <text:p>/tshe ring/</text:p>
          </table:table-cell>
          <table:table-cell office:value-type="string">
            <text:p>(མིང་)</text:p>
          </table:table-cell>
          <table:table-cell office:value-type="string">
            <text:p>ཚད་ཐུང་ཀུའི་འགལ་མིང༌།གོ་ཚད་རིངམ་ཚད་ལས་བརྒལ་བ་གོ་འདི་གོ་ཚད་རིང་སྟེ་གྱོན་མི་ཚུགས་པ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ད་རིམས།</text:p>
          </table:table-cell>
          <table:table-cell office:value-type="string">
            <text:p>/tshe rim/</text:p>
          </table:table-cell>
          <table:table-cell office:value-type="string">
            <text:p>(མིང་)</text:p>
          </table:table-cell>
          <table:table-cell office:value-type="string">
            <text:p>ཚ་རིམས་དང་དོན་གཅིག།ཚད་པའི་རིམས་ནད།</text:p>
          </table:table-cell>
          <table:table-cell table:number-columns-repeated="252"/>
        </table:table-row>
        <table:table-row table:style-name="ro1">
          <table:table-cell office:value-type="string">
            <text:p>ཚད་ལས་འགལ།</text:p>
          </table:table-cell>
          <table:table-cell office:value-type="string">
            <text:p>/tshe le gel/</text:p>
          </table:table-cell>
          <table:table-cell office:value-type="string">
            <text:p>(བྱ་ཁྱད་)</text:p>
          </table:table-cell>
          <table:table-cell office:value-type="string">
            <text:p>ཚད་དང་མ་མཐུན་པ།</text:p>
          </table:table-cell>
          <table:table-cell table:number-columns-repeated="252"/>
        </table:table-row>
        <table:table-row table:style-name="ro1">
          <table:table-cell office:value-type="string">
            <text:p>ཚད་ལས་བརྒལ།</text:p>
          </table:table-cell>
          <table:table-cell office:value-type="string">
            <text:p>/tshe le gel/</text:p>
          </table:table-cell>
          <table:table-cell office:value-type="string">
            <text:p>(བྱ་ཁྱད་)</text:p>
          </table:table-cell>
          <table:table-cell office:value-type="string">
            <text:p>ཚད་ལས་ལྷག་སོང་བ།</text:p>
          </table:table-cell>
          <table:table-cell table:number-columns-repeated="252"/>
        </table:table-row>
        <table:table-row table:style-name="ro1">
          <table:table-cell office:value-type="string">
            <text:p>ཚད་ལས་འདས།</text:p>
          </table:table-cell>
          <table:table-cell office:value-type="string">
            <text:p>/tshe le de/</text:p>
          </table:table-cell>
          <table:table-cell office:value-type="string">
            <text:p>(མིང་)</text:p>
          </table:table-cell>
          <table:table-cell office:value-type="string">
            <text:p>ཚད་ལས་བརྒལ་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ད་ལེན།</text:p>
          </table:table-cell>
          <table:table-cell office:value-type="string">
            <text:p>/tshe len/</text:p>
          </table:table-cell>
          <table:table-cell office:value-type="string">
            <text:p>(བྱ་ཚིག་)</text:p>
          </table:table-cell>
          <table:table-cell office:value-type="string">
            <text:p>ཚད་གཞི་ལས་ཐིག་ཚད་ལེན་ནི།</text:p>
          </table:table-cell>
          <table:table-cell table:number-columns-repeated="252"/>
        </table:table-row>
        <table:table-row table:style-name="ro1">
          <table:table-cell office:value-type="string">
            <text:p>ཚད་ཤིང༌།</text:p>
          </table:table-cell>
          <table:table-cell office:value-type="string">
            <text:p>/tshe shing/</text:p>
          </table:table-cell>
          <table:table-cell office:value-type="string">
            <text:p>(མིང)</text:p>
          </table:table-cell>
          <table:table-cell office:value-type="string">
            <text:p>ཐིག་ཤིང༌།</text:p>
          </table:table-cell>
          <table:table-cell table:number-columns-repeated="252"/>
        </table:table-row>
        <table:table-row table:style-name="ro1">
          <table:table-cell office:value-type="string">
            <text:p>ཚད་ཤེས།</text:p>
          </table:table-cell>
          <table:table-cell office:value-type="string">
            <text:p>/tshe she/</text:p>
          </table:table-cell>
          <table:table-cell office:value-type="string">
            <text:p>(བྱ་ཁྱད་)</text:p>
          </table:table-cell>
          <table:table-cell office:value-type="string">
            <text:p>ཚད་ག་དེམ་ཅིག་དགོ་ག་ཤེས་ནི།རིང་ཐུང་གིས་ཚད་ཤེསཔ་དཔེར་ན་ཅ་ལ་རང་གི་མིག་ཏོ་གིས་མ་མཐོང་རུང་ཅ་ལ་རིང་ཐུང་དང་སྦོམ་ཆུང་ག་དེམ་ཅིག་ཡོདཔ་ཨིན་ན་རང་གིས་ཚད་ཤེས་ཚུག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དཔ།</text:p>
          </table:table-cell>
          <table:table-cell office:value-type="string">
            <text:p>/tshep/</text:p>
          </table:table-cell>
          <table:table-cell office:value-type="string">
            <text:p>(མིང་)</text:p>
          </table:table-cell>
          <table:table-cell office:value-type="string">
            <text:p>ཚདཔ་འཚིགཔ་མས།ཚདཔ་འདུག་ཚདཔ་ལོང་ནུག་བཟུམ་ཚད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དཔ་ཚ།</text:p>
          </table:table-cell>
          <table:table-cell office:value-type="string">
            <text:p>/tshep tsha/</text:p>
          </table:table-cell>
          <table:table-cell office:value-type="string">
            <text:p>(བྱ་ཁྱད་)</text:p>
          </table:table-cell>
          <table:table-cell office:value-type="string">
            <text:p>དྲོད་འབར་ནི།</text:p>
          </table:table-cell>
          <table:table-cell table:number-columns-repeated="252"/>
        </table:table-row>
        <table:table-row table:style-name="ro1">
          <table:table-cell office:value-type="string">
            <text:p>ཚདཔ་འཚིག</text:p>
          </table:table-cell>
          <table:table-cell office:value-type="string">
            <text:p>/tshep tshi/</text:p>
          </table:table-cell>
          <table:table-cell office:value-type="string">
            <text:p>(བྱ་ཁྱད་)</text:p>
          </table:table-cell>
          <table:table-cell office:value-type="string">
            <text:p>གཟུགས་ཚད་པ་གིས་ཚ་ནི།གནམ་བྱཱར་ཚདཔ་འཚིག་སྟེ་དྲེགས་མ་ཚུགས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ན།</text:p>
          </table:table-cell>
          <table:table-cell office:value-type="string">
            <text:p>/tshen/</text:p>
          </table:table-cell>
          <table:table-cell office:value-type="string">
            <text:p>(མིང་)</text:p>
          </table:table-cell>
          <table:table-cell office:value-type="string">
            <text:p>སྡེ་ཚན་དང་ཁག་ཚན་བཟུམ།༡གཡུས་ཚན་ལུང་ཚན་སྡེ་ཚན་སྡེ་ཚན་འགོ་དཔོན་ཆོས་ཚན་དཔེ་ཚན་མི་ཚན་ཉེ་ཚན་ཚུ།༢ཆུ་ཚན་ཟེར་བ་ཅིན་ཚ་ཏོམ་གྱི་དོན་ལུ་ཡང་གོ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ཚན་སྐོར།</text:p>
          </table:table-cell>
          <table:table-cell office:value-type="string">
            <text:p>/tshen kor/</text:p>
          </table:table-cell>
          <table:table-cell office:value-type="string">
            <text:p>(མིང་)</text:p>
          </table:table-cell>
          <table:table-cell office:value-type="string">
            <text:p>ཉེ་ཚན་ལུ་གཏོགས་པའི་མི་ཚན་ཚུ་ལུ་གོ།དཔེར་ན་ལྷ་མོ་འདི་ཀུན་ལེགས་ཀྱི་ཚན་སྐོར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ན་ཁག</text:p>
          </table:table-cell>
          <table:table-cell office:value-type="string">
            <text:p>/tshen kha/</text:p>
          </table:table-cell>
          <table:table-cell office:value-type="string">
            <text:p>(མིང་)</text:p>
          </table:table-cell>
          <table:table-cell office:value-type="string">
            <text:p>སྡེ་ཚན་སོ་སོའི་ཁག་མ་འདྲཝ་ཚུ།</text:p>
          </table:table-cell>
          <table:table-cell table:number-columns-repeated="252"/>
        </table:table-row>
        <table:table-row table:style-name="ro1">
          <table:table-cell office:value-type="string">
            <text:p>ཚན་འཁོར།</text:p>
          </table:table-cell>
          <table:table-cell office:value-type="string">
            <text:p>/tshen khor/</text:p>
          </table:table-cell>
          <table:table-cell office:value-type="string">
            <text:p>(མིང་)</text:p>
          </table:table-cell>
          <table:table-cell office:value-type="string">
            <text:p>ཕྱོགས་སུ་གཏོགས་པའི་འཁོར།ཉེ་ཚན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ཚན་གྲངས།</text:p>
          </table:table-cell>
          <table:table-cell office:value-type="string">
            <text:p>/tshen drang/</text:p>
          </table:table-cell>
          <table:table-cell office:value-type="string">
            <text:p>(མིང་)</text:p>
          </table:table-cell>
          <table:table-cell office:value-type="string">
            <text:p>ཚན་པ་ལེ་ཤ་ཡོད་པའི་ཁ་གྱངས།གསུང་ཆོག་འབུམ་སྡེ་དང་ཚེས་བཅུའི་དུས་སྟོན་གྱི་སྐབས་གྲྭ་ཚང་དམངས་ཀྱིགི་སྐུ་མདུན་ལུ་བསྔོཝ་ཞུ་ནི་དང་ཕུལ་ཆ་ཕུལཝ་ད་ཟོང་ཆ་སྣ་བཅུ་གཅིག་ལས་མ་ཉུང་བར་བསྒྲིགས་ཞིན་ན་གྲལ་གྱི་གཤམ་ལུ་བརྡབ་མི་ལུ་ཚན་གྲངས་བརྡབ་ཟེར་སླབ་ཨིན།དེ་ལུ་ཚན་གྲངས་༣ལས་ཡ་གྲངས་འབད་དེ་ཉི་ཤུ་དགུ་ཚུན་བཟོ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ཚན་པ།</text:p>
          </table:table-cell>
          <table:table-cell office:value-type="string">
            <text:p>/tshen pa/</text:p>
          </table:table-cell>
          <table:table-cell office:value-type="string">
            <text:p>(མིང་)</text:p>
          </table:table-cell>
          <table:table-cell office:value-type="string">
            <text:p>ཚན་སོ་སོ་ཡོད་མི་མི་ཚན་པ་ཅིག་ཁ་ཡར་འགྱོ་དེས།ཚན་པ་ཅིག་ཁ་མར་འགྱོ་ད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ན་རིག</text:p>
          </table:table-cell>
          <table:table-cell office:value-type="string">
            <text:p>/tshen rig/</text:p>
          </table:table-cell>
          <table:table-cell office:value-type="string">
            <text:p>(མིང་)</text:p>
          </table:table-cell>
          <table:table-cell office:value-type="string">
            <text:p>དེང་སང་གི་རིག་གསར་ཤེས་ཡོན།</text:p>
          </table:table-cell>
          <table:table-cell table:number-columns-repeated="252"/>
        </table:table-row>
        <table:table-row table:style-name="ro1">
          <table:table-cell office:value-type="string">
            <text:p>ཚབ།</text:p>
          </table:table-cell>
          <table:table-cell office:value-type="string">
            <text:p>/tshab/</text:p>
          </table:table-cell>
          <table:table-cell office:value-type="string">
            <text:p>(མིང་)</text:p>
          </table:table-cell>
          <table:table-cell office:value-type="string">
            <text:p>ངོ་བོ་མིན་པའི་དེའི་ཚབ།སྐུ་ཚབ་ངོ་ཚབ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བ་མ།</text:p>
          </table:table-cell>
          <table:table-cell office:value-type="string">
            <text:p>/tshab ma/</text:p>
          </table:table-cell>
          <table:table-cell office:value-type="string">
            <text:p>(མིང་)་ངོ་མའི་དོད་ཁ།ཚབ་མ་ག་ཨིན་མི་དེ་གི་མིང་ཚབ།རྟའི་ཚབ་མ་ནོར་སྤྲོད་བཟུམ་ངོ་མ་མིན་མི་ཅིག།</text:p>
          </table:table-cell>
          <table:table-cell table:number-columns-repeated="253"/>
        </table:table-row>
        <table:table-row table:style-name="ro1">
          <table:table-cell office:value-type="string">
            <text:p>ཚབ་འཚུབ།</text:p>
          </table:table-cell>
          <table:table-cell office:value-type="string">
            <text:p>/tshab tshub/</text:p>
          </table:table-cell>
          <table:table-cell office:value-type="string">
            <text:p>(བྱ་ཁྱད་)</text:p>
          </table:table-cell>
          <table:table-cell office:value-type="string">
            <text:p>ལུས་ངག་ཡིད་གསུམ་གྱི་སྤྱོད་པ་ཞིབ་ཞིབ་མེདཔ་འར་འུར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ཚབ་འཛིན།</text:p>
          </table:table-cell>
          <table:table-cell office:value-type="string">
            <text:p>/tshab dzin/</text:p>
          </table:table-cell>
          <table:table-cell office:value-type="string">
            <text:p>(མིང་)</text:p>
          </table:table-cell>
          <table:table-cell office:value-type="string">
            <text:p>ཚབ་མ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ཚབོ།</text:p>
          </table:table-cell>
          <table:table-cell office:value-type="string">
            <text:p>/tsha</text:p>
          </table:table-cell>
          <table:table-cell office:value-type="string">
            <text:p>(མིང་)</text:p>
          </table:table-cell>
          <table:table-cell office:value-type="string">
            <text:p>སྤུན་མཆེད་དང་ཨ་ཞང་ཨ་ནེའི་བུ།ཚ་བོ་གི་མིང་མཐའ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ཚབས།</text:p>
          </table:table-cell>
          <table:table-cell office:value-type="string">
            <text:p>/tshab/</text:p>
          </table:table-cell>
          <table:table-cell office:value-type="string">
            <text:p>(མིང་)</text:p>
          </table:table-cell>
          <table:table-cell office:value-type="string">
            <text:p>ཉེན་ཁའི་ཤུགས།ཚབས་ཆེན་ནད་ཀྱིས་ན་ནོར་ཚབས་ཆེ།འགལ་ཚབས་ཆེ་ཚུ།</text:p>
          </table:table-cell>
          <table:table-cell table:number-columns-repeated="252"/>
        </table:table-row>
        <table:table-row table:style-name="ro1">
          <table:table-cell office:value-type="string">
            <text:p>ཚབས་ཆེན།</text:p>
          </table:table-cell>
          <table:table-cell office:value-type="string">
            <text:p>/tshab tshen/</text:p>
          </table:table-cell>
          <table:table-cell office:value-type="string">
            <text:p>(མིང་ཁྱད་)</text:p>
          </table:table-cell>
          <table:table-cell office:value-type="string">
            <text:p>ཤུགས་ཅན།གནད་ཆེ་བ།གནད་འགག་ཅན།</text:p>
          </table:table-cell>
          <table:table-cell table:number-columns-repeated="252"/>
        </table:table-row>
        <table:table-row table:style-name="ro1">
          <table:table-cell office:value-type="string">
            <text:p>ཚམ་ཚུམ།</text:p>
          </table:table-cell>
          <table:table-cell office:value-type="string">
            <text:p>/tsham tshum/</text:p>
          </table:table-cell>
          <table:table-cell office:value-type="string">
            <text:p>(མིང་ཁྱད་)</text:p>
          </table:table-cell>
          <table:table-cell office:value-type="string">
            <text:p>༡གཉིད་ཚམ་ཚུམ་ཟེར་བ་ཅིན་གཉིད་ལེགས་ཞིམ་སྦེ་མ་ལོག་པའི་སྐབས་ཅིག་ལུ་གོ་ནི་དང༌།༢མི་ལ་ལུ་ཅིག་མིག་ཏོ་རང་བཞིན་གྱིས་ཚམ་ཚུམ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ཚམ་ཚོམ།</text:p>
          </table:table-cell>
          <table:table-cell office:value-type="string">
            <text:p>/tsham tshom/</text:p>
          </table:table-cell>
          <table:table-cell office:value-type="string">
            <text:p>(བྱ་ཁྱད་)</text:p>
          </table:table-cell>
          <table:table-cell office:value-type="string">
            <text:p>ཚམ་ཚུ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མོ།</text:p>
          </table:table-cell>
          <table:table-cell office:value-type="string">
            <text:p>/tsham</text:p>
          </table:table-cell>
          <table:table-cell office:value-type="string">
            <text:p>(མིང་)</text:p>
          </table:table-cell>
          <table:table-cell office:value-type="string">
            <text:p>སྤུན་མཆེད་ཀྱི་བུམོ།ཚ་མོ་གི་མིང་མཐའ་བསྡུ་སྟེ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ཚམོ་ཅུང༌།</text:p>
          </table:table-cell>
          <table:table-cell office:value-type="string">
            <text:p>/tsham cung/</text:p>
          </table:table-cell>
          <table:table-cell office:value-type="string">
            <text:p>(མིང་)</text:p>
          </table:table-cell>
          <table:table-cell office:value-type="string">
            <text:p>རང་གི་ཨ་ལོ་གི་བུམོ་ལུ་སླབ་པའི་ཉེ་ཚན་གྱི་མིང༌།དི་བུམོ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འུ་ཅུང༌།</text:p>
          </table:table-cell>
          <table:table-cell office:value-type="string">
            <text:p>/tshau cung/</text:p>
          </table:table-cell>
          <table:table-cell office:value-type="string">
            <text:p>(མིང་)</text:p>
          </table:table-cell>
          <table:table-cell office:value-type="string">
            <text:p>རང་གི་ཨ་ལོ་གི་ཨ་ལོ་བུའི་མིང༌།དི་བུ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ཚའུ་ཚ་ཕྱི།</text:p>
          </table:table-cell>
          <table:table-cell office:value-type="string">
            <text:p>/tshau tsha chi/</text:p>
          </table:table-cell>
          <table:table-cell office:value-type="string">
            <text:p>(མིང་)</text:p>
          </table:table-cell>
          <table:table-cell office:value-type="string">
            <text:p>རང་གི་ཨ་ལོ་གི་བུ་དང་བུམོ་དང་སྤུན་ཆ་གི་བུ་དང་བུམོ་ཚུ་སྤྱིར་བཏང་ལུ་སླབ་པའི་ཉེ་ཚ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ར།</text:p>
          </table:table-cell>
          <table:table-cell office:value-type="string">
            <text:p>/tshar/</text:p>
          </table:table-cell>
          <table:table-cell office:value-type="string">
            <text:p>(མིང་)</text:p>
          </table:table-cell>
          <table:table-cell office:value-type="string">
            <text:p>༡སྦ་དང་སྤག་ཤིང་ཧིག་མ་སོ་པ་ཡུ་ལི་ཚུ་ལས་པགས་ཀོ་ཤུབ་སྟེ་འཁལ་བཏུབ་འཐག་བཏུབ་མི་གི་རིགས་སྤྱིར་བཏང་ལུ་ཚར་ཟེར་སླབ་ནི།༢ལན་གྲངས།</text:p>
          </table:table-cell>
          <table:table-cell table:number-columns-repeated="252"/>
        </table:table-row>
        <table:table-row table:style-name="ro1">
          <table:table-cell office:value-type="string">
            <text:p>ཚར་གཅིག</text:p>
          </table:table-cell>
          <table:table-cell office:value-type="string">
            <text:p>/tshar ci</text:p>
          </table:table-cell>
          <table:table-cell office:value-type="string">
            <text:p>(མིང་)</text:p>
          </table:table-cell>
          <table:table-cell office:value-type="string">
            <text:p>ཐེངས་གཅིག་ཚར་གཅིག་ལན་ཐེངས་གཅིག་ཚུ་དོན་འདྲ།ད་རེས་ཚར་གཅིག་བཞག་ད་ཤུལ་ལས་དེ་སྦེ་མ་འབ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ར་བཅད།</text:p>
          </table:table-cell>
          <table:table-cell office:value-type="string">
            <text:p>/tshar ce/</text:p>
          </table:table-cell>
          <table:table-cell office:value-type="string">
            <text:p>(བྱ་ཚིག་)</text:p>
          </table:table-cell>
          <table:table-cell office:value-type="string">
            <text:p>བཏུལ་ཚར་བ།དཔེར་ན་ངན་པ་ཚར་བཅད་བཟུམ།མ་འོངས་པའི་ཚིག་ལུ་ཚར་གཅད་ཟེར་འབྲི་འོང༌།</text:p>
          </table:table-cell>
          <table:table-cell table:number-columns-repeated="252"/>
        </table:table-row>
        <table:table-row table:style-name="ro1">
          <table:table-cell office:value-type="string">
            <text:p>ཚར་གཅོད།</text:p>
          </table:table-cell>
          <table:table-cell office:value-type="string">
            <text:p>/tshar coe</text:p>
          </table:table-cell>
          <table:table-cell office:value-type="string">
            <text:p>(བྱ་ཚིག་)</text:p>
          </table:table-cell>
          <table:table-cell office:value-type="string">
            <text:p>ངན་པ་ཚར་བཅད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ཚར་ཐག</text:p>
          </table:table-cell>
          <table:table-cell office:value-type="string">
            <text:p>/tshar tha</text:p>
          </table:table-cell>
          <table:table-cell office:value-type="string">
            <text:p>(མིང་)</text:p>
          </table:table-cell>
          <table:table-cell office:value-type="string">
            <text:p>ཚར་འཁལ་ཏེ་བཟོ་བཟོ་བའི་ཐགཔ་ཐགཔ་ལུ་དབྱེ་བ་ཅིན་ཚར་ཐག་གནག་ཐགཤ་ཐག་རྩྭ་ཐག་ལྕགས་ཐག་ལ་སོགས་པ་ཡོད།</text:p>
          </table:table-cell>
          <table:table-cell table:number-columns-repeated="252"/>
        </table:table-row>
        <table:table-row table:style-name="ro1">
          <table:table-cell office:value-type="string">
            <text:p>ཚར་འཚེར།</text:p>
          </table:table-cell>
          <table:table-cell office:value-type="string">
            <text:p>/tshar tsher/</text:p>
          </table:table-cell>
          <table:table-cell office:value-type="string">
            <text:p>(མིང་ཁྱད་)</text:p>
          </table:table-cell>
          <table:table-cell office:value-type="string">
            <text:p>གནམ་མེད་ས་མེད་ཤུགས་འབད་རང་མེན་པའི་ན་ལུགས་ཅིག་ཨིན།དཔེར་ན་ད་རེས་ཚ་རིམས་ཀྱིས་ཨ་ལུ་ཚར་འཚེར་བཏང་སྟེ་ནཝ་མ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ར་ཟམ།</text:p>
          </table:table-cell>
          <table:table-cell office:value-type="string">
            <text:p>/tshar zam</text:p>
          </table:table-cell>
          <table:table-cell office:value-type="string">
            <text:p>(མིང་)</text:p>
          </table:table-cell>
          <table:table-cell office:value-type="string">
            <text:p>ཚར་གྱི་ཐགཔ་སྤྲིངས་ཏེ་བཟོ་བཟོ་བའི་ཟམ།</text:p>
          </table:table-cell>
          <table:table-cell table:number-columns-repeated="252"/>
        </table:table-row>
        <table:table-row table:style-name="ro1">
          <table:table-cell office:value-type="string">
            <text:p>ཚར་བཟོ།</text:p>
          </table:table-cell>
          <table:table-cell office:value-type="string">
            <text:p>/tshar zo</text:p>
          </table:table-cell>
          <table:table-cell office:value-type="string">
            <text:p>(མིང་)</text:p>
          </table:table-cell>
          <table:table-cell office:value-type="string">
            <text:p>པ་ལང་བང་ཅུང་འབོད་ལོ་རེ་ལྡེ་རེད་ཅུང་ལུདཔ་ཚར་ཐག་ཙེའུ་བལ་ཁུག་སོ་རས་སྦ་ལེབ་ལུད་ཅུང་རཝ་ཚུ་འཐག་ནི་ལུ་ཚར་བཟོ་རིག་པ་ཟེར་སླབ་ཨིན།༢ལན་ཐེངས་ཟེར་བའི་དོན།ཚར་གཅིག་ཚར་གཉིས་ཚུ།༣འབད་ཚར་བའི་འདས་ཚིགཚར་གྱི་ཅ་ལ།ཚར་ལས་བཟོ་བཟོ་བའི་དངོས་པོ་ཚུ།</text:p>
          </table:table-cell>
          <table:table-cell table:number-columns-repeated="252"/>
        </table:table-row>
        <table:table-row table:style-name="ro1">
          <table:table-cell office:value-type="string">
            <text:p>ཚར་ཡི།</text:p>
          </table:table-cell>
          <table:table-cell office:value-type="string">
            <text:p>/tshar yi</text:p>
          </table:table-cell>
          <table:table-cell office:value-type="string">
            <text:p>(བྱ་ཁྱད་)</text:p>
          </table:table-cell>
          <table:table-cell office:value-type="string">
            <text:p>ལཱ་འབད་ཚར་ཡི་རྫོགས་སོ་ཡི་མཇུག་བསྡུ་ཚར་བ།</text:p>
          </table:table-cell>
          <table:table-cell table:number-columns-repeated="252"/>
        </table:table-row>
        <table:table-row table:style-name="ro1">
          <table:table-cell office:value-type="string">
            <text:p>ཚར་ལེ་ཤ</text:p>
          </table:table-cell>
          <table:table-cell office:value-type="string">
            <text:p>/tsha le sha/</text:p>
          </table:table-cell>
          <table:table-cell office:value-type="string">
            <text:p>(མིང་)</text:p>
          </table:table-cell>
          <table:table-cell office:value-type="string">
            <text:p>ཚར་གཅིག་དང་གཉིས་མིན་པར་ལན་ཐེངས་ལེ་ཤ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ཚར་ལཱ།</text:p>
          </table:table-cell>
          <table:table-cell office:value-type="string">
            <text:p>/tshar la</text:p>
          </table:table-cell>
          <table:table-cell office:value-type="string">
            <text:p>(མིང་)</text:p>
          </table:table-cell>
          <table:table-cell office:value-type="string">
            <text:p>ཚར་ལུ་བརྟེན་པའི་ལཱ་གི་རིགས།ཚར་བཟ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ར་ཤོག</text:p>
          </table:table-cell>
          <table:table-cell office:value-type="string">
            <text:p>/tshar sho</text:p>
          </table:table-cell>
          <table:table-cell office:value-type="string">
            <text:p>(མིང་)</text:p>
          </table:table-cell>
          <table:table-cell office:value-type="string">
            <text:p>ཚར་གྱི་བླུགས་པར་ནང་བླུགས་ཏེ་བཟོ་བའི་འདལ་ཤོ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རན།</text:p>
          </table:table-cell>
          <table:table-cell office:value-type="string">
            <text:p>/tshan</text:p>
          </table:table-cell>
          <table:table-cell office:value-type="string">
            <text:p>(བྱ་ཁྱད་)</text:p>
          </table:table-cell>
          <table:table-cell office:value-type="string">
            <text:p>ལཱ་ཚརན་ངལ་གསོ།</text:p>
          </table:table-cell>
          <table:table-cell table:number-columns-repeated="252"/>
        </table:table-row>
        <table:table-row table:style-name="ro1">
          <table:table-cell office:value-type="string">
            <text:p>ཚརཝ།</text:p>
          </table:table-cell>
          <table:table-cell office:value-type="string">
            <text:p>/tshao/</text:p>
          </table:table-cell>
          <table:table-cell office:value-type="string">
            <text:p>(བྱ་ཁྱད་)</text:p>
          </table:table-cell>
          <table:table-cell office:value-type="string">
            <text:p>འབད་ཚར་ཚརཝ་གྲུབ་ཚར་ཚརཝ་ཚུ།</text:p>
          </table:table-cell>
          <table:table-cell table:number-columns-repeated="252"/>
        </table:table-row>
        <table:table-row table:style-name="ro1">
          <table:table-cell office:value-type="string">
            <text:p>ཚལ།</text:p>
          </table:table-cell>
          <table:table-cell office:value-type="string">
            <text:p>/tshel/</text:p>
          </table:table-cell>
          <table:table-cell office:value-type="string">
            <text:p>(མིང་)</text:p>
          </table:table-cell>
          <table:table-cell office:value-type="string">
            <text:p>༡གསེབ་དང་གླིང་ཟེར་བའི་དོན་ཨིན།དཔེར་ན་པདྨ་དགའ་ཚལ་བཟུམ།༢ནགས་ཀྱི་གླིང་ལུ་ནགས་ཚལ་དང་བཙུགས་ཤིང་གླིང་ལུ་སྐྱེད་ཚལ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ལ་ཆག</text:p>
          </table:table-cell>
          <table:table-cell office:value-type="string">
            <text:p>/tshel cha</text:p>
          </table:table-cell>
          <table:table-cell office:value-type="string">
            <text:p>(མིང་)</text:p>
          </table:table-cell>
          <table:table-cell office:value-type="string">
            <text:p>གྱིབ་བསིལ་དང་ཧོབ་བསིལ་བསྐོར་ཟེར་སླབ་མ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ལ་པ་བཀའ་བརྒྱུད།</text:p>
          </table:table-cell>
          <table:table-cell office:value-type="string">
            <text:p>/tshel pa ka jue/</text:p>
          </table:table-cell>
          <table:table-cell office:value-type="string">
            <text:p>(མིང་)</text:p>
          </table:table-cell>
          <table:table-cell office:value-type="string">
            <text:p>དུས་རབ་བཅུ་གཉིས་པའི་ནང་བྱོན་མི་དྭགས་པོ་ལྷ་རྗེའི་ཡང་སློབ་བླ་མ་ཞང་གཡུ་བྲག་པ་བརྩོན་འགྲུས་གྲགས་པ་ལས་བརྒྱུད་པའི་བཀའ་བརྒྱུད་པའི་ཆོས་ལུ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ཚལ་མ།</text:p>
          </table:table-cell>
          <table:table-cell office:value-type="string">
            <text:p>/tshel ma/</text:p>
          </table:table-cell>
          <table:table-cell office:value-type="string">
            <text:p>(མིང་)</text:p>
          </table:table-cell>
          <table:table-cell office:value-type="string">
            <text:p>ཤིང་ཆང་ཆུང་སྐྱེས་ཏེ་ཡོད་མི་དང་ཤིང་དང་ཧོན་ལྡུམ་གྱི་རིགས་ལེ་ཤ་སྐྱེས་ཏེ་ཡོད་ས།ཨ་ལུ་ཚལ་མ་ནང་མ་སོང་སྦུལ་འ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ལ་ཞིང༌།</text:p>
          </table:table-cell>
          <table:table-cell office:value-type="string">
            <text:p>/tshel zhing/</text:p>
          </table:table-cell>
          <table:table-cell office:value-type="string">
            <text:p>(མིང་)</text:p>
          </table:table-cell>
          <table:table-cell office:value-type="string">
            <text:p>ཚལ་ལུ་བཙུགས་པའི་ལྡུམ་ར།</text:p>
          </table:table-cell>
          <table:table-cell table:number-columns-repeated="252"/>
        </table:table-row>
        <table:table-row table:style-name="ro1">
          <table:table-cell office:value-type="string">
            <text:p>ཚལ་ལུ།</text:p>
          </table:table-cell>
          <table:table-cell office:value-type="string">
            <text:p>/tshel lu/</text:p>
          </table:table-cell>
          <table:table-cell office:value-type="string">
            <text:p>(མིང་)</text:p>
          </table:table-cell>
          <table:table-cell office:value-type="string">
            <text:p>ཤིང་འབྲས་ཚལ་ལུ་གི་མིང༌།ཚལ་ལུ་ཕུད་རྡོག་རེ་ལུ་གོང་ཚད་ག་དེ་རེ་ཨིན་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ལ་ལུ་ཁུ་བ།</text:p>
          </table:table-cell>
          <table:table-cell office:value-type="string">
            <text:p>/tshel lu khu wa/</text:p>
          </table:table-cell>
          <table:table-cell office:value-type="string">
            <text:p>(མིང་)</text:p>
          </table:table-cell>
          <table:table-cell office:value-type="string">
            <text:p>ཤིང་འབྲས་ཚལ་ལུ་གི་ཁུ་བ།འཕྲུལ་གྱིས་བཟོ་བཟོ་བའི་ཚལ་ལུ་ཆུ།</text:p>
          </table:table-cell>
          <table:table-cell table:number-columns-repeated="252"/>
        </table:table-row>
        <table:table-row table:style-name="ro1">
          <table:table-cell office:value-type="string">
            <text:p>ཚལ་ཤིང༌།</text:p>
          </table:table-cell>
          <table:table-cell office:value-type="string">
            <text:p>/tshel shing/</text:p>
          </table:table-cell>
          <table:table-cell office:value-type="string">
            <text:p>(མིང་)</text:p>
          </table:table-cell>
          <table:table-cell office:value-type="string">
            <text:p>ཤིང་ཏོག་ཚལ་ལུ་གི་ཤིང་ཚལ་ཤིང་གི་སོན་ཚལ་ཤིང་གི་ལྡུམ་ར་ཚུ།</text:p>
          </table:table-cell>
          <table:table-cell table:number-columns-repeated="252"/>
        </table:table-row>
        <table:table-row table:style-name="ro1">
          <table:table-cell office:value-type="string">
            <text:p>ཚིག</text:p>
          </table:table-cell>
          <table:table-cell office:value-type="string">
            <text:p>/tshig/</text:p>
          </table:table-cell>
          <table:table-cell office:value-type="string">
            <text:p>(མིང་)</text:p>
          </table:table-cell>
          <table:table-cell office:value-type="string">
            <text:p>༡དོན་གྱི་ངོ་བོ་ཙམ་སྟོན་པའི་མིང་ལུ་རྣམ་དབྱེ་སྦྱར་བའི་བསྒང་ལས་ཚིག་ལུ་འགྱུར་ནི་ཨིན།དཔེར་ན་གསེར་གྱི་ཀ་བ་དངུལ་གྱི་བུམ་པ་བཟུམ།༢ཁ་ལས་སླབ་པའི་ཚིག་ཚིག་འགྲེལ་ཚིག་གི་སྦྱོར་བ།༣འཚིག་ཚར་བའི་འདས་ཚིག།༤ཧད་བཏགས་འཚོལ་བའི་ཚིག་ཨིན་མས།ཟེར་བ་ཅིན་ཁུངས་དོན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ཚིག་རྐང༌།</text:p>
          </table:table-cell>
          <table:table-cell office:value-type="string">
            <text:p>/tshi kang</text:p>
          </table:table-cell>
          <table:table-cell office:value-type="string">
            <text:p>(མིང་)</text:p>
          </table:table-cell>
          <table:table-cell office:value-type="string">
            <text:p>ཚིགས་བཅད་ཀྱི་སྐབས་ཡིག་འབྲུ་བདུནམ་དང་དགུ་མ་ལ་སོགས་པ་ག་ཅི་ཨིན་རུང་ཚིག་རྐང་བཞི་ལུ་ཤོ་ལོ་ཀ་གཅིག་ཟེར་སླབ་ཨིན།དཔེར་ན་རང་ལ་དགོས་པའི་བསྟན་བཅོས་རྣམས།།ཉི་མ་རེ་ལ་ཚིག་རེ་བཟུང༌།།གྲོག་མཁར་དང་ནི་སྦྲང་རྩི་ལྟར།།རིང་པོར་མི་ཐོགས་མཁས་པར་འགྱུར།།ཟེར་མི་ལུ་ཤོ་ལོ་ཀ་གཅིག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ཚིག་སྐྱོན།</text:p>
          </table:table-cell>
          <table:table-cell office:value-type="string">
            <text:p>/tshi coen</text:p>
          </table:table-cell>
          <table:table-cell office:value-type="string">
            <text:p>(མིང་)</text:p>
          </table:table-cell>
          <table:table-cell office:value-type="string">
            <text:p>རྗོད་བྱེད་ཀྱི་ཚིག་ལུ་མ་བཏུབ་པའི་སྐྱོན་དང་ལྷག་ཆད་ཞུགས་ནི།</text:p>
          </table:table-cell>
          <table:table-cell table:number-columns-repeated="252"/>
        </table:table-row>
        <table:table-row table:style-name="ro1">
          <table:table-cell office:value-type="string">
            <text:p>ཚིག་ཁ་སྐོང༌།</text:p>
          </table:table-cell>
          <table:table-cell office:value-type="string">
            <text:p>/tshi kha kong</text:p>
          </table:table-cell>
          <table:table-cell office:value-type="string">
            <text:p>(མིང་)</text:p>
          </table:table-cell>
          <table:table-cell office:value-type="string">
            <text:p>༡ཚིག་ཐེབས་བཙུགས་ནི།ཧེང་སྐལ་བཀལ་ནི།</text:p>
          </table:table-cell>
          <table:table-cell table:number-columns-repeated="252"/>
        </table:table-row>
        <table:table-row table:style-name="ro1">
          <table:table-cell office:value-type="string">
            <text:p>ཚིག་གི་ཁྱད་པར།</text:p>
          </table:table-cell>
          <table:table-cell office:value-type="string">
            <text:p>/tshi gi khe par</text:p>
          </table:table-cell>
          <table:table-cell office:value-type="string">
            <text:p>(མིང་)</text:p>
          </table:table-cell>
          <table:table-cell office:value-type="string">
            <text:p>མ་བཏབ་གནད་དུ་ཟུག་པའི་མཚོན།།མ་འཐུང་ཁོང་དུ་སོང་བའི་སྨན།།མ་ཟོས་ཡིད་འཕྲོག་སྦྲང་རྩིའི་རོ།།ཚིག་གི་ཁྱད་པར་རྣམས་ལ་ཡོད།།ཟེར་གསུངས་དོ་བཟུམ་ཚིག་སླབ་ཐངས་འཇམ་རྩུབ་ཀྱི་ཁྱད་པར།</text:p>
          </table:table-cell>
          <table:table-cell table:number-columns-repeated="252"/>
        </table:table-row>
        <table:table-row table:style-name="ro1">
          <table:table-cell office:value-type="string">
            <text:p>ཚིག་གུ</text:p>
          </table:table-cell>
          <table:table-cell office:value-type="string">
            <text:p>/tshi gu</text:p>
          </table:table-cell>
          <table:table-cell office:value-type="string">
            <text:p>(མིང་)</text:p>
          </table:table-cell>
          <table:table-cell office:value-type="string">
            <text:p>གླི་ཁམ་ཚུ་གི་ནང་རྫས།</text:p>
          </table:table-cell>
          <table:table-cell table:number-columns-repeated="252"/>
        </table:table-row>
        <table:table-row table:style-name="ro1">
          <table:table-cell office:value-type="string">
            <text:p>ཚིག་གི་ཉམས་འགྱུར།</text:p>
          </table:table-cell>
          <table:table-cell office:value-type="string">
            <text:p>/tshi gi nyam jur</text:p>
          </table:table-cell>
          <table:table-cell office:value-type="string">
            <text:p>(མིང་)</text:p>
          </table:table-cell>
          <table:table-cell office:value-type="string">
            <text:p>ཚིག་བརྗོད་ཐངས་ཀྱི་ཁྱད་པར།ཚིག་གི་སྦྱོར་བ།ཚིག་གཞི་བཙུགས་ཐངས།</text:p>
          </table:table-cell>
          <table:table-cell table:number-columns-repeated="252"/>
        </table:table-row>
        <table:table-row table:style-name="ro1">
          <table:table-cell office:value-type="string">
            <text:p>ཚིག་གྲོགས།</text:p>
          </table:table-cell>
          <table:table-cell office:value-type="string">
            <text:p>/tshi drog</text:p>
          </table:table-cell>
          <table:table-cell office:value-type="string">
            <text:p>(མིང་)</text:p>
          </table:table-cell>
          <table:table-cell office:value-type="string">
            <text:p>ཚིག་གི་ཆ་རོགས།དཔེར་ན་བྱ་ཚིག་སོང་གྲུབ་འཕེལ་ཚུ་ལུ་ཚིག་གྲོགས་ནུག་ཅིག་དོ་ཚུ་སྦྱརཝ་ད་སོང་ནུག་གྲུབ་ཅི་འཕེལ་དོ་ཟེར་འགྱོ་མི་ཚུ་བཟུམ་ཨིན།</text:p>
          </table:table-cell>
          <table:table-cell table:number-columns-repeated="252"/>
        </table:table-row>
        <table:table-row table:style-name="ro1">
          <table:table-cell office:value-type="string">
            <text:p>ཚིག་འགྲེལ།</text:p>
          </table:table-cell>
          <table:table-cell office:value-type="string">
            <text:p>/tshi drel</text:p>
          </table:table-cell>
          <table:table-cell office:value-type="string">
            <text:p>(མིང་)</text:p>
          </table:table-cell>
          <table:table-cell office:value-type="string">
            <text:p>རྩ་བའི་ཚིག་རེ་རེ་བཞིན་དུ་འགྲེལ་པ་བརྐྱབས་པའི་དཔེ་ཆ་ཚུ།</text:p>
          </table:table-cell>
          <table:table-cell table:number-columns-repeated="252"/>
        </table:table-row>
        <table:table-row table:style-name="ro1">
          <table:table-cell office:value-type="string">
            <text:p>ཚིག་རྒྱན།</text:p>
          </table:table-cell>
          <table:table-cell office:value-type="string">
            <text:p>/tshi gen</text:p>
          </table:table-cell>
          <table:table-cell office:value-type="string">
            <text:p>(མིང་)</text:p>
          </table:table-cell>
          <table:table-cell office:value-type="string">
            <text:p>སྙན་ངག་གི་བསྟན་བཅོས་ལུ་ཚིག་རྒྱན་གྱི་བསྟན་བཅོས་ཟེར་དོ་བཟུམ་སྙན་ངག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ཚིག་ངན།</text:p>
          </table:table-cell>
          <table:table-cell office:value-type="string">
            <text:p>/tshi ngen</text:p>
          </table:table-cell>
          <table:table-cell office:value-type="string">
            <text:p>(མིང་ཁྱད་)</text:p>
          </table:table-cell>
          <table:table-cell office:value-type="string">
            <text:p>ཁ་ངན་ཚིག་ངན་མ་སླབ་ཟེར་དོ་བཟུམ།སྨད་པའི་ཚིག་ཚུ།</text:p>
          </table:table-cell>
          <table:table-cell table:number-columns-repeated="252"/>
        </table:table-row>
        <table:table-row table:style-name="ro1">
          <table:table-cell office:value-type="string">
            <text:p>ཚིག་འཆལ།</text:p>
          </table:table-cell>
          <table:table-cell office:value-type="string">
            <text:p>/tshi chel</text:p>
          </table:table-cell>
          <table:table-cell office:value-type="string">
            <text:p>(མིང་)</text:p>
          </table:table-cell>
          <table:table-cell office:value-type="string">
            <text:p>དོན་དག་མེད་པའི་ཚིག་དང་ཁུངས་མེད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ཚིག་འཇམ།</text:p>
          </table:table-cell>
          <table:table-cell office:value-type="string">
            <text:p>/tshi jam</text:p>
          </table:table-cell>
          <table:table-cell office:value-type="string">
            <text:p>(མིང་ཁྱད་)</text:p>
          </table:table-cell>
          <table:table-cell office:value-type="string">
            <text:p>གཏམ་ཧན་ཏོང་ཏོ་འཇམ་ཏོང་ཏོ།</text:p>
          </table:table-cell>
          <table:table-cell table:number-columns-repeated="252"/>
        </table:table-row>
        <table:table-row table:style-name="ro1">
          <table:table-cell office:value-type="string">
            <text:p>ཚིག་ཉུང་དོན་ཚང༌།</text:p>
          </table:table-cell>
          <table:table-cell office:value-type="string">
            <text:p>/tshi nyung doen tshang</text:p>
          </table:table-cell>
          <table:table-cell office:value-type="string">
            <text:p>(མིང་)</text:p>
          </table:table-cell>
          <table:table-cell office:value-type="string">
            <text:p>ཡི་གུའི་ཚིག་ཉུང་དྲག་བཅུད་དོན་ཚང་མི།</text:p>
          </table:table-cell>
          <table:table-cell table:number-columns-repeated="252"/>
        </table:table-row>
        <table:table-row table:style-name="ro1">
          <table:table-cell office:value-type="string">
            <text:p>ཚིག་ཐག་ཐུང༌།</text:p>
          </table:table-cell>
          <table:table-cell office:value-type="string">
            <text:p>/tshi tha thung</text:p>
          </table:table-cell>
          <table:table-cell office:value-type="string">
            <text:p>(མིང་)</text:p>
          </table:table-cell>
          <table:table-cell office:value-type="string">
            <text:p>བློ་བཅུད་དོན་བསྡུས་ཏེ་སླབ་མི།དཔྱེ་གཏམ་ལས་བློ་ཚིག་ཐག་ཐུང་ན་ཉན་ངོ་བདེ།།རྟ་སྲབ་ཐག་ཐུང་ན་ཞོན་ངོ་བདེ།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ིག་ཐལ།</text:p>
          </table:table-cell>
          <table:table-cell office:value-type="string">
            <text:p>/tshi thel</text:p>
          </table:table-cell>
          <table:table-cell office:value-type="string">
            <text:p>(མིང་)</text:p>
          </table:table-cell>
          <table:table-cell office:value-type="string">
            <text:p>ཚོར་ཚོར་བར་ན་སླབ་མ་དགོ་པའི་བློ་ཚུ་ཁ་ལས་ཐོན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ཚིག་ཐེངས་གཅིག</text:p>
          </table:table-cell>
          <table:table-cell office:value-type="string">
            <text:p>/tshi theng ci</text:p>
          </table:table-cell>
          <table:table-cell office:value-type="string">
            <text:p>(མིང་)</text:p>
          </table:table-cell>
          <table:table-cell office:value-type="string">
            <text:p>བློ་ཚིག་ཐེངས་གཅིག་དཔེར་ན་བློ་ཚིག་ཐེངས་གཅིག་ཡང་སླབ་མ་བཏུ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ིག་དོན།</text:p>
          </table:table-cell>
          <table:table-cell office:value-type="string">
            <text:p>/tshi doen</text:p>
          </table:table-cell>
          <table:table-cell office:value-type="string">
            <text:p>(མིང་)</text:p>
          </table:table-cell>
          <table:table-cell office:value-type="string">
            <text:p>རྗོད་བྱེད་ཚིག་དང་བརྗོད་བྱ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ིག་ལྡབ་ལྡིབ།</text:p>
          </table:table-cell>
          <table:table-cell office:value-type="string">
            <text:p>/tshig dab dib</text:p>
          </table:table-cell>
          <table:table-cell office:value-type="string">
            <text:p>(མིང་ཁྱད་)</text:p>
          </table:table-cell>
          <table:table-cell office:value-type="string">
            <text:p>ཚིག་སྒྲ་མ་དག་པ་ཁ་དིག་པ་ཚུ་གིས་སླབ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ཚིག་སྣག</text:p>
          </table:table-cell>
          <table:table-cell office:value-type="string">
            <text:p>/tshi na</text:p>
          </table:table-cell>
          <table:table-cell office:value-type="string">
            <text:p>(མིང་)</text:p>
          </table:table-cell>
          <table:table-cell office:value-type="string">
            <text:p>ནས་བརྔོ་ཞིནམ་ལས་འཚིག་བཅུག་སྟེ་བཟོ་བའི་སྣག་རྩི།</text:p>
          </table:table-cell>
          <table:table-cell table:number-columns-repeated="252"/>
        </table:table-row>
        <table:table-row table:style-name="ro1">
          <table:table-cell office:value-type="string">
            <text:p>ཚིག་ཕྲད།</text:p>
          </table:table-cell>
          <table:table-cell office:value-type="string">
            <text:p>/tshig thre</text:p>
          </table:table-cell>
          <table:table-cell office:value-type="string">
            <text:p>(མིང་)</text:p>
          </table:table-cell>
          <table:table-cell office:value-type="string">
            <text:p>ཚིག་སྔ་ཕྱི་གཉིས་ཀྱི་མཚམས་སྦྱོར་བའི་རང་དབང་ཅན་གྱི་ཕྲད་དང་གཞན་དབང་ཅན་གྱི་ཕྲད་ཚུ།</text:p>
          </table:table-cell>
          <table:table-cell table:number-columns-repeated="252"/>
        </table:table-row>
        <table:table-row table:style-name="ro1">
          <table:table-cell office:value-type="string">
            <text:p>ཚིག་འཕྲོ།</text:p>
          </table:table-cell>
          <table:table-cell office:value-type="string">
            <text:p>/tshig throe</text:p>
          </table:table-cell>
          <table:table-cell office:value-type="string">
            <text:p>(མིང་)</text:p>
          </table:table-cell>
          <table:table-cell office:value-type="string">
            <text:p>༡མེ་གིས་འཚིག་འཕྲོ་༢བློ་སླབ་འཕྲོ་ཚུ།</text:p>
          </table:table-cell>
          <table:table-cell table:number-columns-repeated="252"/>
        </table:table-row>
        <table:table-row table:style-name="ro1">
          <table:table-cell office:value-type="string">
            <text:p>ཚིག་འབྲུ།</text:p>
          </table:table-cell>
          <table:table-cell office:value-type="string">
            <text:p>/tshig dru</text:p>
          </table:table-cell>
          <table:table-cell office:value-type="string">
            <text:p>(མིང་)</text:p>
          </table:table-cell>
          <table:table-cell office:value-type="string">
            <text:p>ཡི་གུ་འདུས་པའི་ཚིག་འབྲུ།དཔེར་ན་བསྒྲུབས།བཏང༌།འབྱུང༌།བཟུམ་མའི་རིགས་ལུ་ཚིག་འབྲུ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ཚིག་འབྲེལ།</text:p>
          </table:table-cell>
          <table:table-cell office:value-type="string">
            <text:p>/tshig drel</text:p>
          </table:table-cell>
          <table:table-cell office:value-type="string">
            <text:p>(མིང་)</text:p>
          </table:table-cell>
          <table:table-cell office:value-type="string">
            <text:p>ཚིག་གི་གོང་འོག་འབྲེལ་བ་ཚིག་སྔ་ཕྱི་གཉིས་འབྲེལ་བ།</text:p>
          </table:table-cell>
          <table:table-cell table:number-columns-repeated="252"/>
        </table:table-row>
        <table:table-row table:style-name="ro1">
          <table:table-cell office:value-type="string">
            <text:p>ཚིག་རྩུབ།</text:p>
          </table:table-cell>
          <table:table-cell office:value-type="string">
            <text:p>/tshig tsub</text:p>
          </table:table-cell>
          <table:table-cell office:value-type="string">
            <text:p>(མིང་)</text:p>
          </table:table-cell>
          <table:table-cell office:value-type="string">
            <text:p>རོགས་ཀྱི་སེམས་ཁར་ཕོག་པའི་ཚིག་སྲ་ཀྲག།</text:p>
          </table:table-cell>
          <table:table-cell table:number-columns-repeated="252"/>
        </table:table-row>
        <table:table-row table:style-name="ro1">
          <table:table-cell office:value-type="string">
            <text:p>ཚིག་ཚོགས།</text:p>
          </table:table-cell>
          <table:table-cell office:value-type="string">
            <text:p>/tshig tsho</text:p>
          </table:table-cell>
          <table:table-cell office:value-type="string">
            <text:p>(མིང་)</text:p>
          </table:table-cell>
          <table:table-cell office:value-type="string">
            <text:p>ཚིག་གི་སྡེ་ཚན།ཚིག་མང་དུ་འདུས་པ།</text:p>
          </table:table-cell>
          <table:table-cell table:number-columns-repeated="252"/>
        </table:table-row>
        <table:table-row table:style-name="ro1">
          <table:table-cell office:value-type="string">
            <text:p>ཚིག་འཚོལ།</text:p>
          </table:table-cell>
          <table:table-cell office:value-type="string">
            <text:p>/tshig tshoel</text:p>
          </table:table-cell>
          <table:table-cell office:value-type="string">
            <text:p>(མིང་)</text:p>
          </table:table-cell>
          <table:table-cell office:value-type="string">
            <text:p>ཧད་བཏགས་འཚོལ་བ།</text:p>
          </table:table-cell>
          <table:table-cell table:number-columns-repeated="252"/>
        </table:table-row>
        <table:table-row table:style-name="ro1">
          <table:table-cell office:value-type="string">
            <text:p>ཚིག་མཛོད།</text:p>
          </table:table-cell>
          <table:table-cell office:value-type="string">
            <text:p>/tshig dzoe</text:p>
          </table:table-cell>
          <table:table-cell office:value-type="string">
            <text:p>(མིང་)</text:p>
          </table:table-cell>
          <table:table-cell office:value-type="string">
            <text:p>མིང་ཚིག་ལེ་ཤ་གི་བརྡ་སྦྱོར་སྟོན་པའི་དཔེ་དེབ།</text:p>
          </table:table-cell>
          <table:table-cell table:number-columns-repeated="252"/>
        </table:table-row>
        <table:table-row table:style-name="ro1">
          <table:table-cell office:value-type="string">
            <text:p>ཚིག་གཞི།</text:p>
          </table:table-cell>
          <table:table-cell office:value-type="string">
            <text:p>/tshig zhi</text:p>
          </table:table-cell>
          <table:table-cell office:value-type="string">
            <text:p>(མིང་)</text:p>
          </table:table-cell>
          <table:table-cell office:value-type="string">
            <text:p>ཚིག་གི་བརྗོད་པ་བཙུགས་ཐངས།ཞུ་ཡིག་གི་ཚིག་གཞི་ག་དེ་སྦེ་འདུག་གོ་ཟེར་བ་ཅིན་གནད་དོན་ཞུ་ཐངས་ཞེ་ས་དང་སྙན་ཚིག་ཚུ་ག་དེ་སྦེ་ཡོད་ག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ཚིག་བཟོ།</text:p>
          </table:table-cell>
          <table:table-cell office:value-type="string">
            <text:p>/tshig zo/</text:p>
          </table:table-cell>
          <table:table-cell office:value-type="string">
            <text:p>(ཕྱ་ཚིག་)</text:p>
          </table:table-cell>
          <table:table-cell office:value-type="string">
            <text:p>༡ཡི་གུ་བསིལ་བུ་དང་མིང་གི་ཚོགས་པ་ལུ་བརྟེན་ཏེ་ཚིག་བཟོ་ནི་དང་བརྗོད་པ་བཟོ་ནི།༢རང་གིས་སླབ་མི་གི་ཚིག་ལུ་ཧད་བཏགས་འཚོལ་ཏེ་རོགས་ཀྱིས་ཚིག་བཟོ་ནི་ཅིག་ཡོད་མི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ཚིག་རོ།</text:p>
          </table:table-cell>
          <table:table-cell office:value-type="string">
            <text:p>/tshig ro/</text:p>
          </table:table-cell>
          <table:table-cell office:value-type="string">
            <text:p>(མིང་)</text:p>
          </table:table-cell>
          <table:table-cell office:value-type="string">
            <text:p>ཏམ་ཁུའི་ཚིག་རོ་ཤོག་ཀུའི་ཚིག་རོ་ཟེར་མེ་གིས་ཚིག་པའི་འཕྲོ།</text:p>
          </table:table-cell>
          <table:table-cell table:number-columns-repeated="252"/>
        </table:table-row>
        <table:table-row table:style-name="ro1">
          <table:table-cell office:value-type="string">
            <text:p>ཚིག་ལོག</text:p>
          </table:table-cell>
          <table:table-cell office:value-type="string">
            <text:p>/tsig log</text:p>
          </table:table-cell>
          <table:table-cell office:value-type="string">
            <text:p>(བྱ་ཁྱད་)</text:p>
          </table:table-cell>
          <table:table-cell office:value-type="string">
            <text:p>ཁ་ལན་སློག་ནི་དང་རྒོལ་ནི།སྐུར་པ་བཏབ་ནི་ཚ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ིག་ཤོར།</text:p>
          </table:table-cell>
          <table:table-cell office:value-type="string">
            <text:p>/tshig shor</text:p>
          </table:table-cell>
          <table:table-cell office:value-type="string">
            <text:p>(བྱ་ཁྱད་)</text:p>
          </table:table-cell>
          <table:table-cell office:value-type="string">
            <text:p>༡ཁ་ལས་གཏམ་ཐལ་ནི།སྐྱེསཔ་ཁ་ཤོར་ཚིག་ཤོར།།བཟའམོ་ཁ་ཤོར་ལུས་ཤོར་ཟེར་སླབ་ནི་ཡོདཔ་བཟུམ།༢ཐབ་ཁར་ཚིག་ཤོར་ནི།</text:p>
          </table:table-cell>
          <table:table-cell table:number-columns-repeated="252"/>
        </table:table-row>
        <table:table-row table:style-name="ro1">
          <table:table-cell office:value-type="string">
            <text:p>ཚིག་གསལ་ཏོག་ཏོག</text:p>
          </table:table-cell>
          <table:table-cell office:value-type="string">
            <text:p>/tshig sel to to</text:p>
          </table:table-cell>
          <table:table-cell office:value-type="string">
            <text:p>(མིང་ཁྱད་)</text:p>
          </table:table-cell>
          <table:table-cell office:value-type="string">
            <text:p>སྒྲ་དག་ཏོག་ཏ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ིག་ལྷུག</text:p>
          </table:table-cell>
          <table:table-cell office:value-type="string">
            <text:p>/tshig lhhug</text:p>
          </table:table-cell>
          <table:table-cell office:value-type="string">
            <text:p>(མིང་)</text:p>
          </table:table-cell>
          <table:table-cell office:value-type="string">
            <text:p>ཚིག་རྐང་གིས་མ་བཅད་པའི་ཚིག་ལྷུག་མ།</text:p>
          </table:table-cell>
          <table:table-cell table:number-columns-repeated="252"/>
        </table:table-row>
        <table:table-row table:style-name="ro1">
          <table:table-cell office:value-type="string">
            <text:p>ཚིགས།</text:p>
          </table:table-cell>
          <table:table-cell office:value-type="string">
            <text:p>/tshig</text:p>
          </table:table-cell>
          <table:table-cell office:value-type="string">
            <text:p>(མིང་)</text:p>
          </table:table-cell>
          <table:table-cell office:value-type="string">
            <text:p>༡རྐང་པའི་ཚིགས་ལག་པའི་ཚིགས་ཤིང་གི་ཚིགས་ཟེར་མཐུད་མཚམས་ཅིག་ལུ་འཇུགཔ་ཨིན།རྐང་ཚིགས་ལག་ཚིགས་ཚུ་ནཝ་མས་ཟེར་དོ་བཟུམ།༢རྟ་སྦྲུམ་ཡོད་མི་ལུ་ཚིགས་ཡོད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ཚིགས་དཀྲུགས།</text:p>
          </table:table-cell>
          <table:table-cell office:value-type="string">
            <text:p>/tshig tru</text:p>
          </table:table-cell>
          <table:table-cell office:value-type="string">
            <text:p>(མིང་)</text:p>
          </table:table-cell>
          <table:table-cell office:value-type="string">
            <text:p>རྐངམ་དང་ལག་པའི་ཚིགས་ཏོ་ཚུ་དཀྲུགས་བཏང་ནི།རྐངམ་འགྱེལ་ཏ་བརྐྱབས་ཏེ་ཚིགས་དཀྲུགས་ད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ིགས་བཅད།</text:p>
          </table:table-cell>
          <table:table-cell office:value-type="string">
            <text:p>/tshig ce</text:p>
          </table:table-cell>
          <table:table-cell office:value-type="string">
            <text:p>(མིང་)</text:p>
          </table:table-cell>
          <table:table-cell office:value-type="string">
            <text:p>ཚིག་ལྷུག་མིན་པའི་ཚིགས་བཅད།ཤོ་ལོ་ཀ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ཚིགས་ཏོ།</text:p>
          </table:table-cell>
          <table:table-cell office:value-type="string">
            <text:p>/tshig to</text:p>
          </table:table-cell>
          <table:table-cell office:value-type="string">
            <text:p>(མིང་)</text:p>
          </table:table-cell>
          <table:table-cell office:value-type="string">
            <text:p>རྐང་པའི་ཚིགས་ཏོ་ལག་པའི་ཚིགས་ཏོ་ཚུ་ཡན་ལག་གི་མཐུད་མཚམས།</text:p>
          </table:table-cell>
          <table:table-cell table:number-columns-repeated="252"/>
        </table:table-row>
        <table:table-row table:style-name="ro1">
          <table:table-cell office:value-type="string">
            <text:p>ཚིགས་བུད་པ།</text:p>
          </table:table-cell>
          <table:table-cell office:value-type="string">
            <text:p>/tshig bue pa</text:p>
          </table:table-cell>
          <table:table-cell office:value-type="string">
            <text:p>(མིང་)</text:p>
          </table:table-cell>
          <table:table-cell office:value-type="string">
            <text:p>རྐངམ་དང་ལག་པ་གི་ཚིགས་ཐོན་ནི།ཚིགས་དཀྲུགས་པ།</text:p>
          </table:table-cell>
          <table:table-cell table:number-columns-repeated="252"/>
        </table:table-row>
        <table:table-row table:style-name="ro1">
          <table:table-cell office:value-type="string">
            <text:p>ཚིགས་མ།</text:p>
          </table:table-cell>
          <table:table-cell office:value-type="string">
            <text:p>/tshig ma</text:p>
          </table:table-cell>
          <table:table-cell office:value-type="string">
            <text:p>(མིང་)</text:p>
          </table:table-cell>
          <table:table-cell office:value-type="string">
            <text:p>ཁུ་བ་མིན་པའི་སྐོག་རྡོཏོག༡ཨོམ་དང་དརཝ་ཇ་ཚུ་བཙགཔ་ད་ཐོན་པའི་རག་རོག་ལུ་ཚིགས་མ་ཟེར་སླབ་ནི་དང་༢ཚོད་མའི་ནང་གི་ཚིགས་མ་ཡང་དེ་སྦེ་འབྲ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ཚིགས་ལྷུག</text:p>
          </table:table-cell>
          <table:table-cell office:value-type="string">
            <text:p>/tshig lhhug</text:p>
          </table:table-cell>
          <table:table-cell office:value-type="string">
            <text:p>(མིང་)</text:p>
          </table:table-cell>
          <table:table-cell office:value-type="string">
            <text:p>སྙན་ངག་གི་ལུས་ཀྱི་རྣམ་གཞག་ལས་ཚིགས་བཅད།ཚིགས་ལྷུགསྤེལ་མ་ཟེར་གསུམ་ཡོད་མི་གི་ཚིགས་ལྷུགཚིགས་ལྷུག་ཟེར་མི་ཚིག་གྲངས་བཅད་མ་དགོ་པར་བརྗོད་བྱའི་དོན་དང་འཁྲིལ་ཏེ་ཚིག་རིང་ཐུང་མ་འདྲཝ་ཡོད་མི་འདི་ཨིན།</text:p>
          </table:table-cell>
          <table:table-cell table:number-columns-repeated="252"/>
        </table:table-row>
        <table:table-row table:style-name="ro1">
          <table:table-cell office:value-type="string">
            <text:p>ཚིམས་ཏོག་ཏོ།</text:p>
          </table:table-cell>
          <table:table-cell office:value-type="string">
            <text:p>/tshig to to</text:p>
          </table:table-cell>
          <table:table-cell office:value-type="string">
            <text:p>(བྱ་ཁྱད་)</text:p>
          </table:table-cell>
          <table:table-cell office:value-type="string">
            <text:p>ངོམས་པའི་དོན།འཇེབས་ཏོག་ཏ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ིམས་ནི།</text:p>
          </table:table-cell>
          <table:table-cell office:value-type="string">
            <text:p>/tshim ni/</text:p>
          </table:table-cell>
          <table:table-cell office:value-type="string">
            <text:p>(མིང་)</text:p>
          </table:table-cell>
          <table:table-cell office:value-type="string">
            <text:p>ངོམས་ནི་དང་ཚིམས་ནི།དཔེར་ན་མི་འདི་འདོད་པ་ཚིམས་ནི་རང་མིན་ནུག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ིའུ།</text:p>
          </table:table-cell>
          <table:table-cell office:value-type="string">
            <text:p>/tshiu/</text:p>
          </table:table-cell>
          <table:table-cell office:value-type="string">
            <text:p>(མིང་)</text:p>
          </table:table-cell>
          <table:table-cell office:value-type="string">
            <text:p>ཆེད་དུ་འབད་ཨོ་ཀྲོ་བསྡུ་བསྡུཝ་གི་མིང༌།སྨད་གཡོགས་གོང་ཚིའུ་འདུ་སྟེ་བཙེམ་དགོ།</text:p>
          </table:table-cell>
          <table:table-cell table:number-columns-repeated="252"/>
        </table:table-row>
        <table:table-row table:style-name="ro1">
          <table:table-cell office:value-type="string">
            <text:p>ཚིའུ་ར་སྡུག</text:p>
          </table:table-cell>
          <table:table-cell office:value-type="string">
            <text:p>/tshiu r du/</text:p>
          </table:table-cell>
          <table:table-cell office:value-type="string">
            <text:p>(མིང་)</text:p>
          </table:table-cell>
          <table:table-cell office:value-type="string">
            <text:p>༡ནང་ཁྲོལ་གྱོདཔ་ཚིའུ་ར་སྡུག༢རྒྱ་མཚོའི་ནང་གི་སེམས་ཅན་ཚིའུ་ར་སྡུག།</text:p>
          </table:table-cell>
          <table:table-cell table:number-columns-repeated="252"/>
        </table:table-row>
        <table:table-row table:style-name="ro1">
          <table:table-cell office:value-type="string">
            <text:p>ཚིལ་མ།</text:p>
          </table:table-cell>
          <table:table-cell office:value-type="string">
            <text:p>/tshil ma/</text:p>
          </table:table-cell>
          <table:table-cell office:value-type="string">
            <text:p>(མིང་)</text:p>
          </table:table-cell>
          <table:table-cell office:value-type="string">
            <text:p>ཁའི་ནང་གི་ཚིལ་མ།དོག་མ་ཟ་ཞིནམ་ལས་ཚིལ་མ་ག་ལྷོད་འབོ་ནི་མི་འ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ིལ་ལུ།</text:p>
          </table:table-cell>
          <table:table-cell office:value-type="string">
            <text:p>/tshil lu/</text:p>
          </table:table-cell>
          <table:table-cell office:value-type="string">
            <text:p>(མིང་)</text:p>
          </table:table-cell>
          <table:table-cell office:value-type="string">
            <text:p>ཤ་ལུ་བཏགས་པའི་ཚིལ་ལུ།འདི་ཧུམ་གྱི་རིགས་ཅིག་ཨིན།ཚིལ་ལུ་སྐམ་བཟོ་བཟོཝ་ལུ་སྐམ་ཚིལ་ཟེར་སླབ་འོང༌།ཚོད་མའི་ནང་ཚོད་སྡོར་འབད་བླུགས་ཏེ་ཟ་བཏུབ།</text:p>
          </table:table-cell>
          <table:table-cell table:number-columns-repeated="252"/>
        </table:table-row>
        <table:table-row table:style-name="ro1">
          <table:table-cell office:value-type="string">
            <text:p>ཚུ།</text:p>
          </table:table-cell>
          <table:table-cell office:value-type="string">
            <text:p>/tshu/</text:p>
          </table:table-cell>
          <table:table-cell office:value-type="string">
            <text:p>(མིང་)</text:p>
          </table:table-cell>
          <table:table-cell office:value-type="string">
            <text:p>༡མི་ཚུ་སེམས་ཅན་ཚུ་ཁོང་ཚུ་ལ་སོགས་པ་མང་ཚིག་དང་༢བུ་ཚུ་ཟེར་བ་ཅིན་མིང་མཐའ་ལུ་འཇུག་ནི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ཚུགས།</text:p>
          </table:table-cell>
          <table:table-cell office:value-type="string">
            <text:p>/tshu</text:p>
          </table:table-cell>
          <table:table-cell office:value-type="string">
            <text:p>(བྱ་ཁྱད་)</text:p>
          </table:table-cell>
          <table:table-cell office:value-type="string">
            <text:p>༡ཐུབ་པ་འདྲོངས་པ།ལྟོ་ཟ་ཚུགས།ལཱ་འབད་ཚུགས་དཔྱེ་ཆ་ལྷབ་ཚུགས་ལམ་འགྱོ་ཚུགས་ཟེར་དོ་བཟུམ་དང༌།༢རི་མོའི་ཚུགས་ཟེར་བ་ཅིན་བྲིས་ལེགས་ཧིང་ལུ་གོ་འོང༌།རི་མོའི་གཉེན་ཁུག་ཚུལ་མཐུན་འགྱོ་མི།</text:p>
          </table:table-cell>
          <table:table-cell table:number-columns-repeated="252"/>
        </table:table-row>
        <table:table-row table:style-name="ro1">
          <table:table-cell office:value-type="string">
            <text:p>ཚུགས་ཐུབ།</text:p>
          </table:table-cell>
          <table:table-cell office:value-type="string">
            <text:p>/tshu thub</text:p>
          </table:table-cell>
          <table:table-cell office:value-type="string">
            <text:p>(མིང་ཁྱད་)</text:p>
          </table:table-cell>
          <table:table-cell office:value-type="string">
            <text:p>མི་ལུས་སེམས་བརྟན་ཏོག་ཏོ་སྦེ་སྡོད་ཚུགས་མི་གཞན་གྱིས་དཀྲོགས་ཏེ་གཡོ་བསྒུལ་འབད་མ་ཚ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ཚུགས་མ།</text:p>
          </table:table-cell>
          <table:table-cell office:value-type="string">
            <text:p>/tshu ma</text:p>
          </table:table-cell>
          <table:table-cell office:value-type="string">
            <text:p>(མིང)</text:p>
          </table:table-cell>
          <table:table-cell office:value-type="string">
            <text:p>ཡི་གུ་དབུ་ཅ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ུགས་ཚད།</text:p>
          </table:table-cell>
          <table:table-cell office:value-type="string">
            <text:p>/tshu tshe</text:p>
          </table:table-cell>
          <table:table-cell office:value-type="string">
            <text:p>(མིང་)</text:p>
          </table:table-cell>
          <table:table-cell office:value-type="string">
            <text:p>འདྲོངས་ཚད་དང་དོན་གཅིག།འབག་མ་ཚུགསན་མ་ཤེས་ཚུགས་ཚད་ཅིག་འབ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ུགས་ཡིག</text:p>
          </table:table-cell>
          <table:table-cell office:value-type="string">
            <text:p>/tshug yig</text:p>
          </table:table-cell>
          <table:table-cell office:value-type="string">
            <text:p>(མིང་)</text:p>
          </table:table-cell>
          <table:table-cell office:value-type="string">
            <text:p>ཡི་གུ་དབུ་ཅན་གྱི་མིང་གཞན།ཚུགས་ཡིག་འབྲི་ཚུགས་ཡིག་ལྷབ་ཚུ།</text:p>
          </table:table-cell>
          <table:table-cell table:number-columns-repeated="252"/>
        </table:table-row>
        <table:table-row table:style-name="ro1">
          <table:table-cell office:value-type="string">
            <text:p>ཚུགསན།</text:p>
          </table:table-cell>
          <table:table-cell office:value-type="string">
            <text:p>/tshun/</text:p>
          </table:table-cell>
          <table:table-cell office:value-type="string">
            <text:p>(བྱ་ཁྱད་)</text:p>
          </table:table-cell>
          <table:table-cell office:value-type="string">
            <text:p>འབག་ཚུགསན་འབག།</text:p>
          </table:table-cell>
          <table:table-cell table:number-columns-repeated="252"/>
        </table:table-row>
        <table:table-row table:style-name="ro1">
          <table:table-cell office:value-type="string">
            <text:p>ཚུགསཔ།</text:p>
          </table:table-cell>
          <table:table-cell office:value-type="string">
            <text:p>/tshup/</text:p>
          </table:table-cell>
          <table:table-cell office:value-type="string">
            <text:p>(བྱ་ཁྱད་)</text:p>
          </table:table-cell>
          <table:table-cell office:value-type="string">
            <text:p>འབག་ཚུགསཔ་འབག་མ་ཚུགསཔ།</text:p>
          </table:table-cell>
          <table:table-cell table:number-columns-repeated="252"/>
        </table:table-row>
        <table:table-row table:style-name="ro1">
          <table:table-cell office:value-type="string">
            <text:p>ཚུད།</text:p>
          </table:table-cell>
          <table:table-cell office:value-type="string">
            <text:p>/tshue/</text:p>
          </table:table-cell>
          <table:table-cell office:value-type="string">
            <text:p>(བྱ་ཁྱད་)</text:p>
          </table:table-cell>
          <table:table-cell office:value-type="string">
            <text:p>༡སློབ་གྲྭའི་ནང་ཚུད་ཁ་ལུ་ཚུད་གཡོག་ནང་ཚུད་ནུག་ཚུ་གྲལ་ཁར་ཐོབ་པའི་དོན།༢བཅའ་སྒྲིག་ཚུད་ཚགས་ཁར་ཚུད།ཅ་ལ་ཚུད།བཞེས་སྒོ་ཚུད་ཚུ་ལཱ་འབད་ཚར་བ།</text:p>
          </table:table-cell>
          <table:table-cell table:number-columns-repeated="252"/>
        </table:table-row>
        <table:table-row table:style-name="ro1">
          <table:table-cell office:value-type="string">
            <text:p>ཚུདན།</text:p>
          </table:table-cell>
          <table:table-cell office:value-type="string">
            <text:p>/tshuen/</text:p>
          </table:table-cell>
          <table:table-cell office:value-type="string">
            <text:p>(བྱ་ཁྱད་)</text:p>
          </table:table-cell>
          <table:table-cell office:value-type="string">
            <text:p>གཟུགས་ཀྱིས་ཚུདན་དམག་མི་ནང་འཛུལ་ཆོག།</text:p>
          </table:table-cell>
          <table:table-cell table:number-columns-repeated="252"/>
        </table:table-row>
        <table:table-row table:style-name="ro1">
          <table:table-cell office:value-type="string">
            <text:p>ཚུདཔ།</text:p>
          </table:table-cell>
          <table:table-cell office:value-type="string">
            <text:p>/tshuep/</text:p>
          </table:table-cell>
          <table:table-cell office:value-type="string">
            <text:p>(མིང་)</text:p>
          </table:table-cell>
          <table:table-cell office:value-type="string">
            <text:p>དམག་མི་ནང་ཚུད་ཚུདཔ་སློབ་གྲྭའི་ནང་ཚུད་ཚུདཔ།</text:p>
          </table:table-cell>
          <table:table-cell table:number-columns-repeated="252"/>
        </table:table-row>
        <table:table-row table:style-name="ro1">
          <table:table-cell office:value-type="string">
            <text:p>ཚུན།</text:p>
          </table:table-cell>
          <table:table-cell office:value-type="string">
            <text:p>/tshuen/</text:p>
          </table:table-cell>
          <table:table-cell office:value-type="string">
            <text:p>(མིང་)</text:p>
          </table:table-cell>
          <table:table-cell office:value-type="string">
            <text:p>༡ཆུ་ཚོད་དགུ་ཚུན་ཚོད་བསྒུག་སྡོད་ཟེར་བ་ཅིན་དུས་ཀྱི་མཚམས་འཛིན་དང་༢ཕར་ཚུན་ཚོད་མ་སོང་ཟེར་བ་ཅིན་ཡུལ་གྱི་མཚམས་འཛིན།༣དེ་ཚུན་ཚོད་མ་སླབ་ནེ་ཚུན་ཚོད་མ་འབད་ཟེར་བ་ཅིན་དངོས་པོའི་མཚམས་འཛིན་ཚུ་ཐོབ་དང་བསྟུན་ཏེ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ཚུན་ཆད།</text:p>
          </table:table-cell>
          <table:table-cell office:value-type="string">
            <text:p>/tshuen che/</text:p>
          </table:table-cell>
          <table:table-cell office:value-type="string">
            <text:p>(མིང་)</text:p>
          </table:table-cell>
          <table:table-cell office:value-type="string">
            <text:p>ཡུལ་དུས་དངོས་པོའི་མཚམས་བཟུང་བ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ཚུན་ཆོད།</text:p>
          </table:table-cell>
          <table:table-cell office:value-type="string">
            <text:p>/tshuen choe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དུས་ཀྱི་མཚམས་འཛིན་པ།</text:p>
          </table:table-cell>
          <table:table-cell table:number-columns-repeated="252"/>
        </table:table-row>
        <table:table-row table:style-name="ro1">
          <table:table-cell office:value-type="string">
            <text:p>ཚུནི།</text:p>
          </table:table-cell>
          <table:table-cell office:value-type="string">
            <text:p>/tshun/</text:p>
          </table:table-cell>
          <table:table-cell office:value-type="string">
            <text:p>(མིང་)</text:p>
          </table:table-cell>
          <table:table-cell office:value-type="string">
            <text:p>མི་ཚུནི་ཡར་སོང་ནུག་ཅ་ལ་ཚུནི་མིན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ུན་ཚོད།</text:p>
          </table:table-cell>
          <table:table-cell office:value-type="string">
            <text:p>/tshun tshoe/</text:p>
          </table:table-cell>
          <table:table-cell office:value-type="string">
            <text:p>(མིང་)</text:p>
          </table:table-cell>
          <table:table-cell office:value-type="string">
            <text:p>མཚམས་འཛིན་གྱི་ཚིག།</text:p>
          </table:table-cell>
          <table:table-cell table:number-columns-repeated="252"/>
        </table:table-row>
        <table:table-row table:style-name="ro1">
          <table:table-cell office:value-type="string">
            <text:p>ཚུམ།</text:p>
          </table:table-cell>
          <table:table-cell office:value-type="string">
            <text:p>/tshum/</text:p>
          </table:table-cell>
          <table:table-cell office:value-type="string">
            <text:p>(བྱ་ཁྱད་)</text:p>
          </table:table-cell>
          <table:table-cell office:value-type="string">
            <text:p>མིག་ཏོ་བཙུམ་བཙུམ་འབད་བའི་བྱ་བའི་ཁྱད་ཚིག།</text:p>
          </table:table-cell>
          <table:table-cell table:number-columns-repeated="252"/>
        </table:table-row>
        <table:table-row table:style-name="ro1">
          <table:table-cell office:value-type="string">
            <text:p>ཚུར།</text:p>
          </table:table-cell>
          <table:table-cell office:value-type="string">
            <text:p>/tshur/</text:p>
          </table:table-cell>
          <table:table-cell office:value-type="string">
            <text:p>(མིང་)</text:p>
          </table:table-cell>
          <table:table-cell office:value-type="string">
            <text:p>ཡུལ་གྱི་མིང་ཚབ།ཕར་ཕྱོགས་མིན་པའི་ཚུར་ཕྱོགས་ཀྱི་གནས་ཡུལ་སྟོན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ཚུར་བཀུག</text:p>
          </table:table-cell>
          <table:table-cell office:value-type="string">
            <text:p>/tshur ku</text:p>
          </table:table-cell>
          <table:table-cell office:value-type="string">
            <text:p>(བྱ་ཚིག་)་༡ཤིང་བཀུག་ནི།༡མི་འབོ་ནི་ཚུ།</text:p>
          </table:table-cell>
          <table:table-cell table:number-columns-repeated="253"/>
        </table:table-row>
        <table:table-row table:style-name="ro1">
          <table:table-cell office:value-type="string">
            <text:p>ཚུར་བཅར།</text:p>
          </table:table-cell>
          <table:table-cell office:value-type="string">
            <text:p>/tshur car/</text:p>
          </table:table-cell>
          <table:table-cell office:value-type="string">
            <text:p>(བྱ་ཚིག་)</text:p>
          </table:table-cell>
          <table:table-cell office:value-type="string">
            <text:p>ཚུར་བཤུད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ུར་རི།</text:p>
          </table:table-cell>
          <table:table-cell office:value-type="string">
            <text:p>/tshur ri/</text:p>
          </table:table-cell>
          <table:table-cell office:value-type="string">
            <text:p>(མིང་)</text:p>
          </table:table-cell>
          <table:table-cell office:value-type="string">
            <text:p>ཕར་རི་གི་འགལ་མིང་ཚུར་ཕྱོགས་ཀྱི་རི།</text:p>
          </table:table-cell>
          <table:table-cell table:number-columns-repeated="252"/>
        </table:table-row>
        <table:table-row table:style-name="ro1">
          <table:table-cell office:value-type="string">
            <text:p>ཚུར་ལོག</text:p>
          </table:table-cell>
          <table:table-cell office:value-type="string">
            <text:p>/tshur log</text:p>
          </table:table-cell>
          <table:table-cell office:value-type="string">
            <text:p>(མིང་)</text:p>
          </table:table-cell>
          <table:table-cell office:value-type="string">
            <text:p>ཕར་འགྱོ་མི་དེ་ལོག་ཚུར་ལོག་ལོགཔ།</text:p>
          </table:table-cell>
          <table:table-cell table:number-columns-repeated="252"/>
        </table:table-row>
        <table:table-row table:style-name="ro1">
          <table:table-cell office:value-type="string">
            <text:p>ཚུར་ལོགས།</text:p>
          </table:table-cell>
          <table:table-cell office:value-type="string">
            <text:p>/tshur log</text:p>
          </table:table-cell>
          <table:table-cell office:value-type="string">
            <text:p>(མིང་)</text:p>
          </table:table-cell>
          <table:table-cell office:value-type="string">
            <text:p>ཕར་ལོགས་ཀྱི་ལྡོག་ཕྱོགས་ཚུར་ལོགསམ།</text:p>
          </table:table-cell>
          <table:table-cell table:number-columns-repeated="252"/>
        </table:table-row>
        <table:table-row table:style-name="ro1">
          <table:table-cell office:value-type="string">
            <text:p>ཚུར་ཤོག</text:p>
          </table:table-cell>
          <table:table-cell office:value-type="string">
            <text:p>/tshur sho</text:p>
          </table:table-cell>
          <table:table-cell office:value-type="string">
            <text:p>(མིང་)</text:p>
          </table:table-cell>
          <table:table-cell office:value-type="string">
            <text:p>ཐག་ཉེ་ས་དང་རང་ཕྱོགས་ལུ་བཀུག་ནི།འབོ་བའི་སྒྲ་ཅིག་ཨིན།དབའི་ལྟོ་ཚང་ཕར་མ་སོང་ཚུར་ཤོ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ུལ།</text:p>
          </table:table-cell>
          <table:table-cell office:value-type="string">
            <text:p>/tshuel/</text:p>
          </table:table-cell>
          <table:table-cell office:value-type="string">
            <text:p>(མིང་)</text:p>
          </table:table-cell>
          <table:table-cell office:value-type="string">
            <text:p>འབད་ཐངས་སྟོན་པའི་ཚིག།སླབ་ཚུལ།ཉན་ཚུལ།སྡོད་ཚུལ་ལ་སོགས་པ།</text:p>
          </table:table-cell>
          <table:table-cell table:number-columns-repeated="252"/>
        </table:table-row>
        <table:table-row table:style-name="ro1">
          <table:table-cell office:value-type="string">
            <text:p>ཚུལ་ཁྲིམས།</text:p>
          </table:table-cell>
          <table:table-cell office:value-type="string">
            <text:p>/tshuel thrim/</text:p>
          </table:table-cell>
          <table:table-cell office:value-type="string">
            <text:p>(མིང་)</text:p>
          </table:table-cell>
          <table:table-cell office:value-type="string">
            <text:p>ཐེག་ཆེན་གྱི་ལམ་ཕར་ཕྱིན་དྲུག་ལས་གཅིག་དབྱེ་བ་ཉེས་སྤྱོད་སྡོམ་པའི་ཚུལ་ཁྲིམས།དགེ་བ་ཆོས་སྡུད་ཀྱི་ཚུལ་ཁྲིམས།་སེམས་ཅན་དོན་བྱེད་ཀྱི་ཚུལ་ཁྲིམས་དང་གསུམ་ཡོད།</text:p>
          </table:table-cell>
          <table:table-cell table:number-columns-repeated="252"/>
        </table:table-row>
        <table:table-row table:style-name="ro1">
          <table:table-cell office:value-type="string">
            <text:p>ཚུལ་མཐུན།</text:p>
          </table:table-cell>
          <table:table-cell office:value-type="string">
            <text:p>/tshuel thuen/</text:p>
          </table:table-cell>
          <table:table-cell office:value-type="string">
            <text:p>(བྱ་ཁྱད་)</text:p>
          </table:table-cell>
          <table:table-cell office:value-type="string">
            <text:p>བྱ་བ་བཟང་པོ།སྤྱོད་ལམ་ཚུལ་དང་མཐུན་ཏོག་ཏོ་ཁྲིམས་ལུགས་དང་མཐུན་པའི་དོན་ཅིག།</text:p>
          </table:table-cell>
          <table:table-cell table:number-columns-repeated="252"/>
        </table:table-row>
        <table:table-row table:style-name="ro1">
          <table:table-cell office:value-type="string">
            <text:p>ཚུལ་ལྡན།</text:p>
          </table:table-cell>
          <table:table-cell office:value-type="string">
            <text:p>/tshuel den/</text:p>
          </table:table-cell>
          <table:table-cell office:value-type="string">
            <text:p>(མིང་ཁྱད་)</text:p>
          </table:table-cell>
          <table:table-cell office:value-type="string">
            <text:p>གང་ཟག་གི་རྒྱུད་ཚུལ་ཁྲིམས་དང་ལྡན་པ།གཞན་ཡང་ཚུལ་དང་མཐུན་པ་ཁྲིམས་དང་མཐུན་པ་ཡང་དག་པ་བཟང་པོ་ལེགས་ཞིམ་འོས་འབབས་འཚམས་པ་ཚུ་ལུ་འཇུ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ཚུལ་མིན།</text:p>
          </table:table-cell>
          <table:table-cell office:value-type="string">
            <text:p>/tshuel min/</text:p>
          </table:table-cell>
          <table:table-cell office:value-type="string">
            <text:p>(མིང་)</text:p>
          </table:table-cell>
          <table:table-cell office:value-type="string">
            <text:p>ཚུལ་མཐུན་གྱི་འགལ་མིང༌།བྱ་སྤྱོད་ཚུལ་དང་མ་མཐུན་མི།ཁྲིམས་དང་མ་འཁྲིལ་མི།ལམ་ལུགས་དང་མ་མཐུན་པ།</text:p>
          </table:table-cell>
          <table:table-cell table:number-columns-repeated="252"/>
        </table:table-row>
        <table:table-row table:style-name="ro1">
          <table:table-cell office:value-type="string">
            <text:p>ཚུལ་ཙམ།</text:p>
          </table:table-cell>
          <table:table-cell office:value-type="string">
            <text:p>/tshuel tsam/</text:p>
          </table:table-cell>
          <table:table-cell office:value-type="string">
            <text:p>(མིང་)</text:p>
          </table:table-cell>
          <table:table-cell office:value-type="string">
            <text:p>རྟེན་འབྲེལ་གྱི་ཚུལ་ཙམ་ཅིག་ཟེར་ཁ་སྟོངམ་ལགཔ་སྟོངམ་མེནམ་ཙམ་ཟེར་བའི་དོན།གངམ་མེད་རུང་དུམ་གྲ་ཅ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ུལ་བཞིན།</text:p>
          </table:table-cell>
          <table:table-cell office:value-type="string">
            <text:p>/tshuel zhin/</text:p>
          </table:table-cell>
          <table:table-cell office:value-type="string">
            <text:p>(མིང་)</text:p>
          </table:table-cell>
          <table:table-cell office:value-type="string">
            <text:p>བྱ་སྤྱོད་ཚུལ་དང་ལྡན་མི།ཁྲིམས་དང་ལམ་ལུགས་ལྟར་དུ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ེ།</text:p>
          </table:table-cell>
          <table:table-cell office:value-type="string">
            <text:p>/tshe/</text:p>
          </table:table-cell>
          <table:table-cell office:value-type="string">
            <text:p>(མིང་)</text:p>
          </table:table-cell>
          <table:table-cell office:value-type="string">
            <text:p>༡བསོད་ནམས་ཀྱི་ནུས་ཤུགས་ཅིག་ལུ་གོ་ནི་ཨིན།གསོན་པོར་སྡོད་ཚུགས་པའི་དུས་ཡུན།༢ཅ་དངོས་ཚུ་གཡོག་བཀོལ་བཏུབཔ་འབད་སྡོད་པའི་ཡུན།དཔེར་ན་ལྷམ་ཚེ་སྲ་བས།ཚེ་མི་ནུག་ཚུ།༣དུས་ཀྱི་མིང་དཔེར་ན་གཡོག་ནང་འཛུལ་བའི་ཚེ།དཔེ་ཆ་བལྟ་བའི་ཚེ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ེ་སྐབས།</text:p>
          </table:table-cell>
          <table:table-cell office:value-type="string">
            <text:p>/tshe kab/</text:p>
          </table:table-cell>
          <table:table-cell office:value-type="string">
            <text:p>(མིང་)</text:p>
          </table:table-cell>
          <table:table-cell office:value-type="string">
            <text:p>སུམ་རྟགས་ལས་དུས་ཚོད་སྟོན་པའི་རྣམ་དབྱེ་གི་མིང་གཞན།དཔེར་ན་བཅོ་ལྔ་ལུ་དཀར་མེ་ཕུལ་གནམ་ཤར་དཀརཝ་ད་ཡར་ལ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ེ་ཁུག</text:p>
          </table:table-cell>
          <table:table-cell office:value-type="string">
            <text:p>/tshe khu</text:p>
          </table:table-cell>
          <table:table-cell office:value-type="string">
            <text:p>(མིང་)</text:p>
          </table:table-cell>
          <table:table-cell office:value-type="string">
            <text:p>༡ཚེའི་དངོས་གྲུབ།ཚུར་བཀུག་པའི་མིང༌།༢ཚེ་བཀུག་ཚུགས་ཚ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ེ་གང༌།</text:p>
          </table:table-cell>
          <table:table-cell office:value-type="string">
            <text:p>/tshe gang/</text:p>
          </table:table-cell>
          <table:table-cell office:value-type="string">
            <text:p>(མིང་)</text:p>
          </table:table-cell>
          <table:table-cell office:value-type="string">
            <text:p>མ་ཤི་ཚེ་གང་ཟེར་ཚེ་ཐོག་གཅ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ེ་གྲོགས།</text:p>
          </table:table-cell>
          <table:table-cell office:value-type="string">
            <text:p>/tshe drog</text:p>
          </table:table-cell>
          <table:table-cell office:value-type="string">
            <text:p>(མིང་)</text:p>
          </table:table-cell>
          <table:table-cell office:value-type="string">
            <text:p>ཚེ་ཐོག་ཅིག་གི་ཆ་རོགས།</text:p>
          </table:table-cell>
          <table:table-cell table:number-columns-repeated="252"/>
        </table:table-row>
        <table:table-row table:style-name="ro1">
          <table:table-cell office:value-type="string">
            <text:p>ཚེ་འགུགས།</text:p>
          </table:table-cell>
          <table:table-cell office:value-type="string">
            <text:p>/tshe gug</text:p>
          </table:table-cell>
          <table:table-cell office:value-type="string">
            <text:p>(མིང་)</text:p>
          </table:table-cell>
          <table:table-cell office:value-type="string">
            <text:p>༡ལྷ་དང་དྲང་སྲོང་བརྟན་གཡོའི་ཚེ་བཅུད་ག་ར་བསྡུ་ཞིན་ན་མི་ལུ་བསྟིམས་ཏེ་མིའི་ཚེ་སྲིང་བར་བྱེད་པའི་ཆོ་ག།༢ཚེ་འགུགས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ཚེ་སྒྲུབ།</text:p>
          </table:table-cell>
          <table:table-cell office:value-type="string">
            <text:p>/tshe drub/</text:p>
          </table:table-cell>
          <table:table-cell office:value-type="string">
            <text:p>(མིང་)</text:p>
          </table:table-cell>
          <table:table-cell office:value-type="string">
            <text:p>ཚེ་སྒྲུབ་ནི་གི་བཟུངས་སྔགས་ཀྱི་མིང་དང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ཚེ་སྔ་མ།</text:p>
          </table:table-cell>
          <table:table-cell office:value-type="string">
            <text:p>/tshe nga ma/</text:p>
          </table:table-cell>
          <table:table-cell office:value-type="string">
            <text:p>(མིང་)</text:p>
          </table:table-cell>
          <table:table-cell office:value-type="string">
            <text:p>ཚེ་ཧེ་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ེ་སྔོན།</text:p>
          </table:table-cell>
          <table:table-cell office:value-type="string">
            <text:p>/tshe ngoen/</text:p>
          </table:table-cell>
          <table:table-cell office:value-type="string">
            <text:p>(མིང་)</text:p>
          </table:table-cell>
          <table:table-cell office:value-type="string">
            <text:p>ཚེ་སྔ་མ་ག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ཚེ་སྔོན་མ།</text:p>
          </table:table-cell>
          <table:table-cell office:value-type="string">
            <text:p>/tshe ngoen ma/</text:p>
          </table:table-cell>
          <table:table-cell office:value-type="string">
            <text:p>(མིང་)</text:p>
          </table:table-cell>
          <table:table-cell office:value-type="string">
            <text:p>ཚེ་ཧེ་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ེ་གཅིག་ལུས་གཅིག</text:p>
          </table:table-cell>
          <table:table-cell office:value-type="string">
            <text:p>/tshe ci lue ci</text:p>
          </table:table-cell>
          <table:table-cell office:value-type="string">
            <text:p>(མིང་)</text:p>
          </table:table-cell>
          <table:table-cell office:value-type="string">
            <text:p>གསང་སྔགས་ཀྱི་ཟབ་ལམ་བསྒྲུབ་པ་ཅིན་ཚེ་གཅིག་ལུས་གཅིག་ལུ་སངས་རྒྱས་ཟེར་བ་ཅིན་ཚེ་ཐེངས་གཅིག་དང་ལུས་རྟེན་འདི་གཅིག་གི་ཐོག་ལས་སངས་རྒྱ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ེ་ཆང༌།</text:p>
          </table:table-cell>
          <table:table-cell office:value-type="string">
            <text:p>/tshe chang</text:p>
          </table:table-cell>
          <table:table-cell office:value-type="string">
            <text:p>(མིང་)</text:p>
          </table:table-cell>
          <table:table-cell office:value-type="string">
            <text:p>གསང་སྔགས་ཟབ་མོའི་དབང་གི་སྐབས་ཐོད་པའི་ནང་བཀང་བའི་སྒྲུབ་རྫས་བདུད་རྩི།</text:p>
          </table:table-cell>
          <table:table-cell table:number-columns-repeated="252"/>
        </table:table-row>
        <table:table-row table:style-name="ro1">
          <table:table-cell office:value-type="string">
            <text:p>ཚེ་ཆོག</text:p>
          </table:table-cell>
          <table:table-cell office:value-type="string">
            <text:p>/tshe cog</text:p>
          </table:table-cell>
          <table:table-cell office:value-type="string">
            <text:p>(མིང་)</text:p>
          </table:table-cell>
          <table:table-cell office:value-type="string">
            <text:p>ཚེ་བསྲིང་ནིའི་ཐབས་ཀྱི་ཆོ་ག།</text:p>
          </table:table-cell>
          <table:table-cell table:number-columns-repeated="252"/>
        </table:table-row>
        <table:table-row table:style-name="ro1">
          <table:table-cell office:value-type="string">
            <text:p>ཚེ་གཏོར།</text:p>
          </table:table-cell>
          <table:table-cell office:value-type="string">
            <text:p>/tshe tor</text:p>
          </table:table-cell>
          <table:table-cell office:value-type="string">
            <text:p>(མིང་)</text:p>
          </table:table-cell>
          <table:table-cell office:value-type="string">
            <text:p>ཚེ་དབང་གནང་ནི་གི་གཏོར་མ་དང་ཚེ་ཆོག་གནངམ་ད་གི་མ་གཏོར།</text:p>
          </table:table-cell>
          <table:table-cell table:number-columns-repeated="252"/>
        </table:table-row>
        <table:table-row table:style-name="ro1">
          <table:table-cell office:value-type="string">
            <text:p>ཚེ་སྟོད།</text:p>
          </table:table-cell>
          <table:table-cell office:value-type="string">
            <text:p>/tshe toe</text:p>
          </table:table-cell>
          <table:table-cell office:value-type="string">
            <text:p>(མིང་)</text:p>
          </table:table-cell>
          <table:table-cell office:value-type="string">
            <text:p>མི་ཚེའི་སྟོད་ཀྱི་སྐབས།ལུས་རྟེན་འདི་གི་ཐོག་ལས་ཚེ་སྟོད་ལུ་སྡིག་པ་འབད་རུང་ཚེ་སྨད་ལུ་ཆོས་འབད་དེ་གྲུབ་པ་ཐོབ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ེ་བརྟན།</text:p>
          </table:table-cell>
          <table:table-cell office:value-type="string">
            <text:p>/tshe ten/</text:p>
          </table:table-cell>
          <table:table-cell office:value-type="string">
            <text:p>(མིང་)</text:p>
          </table:table-cell>
          <table:table-cell office:value-type="string">
            <text:p>༡ཚེ་རིངམ་སྦེ་སྡོད་ནི།༢མ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ེ་ཐར།</text:p>
          </table:table-cell>
          <table:table-cell office:value-type="string">
            <text:p>/tshe thar</text:p>
          </table:table-cell>
          <table:table-cell office:value-type="string">
            <text:p>(མིང་)</text:p>
          </table:table-cell>
          <table:table-cell office:value-type="string">
            <text:p>དཔེར་ན་པྱེ་གླང་གཅིག་གསད་ནི་འབད་མི་དེ་གསད་མ་བཅུག་པར་སྲོག་བསླུ་འབད་ནི།རིམ་གྲོ་ཚེ་ཐར་གཏང་དགོ་པས་ཚུ།</text:p>
          </table:table-cell>
          <table:table-cell table:number-columns-repeated="252"/>
        </table:table-row>
        <table:table-row table:style-name="ro1">
          <table:table-cell office:value-type="string">
            <text:p>ཚེ་ཐུང༌།</text:p>
          </table:table-cell>
          <table:table-cell office:value-type="string">
            <text:p>/tshe thung/</text:p>
          </table:table-cell>
          <table:table-cell office:value-type="string">
            <text:p>(མིང་ཁྱད་)</text:p>
          </table:table-cell>
          <table:table-cell office:value-type="string">
            <text:p>ཡུན་མ་རིང་པ།</text:p>
          </table:table-cell>
          <table:table-cell table:number-columns-repeated="252"/>
        </table:table-row>
        <table:table-row table:style-name="ro1">
          <table:table-cell office:value-type="string">
            <text:p>ཚེ་ཐེངས་གཅིག</text:p>
          </table:table-cell>
          <table:table-cell office:value-type="string">
            <text:p>/tshe theng ci/</text:p>
          </table:table-cell>
          <table:table-cell office:value-type="string">
            <text:p>(མིང་)</text:p>
          </table:table-cell>
          <table:table-cell office:value-type="string">
            <text:p>མ་ཤི་ཚེ་གང་ཟེར་བའི་དོན།ཚེ་ཐེངས་གཅིག་གི་ཟ་ས་ཚེ་ཐེང་གཅིག་གི་གཉེན་གྲོགས་ཚུ།</text:p>
          </table:table-cell>
          <table:table-cell table:number-columns-repeated="252"/>
        </table:table-row>
        <table:table-row table:style-name="ro1">
          <table:table-cell office:value-type="string">
            <text:p>ཚེ་ཐོག་གཅིག</text:p>
          </table:table-cell>
          <table:table-cell office:value-type="string">
            <text:p>/tshe tho ci</text:p>
          </table:table-cell>
          <table:table-cell office:value-type="string">
            <text:p>(མིང་)</text:p>
          </table:table-cell>
          <table:table-cell office:value-type="string">
            <text:p>མི་ཚེ་གང༌།ཚེ་ཐེངས་གཅིག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ཚེ་དང་བསོད་ནམས།</text:p>
          </table:table-cell>
          <table:table-cell office:value-type="string">
            <text:p>/tshe dang soe nam/</text:p>
          </table:table-cell>
          <table:table-cell office:value-type="string">
            <text:p>(མིང་)</text:p>
          </table:table-cell>
          <table:table-cell office:value-type="string">
            <text:p>ཚེ་རིང་བ་དང་དཔལ་འབྱོར་རྒྱས་པ།</text:p>
          </table:table-cell>
          <table:table-cell table:number-columns-repeated="252"/>
        </table:table-row>
        <table:table-row table:style-name="ro1">
          <table:table-cell office:value-type="string">
            <text:p>ཚེ་དར།</text:p>
          </table:table-cell>
          <table:table-cell office:value-type="string">
            <text:p>/tshe dar/</text:p>
          </table:table-cell>
          <table:table-cell office:value-type="string">
            <text:p>(མིང་)</text:p>
          </table:table-cell>
          <table:table-cell office:value-type="string">
            <text:p>ཚེ་ཁུག་གནངམ་ད་གཡབ་ནི་གི་མདའ་དར།</text:p>
          </table:table-cell>
          <table:table-cell table:number-columns-repeated="252"/>
        </table:table-row>
        <table:table-row table:style-name="ro1">
          <table:table-cell office:value-type="string">
            <text:p>ཚེ་མདའ།</text:p>
          </table:table-cell>
          <table:table-cell office:value-type="string">
            <text:p>/tshe da/</text:p>
          </table:table-cell>
          <table:table-cell office:value-type="string">
            <text:p>(མིང་)</text:p>
          </table:table-cell>
          <table:table-cell office:value-type="string">
            <text:p>ཚེ་འགུགས་གནངམ་ད་ཚེ་མི་གཡོ་བརྟན་ནིའི་རྟེན་མདའ།</text:p>
          </table:table-cell>
          <table:table-cell table:number-columns-repeated="252"/>
        </table:table-row>
        <table:table-row table:style-name="ro1">
          <table:table-cell office:value-type="string">
            <text:p>ཚེ་མདོ།</text:p>
          </table:table-cell>
          <table:table-cell office:value-type="string">
            <text:p>/tshe do/</text:p>
          </table:table-cell>
          <table:table-cell office:value-type="string">
            <text:p>(མིང་)</text:p>
          </table:table-cell>
          <table:table-cell office:value-type="string">
            <text:p>སངས་རྒྱས་ཚེ་དཔག་མེད་ཀྱི་མདོ་སྡེ་ཚེ་གཟུངས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ཚེ་འདས།</text:p>
          </table:table-cell>
          <table:table-cell office:value-type="string">
            <text:p>/tshe de/</text:p>
          </table:table-cell>
          <table:table-cell office:value-type="string">
            <text:p>(མིང་)</text:p>
          </table:table-cell>
          <table:table-cell office:value-type="string">
            <text:p>ཤི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ེ་དཔག་མེད།</text:p>
          </table:table-cell>
          <table:table-cell office:value-type="string">
            <text:p>/tshe pa me/</text:p>
          </table:table-cell>
          <table:table-cell office:value-type="string">
            <text:p>(མིང་)</text:p>
          </table:table-cell>
          <table:table-cell office:value-type="string">
            <text:p>ཚེའི་ལྷ་སངས་རྒྱས་ཚེ་དཔག་མེད།</text:p>
          </table:table-cell>
          <table:table-cell table:number-columns-repeated="252"/>
        </table:table-row>
        <table:table-row table:style-name="ro1">
          <table:table-cell office:value-type="string">
            <text:p>ཚེ་ཕྱི་མ།</text:p>
          </table:table-cell>
          <table:table-cell office:value-type="string">
            <text:p>/tshe chi ma/</text:p>
          </table:table-cell>
          <table:table-cell office:value-type="string">
            <text:p>(མིང་)</text:p>
          </table:table-cell>
          <table:table-cell office:value-type="string">
            <text:p>སྐྱེ་བ་ཕྱི་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ེ་བུམ།</text:p>
          </table:table-cell>
          <table:table-cell office:value-type="string">
            <text:p>/tshe bum/</text:p>
          </table:table-cell>
          <table:table-cell office:value-type="string">
            <text:p>(མིང་)</text:p>
          </table:table-cell>
          <table:table-cell office:value-type="string">
            <text:p>༡སངས་རྒྱས་ཚེ་དཔག་མེད་ཀྱི་ཕྱག་མཚན་བུམ་པ།༢ཚེ་སྒྲུབ་རྟེན་གྱི་བུམ་པ།</text:p>
          </table:table-cell>
          <table:table-cell table:number-columns-repeated="252"/>
        </table:table-row>
        <table:table-row table:style-name="ro1">
          <table:table-cell office:value-type="string">
            <text:p>ཚེ་དབང༌།</text:p>
          </table:table-cell>
          <table:table-cell office:value-type="string">
            <text:p>/tshe wang/</text:p>
          </table:table-cell>
          <table:table-cell office:value-type="string">
            <text:p>(མིང་)</text:p>
          </table:table-cell>
          <table:table-cell office:value-type="string">
            <text:p>༡ཚེ་རིངམ་འབད་སྡོད་ནི་ལུ་དབང་བའི་ཐབས་ལུ་སངས་རྒྱས་ཚེ་དཔག་མེད་ཀྱི་དབང་བསྐུར་གནང་ནི།༢མི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ེ་མ་རྫོགས།</text:p>
          </table:table-cell>
          <table:table-cell office:value-type="string">
            <text:p>/tshe ma dzog</text:p>
          </table:table-cell>
          <table:table-cell office:value-type="string">
            <text:p>(མིང་ཁྱད་)</text:p>
          </table:table-cell>
          <table:table-cell office:value-type="string">
            <text:p>ཚེ་ཚད་མ་རྫོགས་པ།ཤི་མ་རན་པ།</text:p>
          </table:table-cell>
          <table:table-cell table:number-columns-repeated="252"/>
        </table:table-row>
        <table:table-row table:style-name="ro1">
          <table:table-cell office:value-type="string">
            <text:p>ཚེ་སྨད།</text:p>
          </table:table-cell>
          <table:table-cell office:value-type="string">
            <text:p>/tshe me/</text:p>
          </table:table-cell>
          <table:table-cell office:value-type="string">
            <text:p>(མིང་)</text:p>
          </table:table-cell>
          <table:table-cell office:value-type="string">
            <text:p>ཚེ་མཇུག།མི་ཚེའི་སྨད།</text:p>
          </table:table-cell>
          <table:table-cell table:number-columns-repeated="252"/>
        </table:table-row>
        <table:table-row table:style-name="ro1">
          <table:table-cell office:value-type="string">
            <text:p>ཚེ་བཙོན།</text:p>
          </table:table-cell>
          <table:table-cell office:value-type="string">
            <text:p>/tshe tsoen/</text:p>
          </table:table-cell>
          <table:table-cell office:value-type="string">
            <text:p>(མིང་)</text:p>
          </table:table-cell>
          <table:table-cell office:value-type="string">
            <text:p>མི་ཚེ་གཅིག་བཙོན་ཁང་ནང་སྡོད་དགོ་པའི་ཉེས་ཁྲིམས།</text:p>
          </table:table-cell>
          <table:table-cell table:number-columns-repeated="252"/>
        </table:table-row>
        <table:table-row table:style-name="ro1">
          <table:table-cell office:value-type="string">
            <text:p>ཚེ་ཚད།</text:p>
          </table:table-cell>
          <table:table-cell office:value-type="string">
            <text:p>/tshe tshe/</text:p>
          </table:table-cell>
          <table:table-cell office:value-type="string">
            <text:p>(མིང་)</text:p>
          </table:table-cell>
          <table:table-cell office:value-type="string">
            <text:p>ཚེ་རིང་ཐུང་གི་ཚད།དམྱལ་བའི་སྡུག་བསྔལ་ཚེ་ཚད་ལ་སོགས་པ།ཐོས་ཀྱང་མི་བདེན་བཤད་ཚོད་ཡིན་བསམ་པ།ཟེར་གསུངས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ེ་མཚམས།</text:p>
          </table:table-cell>
          <table:table-cell office:value-type="string">
            <text:p>/tshe tsham/</text:p>
          </table:table-cell>
          <table:table-cell office:value-type="string">
            <text:p>(མིང་)</text:p>
          </table:table-cell>
          <table:table-cell office:value-type="string">
            <text:p>མི་ཚེ་གཅིག་རང་སྒྲུབ་ཁང་ནང་མཚམས་བཅད་དེ་སྡོད་མི།</text:p>
          </table:table-cell>
          <table:table-cell table:number-columns-repeated="252"/>
        </table:table-row>
        <table:table-row table:style-name="ro1">
          <table:table-cell office:value-type="string">
            <text:p>ཚེ་རྫས།</text:p>
          </table:table-cell>
          <table:table-cell office:value-type="string">
            <text:p>/tshe dze/</text:p>
          </table:table-cell>
          <table:table-cell office:value-type="string">
            <text:p>(མིང་)</text:p>
          </table:table-cell>
          <table:table-cell office:value-type="string">
            <text:p>ཚེའི་དངོས་གྲུབ་ཀྱི་རྫས།ཚེ་ཆུ།ཚེ་ཆང༌།ཚེ་རིལ་ཚུ།</text:p>
          </table:table-cell>
          <table:table-cell table:number-columns-repeated="252"/>
        </table:table-row>
        <table:table-row table:style-name="ro1">
          <table:table-cell office:value-type="string">
            <text:p>ཚེ་རྫོགས།</text:p>
          </table:table-cell>
          <table:table-cell office:value-type="string">
            <text:p>/tshe dzog/</text:p>
          </table:table-cell>
          <table:table-cell office:value-type="string">
            <text:p>(བྱ་ཁྱད་)</text:p>
          </table:table-cell>
          <table:table-cell office:value-type="string">
            <text:p>ཚེ་ཟ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ེ་ཟད།</text:p>
          </table:table-cell>
          <table:table-cell office:value-type="string">
            <text:p>/tshe ze/</text:p>
          </table:table-cell>
          <table:table-cell office:value-type="string">
            <text:p>(བྱ་ཚིག་)</text:p>
          </table:table-cell>
          <table:table-cell office:value-type="string">
            <text:p>མི་ཚེ་ཟད་པ།ཚེ་རྫོགས་སོ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ེ་གཟུངས།</text:p>
          </table:table-cell>
          <table:table-cell office:value-type="string">
            <text:p>/tshe zung/</text:p>
          </table:table-cell>
          <table:table-cell office:value-type="string">
            <text:p>(མིང་)</text:p>
          </table:table-cell>
          <table:table-cell office:value-type="string">
            <text:p>སངས་རྒྱས་ཚེ་དཔག་མེད་ཀྱི་གཟུངས་སྔགས།</text:p>
          </table:table-cell>
          <table:table-cell table:number-columns-repeated="252"/>
        </table:table-row>
        <table:table-row table:style-name="ro1">
          <table:table-cell office:value-type="string">
            <text:p>ཚེ་ཡི་འཕེན་པ།</text:p>
          </table:table-cell>
          <table:table-cell office:value-type="string">
            <text:p>/tshe yi phen p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ཚེ་ཡིས་ལང་བ་དང་ཚེ་གནས་པའི་དུས་ཡུ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ེ་ཡོད་པ།</text:p>
          </table:table-cell>
          <table:table-cell office:value-type="string">
            <text:p>/tshe yoe pa/</text:p>
          </table:table-cell>
          <table:table-cell office:value-type="string">
            <text:p>(མིང་)</text:p>
          </table:table-cell>
          <table:table-cell office:value-type="string">
            <text:p>ཡུན་རིང་ཐུབ་པ།</text:p>
          </table:table-cell>
          <table:table-cell table:number-columns-repeated="252"/>
        </table:table-row>
        <table:table-row table:style-name="ro1">
          <table:table-cell office:value-type="string">
            <text:p>ཚེ་རབས་ལས་རྩིས།</text:p>
          </table:table-cell>
          <table:table-cell office:value-type="string">
            <text:p>/tshe rab le tsi/</text:p>
          </table:table-cell>
          <table:table-cell office:value-type="string">
            <text:p>(མིང་)</text:p>
          </table:table-cell>
          <table:table-cell office:value-type="string">
            <text:p>ཚེ་སྔ་མའི་ལུས་རྟེན་གྱི་བཤད་པ་སྟོན་པའི་རྩིས།</text:p>
          </table:table-cell>
          <table:table-cell table:number-columns-repeated="252"/>
        </table:table-row>
        <table:table-row table:style-name="ro1">
          <table:table-cell office:value-type="string">
            <text:p>ཚེ་རིང༌།</text:p>
          </table:table-cell>
          <table:table-cell office:value-type="string">
            <text:p>/tshe ring/</text:p>
          </table:table-cell>
          <table:table-cell office:value-type="string">
            <text:p>(མིང་)</text:p>
          </table:table-cell>
          <table:table-cell office:value-type="string">
            <text:p>༡གསོན་པོ་སྦེ་སྡོད་ཡུན་རིང་ནི།༢མི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ེ་རིང་མཆེད་ལྔ།</text:p>
          </table:table-cell>
          <table:table-cell office:value-type="string">
            <text:p>/tshe ring che nga/</text:p>
          </table:table-cell>
          <table:table-cell office:value-type="string">
            <text:p>(མིང་)</text:p>
          </table:table-cell>
          <table:table-cell office:value-type="string">
            <text:p>འཇིག་རྟེན་གྱི་ཚེ་དང་དཔལ་མངོན་ཤེས་ས་ཞིང་རིན་པོ་ཆེ་འབྲོག་ཕྱུགས་ཚུ་དབང་དུ་བྱེད་པའི་ལྷའི་གཙོ་མོ་བཀྲ་ཤིས་ཚེ་རིང་མ་མཐིང་གི་ཞལ་བཟང་མ་མི་གཡོ་གླང་བཟང་མ་ཅོད་པན་མགྲིན་བཟང་མ་གཏད་དཀར་གྲོ་བཟང་མ་ལྔ།</text:p>
          </table:table-cell>
          <table:table-cell table:number-columns-repeated="252"/>
        </table:table-row>
        <table:table-row table:style-name="ro1">
          <table:table-cell office:value-type="string">
            <text:p>ཚེ་རིང་དྲུག་སྐོར།</text:p>
          </table:table-cell>
          <table:table-cell office:value-type="string">
            <text:p>/tshe ring dru kor</text:p>
          </table:table-cell>
          <table:table-cell office:value-type="string">
            <text:p>(མིང་)</text:p>
          </table:table-cell>
          <table:table-cell office:value-type="string">
            <text:p>བྲག་ཚེ་རིང་ཆུ་ཚེ་རིང་ཤིང་ཚེ་རིང་མི་ཚེ་རིང་བྱ་ཚེ་རིང་རི་དྭགས་ཚེ་རིང་དྲུག།</text:p>
          </table:table-cell>
          <table:table-cell table:number-columns-repeated="252"/>
        </table:table-row>
        <table:table-row table:style-name="ro1">
          <table:table-cell office:value-type="string">
            <text:p>ཚེ་རིང་རྣམ་དྲུག</text:p>
          </table:table-cell>
          <table:table-cell office:value-type="string">
            <text:p>/tshe ring nam dru</text:p>
          </table:table-cell>
          <table:table-cell office:value-type="string">
            <text:p>(མིང་)</text:p>
          </table:table-cell>
          <table:table-cell office:value-type="string">
            <text:p>ཚེ་རིང་དྲུག་སྐོ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ེ་རིལ།</text:p>
          </table:table-cell>
          <table:table-cell office:value-type="string">
            <text:p>/tshe ril</text:p>
          </table:table-cell>
          <table:table-cell office:value-type="string">
            <text:p>(མིང་)</text:p>
          </table:table-cell>
          <table:table-cell office:value-type="string">
            <text:p>ཚེ་རྫས་རིལ་བུ་ཚེ་དབང་གི་རྫས།</text:p>
          </table:table-cell>
          <table:table-cell table:number-columns-repeated="252"/>
        </table:table-row>
        <table:table-row table:style-name="ro1">
          <table:table-cell office:value-type="string">
            <text:p>ཚེ་ཤིང༌།</text:p>
          </table:table-cell>
          <table:table-cell office:value-type="string">
            <text:p>/tshe shing/</text:p>
          </table:table-cell>
          <table:table-cell office:value-type="string">
            <text:p>(མིང་)</text:p>
          </table:table-cell>
          <table:table-cell office:value-type="string">
            <text:p>༡ཚེ་གནས་པའི་ཤིང༌།༢ཚེ་གང་སྡོད་པའི་ཤིང་ཚུ།</text:p>
          </table:table-cell>
          <table:table-cell table:number-columns-repeated="252"/>
        </table:table-row>
        <table:table-row table:style-name="ro1">
          <table:table-cell office:value-type="string">
            <text:p>ཚེ་སྲ།</text:p>
          </table:table-cell>
          <table:table-cell office:value-type="string">
            <text:p>/tshe sa/</text:p>
          </table:table-cell>
          <table:table-cell office:value-type="string">
            <text:p>(མིང་)</text:p>
          </table:table-cell>
          <table:table-cell office:value-type="string">
            <text:p>ཚེ་རིང་བའི་དོན།ཚེ་རིང་ནི།ཚེ་བརྟན་པ་ཅ་ལ་ག་ཅི་ཨིན་རུང་མེདཔ་མ་སོང་བར་སྡོད་པ་ཅིན་ཅ་ལ་འདི་ཚེ་སྲ་བས་གོ་འདི་ཚེ་སྲ་བས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ཚེ་སྲུང༌།</text:p>
          </table:table-cell>
          <table:table-cell office:value-type="string">
            <text:p>/tshe sung/</text:p>
          </table:table-cell>
          <table:table-cell office:value-type="string">
            <text:p>(བྱ་ཚིག་)</text:p>
          </table:table-cell>
          <table:table-cell office:value-type="string">
            <text:p>༡ཚེ་སྲུང་སྐྱོབས་འབད་ནི།༢ཚེ་སྲུང་སྨན་ཆུ་ཟེར་ཁ་ལས་འཐུང་དགོ་པའི་སྨན་ཆུ་ཅིག།</text:p>
          </table:table-cell>
          <table:table-cell table:number-columns-repeated="252"/>
        </table:table-row>
        <table:table-row table:style-name="ro1">
          <table:table-cell office:value-type="string">
            <text:p>ཚེ་སྲོག</text:p>
          </table:table-cell>
          <table:table-cell office:value-type="string">
            <text:p>/tshe so</text:p>
          </table:table-cell>
          <table:table-cell office:value-type="string">
            <text:p>(མིང་)</text:p>
          </table:table-cell>
          <table:table-cell office:value-type="string">
            <text:p>མི་མ་ཤི་བར་སྡོད་ཚུགས་པའི་རྟེན།ཚེ་སྲོག་བླ་གསུམ་ནང་བལྟ།</text:p>
          </table:table-cell>
          <table:table-cell table:number-columns-repeated="252"/>
        </table:table-row>
        <table:table-row table:style-name="ro1">
          <table:table-cell office:value-type="string">
            <text:p>ཚེ་སྲོག་བླ་གསུམ།</text:p>
          </table:table-cell>
          <table:table-cell office:value-type="string">
            <text:p>/tshe so la sum</text:p>
          </table:table-cell>
          <table:table-cell office:value-type="string">
            <text:p>(མིང་)</text:p>
          </table:table-cell>
          <table:table-cell office:value-type="string">
            <text:p>སེམས་ཅན་གྱི་རྟེན་གྱི་དབང་པོ་འཚོ་བར་བྱེད་པའི་རྐྱེན་དཀར་མེའི་མར་ཁུ་དང་ཅོག་འཐད་པའི་ཚེ་སྡོང་རས་དང་ཅོག་འཐད་པའི་བླ་མེ་ལྕེ་དང་འདྲ་བའི་སྲོག་གསུམ།</text:p>
          </table:table-cell>
          <table:table-cell table:number-columns-repeated="252"/>
        </table:table-row>
        <table:table-row table:style-name="ro1">
          <table:table-cell office:value-type="string">
            <text:p>ཚེ་བསོད།</text:p>
          </table:table-cell>
          <table:table-cell office:value-type="string">
            <text:p>/tshe soe/</text:p>
          </table:table-cell>
          <table:table-cell office:value-type="string">
            <text:p>(མིང་)</text:p>
          </table:table-cell>
          <table:table-cell office:value-type="string">
            <text:p>ཚེ་དང་བསོད་ནམས་ཀྱི་བསྡུས་ཚིགརང་གི་ཚེ་དང་དབང་ཐང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ེ་བསྲིང༌།</text:p>
          </table:table-cell>
          <table:table-cell office:value-type="string">
            <text:p>/tshe sing</text:p>
          </table:table-cell>
          <table:table-cell office:value-type="string">
            <text:p>(བྱ་ཚིག་)</text:p>
          </table:table-cell>
          <table:table-cell office:value-type="string">
            <text:p>ཚེ་རིང་དུ་གཏ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ེ་ཧེ་མ།</text:p>
          </table:table-cell>
          <table:table-cell office:value-type="string">
            <text:p>/tshe he ma/</text:p>
          </table:table-cell>
          <table:table-cell office:value-type="string">
            <text:p>(དུས་ཀྱི་ཁྱད་ཚིག་)</text:p>
          </table:table-cell>
          <table:table-cell office:value-type="string">
            <text:p>སྐྱེ་བ་ཧེ་མ་གི་དུས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ཚེ་ལྷ་རྣམ་གསུམ།</text:p>
          </table:table-cell>
          <table:table-cell office:value-type="string">
            <text:p>/tshe ha nam sum/</text:p>
          </table:table-cell>
          <table:table-cell office:value-type="string">
            <text:p>(མིང་)</text:p>
          </table:table-cell>
          <table:table-cell office:value-type="string">
            <text:p>སངས་རྒྱས་ཚེ་དཔག་མེད་སྒྲོལ་དཀར་གཙུག་ཏོར་རྣམ་རྒྱལ་མ་གསུམ།</text:p>
          </table:table-cell>
          <table:table-cell table:number-columns-repeated="252"/>
        </table:table-row>
        <table:table-row table:style-name="ro1">
          <table:table-cell office:value-type="string">
            <text:p>ཚེག</text:p>
          </table:table-cell>
          <table:table-cell office:value-type="string">
            <text:p>/tshe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ཡི་གུ་གི་ཚ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ེམ།</text:p>
          </table:table-cell>
          <table:table-cell office:value-type="string">
            <text:p>/tshem/</text:p>
          </table:table-cell>
          <table:table-cell office:value-type="string">
            <text:p>(མིང་)</text:p>
          </table:table-cell>
          <table:table-cell office:value-type="string">
            <text:p>གོ་ལ་བཙེམ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ེམ་སྐུད།</text:p>
          </table:table-cell>
          <table:table-cell office:value-type="string">
            <text:p>/tshem kue/</text:p>
          </table:table-cell>
          <table:table-cell office:value-type="string">
            <text:p>(མིང་)</text:p>
          </table:table-cell>
          <table:table-cell office:value-type="string">
            <text:p>གོ་ལ་བཙེམ་ནི་གི་སྐུདཔ།</text:p>
          </table:table-cell>
          <table:table-cell table:number-columns-repeated="252"/>
        </table:table-row>
        <table:table-row table:style-name="ro1">
          <table:table-cell office:value-type="string">
            <text:p>ཚེམ་ཁང༌།</text:p>
          </table:table-cell>
          <table:table-cell office:value-type="string">
            <text:p>/tshem khang/</text:p>
          </table:table-cell>
          <table:table-cell office:value-type="string">
            <text:p>(མིང་)</text:p>
          </table:table-cell>
          <table:table-cell office:value-type="string">
            <text:p>ཚེམ་རྐྱབ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ཚེམ་ཁབ།</text:p>
          </table:table-cell>
          <table:table-cell office:value-type="string">
            <text:p>/tshem khab/</text:p>
          </table:table-cell>
          <table:table-cell office:value-type="string">
            <text:p>(མིང་)</text:p>
          </table:table-cell>
          <table:table-cell office:value-type="string">
            <text:p>༡ལག་ཚེམ་བརྐྱབ་ནི་གི་ཁབ།༢འཕྲུལ་ཚེམ་ཁབ།</text:p>
          </table:table-cell>
          <table:table-cell table:number-columns-repeated="252"/>
        </table:table-row>
        <table:table-row table:style-name="ro1">
          <table:table-cell office:value-type="string">
            <text:p>ཚེམ་འདྲུབས་མ།</text:p>
          </table:table-cell>
          <table:table-cell office:value-type="string">
            <text:p>/tshem drub ma/</text:p>
          </table:table-cell>
          <table:table-cell office:value-type="string">
            <text:p>(མིང་)</text:p>
          </table:table-cell>
          <table:table-cell office:value-type="string">
            <text:p>མཐོང་གྲོལ་དང་སྐུ་ཐང་ཚུ་གོས་ཆེན་གྱི་སྐུདཔ་སྣ་ཚོགས་སྤེལ་ཞིན་ན་བཙེམས་ཏེ་བཟོ་བ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ཚེམ་པ།</text:p>
          </table:table-cell>
          <table:table-cell office:value-type="string">
            <text:p>/tshem pa/</text:p>
          </table:table-cell>
          <table:table-cell office:value-type="string">
            <text:p>(མིང་)</text:p>
          </table:table-cell>
          <table:table-cell office:value-type="string">
            <text:p>ཚེམ་རྐྱབ་མི།</text:p>
          </table:table-cell>
          <table:table-cell table:number-columns-repeated="252"/>
        </table:table-row>
        <table:table-row table:style-name="ro1">
          <table:table-cell office:value-type="string">
            <text:p>ཚེམ་དཔོན།</text:p>
          </table:table-cell>
          <table:table-cell office:value-type="string">
            <text:p>/tshem poen/</text:p>
          </table:table-cell>
          <table:table-cell office:value-type="string">
            <text:p>(མིང་)</text:p>
          </table:table-cell>
          <table:table-cell office:value-type="string">
            <text:p>ཚེམ་བརྐྱབ་མནི་མཁས་མཆོག།</text:p>
          </table:table-cell>
          <table:table-cell table:number-columns-repeated="252"/>
        </table:table-row>
        <table:table-row table:style-name="ro1">
          <table:table-cell office:value-type="string">
            <text:p>ཚེམ་བཟོ།</text:p>
          </table:table-cell>
          <table:table-cell office:value-type="string">
            <text:p>/tshem zo/</text:p>
          </table:table-cell>
          <table:table-cell office:value-type="string">
            <text:p>(མིང་)</text:p>
          </table:table-cell>
          <table:table-cell office:value-type="string">
            <text:p>ཚེམ་བརྐྱབ་ནིའི་རིག་པ།</text:p>
          </table:table-cell>
          <table:table-cell table:number-columns-repeated="252"/>
        </table:table-row>
        <table:table-row table:style-name="ro1">
          <table:table-cell office:value-type="string">
            <text:p>ཚེམ་ཤིང༌།</text:p>
          </table:table-cell>
          <table:table-cell office:value-type="string">
            <text:p>/tshem shing/</text:p>
          </table:table-cell>
          <table:table-cell office:value-type="string">
            <text:p>(མིང་)</text:p>
          </table:table-cell>
          <table:table-cell office:value-type="string">
            <text:p>ལག་ཚེམ་རྐྱབ་ད་ཚེམ་བཟུང་མི་ཤིང་གིས་བཟོ་བཟོ་བའི་ཚེམ་ཤིང༌།</text:p>
          </table:table-cell>
          <table:table-cell table:number-columns-repeated="252"/>
        </table:table-row>
        <table:table-row table:style-name="ro1">
          <table:table-cell office:value-type="string">
            <text:p>ཚེམས།</text:p>
          </table:table-cell>
          <table:table-cell office:value-type="string">
            <text:p>/tshem/</text:p>
          </table:table-cell>
          <table:table-cell office:value-type="string">
            <text:p>(ཞེ་སའི་མིང་)</text:p>
          </table:table-cell>
          <table:table-cell office:value-type="string">
            <text:p>སོའི་ཞེ་ས་སངས་རྒྱས་ཀྱི་ཚེམས་ཚུ།</text:p>
          </table:table-cell>
          <table:table-cell table:number-columns-repeated="252"/>
        </table:table-row>
        <table:table-row table:style-name="ro1">
          <table:table-cell office:value-type="string">
            <text:p>ཚེམས་ཤིང༌།</text:p>
          </table:table-cell>
          <table:table-cell office:value-type="string">
            <text:p>/tshem shing/</text:p>
          </table:table-cell>
          <table:table-cell office:value-type="string">
            <text:p>(ཞེ་སའི་མིང་)</text:p>
          </table:table-cell>
          <table:table-cell office:value-type="string">
            <text:p>སོ་སློང་ནི་གི་ཤིང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ཚེར།</text:p>
          </table:table-cell>
          <table:table-cell office:value-type="string">
            <text:p>/tsher</text:p>
          </table:table-cell>
          <table:table-cell office:value-type="string">
            <text:p>(མིང་)</text:p>
          </table:table-cell>
          <table:table-cell office:value-type="string">
            <text:p>རྩང་ཡོད་པའི་ཤིང༌།</text:p>
          </table:table-cell>
          <table:table-cell table:number-columns-repeated="252"/>
        </table:table-row>
        <table:table-row table:style-name="ro1">
          <table:table-cell office:value-type="string">
            <text:p>ཚེར་སྔོན་མེ་ཏོག</text:p>
          </table:table-cell>
          <table:table-cell office:value-type="string">
            <text:p>/tshe ngoen me to</text:p>
          </table:table-cell>
          <table:table-cell office:value-type="string">
            <text:p>(མིང་)</text:p>
          </table:table-cell>
          <table:table-cell office:value-type="string">
            <text:p>འབྲུག་གི་རྒྱལ་ཡོངས་མེ་ཏོག།སྡོང་པོ་དང་འདབ་མ་གུ་རྩང་ཡོད་པའི་མེ་ཏོག་ཧོནམོ་སྨན་ནང་འགྱོ་མི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ཚེར་མ།</text:p>
          </table:table-cell>
          <table:table-cell office:value-type="string">
            <text:p>/tsher ma</text:p>
          </table:table-cell>
          <table:table-cell office:value-type="string">
            <text:p>(མིང་)</text:p>
          </table:table-cell>
          <table:table-cell office:value-type="string">
            <text:p>རྩང༌།</text:p>
          </table:table-cell>
          <table:table-cell table:number-columns-repeated="252"/>
        </table:table-row>
        <table:table-row table:style-name="ro1">
          <table:table-cell office:value-type="string">
            <text:p>ཚེར་ཤིང༌།</text:p>
          </table:table-cell>
          <table:table-cell office:value-type="string">
            <text:p>/tsher shing</text:p>
          </table:table-cell>
          <table:table-cell office:value-type="string">
            <text:p>(མིང་)</text:p>
          </table:table-cell>
          <table:table-cell office:value-type="string">
            <text:p>རྩང་གི་ཤིང༌།</text:p>
          </table:table-cell>
          <table:table-cell table:number-columns-repeated="252"/>
        </table:table-row>
        <table:table-row table:style-name="ro1">
          <table:table-cell office:value-type="string">
            <text:p>ཚེར་ལྷམ།</text:p>
          </table:table-cell>
          <table:table-cell office:value-type="string">
            <text:p>/tsher lhham</text:p>
          </table:table-cell>
          <table:table-cell office:value-type="string">
            <text:p>(མིང་)</text:p>
          </table:table-cell>
          <table:table-cell office:value-type="string">
            <text:p>ནགས་ཚལ་ནང་འགྱོཝ་ད་བཙུགས་ནིའི་ལྷམ།</text:p>
          </table:table-cell>
          <table:table-cell table:number-columns-repeated="252"/>
        </table:table-row>
        <table:table-row table:style-name="ro1">
          <table:table-cell office:value-type="string">
            <text:p>ཚེས།</text:p>
          </table:table-cell>
          <table:table-cell office:value-type="string">
            <text:p>/tshe/</text:p>
          </table:table-cell>
          <table:table-cell office:value-type="string">
            <text:p>(མིང་)</text:p>
          </table:table-cell>
          <table:table-cell office:value-type="string">
            <text:p>ཚེས་གྲངས་ཚེས་ཞག་ཚུ།</text:p>
          </table:table-cell>
          <table:table-cell table:number-columns-repeated="252"/>
        </table:table-row>
        <table:table-row table:style-name="ro1">
          <table:table-cell office:value-type="string">
            <text:p>ཚེས་གྲངས།</text:p>
          </table:table-cell>
          <table:table-cell office:value-type="string">
            <text:p>/tshe drang/</text:p>
          </table:table-cell>
          <table:table-cell office:value-type="string">
            <text:p>(མིང་)</text:p>
          </table:table-cell>
          <table:table-cell office:value-type="string">
            <text:p>ཚེས་གཅིག་ལས་གནམ་སྒང་ཚུ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ེས་བརྒྱད།</text:p>
          </table:table-cell>
          <table:table-cell office:value-type="string">
            <text:p>/tshe ge/</text:p>
          </table:table-cell>
          <table:table-cell office:value-type="string">
            <text:p>(མིང་)</text:p>
          </table:table-cell>
          <table:table-cell office:value-type="string">
            <text:p>ཟླཝ་ཡར་ངོ་གི་ཚེས་བརྒྱད།</text:p>
          </table:table-cell>
          <table:table-cell table:number-columns-repeated="252"/>
        </table:table-row>
        <table:table-row table:style-name="ro1">
          <table:table-cell office:value-type="string">
            <text:p>ཚེས་བཅུ།</text:p>
          </table:table-cell>
          <table:table-cell office:value-type="string">
            <text:p>/tshe cu/</text:p>
          </table:table-cell>
          <table:table-cell office:value-type="string">
            <text:p>(མིང་)</text:p>
          </table:table-cell>
          <table:table-cell office:value-type="string">
            <text:p>ཟླཝ་ཡར་ངོ་གི་ཚེས་བཅུ་ཐམ་ཟླ་རིམ་ཚེས་བཅུ་འདི་གུ་རུའི་དུས་ཆེན་ཨིན།ཡར་ངོའི་ཚེས་བཅུའི་དུས་སུ་དངོས་སུ་འབྱོན།།ཟེར་གསུངས་ཡོདཔ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ེས་བཟང༌།</text:p>
          </table:table-cell>
          <table:table-cell office:value-type="string">
            <text:p>/tshe zang/</text:p>
          </table:table-cell>
          <table:table-cell office:value-type="string">
            <text:p>(མིང་ཁྱད་)</text:p>
          </table:table-cell>
          <table:table-cell office:value-type="string">
            <text:p>དུས་ཚེས་བཟང་པོ་དཔེར་ན་ཉ་སྟོང་བརྒྱད་གསུམ་ཚུ།</text:p>
          </table:table-cell>
          <table:table-cell table:number-columns-repeated="252"/>
        </table:table-row>
        <table:table-row table:style-name="ro1">
          <table:table-cell office:value-type="string">
            <text:p>ཚོ།</text:p>
          </table:table-cell>
          <table:table-cell office:value-type="string">
            <text:p>/tsho/</text:p>
          </table:table-cell>
          <table:table-cell office:value-type="string">
            <text:p>(མིང་)</text:p>
          </table:table-cell>
          <table:table-cell office:value-type="string">
            <text:p>སྡེ་ལུངམ་གི་མིང༌།དཔེར་ན་མང་སྡེ་ཚོ་བཞི་ཝང་ཚོ་ཆེན་བརྒྱ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་ཁག</text:p>
          </table:table-cell>
          <table:table-cell office:value-type="string">
            <text:p>/tsho kha</text:p>
          </table:table-cell>
          <table:table-cell office:value-type="string">
            <text:p>(མིང་)</text:p>
          </table:table-cell>
          <table:table-cell office:value-type="string">
            <text:p>སྡེ་ཁགཚན་ཁག༣རུ་ཁག་ཚུ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་ཆེན་བརྒྱད།</text:p>
          </table:table-cell>
          <table:table-cell office:value-type="string">
            <text:p>/tsho chen ge/</text:p>
          </table:table-cell>
          <table:table-cell office:value-type="string">
            <text:p>(མིང་)</text:p>
          </table:table-cell>
          <table:table-cell office:value-type="string">
            <text:p>ཐིམ་ཕུག་རྫོང་ཁག་འོག་གི་རྒེད་འོག་བརྒྱད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ོ་མ་སྒརཔ།</text:p>
          </table:table-cell>
          <table:table-cell office:value-type="string">
            <text:p>/tsho ma gap</text:p>
          </table:table-cell>
          <table:table-cell office:value-type="string">
            <text:p>(མིང་)</text:p>
          </table:table-cell>
          <table:table-cell office:value-type="string">
            <text:p>འབོད་སྒར་པའ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ཚོགས།</text:p>
          </table:table-cell>
          <table:table-cell office:value-type="string">
            <text:p>/tsho</text:p>
          </table:table-cell>
          <table:table-cell office:value-type="string">
            <text:p>(མིང་)</text:p>
          </table:table-cell>
          <table:table-cell office:value-type="string">
            <text:p>༡ལེ་ཤ་སྤུངས་པའི་དོན།ཚོགས་འཚོགས་ནི།༢ཚོགས་བསགས་ནི།ཚོགས་ཕུལ་ནི།༣ཕྱི་རུའི་ལྟོ་ལུ་ཚོགས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ཚོགས་དཀྲུགས།</text:p>
          </table:table-cell>
          <table:table-cell office:value-type="string">
            <text:p>/tsho tru</text:p>
          </table:table-cell>
          <table:table-cell office:value-type="string">
            <text:p>(བྱ་ཚིག་)</text:p>
          </table:table-cell>
          <table:table-cell office:value-type="string">
            <text:p>སྡེ་དཀྲུག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ོགས་ཁག</text:p>
          </table:table-cell>
          <table:table-cell office:value-type="string">
            <text:p>/tsho kha</text:p>
          </table:table-cell>
          <table:table-cell office:value-type="string">
            <text:p>(མིང་)</text:p>
          </table:table-cell>
          <table:table-cell office:value-type="string">
            <text:p>ཚོགས་པ་ཁག་ལུ་གོ།སྡེ་ཁག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ཚོགས་ཁང༌།</text:p>
          </table:table-cell>
          <table:table-cell office:value-type="string">
            <text:p>/tsho khang</text:p>
          </table:table-cell>
          <table:table-cell office:value-type="string">
            <text:p>(མིང་)</text:p>
          </table:table-cell>
          <table:table-cell office:value-type="string">
            <text:p>ཚོགས་འཛོམས་གནང་སའི་ཁྱིམ།ཞལ་འཛོམས་ཁང་འདུ་ཁང་ཀུན་ར་རྒྱལ་ཡོངས་ཚོགས་འདུ་ཆེན་མོ་ཚོགས་སའི་འདུ་ཁང་སྦོམ་ཚུ།</text:p>
          </table:table-cell>
          <table:table-cell table:number-columns-repeated="252"/>
        </table:table-row>
        <table:table-row table:style-name="ro1">
          <table:table-cell office:value-type="string">
            <text:p>ཚོགས་འཁོར།</text:p>
          </table:table-cell>
          <table:table-cell office:value-type="string">
            <text:p>/tsho khor</text:p>
          </table:table-cell>
          <table:table-cell office:value-type="string">
            <text:p>(མིང་)</text:p>
          </table:table-cell>
          <table:table-cell office:value-type="string">
            <text:p>འདོད་ཡོན་ལྔ་དང་བཟའ་བཅའ་བཏུང་བའི་རྫས་ཚུ་ཟག་མེད་ཡེ་ཤེས་ཀྱི་བདུད་རྩིར་བྱིན་གྱིས་བརླབས་ཏེ་རྩ་བ་གསུམ་གྱི་ལྷ་ཚོགས་ལུ་མཆོད་པ་ཕུལ་ནི།རང་ལུས་གདན་གསུམ་ཚང་བའི་དཀྱིལ་འཁོར་ལུ་མཆོད་པའི་སྒོ་ལས་ཚོགས་གསག་ནི་གི་ཆོ་ག།</text:p>
          </table:table-cell>
          <table:table-cell table:number-columns-repeated="252"/>
        </table:table-row>
        <table:table-row table:style-name="ro1">
          <table:table-cell office:value-type="string">
            <text:p>ཚོགས་འགོཔ།</text:p>
          </table:table-cell>
          <table:table-cell office:value-type="string">
            <text:p>/tsho gop</text:p>
          </table:table-cell>
          <table:table-cell office:value-type="string">
            <text:p>(མིང་)</text:p>
          </table:table-cell>
          <table:table-cell office:value-type="string">
            <text:p>མི་ཚོགས་ས་གི་འགོ་དཔོན།མང་ཤོས་རང་ཆོ་ག་བདག་འཛིན་འཐབ་སྟེ་གནང་མི་གི་འགོ་དཔོན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ཚོགས་གླུ།</text:p>
          </table:table-cell>
          <table:table-cell office:value-type="string">
            <text:p>/tsho lu</text:p>
          </table:table-cell>
          <table:table-cell office:value-type="string">
            <text:p>(མིང་)</text:p>
          </table:table-cell>
          <table:table-cell office:value-type="string">
            <text:p>ཆོ་ག་ཚོགས་ཀྱི་དངོས་གྲུབ་གུ་ལྷོདཔ་ད་གུ་མ་འཐེན་ནི་ཡོད་མི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གས་རྒྱན།</text:p>
          </table:table-cell>
          <table:table-cell office:value-type="string">
            <text:p>/tsho gen</text:p>
          </table:table-cell>
          <table:table-cell office:value-type="string">
            <text:p>(མིང་)</text:p>
          </table:table-cell>
          <table:table-cell office:value-type="string">
            <text:p>སྤྱི་མི་དང་འཐུས་དཔོན་ཚུ་འཐུཝ་ད་རང་མོས་ཀྱི་ཐོག་ལས་བཙུགས་ནི་གི་འོས་ཤོག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གས་བརྒྱ།</text:p>
          </table:table-cell>
          <table:table-cell office:value-type="string">
            <text:p>/tsho ja</text:p>
          </table:table-cell>
          <table:table-cell office:value-type="string">
            <text:p>(མིང་ཁྱད་)</text:p>
          </table:table-cell>
          <table:table-cell office:value-type="string">
            <text:p>ལྷ་ལུ་ཚོགས་ལེ་ཤ་བཤམས་ཏེ་ཚོགས་མཆོད་ཀྱི་ཚིག་ཚར་བརྒྱ་ཐམས་པ་བསག་མི་ལུ་སླབ་ཨིན།ལྷ་མོ་ཚོགས་བརྒྱ་ཕུལ་ན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གས་ཆང༌།</text:p>
          </table:table-cell>
          <table:table-cell office:value-type="string">
            <text:p>/tsho chang</text:p>
          </table:table-cell>
          <table:table-cell office:value-type="string">
            <text:p>(མིང་)</text:p>
          </table:table-cell>
          <table:table-cell office:value-type="string">
            <text:p>ཚོགས་དང་གཅིག་ཁར་ཕུལ་ནིའི་ཆང༌།</text:p>
          </table:table-cell>
          <table:table-cell table:number-columns-repeated="252"/>
        </table:table-row>
        <table:table-row table:style-name="ro1">
          <table:table-cell office:value-type="string">
            <text:p>ཚོགས་ཆུང༌།</text:p>
          </table:table-cell>
          <table:table-cell office:value-type="string">
            <text:p>/tshog chung</text:p>
          </table:table-cell>
          <table:table-cell office:value-type="string">
            <text:p>(མིང་ཁྱད་)</text:p>
          </table:table-cell>
          <table:table-cell office:value-type="string">
            <text:p>འཚོགས་མི་གི་འཐུས་མིའི་གྲངས་འབོར་དང་འགན་དབང་ཆུང་སུ་འབད་མི་གི་ཚོགས་པ།</text:p>
          </table:table-cell>
          <table:table-cell table:number-columns-repeated="252"/>
        </table:table-row>
        <table:table-row table:style-name="ro1">
          <table:table-cell office:value-type="string">
            <text:p>ཚོགས་ཇ།</text:p>
          </table:table-cell>
          <table:table-cell office:value-type="string">
            <text:p>/tsho za</text:p>
          </table:table-cell>
          <table:table-cell office:value-type="string">
            <text:p>(མིང་)</text:p>
          </table:table-cell>
          <table:table-cell office:value-type="string">
            <text:p>༡ཆོ་ག་ཚོགས་ལུ་ལྷོདཔ་ད་དྲང་དགོ་པའི་ཇ་ལུ་ཚོགས་ཇ་བཙུགས་ཟེར་སླབ་འོང༌།༢མང་ཇ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ཚོགས་སྟོན།</text:p>
          </table:table-cell>
          <table:table-cell office:value-type="string">
            <text:p>/tsho toen</text:p>
          </table:table-cell>
          <table:table-cell office:value-type="string">
            <text:p>(མིང་)</text:p>
          </table:table-cell>
          <table:table-cell office:value-type="string">
            <text:p>འཆམ་མཐུནམ་གྱི་སྐུ་མགྲོན་ཚུ་ལུ་དགའ་དགའ་སྤྲོ་སྤྲོ་འབད་ཕྱི་རུ་གི་ཚོགས་དྲང་མི་འདི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གས་ཐེངས།</text:p>
          </table:table-cell>
          <table:table-cell office:value-type="string">
            <text:p>/tsho theng</text:p>
          </table:table-cell>
          <table:table-cell office:value-type="string">
            <text:p>(བྱེད་ཚིག་)</text:p>
          </table:table-cell>
          <table:table-cell office:value-type="string">
            <text:p>ཚོགས་པ་འཚོགས་གྲངས།ཚོགས་ཞུ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ོགས་དུང༌།</text:p>
          </table:table-cell>
          <table:table-cell office:value-type="string">
            <text:p>/tsho dung</text:p>
          </table:table-cell>
          <table:table-cell office:value-type="string">
            <text:p>(མིང་)</text:p>
          </table:table-cell>
          <table:table-cell office:value-type="string">
            <text:p>ཆོ་ག་གཏངམ་ད་འཕུ་མི་མཆོད་ཆ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ོགས་དྲང་ནི།</text:p>
          </table:table-cell>
          <table:table-cell office:value-type="string">
            <text:p>/tsho drang ni</text:p>
          </table:table-cell>
          <table:table-cell office:value-type="string">
            <text:p>(བྱ་ཚིག་)</text:p>
          </table:table-cell>
          <table:table-cell office:value-type="string">
            <text:p>ཕྱི་རུ་གི་ལྟོ་དྲངས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ཚོགས་གདན།</text:p>
          </table:table-cell>
          <table:table-cell office:value-type="string">
            <text:p>/tsho den</text:p>
          </table:table-cell>
          <table:table-cell office:value-type="string">
            <text:p>(མིང་)</text:p>
          </table:table-cell>
          <table:table-cell office:value-type="string">
            <text:p>༡གྲྭ་ཚང་དང་དགོན་སྡེ་ཚུ་ནང་བླམ་ཆོསཔ་ཚུ་གཅིག་ཁར་ཚོགས་པའི་སྐབས་ལུ་འཐིང་ནི་གི་གདན་བརྐྱང་གདན་རིངམོ།༢ལྷ་ལུ་ཚོགས་ཕུལཝ་ད་ཚོགས་ཀྱི་འོག་ལུ་འཐིང་ནིའི་ཁེབས།</text:p>
          </table:table-cell>
          <table:table-cell table:number-columns-repeated="252"/>
        </table:table-row>
        <table:table-row table:style-name="ro1">
          <table:table-cell office:value-type="string">
            <text:p>ཚོགས་བརྡ།</text:p>
          </table:table-cell>
          <table:table-cell office:value-type="string">
            <text:p>/tsho da</text:p>
          </table:table-cell>
          <table:table-cell office:value-type="string">
            <text:p>(མིང་)</text:p>
          </table:table-cell>
          <table:table-cell office:value-type="string">
            <text:p>༡དགེ་སློང་དང་སློབ་གྲྭཔ་ཚུ་འཛོམས་བཅུག་ནི་གི་བརྡ།རྒྱང་རྔ་དང་ཀྲིང་ཀྲི་བརྡུང་ནི་ཚུ་༢ལཱ་ཚགས་ཁར་མ་ཚུད་པར་གོང་མ་གིས་འོག་མ་ལུ་ཚོགས་བརྡ་གནང་ནི།དཔོན་དགོངསམ་ཁྲེལ་ཏེ་ང་ལུ་ཚོགས་བརྡ་གནང་ཡི་ཟེར་དོ་བཟུམ་ཚོགས་གཏམ་ཟེར་ཡང་འབྲི་སྲོལ་ཡོད།ཚོགས་བརྡ་ལུ་ཞེ་ས་ཞུཝ་ད་བཀའ་བཀྱོན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གས་འདུ།</text:p>
          </table:table-cell>
          <table:table-cell office:value-type="string">
            <text:p>/tshog du/</text:p>
          </table:table-cell>
          <table:table-cell office:value-type="string">
            <text:p>(མིང་)</text:p>
          </table:table-cell>
          <table:table-cell office:value-type="string">
            <text:p>འབྲུག་གི་རྒྱལ་ཡོངས་ཚོགས་འདུ་ཆེན་མོ།ཚོགས་འཛོམས་དང་དོན་འདྲ་ཚོགས་འདུའི་དྲུང་ཆེན་ཚུ།</text:p>
          </table:table-cell>
          <table:table-cell table:number-columns-repeated="252"/>
        </table:table-row>
        <table:table-row table:style-name="ro1">
          <table:table-cell office:value-type="string">
            <text:p>ཚོགས་སྡེ།</text:p>
          </table:table-cell>
          <table:table-cell office:value-type="string">
            <text:p>/tshog de/</text:p>
          </table:table-cell>
          <table:table-cell office:value-type="string">
            <text:p>(མིང་)</text:p>
          </table:table-cell>
          <table:table-cell office:value-type="string">
            <text:p>གཅིག་ཁར་ཚོགས་པའི་སྡེ།</text:p>
          </table:table-cell>
          <table:table-cell table:number-columns-repeated="252"/>
        </table:table-row>
        <table:table-row table:style-name="ro1">
          <table:table-cell office:value-type="string">
            <text:p>ཚོགས་པ།</text:p>
          </table:table-cell>
          <table:table-cell office:value-type="string">
            <text:p>/tshog pa/</text:p>
          </table:table-cell>
          <table:table-cell office:value-type="string">
            <text:p>(མིང་)</text:p>
          </table:table-cell>
          <table:table-cell office:value-type="string">
            <text:p>བསྟན་པའི་ཞབས་ཏོག་ཚོགས་པ་སྐྱིད་སྡུག་ཚོགས་པ་ཟེར་དོ་བཟུམ་ལུ་གནད་དོན་གཅིག་ལུ་བློ་སེམས་གཅིག་ཁར་མཐུན་ཞིན་ན་བཟོ་བའི་ཚོགས་པ་ཚུ།</text:p>
          </table:table-cell>
          <table:table-cell table:number-columns-repeated="252"/>
        </table:table-row>
        <table:table-row table:style-name="ro1">
          <table:table-cell office:value-type="string">
            <text:p>ཚོགས་དཔོན།</text:p>
          </table:table-cell>
          <table:table-cell office:value-type="string">
            <text:p>/tshog poen/</text:p>
          </table:table-cell>
          <table:table-cell office:value-type="string">
            <text:p>(མིང་)</text:p>
          </table:table-cell>
          <table:table-cell office:value-type="string">
            <text:p>འབྲུག་གི་རྒྱལ་ཡོངས་ཚོགས་འདུའི་མི་རྗེ་ཚོགས་དཔོན་ཟེར་དོ་བཟུམ་ཚོགས་པའི་དབུ་ཁྲིད།</text:p>
          </table:table-cell>
          <table:table-cell table:number-columns-repeated="252"/>
        </table:table-row>
        <table:table-row table:style-name="ro1">
          <table:table-cell office:value-type="string">
            <text:p>ཚོགས་ཕྲན།</text:p>
          </table:table-cell>
          <table:table-cell office:value-type="string">
            <text:p>/tshog thren/</text:p>
          </table:table-cell>
          <table:table-cell office:value-type="string">
            <text:p>(མིང་ཁྱད་)</text:p>
          </table:table-cell>
          <table:table-cell office:value-type="string">
            <text:p>ཚོགས་པ་ཆུང་ཀུ།</text:p>
          </table:table-cell>
          <table:table-cell table:number-columns-repeated="252"/>
        </table:table-row>
        <table:table-row table:style-name="ro1">
          <table:table-cell office:value-type="string">
            <text:p>ཚོགས་འབུམ།</text:p>
          </table:table-cell>
          <table:table-cell office:value-type="string">
            <text:p>/tsho bum/</text:p>
          </table:table-cell>
          <table:table-cell office:value-type="string">
            <text:p>(མིང་)</text:p>
          </table:table-cell>
          <table:table-cell office:value-type="string">
            <text:p>ལྷ་ལུ་ཚོགས་མཆོད་ཚར་འབུམ་བཏོན་མི་ལུ་སླབ་ཨིན།བསོད་ནམས་བསགས་ཐབས་ཀྱི་དགེ་རྩ་སྦོམ་ཤོ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གས་མི།</text:p>
          </table:table-cell>
          <table:table-cell office:value-type="string">
            <text:p>/tshog mi/</text:p>
          </table:table-cell>
          <table:table-cell office:value-type="string">
            <text:p>(མིང་)</text:p>
          </table:table-cell>
          <table:table-cell office:value-type="string">
            <text:p>འཐུས་མ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ོགས་མིང༌།</text:p>
          </table:table-cell>
          <table:table-cell office:value-type="string">
            <text:p>/tsho ming</text:p>
          </table:table-cell>
          <table:table-cell office:value-type="string">
            <text:p>(མིང་)</text:p>
          </table:table-cell>
          <table:table-cell office:value-type="string">
            <text:p>སྡེ་མིང༌།དཔེར་ན་དགེ་འདུནམ།དམག་མི་ཚུ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གས་གཙོ།</text:p>
          </table:table-cell>
          <table:table-cell office:value-type="string">
            <text:p>/tsho tso</text:p>
          </table:table-cell>
          <table:table-cell office:value-type="string">
            <text:p>(མིང་)</text:p>
          </table:table-cell>
          <table:table-cell office:value-type="string">
            <text:p>ཚོགས་སྡེའི་གཙོ་འཛིན།ཚོགས་དཔོན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ོགས་མི་ཚོགས།</text:p>
          </table:table-cell>
          <table:table-cell office:value-type="string">
            <text:p>/tsho mi tsho/</text:p>
          </table:table-cell>
          <table:table-cell office:value-type="string">
            <text:p>(མིང་)</text:p>
          </table:table-cell>
          <table:table-cell office:value-type="string">
            <text:p>༡ཚར་གཅིག་ཚོགས་མི་ཚོགས་རང་ཨིན།དེ་ལས་ཤུམ་ཚུད་རྙོ་ཟེར་དོ་བཟུམ།༢ཕུན་སུམ་ཚོགས་མི་ཚོགས་ཟེར་བ་ཅིན་ཧ་ཅང་གིས་ཕུན་སུམ་ཚོག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ོགས་འཛོམས།</text:p>
          </table:table-cell>
          <table:table-cell office:value-type="string">
            <text:p>/tshog dzom</text:p>
          </table:table-cell>
          <table:table-cell office:value-type="string">
            <text:p>(མིང་)</text:p>
          </table:table-cell>
          <table:table-cell office:value-type="string">
            <text:p>༡རྒྱལ་ཁབ་ཀྱི་འཐུས་མི་དང་སྐུ་ཚབ་ཚུ་གཅིག་ཁར་འཛོམས་པའི་བྱ་ཚིག་དང་མིང༌།</text:p>
          </table:table-cell>
          <table:table-cell table:number-columns-repeated="252"/>
        </table:table-row>
        <table:table-row table:style-name="ro1">
          <table:table-cell office:value-type="string">
            <text:p>ཚོགས་རྫས།</text:p>
          </table:table-cell>
          <table:table-cell office:value-type="string">
            <text:p>/tsho dze/</text:p>
          </table:table-cell>
          <table:table-cell office:value-type="string">
            <text:p>(མིང་)</text:p>
          </table:table-cell>
          <table:table-cell office:value-type="string">
            <text:p>ཚོགས་ཕུལ་ནི་གི་རྫས་ཤིང་འབྲས་ལ་སོགས་པ།</text:p>
          </table:table-cell>
          <table:table-cell table:number-columns-repeated="252"/>
        </table:table-row>
        <table:table-row table:style-name="ro1">
          <table:table-cell office:value-type="string">
            <text:p>ཚོགས་ཞིང༌།</text:p>
          </table:table-cell>
          <table:table-cell office:value-type="string">
            <text:p>/tsho zhing/</text:p>
          </table:table-cell>
          <table:table-cell office:value-type="string">
            <text:p>(མིང་)</text:p>
          </table:table-cell>
          <table:table-cell office:value-type="string">
            <text:p>སྐྱབས་འགྲོ་སེམས་བསྐྱེད་གཏངམ་ད་དང་ཚོགས་བསགས་ནི་གི་རྟེན་འབད་གསོལ་བཏབ་ནི་གི་ལྷ་ཚོགས།</text:p>
          </table:table-cell>
          <table:table-cell table:number-columns-repeated="252"/>
        </table:table-row>
        <table:table-row table:style-name="ro1">
          <table:table-cell office:value-type="string">
            <text:p>ཚོགས་ལམ།</text:p>
          </table:table-cell>
          <table:table-cell office:value-type="string">
            <text:p>/tshog lam/</text:p>
          </table:table-cell>
          <table:table-cell office:value-type="string">
            <text:p>(མིང་)</text:p>
          </table:table-cell>
          <table:table-cell office:value-type="string">
            <text:p>སངས་རྒྱས་ཀྱི་གོ་འཕང་འཐོབ་ནི་ལུ་ལམ་ལྔ་ཡོད་པའི་ནང་ལས་ལམ་དང་པ།</text:p>
          </table:table-cell>
          <table:table-cell table:number-columns-repeated="252"/>
        </table:table-row>
        <table:table-row table:style-name="ro1">
          <table:table-cell office:value-type="string">
            <text:p>ཚོགས་ཤ</text:p>
          </table:table-cell>
          <table:table-cell office:value-type="string">
            <text:p>/tsho sha/</text:p>
          </table:table-cell>
          <table:table-cell office:value-type="string">
            <text:p>(མིང་)</text:p>
          </table:table-cell>
          <table:table-cell office:value-type="string">
            <text:p>ཚོགས་འཁོར་གྱི་སྐབས་ལུ་ཚོགས་རྫས་འབད་བཤམ་པའི་ཤ།</text:p>
          </table:table-cell>
          <table:table-cell table:number-columns-repeated="252"/>
        </table:table-row>
        <table:table-row table:style-name="ro1">
          <table:table-cell office:value-type="string">
            <text:p>ཚོགས་གསག་གི་ཞིང་གསུམ།</text:p>
          </table:table-cell>
          <table:table-cell office:value-type="string">
            <text:p>/tsho sa gi zhing sum</text:p>
          </table:table-cell>
          <table:table-cell office:value-type="string">
            <text:p>(མིང་)</text:p>
          </table:table-cell>
          <table:table-cell office:value-type="string">
            <text:p>ཡོན་ཏན་གྱི་ཞིང་བླ་སློབ་ཕན་བཏགས་པའི་ཞིང་ཕམ་སྡུག་བསྔལ་གྱི་ཞིང་ནདཔ་གསུམ།</text:p>
          </table:table-cell>
          <table:table-cell table:number-columns-repeated="252"/>
        </table:table-row>
        <table:table-row table:style-name="ro1">
          <table:table-cell office:value-type="string">
            <text:p>ཚོགས་བསགས།</text:p>
          </table:table-cell>
          <table:table-cell office:value-type="string">
            <text:p>/tsho sa/</text:p>
          </table:table-cell>
          <table:table-cell office:value-type="string">
            <text:p>(བྱ་ཚིག་)</text:p>
          </table:table-cell>
          <table:table-cell office:value-type="string">
            <text:p>དགེ་བའི་ལས་བསགས་ཚར་བ།</text:p>
          </table:table-cell>
          <table:table-cell table:number-columns-repeated="252"/>
        </table:table-row>
        <table:table-row table:style-name="ro1">
          <table:table-cell office:value-type="string">
            <text:p>ཚོགས་ལྷམ།</text:p>
          </table:table-cell>
          <table:table-cell office:value-type="string">
            <text:p>/tshog lhham/</text:p>
          </table:table-cell>
          <table:table-cell office:value-type="string">
            <text:p>(མིང་)</text:p>
          </table:table-cell>
          <table:table-cell office:value-type="string">
            <text:p>རྟེན་འབྲེལ་བརྩི་སྐབས་བཙུགས་དགོ་པའི་ལྷམ།འཕྲུལ་ལྷམ་དཀར་ཅུང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ང༌།</text:p>
          </table:table-cell>
          <table:table-cell office:value-type="string">
            <text:p>/tshong/</text:p>
          </table:table-cell>
          <table:table-cell office:value-type="string">
            <text:p>(མིང་)</text:p>
          </table:table-cell>
          <table:table-cell office:value-type="string">
            <text:p>ཉོ་ཕུ་བཙོང་ཕུ་འཐབ་ནི་གི་ཚོང༌།</text:p>
          </table:table-cell>
          <table:table-cell table:number-columns-repeated="252"/>
        </table:table-row>
        <table:table-row table:style-name="ro1">
          <table:table-cell office:value-type="string">
            <text:p>ཚོང་བཀྲམ།</text:p>
          </table:table-cell>
          <table:table-cell office:value-type="string">
            <text:p>/tshong tram/</text:p>
          </table:table-cell>
          <table:table-cell office:value-type="string">
            <text:p>(བྱ་འདས་)</text:p>
          </table:table-cell>
          <table:table-cell office:value-type="string">
            <text:p>ཚོང་བཤམ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ཚོང་རྐྱབ།</text:p>
          </table:table-cell>
          <table:table-cell office:value-type="string">
            <text:p>/tshong cab/</text:p>
          </table:table-cell>
          <table:table-cell office:value-type="string">
            <text:p>(བྱ་ཚིག་)</text:p>
          </table:table-cell>
          <table:table-cell office:value-type="string">
            <text:p>ཉོ་ཚོང་འཐབ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ཚོང་ཁང༌།</text:p>
          </table:table-cell>
          <table:table-cell office:value-type="string">
            <text:p>/tshong khang/</text:p>
          </table:table-cell>
          <table:table-cell office:value-type="string">
            <text:p>(མིང་)</text:p>
          </table:table-cell>
          <table:table-cell office:value-type="string">
            <text:p>ཚོང་བཙོང་སའི་ཁྱིམ།ཚོང་ཁང་ཨང་དང་པ་ཚོང་ཁང་ཨང་གཉིས་པ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ཁེ།</text:p>
          </table:table-cell>
          <table:table-cell office:value-type="string">
            <text:p>/tshong khe/</text:p>
          </table:table-cell>
          <table:table-cell office:value-type="string">
            <text:p>(མིང་)</text:p>
          </table:table-cell>
          <table:table-cell office:value-type="string">
            <text:p>༡ཚོང་བརྐྱབས་པའི་ཁེ་སང༌།༢ཚོང་གི་གོང་ཁེ་ཏོག་ཏོ་ཡོདཔ།</text:p>
          </table:table-cell>
          <table:table-cell table:number-columns-repeated="252"/>
        </table:table-row>
        <table:table-row table:style-name="ro1">
          <table:table-cell office:value-type="string">
            <text:p>ཚོང་ཁྲལ།</text:p>
          </table:table-cell>
          <table:table-cell office:value-type="string">
            <text:p>/tshong threl/</text:p>
          </table:table-cell>
          <table:table-cell office:value-type="string">
            <text:p>(མིང་)</text:p>
          </table:table-cell>
          <table:table-cell office:value-type="string">
            <text:p>ཚོང་ལཱ་རྐྱབ་མི་ཚུ་གིས་ཕུལ་དགོ་པའི་ཚོང་གི་ཁྲལ།</text:p>
          </table:table-cell>
          <table:table-cell table:number-columns-repeated="252"/>
        </table:table-row>
        <table:table-row table:style-name="ro1">
          <table:table-cell office:value-type="string">
            <text:p>ཚོང་ཁྲོམ།</text:p>
          </table:table-cell>
          <table:table-cell office:value-type="string">
            <text:p>/tshong throm/</text:p>
          </table:table-cell>
          <table:table-cell office:value-type="string">
            <text:p>(མིང་)</text:p>
          </table:table-cell>
          <table:table-cell office:value-type="string">
            <text:p>ཚོང་བཙོང་ནི་ཡོད་པའི་ཁྲོམ་གྱ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ཚོང་གི་ལག་ཁྱེར།</text:p>
          </table:table-cell>
          <table:table-cell office:value-type="string">
            <text:p>/tshong gi la kher/</text:p>
          </table:table-cell>
          <table:table-cell office:value-type="string">
            <text:p>(མིང་)</text:p>
          </table:table-cell>
          <table:table-cell office:value-type="string">
            <text:p>ཚོང་རྐྱབ་ཆོག་པའི་ཆོག་ཐམས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གི་ལས་སྒོ།</text:p>
          </table:table-cell>
          <table:table-cell office:value-type="string">
            <text:p>/tshong gi le go/</text:p>
          </table:table-cell>
          <table:table-cell office:value-type="string">
            <text:p>(མིང་)</text:p>
          </table:table-cell>
          <table:table-cell office:value-type="string">
            <text:p>རྒྱ་ཚོང་བོད་ཚོང་འཐོན་པའི་ས་གོ།དང་ཕུགས་ཀྱི་ལས་སྒོ་ཕག་རི་དང་གུ་ཏ་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ང་རྒྱུག</text:p>
          </table:table-cell>
          <table:table-cell office:value-type="string">
            <text:p>/tshong ju</text:p>
          </table:table-cell>
          <table:table-cell office:value-type="string">
            <text:p>(བྱ་ཁྱད་)</text:p>
          </table:table-cell>
          <table:table-cell office:value-type="string">
            <text:p>ཚོང་ཉོ་མི་ཡོདཔ།</text:p>
          </table:table-cell>
          <table:table-cell table:number-columns-repeated="252"/>
        </table:table-row>
        <table:table-row table:style-name="ro1">
          <table:table-cell office:value-type="string">
            <text:p>ཚོང་གྲུ།</text:p>
          </table:table-cell>
          <table:table-cell office:value-type="string">
            <text:p>/tshong dru/</text:p>
          </table:table-cell>
          <table:table-cell office:value-type="string">
            <text:p>(མིང་)</text:p>
          </table:table-cell>
          <table:table-cell office:value-type="string">
            <text:p>ཚོང་དོས་འབག་མི་གི་གྲུ།</text:p>
          </table:table-cell>
          <table:table-cell table:number-columns-repeated="252"/>
        </table:table-row>
        <table:table-row table:style-name="ro1">
          <table:table-cell office:value-type="string">
            <text:p>ཚོང་བསྒྱུར།</text:p>
          </table:table-cell>
          <table:table-cell office:value-type="string">
            <text:p>/tshong jur</text:p>
          </table:table-cell>
          <table:table-cell office:value-type="string">
            <text:p>(མིང་)</text:p>
          </table:table-cell>
          <table:table-cell office:value-type="string">
            <text:p>ཚོང་རྐྱབ་ནི།ཚོང་ལུ་བསྒྱུར་ནི།ཁེ་སྒྱུར་ལྷག་ནི།</text:p>
          </table:table-cell>
          <table:table-cell table:number-columns-repeated="252"/>
        </table:table-row>
        <table:table-row table:style-name="ro1">
          <table:table-cell office:value-type="string">
            <text:p>ཚོང་ཆང༌།</text:p>
          </table:table-cell>
          <table:table-cell office:value-type="string">
            <text:p>/tshong chang/</text:p>
          </table:table-cell>
          <table:table-cell office:value-type="string">
            <text:p>(མིང་)</text:p>
          </table:table-cell>
          <table:table-cell office:value-type="string">
            <text:p>ཚོང་བརྐྱབས་ཚར་ཞིན་ན་ཉོ་མི་དང་བཙོང་མི་སྦུག་ན་བཙུགས་ཏེ་འཐུང་མི་ལེགས་ཆང༌།</text:p>
          </table:table-cell>
          <table:table-cell table:number-columns-repeated="252"/>
        </table:table-row>
        <table:table-row table:style-name="ro1">
          <table:table-cell office:value-type="string">
            <text:p>ཚོང་ཆས།</text:p>
          </table:table-cell>
          <table:table-cell office:value-type="string">
            <text:p>/tshong che/</text:p>
          </table:table-cell>
          <table:table-cell office:value-type="string">
            <text:p>(མིང་)</text:p>
          </table:table-cell>
          <table:table-cell office:value-type="string">
            <text:p>ཚོང་བཙོང་ནིའི་ཅ་ལ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ཆིངས།</text:p>
          </table:table-cell>
          <table:table-cell office:value-type="string">
            <text:p>/tshong ching/</text:p>
          </table:table-cell>
          <table:table-cell office:value-type="string">
            <text:p>(མིང་)</text:p>
          </table:table-cell>
          <table:table-cell office:value-type="string">
            <text:p>ཚོང་གི་དོན་ལུ་བཟོ་བའི་ཡི་གུ་གན་རྒྱ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རྟགས།</text:p>
          </table:table-cell>
          <table:table-cell office:value-type="string">
            <text:p>/tshong ta/</text:p>
          </table:table-cell>
          <table:table-cell office:value-type="string">
            <text:p>(མིང་)</text:p>
          </table:table-cell>
          <table:table-cell office:value-type="string">
            <text:p>ཚོང་རིགས་མ་འདྲ་བའི་ངོ་རྟགས།ཚོང་གི་ལས་རྟགས།</text:p>
          </table:table-cell>
          <table:table-cell table:number-columns-repeated="252"/>
        </table:table-row>
        <table:table-row table:style-name="ro1">
          <table:table-cell office:value-type="string">
            <text:p>ཚོང་སྟོན།</text:p>
          </table:table-cell>
          <table:table-cell office:value-type="string">
            <text:p>/tshong toen/</text:p>
          </table:table-cell>
          <table:table-cell office:value-type="string">
            <text:p>(མིང་)</text:p>
          </table:table-cell>
          <table:table-cell office:value-type="string">
            <text:p>ཚོང་མ་འདྲཝ་ཚུ་གི་འགྲེམས་སྟོན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ཚོང་དང་བཟོ་གྲྭ།</text:p>
          </table:table-cell>
          <table:table-cell office:value-type="string">
            <text:p>/tshong dang zo dra/</text:p>
          </table:table-cell>
          <table:table-cell office:value-type="string">
            <text:p>(མིང་)</text:p>
          </table:table-cell>
          <table:table-cell office:value-type="string">
            <text:p>ཚོང་རིགས་དང་བཟོ་གྲྭའི་རིགས་གཅིག་ཁར་བསྡུས་ཏེ་སླབ་པའི་ཚིག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ང་དུས།</text:p>
          </table:table-cell>
          <table:table-cell office:value-type="string">
            <text:p>/tshong due/</text:p>
          </table:table-cell>
          <table:table-cell office:value-type="string">
            <text:p>(མིང་)</text:p>
          </table:table-cell>
          <table:table-cell office:value-type="string">
            <text:p>དམིགས་བསལ་གྱི་དུས་ཚོད་སོ་སོར་ཚོང་རྐྱབ་ནི་གི་དུས།དཔེར་ན་བསམ་གྲུབ་ལྗོངས་མཁར་གྱི་ཚོང་དུས།གཟའ་ཟླ་བའི་ཚོང་དུ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ང་འདུས།</text:p>
          </table:table-cell>
          <table:table-cell office:value-type="string">
            <text:p>/tshong due</text:p>
          </table:table-cell>
          <table:table-cell office:value-type="string">
            <text:p>(མིང་)</text:p>
          </table:table-cell>
          <table:table-cell office:value-type="string">
            <text:p>སྤ་རོ་ཚོང་འདུས་ཟེར་དོ་བཟུམ་ཚོང་པ་ཚུ་འཛོམས་སའི་ས་གོ།</text:p>
          </table:table-cell>
          <table:table-cell table:number-columns-repeated="252"/>
        </table:table-row>
        <table:table-row table:style-name="ro1">
          <table:table-cell office:value-type="string">
            <text:p>ཚོང་འདུས་འགྲོན་པོ།</text:p>
          </table:table-cell>
          <table:table-cell office:value-type="string">
            <text:p>/tshong due droen po/</text:p>
          </table:table-cell>
          <table:table-cell office:value-type="string">
            <text:p>(མིང་)</text:p>
          </table:table-cell>
          <table:table-cell office:value-type="string">
            <text:p>ཚོང་བརྐྱབ་ནི་དང་བཙོང་ནིའི་དོན་ལུ་འགྱོ་མི་འགྲུལ་པ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སྡེ།</text:p>
          </table:table-cell>
          <table:table-cell office:value-type="string">
            <text:p>/tshong de/</text:p>
          </table:table-cell>
          <table:table-cell office:value-type="string">
            <text:p>(མིང་)</text:p>
          </table:table-cell>
          <table:table-cell office:value-type="string">
            <text:p>ཚོང་གི་སྡེ་ཚན།ཚོང་ལས་ཀྱི་སྡེ།</text:p>
          </table:table-cell>
          <table:table-cell table:number-columns-repeated="252"/>
        </table:table-row>
        <table:table-row table:style-name="ro1">
          <table:table-cell office:value-type="string">
            <text:p>ཚོང་པ།</text:p>
          </table:table-cell>
          <table:table-cell office:value-type="string">
            <text:p>/tshong pa/</text:p>
          </table:table-cell>
          <table:table-cell office:value-type="string">
            <text:p>(མིང་)</text:p>
          </table:table-cell>
          <table:table-cell office:value-type="string">
            <text:p>ཚོང་རྐྱབ་མི།</text:p>
          </table:table-cell>
          <table:table-cell table:number-columns-repeated="252"/>
        </table:table-row>
        <table:table-row table:style-name="ro1">
          <table:table-cell office:value-type="string">
            <text:p>ཚོང་དཔོན།</text:p>
          </table:table-cell>
          <table:table-cell office:value-type="string">
            <text:p>/tshong poen/</text:p>
          </table:table-cell>
          <table:table-cell office:value-type="string">
            <text:p>(མིང་)</text:p>
          </table:table-cell>
          <table:table-cell office:value-type="string">
            <text:p>ཚོང་བཙོང་མི་གཙོ་བོ།ཚོང་དཔོན་ནོར་བུ་བཟང་པོ་ཚོང་དཔོན་ཟླ་བ་བསམ་གྲུབ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ང་སྤྲུག</text:p>
          </table:table-cell>
          <table:table-cell office:value-type="string">
            <text:p>/tshong tru</text:p>
          </table:table-cell>
          <table:table-cell office:value-type="string">
            <text:p>(མིང་)</text:p>
          </table:table-cell>
          <table:table-cell office:value-type="string">
            <text:p>ཚོང་དཔོན་ལས་རོགས།ཚོང་གཡོག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ཚོང་འབྲེལ་ལས་འཛིན།</text:p>
          </table:table-cell>
          <table:table-cell office:value-type="string">
            <text:p>/tshong drel le dzin/</text:p>
          </table:table-cell>
          <table:table-cell office:value-type="string">
            <text:p>(མིང་)</text:p>
          </table:table-cell>
          <table:table-cell office:value-type="string">
            <text:p>ཚོང་དང་འབྲེལ་བའི་ལཱ་འབད་མི་གི་ལས་ཁུངས།</text:p>
          </table:table-cell>
          <table:table-cell table:number-columns-repeated="252"/>
        </table:table-row>
        <table:table-row table:style-name="ro1">
          <table:table-cell office:value-type="string">
            <text:p>ཚོང་རྩ།</text:p>
          </table:table-cell>
          <table:table-cell office:value-type="string">
            <text:p>/tshong tsa/</text:p>
          </table:table-cell>
          <table:table-cell office:value-type="string">
            <text:p>(མིང་)</text:p>
          </table:table-cell>
          <table:table-cell office:value-type="string">
            <text:p>ཚོང་བརྐྱབ་ནི་གི་མ་རྩ།</text:p>
          </table:table-cell>
          <table:table-cell table:number-columns-repeated="252"/>
        </table:table-row>
        <table:table-row table:style-name="ro1">
          <table:table-cell office:value-type="string">
            <text:p>ཚོང་རྩིས།</text:p>
          </table:table-cell>
          <table:table-cell office:value-type="string">
            <text:p>/tshong tsi/</text:p>
          </table:table-cell>
          <table:table-cell office:value-type="string">
            <text:p>(མིང་)</text:p>
          </table:table-cell>
          <table:table-cell office:value-type="string">
            <text:p>ཚོང་གི་མ་རྩ་དང་བསྟུན་པའི་ཁེ་དང་རྒུད་ཀྱི་རྩིས།ཚོང་མ་རྐྱབ་རྩིས་རྐྱ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ང་ཟོག</text:p>
          </table:table-cell>
          <table:table-cell office:value-type="string">
            <text:p>/tshong zo</text:p>
          </table:table-cell>
          <table:table-cell office:value-type="string">
            <text:p>(མིང་)</text:p>
          </table:table-cell>
          <table:table-cell office:value-type="string">
            <text:p>ཚོང་བཙོང་ནི་གི་ཅ་དངོས།</text:p>
          </table:table-cell>
          <table:table-cell table:number-columns-repeated="252"/>
        </table:table-row>
        <table:table-row table:style-name="ro1">
          <table:table-cell office:value-type="string">
            <text:p>ཚོང་ཟོང༌།</text:p>
          </table:table-cell>
          <table:table-cell office:value-type="string">
            <text:p>/tshong zong/</text:p>
          </table:table-cell>
          <table:table-cell office:value-type="string">
            <text:p>(མིང་)</text:p>
          </table:table-cell>
          <table:table-cell office:value-type="string">
            <text:p>ཚོང་བཙོང་ནི་གི་ཟོང་ཆ་དང་དངོས་པོ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ཡིག</text:p>
          </table:table-cell>
          <table:table-cell office:value-type="string">
            <text:p>/tshong yig/</text:p>
          </table:table-cell>
          <table:table-cell office:value-type="string">
            <text:p>(མིང་)</text:p>
          </table:table-cell>
          <table:table-cell office:value-type="string">
            <text:p>ཚོང་ཉོ་ཐོ་དང་བཙོང་ཐོའི་ཡིག་ཆ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གཡོག</text:p>
          </table:table-cell>
          <table:table-cell office:value-type="string">
            <text:p>/tshong yog/</text:p>
          </table:table-cell>
          <table:table-cell office:value-type="string">
            <text:p>(མིང་)</text:p>
          </table:table-cell>
          <table:table-cell office:value-type="string">
            <text:p>ཚོང་དཔོན་གྱི་གཡོག་རྒྱུག་མི།</text:p>
          </table:table-cell>
          <table:table-cell table:number-columns-repeated="252"/>
        </table:table-row>
        <table:table-row table:style-name="ro1">
          <table:table-cell office:value-type="string">
            <text:p>ཚོང་ར།</text:p>
          </table:table-cell>
          <table:table-cell office:value-type="string">
            <text:p>/tshong ra/</text:p>
          </table:table-cell>
          <table:table-cell office:value-type="string">
            <text:p>(མིང་)</text:p>
          </table:table-cell>
          <table:table-cell office:value-type="string">
            <text:p>ཚོང་བཙོང་ས་དང་ཉོ་ས་ཚོང་གི་དོན་ལུ་མི་འཛོམས་ས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རོགས།</text:p>
          </table:table-cell>
          <table:table-cell office:value-type="string">
            <text:p>/tshong ro</text:p>
          </table:table-cell>
          <table:table-cell office:value-type="string">
            <text:p>(མིང་)</text:p>
          </table:table-cell>
          <table:table-cell office:value-type="string">
            <text:p>ཚོང་གཅིག་ཁར་རྐྱབ་མི་ཆ་རོགས།</text:p>
          </table:table-cell>
          <table:table-cell table:number-columns-repeated="252"/>
        </table:table-row>
        <table:table-row table:style-name="ro1">
          <table:table-cell office:value-type="string">
            <text:p>ཚོང་ལམ།</text:p>
          </table:table-cell>
          <table:table-cell office:value-type="string">
            <text:p>/tshong lam/</text:p>
          </table:table-cell>
          <table:table-cell office:value-type="string">
            <text:p>(མིང་)</text:p>
          </table:table-cell>
          <table:table-cell office:value-type="string">
            <text:p>༡རྒྱལ་ཁབ་དང་རྒྱལ་ཁབ་ཀྱི་བར་ན་ཚོང་འབྲེལ་འཐབ་སའི་རྒྱུན་ལམ།༢ཕྱི་བཙོང་དང་ནང་འདྲེན་འཐབ་སའི་རྒྱལ་ཁབ་ཚུ།</text:p>
          </table:table-cell>
          <table:table-cell table:number-columns-repeated="252"/>
        </table:table-row>
        <table:table-row table:style-name="ro1">
          <table:table-cell office:value-type="string">
            <text:p>ཚོང་ཤག</text:p>
          </table:table-cell>
          <table:table-cell office:value-type="string">
            <text:p>/tshong sha</text:p>
          </table:table-cell>
          <table:table-cell office:value-type="string">
            <text:p>(མིང་)</text:p>
          </table:table-cell>
          <table:table-cell office:value-type="string">
            <text:p>༡ཚོང་བཙོང་སའི་ཁྱིམ།༢ཚོང་རྐྱབ་མིའི་ཆ་རོགས།</text:p>
          </table:table-cell>
          <table:table-cell table:number-columns-repeated="252"/>
        </table:table-row>
        <table:table-row table:style-name="ro1">
          <table:table-cell office:value-type="string">
            <text:p>ཚོང་ལས།</text:p>
          </table:table-cell>
          <table:table-cell office:value-type="string">
            <text:p>/tshong le/</text:p>
          </table:table-cell>
          <table:table-cell office:value-type="string">
            <text:p>(མིང་)</text:p>
          </table:table-cell>
          <table:table-cell office:value-type="string">
            <text:p>ཉོ་ཚོང་འཐབ་ནི་གི་ལཱ།</text:p>
          </table:table-cell>
          <table:table-cell table:number-columns-repeated="252"/>
        </table:table-row>
        <table:table-row table:style-name="ro1">
          <table:table-cell office:value-type="string">
            <text:p>ཚོང་བཤལ།</text:p>
          </table:table-cell>
          <table:table-cell office:value-type="string">
            <text:p>/tshong she</text:p>
          </table:table-cell>
          <table:table-cell office:value-type="string">
            <text:p>(བྱ་ཚིག)</text:p>
          </table:table-cell>
          <table:table-cell office:value-type="string">
            <text:p>ཚོང་ཟོང་ཚུ་ཁྲོམ་དང་གཡུས་ཚན་བཤལ་ཏེ་བཙོང་མི་དང་བཤལ་ཏེ་ཉོ་མི།</text:p>
          </table:table-cell>
          <table:table-cell table:number-columns-repeated="252"/>
        </table:table-row>
        <table:table-row table:style-name="ro1">
          <table:table-cell office:value-type="string">
            <text:p>ཚོད།</text:p>
          </table:table-cell>
          <table:table-cell office:value-type="string">
            <text:p>/tshoe/</text:p>
          </table:table-cell>
          <table:table-cell office:value-type="string">
            <text:p>(མིང་)</text:p>
          </table:table-cell>
          <table:table-cell office:value-type="string">
            <text:p>རན་པའི་དུས་ཚོད།ལྟོ་ཟ་བའི་ཚོད་འོང༌།གཡུས་ཁར་ལྷོད་ལྷོད་པའི་ཚོད་འོང༌།ནཱ་ལྷོད་ནི་གི་ཚོད་ཅིག་སོང་ཡི་ཟེར་དོ་བཟུམ་སེམས་ཀྱིས་དཔག་པའི་ཚོད།</text:p>
          </table:table-cell>
          <table:table-cell table:number-columns-repeated="252"/>
        </table:table-row>
        <table:table-row table:style-name="ro1">
          <table:table-cell office:value-type="string">
            <text:p>ཚོད་ཁུ།</text:p>
          </table:table-cell>
          <table:table-cell office:value-type="string">
            <text:p>/tshoe khu/</text:p>
          </table:table-cell>
          <table:table-cell office:value-type="string">
            <text:p>(མིང་)</text:p>
          </table:table-cell>
          <table:table-cell office:value-type="string">
            <text:p>ཚོད་མའི་ཁུ་བའི་བསྡུ་ཚིག།</text:p>
          </table:table-cell>
          <table:table-cell table:number-columns-repeated="252"/>
        </table:table-row>
        <table:table-row table:style-name="ro1">
          <table:table-cell office:value-type="string">
            <text:p>ཚོད་གྱི།</text:p>
          </table:table-cell>
          <table:table-cell office:value-type="string">
            <text:p>/tshoe gi/</text:p>
          </table:table-cell>
          <table:table-cell office:value-type="string">
            <text:p>(མིང་)</text:p>
          </table:table-cell>
          <table:table-cell office:value-type="string">
            <text:p>ཐབ་ཚང་ནང་ཚོད་བསྲེ་བཏོག་ནིའི་ཀ་ཀྲ་ལ།</text:p>
          </table:table-cell>
          <table:table-cell table:number-columns-repeated="252"/>
        </table:table-row>
        <table:table-row table:style-name="ro1">
          <table:table-cell office:value-type="string">
            <text:p>ཚོད་བརྟག་དུས་ཡུན།</text:p>
          </table:table-cell>
          <table:table-cell office:value-type="string">
            <text:p>/tshoe ta due yuen</text:p>
          </table:table-cell>
          <table:table-cell office:value-type="string">
            <text:p>(མིང་)</text:p>
          </table:table-cell>
          <table:table-cell office:value-type="string">
            <text:p>ཉམས་ཚོད་བལྟ་བའི་བསྒང་གི་དུས་ཡུན།</text:p>
          </table:table-cell>
          <table:table-cell table:number-columns-repeated="252"/>
        </table:table-row>
        <table:table-row table:style-name="ro1">
          <table:table-cell office:value-type="string">
            <text:p>ཚོད་བལྟ།</text:p>
          </table:table-cell>
          <table:table-cell office:value-type="string">
            <text:p>/tshoe ta/</text:p>
          </table:table-cell>
          <table:table-cell office:value-type="string">
            <text:p>(བྱ་ཁྱད་)</text:p>
          </table:table-cell>
          <table:table-cell office:value-type="string">
            <text:p>ཕར་ལོགས་མ་འདི་ལུ་འབྱུང་ཁུངས་ཡོད་མེད་བལྟ་ནི།ཕོ་ཚོད་བལྟ་ནི།མེས་མེད་བསྐྱུར་ནི་ཚུ་ལུ་ཚོད་བལྟ་ཟེར་སླབ་འོང༌།ཁྱོད་ཀྱིས་ང་ལུ་ཚོད་ག་ཕྱད་རང་མ་བལྟ་སྨ་རེ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ད་མཐོང༌།</text:p>
          </table:table-cell>
          <table:table-cell office:value-type="string">
            <text:p>/tshoe thong/</text:p>
          </table:table-cell>
          <table:table-cell office:value-type="string">
            <text:p>(མིང)</text:p>
          </table:table-cell>
          <table:table-cell office:value-type="string">
            <text:p>༡ཕོག་ཚོད་མཐོང་བ།༢རང་གིས་ག་ཅི་འབད་འོང་ག་རོགས་ཀྱིས་ཧེ་མ་ལས་ཤེས་ཏེ་དེ་དང་བསྟུན་པའི་བྱ་སྤྱོད་སྒྲིག་མི་ལུ་ན་འཐན་རང་ཚོད་མཐོང་པའི་ལཱ་འབད་ནུག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ཚོད་སྡོར།</text:p>
          </table:table-cell>
          <table:table-cell office:value-type="string">
            <text:p>/tshoe dor</text:p>
          </table:table-cell>
          <table:table-cell office:value-type="string">
            <text:p>(མིང་)</text:p>
          </table:table-cell>
          <table:table-cell office:value-type="string">
            <text:p>ཚོད་མའི་ནང་བླུགས་ནི་གི་མར་དང་མར་ཁུ་ཚིལ་ལུ་ཚུ།</text:p>
          </table:table-cell>
          <table:table-cell table:number-columns-repeated="252"/>
        </table:table-row>
        <table:table-row table:style-name="ro1">
          <table:table-cell office:value-type="string">
            <text:p>ཚོད་དཔག</text:p>
          </table:table-cell>
          <table:table-cell office:value-type="string">
            <text:p>/tshoe pa</text:p>
          </table:table-cell>
          <table:table-cell office:value-type="string">
            <text:p>(བྱ་ཚིག་)</text:p>
          </table:table-cell>
          <table:table-cell office:value-type="string">
            <text:p>སེམས་ཀྱིས་ཕོག་ཚོད་དཔག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ཚོད་རྩིས།</text:p>
          </table:table-cell>
          <table:table-cell office:value-type="string">
            <text:p>/tshoe tsi/</text:p>
          </table:table-cell>
          <table:table-cell office:value-type="string">
            <text:p>(མིང་)</text:p>
          </table:table-cell>
          <table:table-cell office:value-type="string">
            <text:p>ཕོག་ཚོད་ཁར་བཀལ་ཏེ་བཏོན་པའི་རྩིས།</text:p>
          </table:table-cell>
          <table:table-cell table:number-columns-repeated="252"/>
        </table:table-row>
        <table:table-row table:style-name="ro1">
          <table:table-cell office:value-type="string">
            <text:p>ཚོད་རྩིས་གོང་ཚད།</text:p>
          </table:table-cell>
          <table:table-cell office:value-type="string">
            <text:p>/tshoe tsi gong tshe/</text:p>
          </table:table-cell>
          <table:table-cell office:value-type="string">
            <text:p>(མིང་)</text:p>
          </table:table-cell>
          <table:table-cell office:value-type="string">
            <text:p>གཏན་འབེབས་མིན་པར་ཕོག་ཚོད་ཁར་བཀལ་བའི་གོང་ཚད།</text:p>
          </table:table-cell>
          <table:table-cell table:number-columns-repeated="252"/>
        </table:table-row>
        <table:table-row table:style-name="ro1">
          <table:table-cell office:value-type="string">
            <text:p>ཚོད་ཞིང༌།</text:p>
          </table:table-cell>
          <table:table-cell office:value-type="string">
            <text:p>/tshoe zhing/</text:p>
          </table:table-cell>
          <table:table-cell office:value-type="string">
            <text:p>(མིང་)</text:p>
          </table:table-cell>
          <table:table-cell office:value-type="string">
            <text:p>ཚོད་མའི་བསྲེ་བཏབ་ནི་གི་ལྡུམ་ར།ཚོད་ཞིང་ནང་ཀེ་བ་བཙུགས་པར་འགྱོ་གེ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ད་ཤེས་པ།</text:p>
          </table:table-cell>
          <table:table-cell office:value-type="string">
            <text:p>/tshoe she pa/</text:p>
          </table:table-cell>
          <table:table-cell office:value-type="string">
            <text:p>(བྱ་ཁྱད་)</text:p>
          </table:table-cell>
          <table:table-cell office:value-type="string">
            <text:p>མཚམས་ཚོད་ཤེས་མི།</text:p>
          </table:table-cell>
          <table:table-cell table:number-columns-repeated="252"/>
        </table:table-row>
        <table:table-row table:style-name="ro1">
          <table:table-cell office:value-type="string">
            <text:p>ཚོད་ས།</text:p>
          </table:table-cell>
          <table:table-cell office:value-type="string">
            <text:p>/tshoe sa/</text:p>
          </table:table-cell>
          <table:table-cell office:value-type="string">
            <text:p>(མིང་)</text:p>
          </table:table-cell>
          <table:table-cell office:value-type="string">
            <text:p>ཚོད་བསྲེ་བཏབ་སའི་ས་ཞིང༌།ཚོད་ཞིང་ལྡུམ་ར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ོད་བསྲེ།</text:p>
          </table:table-cell>
          <table:table-cell office:value-type="string">
            <text:p>/tshoe se/</text:p>
          </table:table-cell>
          <table:table-cell office:value-type="string">
            <text:p>(མིང་)</text:p>
          </table:table-cell>
          <table:table-cell office:value-type="string">
            <text:p>ཚོད་མའི་ནང་བླུགས་ནི་གི་བསྲེ་ཨེ་མ་ལ་ཕུག་དོ་ལོམ་ཀ་ཀུར་ཤ་མུ་ཚུ།</text:p>
          </table:table-cell>
          <table:table-cell table:number-columns-repeated="252"/>
        </table:table-row>
        <table:table-row table:style-name="ro1">
          <table:table-cell office:value-type="string">
            <text:p>ཚོད་བསྲེ་ཁྲོམ།</text:p>
          </table:table-cell>
          <table:table-cell office:value-type="string">
            <text:p>/tshoe se throm/</text:p>
          </table:table-cell>
          <table:table-cell office:value-type="string">
            <text:p>(མིང་)</text:p>
          </table:table-cell>
          <table:table-cell office:value-type="string">
            <text:p>བདུན་རིམ་བཞིན་དུ་བཙུགས་མི་ཚོད་བསྲེ་བཙོང་སའི་ཁྲོམ།</text:p>
          </table:table-cell>
          <table:table-cell table:number-columns-repeated="252"/>
        </table:table-row>
        <table:table-row table:style-name="ro1">
          <table:table-cell office:value-type="string">
            <text:p>ཚོད་བསྲེ་ལྡུམ་ར།</text:p>
          </table:table-cell>
          <table:table-cell office:value-type="string">
            <text:p>/tshoe se dum ra/</text:p>
          </table:table-cell>
          <table:table-cell office:value-type="string">
            <text:p>(མིང་)</text:p>
          </table:table-cell>
          <table:table-cell office:value-type="string">
            <text:p>ཚོད་བསྲེ་བཙུག་ནིའི་ཚོད་ཞིང༌།</text:p>
          </table:table-cell>
          <table:table-cell table:number-columns-repeated="252"/>
        </table:table-row>
        <table:table-row table:style-name="ro1">
          <table:table-cell office:value-type="string">
            <text:p>ཚོདམ།</text:p>
          </table:table-cell>
          <table:table-cell office:value-type="string">
            <text:p>/tshoem/</text:p>
          </table:table-cell>
          <table:table-cell office:value-type="string">
            <text:p>(མིང་)</text:p>
          </table:table-cell>
          <table:table-cell office:value-type="string">
            <text:p>ལྟོ་དང་གཅིག་ཁར་ཟ་ནི་གི་ཚོདམ།ལྟོ་གི་སྦྲགས་ཚོདམ།</text:p>
          </table:table-cell>
          <table:table-cell table:number-columns-repeated="252"/>
        </table:table-row>
        <table:table-row table:style-name="ro1">
          <table:table-cell office:value-type="string">
            <text:p>ཚོན།</text:p>
          </table:table-cell>
          <table:table-cell office:value-type="string">
            <text:p>/tshoen/</text:p>
          </table:table-cell>
          <table:table-cell office:value-type="string">
            <text:p>(མིང་)</text:p>
          </table:table-cell>
          <table:table-cell office:value-type="string">
            <text:p>ཁ་དོག་དཀར་སེར་དམར་ལྗང་གི་ཚོན།ས་ཚོན་བཟང་ཚོན་བོད་ཚོན་ཚུ་རྒྱུའི་དབྱེ་བ་སོ་སོར་ཡོད།</text:p>
          </table:table-cell>
          <table:table-cell table:number-columns-repeated="252"/>
        </table:table-row>
        <table:table-row table:style-name="ro1">
          <table:table-cell office:value-type="string">
            <text:p>ཚོན་ཁྲ།</text:p>
          </table:table-cell>
          <table:table-cell office:value-type="string">
            <text:p>/tshoen thra/</text:p>
          </table:table-cell>
          <table:table-cell office:value-type="string">
            <text:p>(མིང་)</text:p>
          </table:table-cell>
          <table:table-cell office:value-type="string">
            <text:p>གཞི་གཅིག་ལུ་ཚོན་ལེ་ཤ་གི་ཁྲ་རྐྱབ་སྟ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ཚོན་ཁྲ་ཅནམ།</text:p>
          </table:table-cell>
          <table:table-cell office:value-type="string">
            <text:p>/tshoen thra cem/</text:p>
          </table:table-cell>
          <table:table-cell office:value-type="string">
            <text:p>(མིང་ཁྱད་)</text:p>
          </table:table-cell>
          <table:table-cell office:value-type="string">
            <text:p>ཚོན་གྱི་ཁྲ་ཡོད་པའི་དངོས་པོ།དཔེར་ན་སྒྲོམ་ཚོན་ཁྲ་ཅན་མའི་ནང་ལས་དཔའ་རྟགས་ཅིག་བཏོ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ན་གང༌།</text:p>
          </table:table-cell>
          <table:table-cell office:value-type="string">
            <text:p>/tshoen gang</text:p>
          </table:table-cell>
          <table:table-cell office:value-type="string">
            <text:p>(མིང་)</text:p>
          </table:table-cell>
          <table:table-cell office:value-type="string">
            <text:p>ཨམ་མཐེ་བོངམ་གི་བར་ཚིགས་ལས་སྤྱི་ཏོག་ཁ་ཚུན་གྱི་ཚད།</text:p>
          </table:table-cell>
          <table:table-cell table:number-columns-repeated="252"/>
        </table:table-row>
        <table:table-row table:style-name="ro1">
          <table:table-cell office:value-type="string">
            <text:p>ཚོན་གཏང༌།</text:p>
          </table:table-cell>
          <table:table-cell office:value-type="string">
            <text:p>/tshoen tang/</text:p>
          </table:table-cell>
          <table:table-cell office:value-type="string">
            <text:p>(བྱ་ཚིག་)</text:p>
          </table:table-cell>
          <table:table-cell office:value-type="string">
            <text:p>མཆོད་བཤམས་དང་ཁྱིམ་ལ་སོགས་པ་ལུ་ཚོན་བཏང་བ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ཚོན་མདངས།</text:p>
          </table:table-cell>
          <table:table-cell office:value-type="string">
            <text:p>/tshoen dang/</text:p>
          </table:table-cell>
          <table:table-cell office:value-type="string">
            <text:p>(མིང་)</text:p>
          </table:table-cell>
          <table:table-cell office:value-type="string">
            <text:p>ཚོན་གྱི་བཀྱག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ཚོན་མདོག</text:p>
          </table:table-cell>
          <table:table-cell office:value-type="string">
            <text:p>/tshoen do/</text:p>
          </table:table-cell>
          <table:table-cell office:value-type="string">
            <text:p>(མིང་)</text:p>
          </table:table-cell>
          <table:table-cell office:value-type="string">
            <text:p>ཚོན་དཀརཔོ་དམརཔོ་གནགཔོ་སྤྱིར་བཏང་གི་མིང་ཨིན།ཚོན་གྱི་ཁ་དོག།</text:p>
          </table:table-cell>
          <table:table-cell table:number-columns-repeated="252"/>
        </table:table-row>
        <table:table-row table:style-name="ro1">
          <table:table-cell office:value-type="string">
            <text:p>ཚོན་ལྡན།</text:p>
          </table:table-cell>
          <table:table-cell office:value-type="string">
            <text:p>/tshoen den/</text:p>
          </table:table-cell>
          <table:table-cell office:value-type="string">
            <text:p>(མིང་ཁྱད་)</text:p>
          </table:table-cell>
          <table:table-cell office:value-type="string">
            <text:p>ཚོན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ཚོན་པིར།</text:p>
          </table:table-cell>
          <table:table-cell office:value-type="string">
            <text:p>/tshoen pir</text:p>
          </table:table-cell>
          <table:table-cell office:value-type="string">
            <text:p>(མིང་)</text:p>
          </table:table-cell>
          <table:table-cell office:value-type="string">
            <text:p>ཚོན་གཏང་ནི་གི་པྱིར།</text:p>
          </table:table-cell>
          <table:table-cell table:number-columns-repeated="252"/>
        </table:table-row>
        <table:table-row table:style-name="ro1">
          <table:table-cell office:value-type="string">
            <text:p>ཚོན་ཕོར།</text:p>
          </table:table-cell>
          <table:table-cell office:value-type="string">
            <text:p>/tshoen pho/</text:p>
          </table:table-cell>
          <table:table-cell office:value-type="string">
            <text:p>(མིང་)</text:p>
          </table:table-cell>
          <table:table-cell office:value-type="string">
            <text:p>ཚོན་བཏུལ་ནི་གི་ཧོད།</text:p>
          </table:table-cell>
          <table:table-cell table:number-columns-repeated="252"/>
        </table:table-row>
        <table:table-row table:style-name="ro1">
          <table:table-cell office:value-type="string">
            <text:p>ཚོན་རྩི།</text:p>
          </table:table-cell>
          <table:table-cell office:value-type="string">
            <text:p>/tshoen tsi/</text:p>
          </table:table-cell>
          <table:table-cell office:value-type="string">
            <text:p>(མིང་)</text:p>
          </table:table-cell>
          <table:table-cell office:value-type="string">
            <text:p>ཚོན་གུ་བཏང་མི་བཀྲག་རྩི།</text:p>
          </table:table-cell>
          <table:table-cell table:number-columns-repeated="252"/>
        </table:table-row>
        <table:table-row table:style-name="ro1">
          <table:table-cell office:value-type="string">
            <text:p>ཚོན་རིགས།</text:p>
          </table:table-cell>
          <table:table-cell office:value-type="string">
            <text:p>/tshoen rig/</text:p>
          </table:table-cell>
          <table:table-cell office:value-type="string">
            <text:p>(མིང་)</text:p>
          </table:table-cell>
          <table:table-cell office:value-type="string">
            <text:p>ཚོས་གཞི་མ་འདྲ་བ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ཚོན་ལཱ།</text:p>
          </table:table-cell>
          <table:table-cell office:value-type="string">
            <text:p>/tshoen la/</text:p>
          </table:table-cell>
          <table:table-cell office:value-type="string">
            <text:p>(མིང་)</text:p>
          </table:table-cell>
          <table:table-cell office:value-type="string">
            <text:p>ཚོན་གཏང་ནིའི་ལཱ།</text:p>
          </table:table-cell>
          <table:table-cell table:number-columns-repeated="252"/>
        </table:table-row>
        <table:table-row table:style-name="ro1">
          <table:table-cell office:value-type="string">
            <text:p>ཚོམ།</text:p>
          </table:table-cell>
          <table:table-cell office:value-type="string">
            <text:p>/tshom/</text:p>
          </table:table-cell>
          <table:table-cell office:value-type="string">
            <text:p>(མིང་)</text:p>
          </table:table-cell>
          <table:table-cell office:value-type="string">
            <text:p>ཐག་མ་ཆོད་པའི་དོན།ཐེ་ཚོམ།ཚམ་ཚོམ་མེད་པར་རྒྱ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མ་མདོག</text:p>
          </table:table-cell>
          <table:table-cell office:value-type="string">
            <text:p>/tshom do</text:p>
          </table:table-cell>
          <table:table-cell office:value-type="string">
            <text:p>(མིང་)</text:p>
          </table:table-cell>
          <table:table-cell office:value-type="string">
            <text:p>གདོང་གི་ཚོམ་མདོག་ཟེར་མིའི་གདོང་གི་ཁུར་ཏོ་རང་བཞིན་གྱིས་དམརཔོ་སྦེ་ཡོད་མི་དང་ཚོ་དམརཔོ་དབུར་ཏེ་བཟོ་ནི་ཡང་ཡོད།བུམོ་འདི་ཚོམ་མདོག་ཤིག་ཤི་འད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མ་བུ།</text:p>
          </table:table-cell>
          <table:table-cell office:value-type="string">
            <text:p>/tshom bu/</text:p>
          </table:table-cell>
          <table:table-cell office:value-type="string">
            <text:p>(མིང་)</text:p>
          </table:table-cell>
          <table:table-cell office:value-type="string">
            <text:p>ཚོབ་ཚོབ་འབད་ཡོད་མི།མཎྜལ་ཚོམ་བུ་བཀོ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མས།</text:p>
          </table:table-cell>
          <table:table-cell office:value-type="string">
            <text:p>/tshom/</text:p>
          </table:table-cell>
          <table:table-cell office:value-type="string">
            <text:p>(མིང་)</text:p>
          </table:table-cell>
          <table:table-cell office:value-type="string">
            <text:p>༡ལེའུ་ཟེར་མི་དང་འདྲ་ཆེད་དུ་བརྗོད་པའི་ཚོམས་ལས་ཟེར་དོ་བཟུམ།༢ཚོམས་ཆེན་ནང་འཛོམས་ཟེར་བ་ཅིན་འདུ་ཁང་བཟུམ་ཅིག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ཚོར།</text:p>
          </table:table-cell>
          <table:table-cell office:value-type="string">
            <text:p>/tsho/</text:p>
          </table:table-cell>
          <table:table-cell office:value-type="string">
            <text:p>(བྱ་ཁྱད་)</text:p>
          </table:table-cell>
          <table:table-cell office:value-type="string">
            <text:p>༡ཕུང་པོ་ལྔའི་ནང་ལས་ཚོར་བའི་ཕུང་པོ་དང་༢གཉིད་ཚོར་ཟེར་བ་ཅིན་གཉིད་སད་པའི་དོན་ཨིན།༣ཚོར་མ་ཚོར་ཟེར་མི་ཚུ་ཤེས་མི་ཤེས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ཚོར་སྣང༌།</text:p>
          </table:table-cell>
          <table:table-cell office:value-type="string">
            <text:p>/tsho nang/</text:p>
          </table:table-cell>
          <table:table-cell office:value-type="string">
            <text:p>(བྱ་ཁྱད་)</text:p>
          </table:table-cell>
          <table:table-cell office:value-type="string">
            <text:p>སེམས་ཀྱི་དྲན་སྣང༌།</text:p>
          </table:table-cell>
          <table:table-cell table:number-columns-repeated="252"/>
        </table:table-row>
        <table:table-row table:style-name="ro1">
          <table:table-cell office:value-type="string">
            <text:p>ཚོར་བ།</text:p>
          </table:table-cell>
          <table:table-cell office:value-type="string">
            <text:p>/tshor wa</text:p>
          </table:table-cell>
          <table:table-cell office:value-type="string">
            <text:p>(མིང་)</text:p>
          </table:table-cell>
          <table:table-cell office:value-type="string">
            <text:p>༡རྟེན་འབྲེལ་བཅུ་གཉིས་ཀྱི་ནང་གསེས་གཅིག།༢སེམས་ཀྱིས་ཚོར་བ་ཤེས་པ་རིག་པ་ཚུ་དོན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ར་མ་ཚོར།</text:p>
          </table:table-cell>
          <table:table-cell office:value-type="string">
            <text:p>/tsho ma tsho</text:p>
          </table:table-cell>
          <table:table-cell office:value-type="string">
            <text:p>(བྱ་ཁྱད་)</text:p>
          </table:table-cell>
          <table:table-cell office:value-type="string">
            <text:p>ཤེས་མི་ཤེས།དྲན་མི་དྲན་ཚུ་དོན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ཚོལ།</text:p>
          </table:table-cell>
          <table:table-cell office:value-type="string">
            <text:p>/tshoel/</text:p>
          </table:table-cell>
          <table:table-cell office:value-type="string">
            <text:p>(བྱ་ཚིག་)</text:p>
          </table:table-cell>
          <table:table-cell office:value-type="string">
            <text:p>གཞན་ཁ་ལས་དངོས་པོ་འཚོལ་བའི་འདས་པ།དཔེར་ན་ཏི་རུ་ཧེ་མ་ལས་ཚོལ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ཚོལ་ཞིག</text:p>
          </table:table-cell>
          <table:table-cell office:value-type="string">
            <text:p>/tshoel zhi/</text:p>
          </table:table-cell>
          <table:table-cell office:value-type="string">
            <text:p>(བསྐུལ་ཚིག་)</text:p>
          </table:table-cell>
          <table:table-cell office:value-type="string">
            <text:p>ཁྱོད་ཀྱིས་ཅ་ལ་ཚུ་ཚོལ་ད་ཟེར་བའི་བ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ཚོས།</text:p>
          </table:table-cell>
          <table:table-cell office:value-type="string">
            <text:p>/tshoe</text:p>
          </table:table-cell>
          <table:table-cell office:value-type="string">
            <text:p>(མིང་)</text:p>
          </table:table-cell>
          <table:table-cell office:value-type="string">
            <text:p>༡ཚོན་གྱི་མིང༌།ཚོས་ཁ་ཚོས་གཞི་རྒྱ་ཚོས་ལ་སོགས་པ།༢ཆོས་སྐད་ལས་འཚོ་བའི་འདས་ཚིགཤ་ཚོས།ཤིང་འབྲས་ཚོས།</text:p>
          </table:table-cell>
          <table:table-cell table:number-columns-repeated="252"/>
        </table:table-row>
        <table:table-row table:style-name="ro1">
          <table:table-cell office:value-type="string">
            <text:p>ཚོས་འགྲིབ།</text:p>
          </table:table-cell>
          <table:table-cell office:value-type="string">
            <text:p>/tshoe drib/</text:p>
          </table:table-cell>
          <table:table-cell office:value-type="string">
            <text:p>(བྱ་ཚིག་)</text:p>
          </table:table-cell>
          <table:table-cell office:value-type="string">
            <text:p>གོ་ལ་གི་ཚོ་རང་བཞིན་གྱིས་འགྲིབ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ཚོས་རྙིང༌།</text:p>
          </table:table-cell>
          <table:table-cell office:value-type="string">
            <text:p>/tshoe nying</text:p>
          </table:table-cell>
          <table:table-cell office:value-type="string">
            <text:p>(མིང་)</text:p>
          </table:table-cell>
          <table:table-cell office:value-type="string">
            <text:p>གོ་ལ་འདི་ཚོས་རྙིང་གིས་བཟོ་བཟོཝ་ཨིན།ཚོས་གསར་མེན་ཟེར་དོ་བཟུམ།དང་ཕུགས་ལུགས་ཀྱི་ཚོས་རྐྱབ་ཐངས་ཀྱིས་བསྒྱུར་བའི་ཚོས་ཁ།</text:p>
          </table:table-cell>
          <table:table-cell table:number-columns-repeated="252"/>
        </table:table-row>
        <table:table-row table:style-name="ro1">
          <table:table-cell office:value-type="string">
            <text:p>ཚོས་མདོག</text:p>
          </table:table-cell>
          <table:table-cell office:value-type="string">
            <text:p>/tshoe dog</text:p>
          </table:table-cell>
          <table:table-cell office:value-type="string">
            <text:p>(མིང་)</text:p>
          </table:table-cell>
          <table:table-cell office:value-type="string">
            <text:p>ཚོས་གཞི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ཚོས་གཞི།</text:p>
          </table:table-cell>
          <table:table-cell office:value-type="string">
            <text:p>/tshoe zhi</text:p>
          </table:table-cell>
          <table:table-cell office:value-type="string">
            <text:p>(མིང་)</text:p>
          </table:table-cell>
          <table:table-cell office:value-type="string">
            <text:p>ཚོས་གཞི་དཀརཔོ་སེརཔོ་ཚུ་བཀྱག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ཚོས་ཡལ།</text:p>
          </table:table-cell>
          <table:table-cell office:value-type="string">
            <text:p>/tshoe yel</text:p>
          </table:table-cell>
          <table:table-cell office:value-type="string">
            <text:p>(མིང་)</text:p>
          </table:table-cell>
          <table:table-cell office:value-type="string">
            <text:p>ཚོས་འགྲི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ོས་ཡོལ།</text:p>
          </table:table-cell>
          <table:table-cell office:value-type="string">
            <text:p>/tshoe yoel</text:p>
          </table:table-cell>
          <table:table-cell office:value-type="string">
            <text:p>(མིང་)</text:p>
          </table:table-cell>
          <table:table-cell office:value-type="string">
            <text:p>ཚོས་ཡལ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ཚོས་གསར།</text:p>
          </table:table-cell>
          <table:table-cell office:value-type="string">
            <text:p>/tshoe sa</text:p>
          </table:table-cell>
          <table:table-cell office:value-type="string">
            <text:p>(མིང་)</text:p>
          </table:table-cell>
          <table:table-cell office:value-type="string">
            <text:p>ཚོས་རྙིང་མིན་པའི་ད་རེས་ནངས་པ་གི་ཚོས་གསརཔ།</text:p>
          </table:table-cell>
          <table:table-cell table:number-columns-repeated="252"/>
        </table:table-row>
        <table:table-row table:style-name="ro1">
          <table:table-cell office:value-type="string">
            <text:p>ཚྭ།</text:p>
          </table:table-cell>
          <table:table-cell office:value-type="string">
            <text:p>/tsha/</text:p>
          </table:table-cell>
          <table:table-cell office:value-type="string">
            <text:p>(མིང་)</text:p>
          </table:table-cell>
          <table:table-cell office:value-type="string">
            <text:p>ཚོད་མའི་ནང་བླུགས་ནི་གི་ཚྭ།</text:p>
          </table:table-cell>
          <table:table-cell table:number-columns-repeated="252"/>
        </table:table-row>
        <table:table-row table:style-name="ro1">
          <table:table-cell office:value-type="string">
            <text:p>ཚྭ་ཁ་བལྟ།</text:p>
          </table:table-cell>
          <table:table-cell office:value-type="string">
            <text:p>/tsha kha ta/</text:p>
          </table:table-cell>
          <table:table-cell office:value-type="string">
            <text:p>(བྱ་ཚིག་)</text:p>
          </table:table-cell>
          <table:table-cell office:value-type="string">
            <text:p>ཚྭའི་བྲོཝ་བལྟ་ནི།ཚོདམ་བཙོ་ཞིནམ་ལས་ཚྭ་ཀྲིག་ཀྲི་ཡོད་མེད་བལྟ་ནི།ཁྱོད་ཀྱིས་ཚོདམ་ཚྭ་ཁ་བལྟ་སྨ་རེ་ཟེར་སླབ་དོ་བཟུམ།ཚྭ་ཁ་བཟང་པས་ཟེར་བ་ཅིན་ཚྭ་མང་སོ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ྭ་ཁག</text:p>
          </table:table-cell>
          <table:table-cell office:value-type="string">
            <text:p>/tsha kha/</text:p>
          </table:table-cell>
          <table:table-cell office:value-type="string">
            <text:p>(མིང་)</text:p>
          </table:table-cell>
          <table:table-cell office:value-type="string">
            <text:p>ཚོད་མའི་ནང་ཚྭ་མང་པ་ཅིན་ཚྭ་བཟང་པས་ཚ་ཁག་པས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ཚྭ་ཁང༌།</text:p>
          </table:table-cell>
          <table:table-cell office:value-type="string">
            <text:p>/tsha khang/</text:p>
          </table:table-cell>
          <table:table-cell office:value-type="string">
            <text:p>(མིང་)</text:p>
          </table:table-cell>
          <table:table-cell office:value-type="string">
            <text:p>༡ཚྭ་བཞག་སའི་ཁྱིམ།༢ཚ་ཚ་བཞག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ཚྭ་ཁུ།</text:p>
          </table:table-cell>
          <table:table-cell office:value-type="string">
            <text:p>/tsha khu/</text:p>
          </table:table-cell>
          <table:table-cell office:value-type="string">
            <text:p>(མིང་ཁྱད་)</text:p>
          </table:table-cell>
          <table:table-cell office:value-type="string">
            <text:p>༡ཚྭའི་ཁུ་བ།༢ཚོད་མའི་ནང་ཚྭ་དྲགས་སོང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ྭ་ཁུག</text:p>
          </table:table-cell>
          <table:table-cell office:value-type="string">
            <text:p>/tsha khug</text:p>
          </table:table-cell>
          <table:table-cell office:value-type="string">
            <text:p>(མིང་)</text:p>
          </table:table-cell>
          <table:table-cell office:value-type="string">
            <text:p>ཚྭ་འདེག་སའི་རྐྱལ་ཅུང༌།</text:p>
          </table:table-cell>
          <table:table-cell table:number-columns-repeated="252"/>
        </table:table-row>
        <table:table-row table:style-name="ro1">
          <table:table-cell office:value-type="string">
            <text:p>ཚྭ་ཇ།</text:p>
          </table:table-cell>
          <table:table-cell office:value-type="string">
            <text:p>/tsha za/</text:p>
          </table:table-cell>
          <table:table-cell office:value-type="string">
            <text:p>(མིང་)</text:p>
          </table:table-cell>
          <table:table-cell office:value-type="string">
            <text:p>གུ་རམ་མིན་པར་ཚྭ་བླུགས་ཏེ་བཟོ་བའི་ཇ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ཚྭ་དྲགས།</text:p>
          </table:table-cell>
          <table:table-cell office:value-type="string">
            <text:p>/tsha dra/</text:p>
          </table:table-cell>
          <table:table-cell office:value-type="string">
            <text:p>(མིང་ཁྱད་)</text:p>
          </table:table-cell>
          <table:table-cell office:value-type="string">
            <text:p>ཚྭ་བླུགས་ནི་དྲགས་སོང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ཚྭ་བླུགས།</text:p>
          </table:table-cell>
          <table:table-cell office:value-type="string">
            <text:p>/tsha lug</text:p>
          </table:table-cell>
          <table:table-cell office:value-type="string">
            <text:p>(བྱ་ཚིག་)</text:p>
          </table:table-cell>
          <table:table-cell office:value-type="string">
            <text:p>ཚོདམ་དང་ཇ་ཚུ་གི་ནང་ཚྭ་བླུགས་ནི།</text:p>
          </table:table-cell>
          <table:table-cell table:number-columns-repeated="252"/>
        </table:table-row>
        <table:table-row table:style-name="ro1">
          <table:table-cell office:value-type="string">
            <text:p>ཚྭ་ཚོད་སྡོར།</text:p>
          </table:table-cell>
          <table:table-cell office:value-type="string">
            <text:p>/tsha tshoe do</text:p>
          </table:table-cell>
          <table:table-cell office:value-type="string">
            <text:p>(མིང་)</text:p>
          </table:table-cell>
          <table:table-cell office:value-type="string">
            <text:p>ཚོད་མའི་ནང་བླུགས་ནིའི་རྫས་ཚྭ་དང་མར།</text:p>
          </table:table-cell>
          <table:table-cell table:number-columns-repeated="252"/>
        </table:table-row>
        <table:table-row table:style-name="ro1">
          <table:table-cell office:value-type="string">
            <text:p>ཚྭ་ཚོང༌།</text:p>
          </table:table-cell>
          <table:table-cell office:value-type="string">
            <text:p>/tsha tshong/</text:p>
          </table:table-cell>
          <table:table-cell office:value-type="string">
            <text:p>(མིང་)</text:p>
          </table:table-cell>
          <table:table-cell office:value-type="string">
            <text:p>ཚྭ་ཉོ་བཙོང་འཐབ་པའི་ཚོང་གི་ལཱ།</text:p>
          </table:table-cell>
          <table:table-cell table:number-columns-repeated="252"/>
        </table:table-row>
        <table:table-row table:style-name="ro1">
          <table:table-cell office:value-type="string">
            <text:p>ཚྭ་བཞུ།</text:p>
          </table:table-cell>
          <table:table-cell office:value-type="string">
            <text:p>/tsha zhu/</text:p>
          </table:table-cell>
          <table:table-cell office:value-type="string">
            <text:p>(བྱ་ཚིག་)</text:p>
          </table:table-cell>
          <table:table-cell office:value-type="string">
            <text:p>ཚྭ་བཞུ་སྟེ་ཆུ་ལུ་འགྱུར་ནི།</text:p>
          </table:table-cell>
          <table:table-cell table:number-columns-repeated="252"/>
        </table:table-row>
        <table:table-row table:style-name="ro1">
          <table:table-cell office:value-type="string">
            <text:p>ཚྭ་བཟང༌།</text:p>
          </table:table-cell>
          <table:table-cell office:value-type="string">
            <text:p>/tsha zang/</text:p>
          </table:table-cell>
          <table:table-cell office:value-type="string">
            <text:p>(མིང་ཁྱད་)</text:p>
          </table:table-cell>
          <table:table-cell office:value-type="string">
            <text:p>ཇ་དང་ཚོདམ་ཚུ་གི་ནང་ཚྭ་མང་སོང་བའི་དོན་ཚོདམ་ཚྭ་བཟང་སོ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ང༌།</text:p>
          </table:table-cell>
          <table:table-cell office:value-type="string">
            <text:p>/tshang/</text:p>
          </table:table-cell>
          <table:table-cell office:value-type="string">
            <text:p>(མིང་)</text:p>
          </table:table-cell>
          <table:table-cell office:value-type="string">
            <text:p>སྐྱོན་གྱི་མིང༌།གདམ་ངག་གི་མཆོག་མཚང་ལ་རྒོལ་བ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ང་བཏོན།</text:p>
          </table:table-cell>
          <table:table-cell office:value-type="string">
            <text:p>/tshang toen/</text:p>
          </table:table-cell>
          <table:table-cell office:value-type="string">
            <text:p>(བྱ་ཚིག་)</text:p>
          </table:table-cell>
          <table:table-cell office:value-type="string">
            <text:p>སྐྱོན་བཏོན་ནི།མཚང་ནས་འབྲུས་ཤིང་ཚིག་ངན་སྨྲ་ན་ཡང༌།།ཟེར་གསུངས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ང་འབྲུ་བ།</text:p>
          </table:table-cell>
          <table:table-cell office:value-type="string">
            <text:p>/tshang dru wa/</text:p>
          </table:table-cell>
          <table:table-cell office:value-type="string">
            <text:p>(བྱ་ཚིག་)</text:p>
          </table:table-cell>
          <table:table-cell office:value-type="string">
            <text:p>སྐྱོན་སློ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ཚན།</text:p>
          </table:table-cell>
          <table:table-cell office:value-type="string">
            <text:p>/tshen/</text:p>
          </table:table-cell>
          <table:table-cell office:value-type="string">
            <text:p>(མིང་)</text:p>
          </table:table-cell>
          <table:table-cell office:value-type="string">
            <text:p>༡མིང་ལུ་ཞེ་ས་སྦྱར་བ་བླ་མའི་མཚན་དཔོན་གྱི་མཚན་ག་ཅི་ཞུཝ་སྨོ་ཟེར་དོ་བཟུམ་དང༌།༢ནུབ་མོ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ཚན་དགུང༌།</text:p>
          </table:table-cell>
          <table:table-cell office:value-type="string">
            <text:p>/tshen gung</text:p>
          </table:table-cell>
          <table:table-cell office:value-type="string">
            <text:p>(མིང་)</text:p>
          </table:table-cell>
          <table:table-cell office:value-type="string">
            <text:p>ནུབ་ཕྱེད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མཚན་བཅས།</text:p>
          </table:table-cell>
          <table:table-cell office:value-type="string">
            <text:p>/tshen ce/</text:p>
          </table:table-cell>
          <table:table-cell office:value-type="string">
            <text:p>(མིང་)</text:p>
          </table:table-cell>
          <table:table-cell office:value-type="string">
            <text:p>དམིགས་པ་དང་བཅས་པའི་དོན།མཚན་བཅས་ཀྱི་རྫོགས་རིམ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ན་ཉིད།</text:p>
          </table:table-cell>
          <table:table-cell office:value-type="string">
            <text:p>/tshen nyi</text:p>
          </table:table-cell>
          <table:table-cell office:value-type="string">
            <text:p>(མིང་)</text:p>
          </table:table-cell>
          <table:table-cell office:value-type="string">
            <text:p>མེའི་མཚན་ཉིད་ཚ་ཞིང་སྲེག་པ།ཆུའི་མཚན་ཉིད་བརླན་ཞིང་གཤེར་བ་ཨིན་དོ་བཟུམ།དངོས་པོའི་རང་བཞིན་མཚོན་པའི་གཞི།</text:p>
          </table:table-cell>
          <table:table-cell table:number-columns-repeated="252"/>
        </table:table-row>
        <table:table-row table:style-name="ro1">
          <table:table-cell office:value-type="string">
            <text:p>མཚན་ཉིད་མཁན་པོ།</text:p>
          </table:table-cell>
          <table:table-cell office:value-type="string">
            <text:p>/tshen nyi khen po/</text:p>
          </table:table-cell>
          <table:table-cell office:value-type="string">
            <text:p>(མིང་)་མཚན་ཉིད་གྲྭ་ཚང་གི་མཁན་པོ།</text:p>
          </table:table-cell>
          <table:table-cell table:number-columns-repeated="253"/>
        </table:table-row>
        <table:table-row table:style-name="ro1">
          <table:table-cell office:value-type="string">
            <text:p>མཚན་ཉིད་གྲྭ་ཚང༌།</text:p>
          </table:table-cell>
          <table:table-cell office:value-type="string">
            <text:p>/tshen nyi dra tshang/</text:p>
          </table:table-cell>
          <table:table-cell office:value-type="string">
            <text:p>(མིང་)</text:p>
          </table:table-cell>
          <table:table-cell office:value-type="string">
            <text:p>མཚན་ཉིད་པའི་དགེ་སློང་གི་སྡེ་བཞུགས་སའི་གྲྭ་ཚང༌།</text:p>
          </table:table-cell>
          <table:table-cell table:number-columns-repeated="252"/>
        </table:table-row>
        <table:table-row table:style-name="ro1">
          <table:table-cell office:value-type="string">
            <text:p>མཚན་ཉིད་ཐེག་པ།</text:p>
          </table:table-cell>
          <table:table-cell office:value-type="string">
            <text:p>/tshen nyi theg pa/</text:p>
          </table:table-cell>
          <table:table-cell office:value-type="string">
            <text:p>(མིང་)</text:p>
          </table:table-cell>
          <table:table-cell office:value-type="string">
            <text:p>སངས་རྒྱས་ཀྱི་ཆོས་ལུ་རྒྱུ་དང་འབྲས་བུའི་ཆོས་གཉིས་ལས་རྒྱུའི་ཐེག་པ།ཉན་ཐོས་རང་རྒྱལ་བྱང་སེམས་ཀྱི་འབྲས་བུ་ཐོབ་པའི་ཆོས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མཚན་ཉིད་རིག་པ།</text:p>
          </table:table-cell>
          <table:table-cell office:value-type="string">
            <text:p>/tshen nyi rig pa/</text:p>
          </table:table-cell>
          <table:table-cell office:value-type="string">
            <text:p>(མིང་)</text:p>
          </table:table-cell>
          <table:table-cell office:value-type="string">
            <text:p>ཚད་མ་རིག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ཚན་སྙན།</text:p>
          </table:table-cell>
          <table:table-cell office:value-type="string">
            <text:p>/tshen nyen/</text:p>
          </table:table-cell>
          <table:table-cell office:value-type="string">
            <text:p>(མིང་)</text:p>
          </table:table-cell>
          <table:table-cell office:value-type="string">
            <text:p>༡མཚན་དང་སྙན་གྲགས་ཀྱི་བསྡུས་ཚིག༢མིང་གཏམ་ག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མཚན་རྟགས།</text:p>
          </table:table-cell>
          <table:table-cell office:value-type="string">
            <text:p>/tshen tag</text:p>
          </table:table-cell>
          <table:table-cell office:value-type="string">
            <text:p>(མིང་)</text:p>
          </table:table-cell>
          <table:table-cell office:value-type="string">
            <text:p>༡ངོ་རྟགས་རྟགས་མཚན།༢ས་ཡིག་གི་ཞེ་ས།ཡིག་ཆ་ལུ་གཞུང་གི་མཚན་རྟགས་གནང་བཞག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ན་རྟགས་བཀོད།</text:p>
          </table:table-cell>
          <table:table-cell office:value-type="string">
            <text:p>/tshen ta koe/</text:p>
          </table:table-cell>
          <table:table-cell office:value-type="string">
            <text:p>(བྱ་ཚིག་)</text:p>
          </table:table-cell>
          <table:table-cell office:value-type="string">
            <text:p>ས་ཡིག་རྐྱབ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མཚན་ཐུབ།</text:p>
          </table:table-cell>
          <table:table-cell office:value-type="string">
            <text:p>/tshen thub/</text:p>
          </table:table-cell>
          <table:table-cell office:value-type="string">
            <text:p>(མིང་)</text:p>
          </table:table-cell>
          <table:table-cell office:value-type="string">
            <text:p>དཀར་མེ་མཚན་ཐུབ་ཟེར་ཀོངམ་གཅིག་གིས་ཉིནམ་གཅིག་དང་ནུབ་གཅིག་ཐུབ་མི།</text:p>
          </table:table-cell>
          <table:table-cell table:number-columns-repeated="252"/>
        </table:table-row>
        <table:table-row table:style-name="ro1">
          <table:table-cell office:value-type="string">
            <text:p>མཚན་ཐོ།</text:p>
          </table:table-cell>
          <table:table-cell office:value-type="string">
            <text:p>/tshen tho/</text:p>
          </table:table-cell>
          <table:table-cell office:value-type="string">
            <text:p>(མིང་)</text:p>
          </table:table-cell>
          <table:table-cell office:value-type="string">
            <text:p>མིང་ཐོ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མཚན་དོན།</text:p>
          </table:table-cell>
          <table:table-cell office:value-type="string">
            <text:p>/tshen doen/</text:p>
          </table:table-cell>
          <table:table-cell office:value-type="string">
            <text:p>(མིང་)</text:p>
          </table:table-cell>
          <table:table-cell office:value-type="string">
            <text:p>༡དཔེ་ཆ་གི་མཚན་གྱི་གོ་དོན།༢མཚན་དོན་མཐུན་པ་ཟེར་བ་ཅིན་ཕྱི་གི་མཚན་དང་ནང་ན་གི་དོན་མཐུན་ཚུགསཔ་འབད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ཚན་ལྡན།</text:p>
          </table:table-cell>
          <table:table-cell office:value-type="string">
            <text:p>/tshen den/</text:p>
          </table:table-cell>
          <table:table-cell office:value-type="string">
            <text:p>(མིང་ཁྱད་)</text:p>
          </table:table-cell>
          <table:table-cell office:value-type="string">
            <text:p>མཚན་ཉིད་དང་ལྡན་ཏོག་ཏོ།ཡང་དག་པ་མཚན་ལྡན་གྱི་བླ་མ་དགེ་བའི་བཤེས་གཉེ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ན་སྤར།</text:p>
          </table:table-cell>
          <table:table-cell office:value-type="string">
            <text:p>/tshen pa/</text:p>
          </table:table-cell>
          <table:table-cell office:value-type="string">
            <text:p>(མིང་)</text:p>
          </table:table-cell>
          <table:table-cell office:value-type="string">
            <text:p>དཀར་མེ་ནུབ་ཚདམ།ཉིན་ནུབ་གཅིག་ཐུབ་པའི་དཀར་མེ་ཀོང་བུ།མཚན་ཐུབ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མཚན་བྱང༌།</text:p>
          </table:table-cell>
          <table:table-cell office:value-type="string">
            <text:p>/tshen jang</text:p>
          </table:table-cell>
          <table:table-cell office:value-type="string">
            <text:p>(མིང་)</text:p>
          </table:table-cell>
          <table:table-cell office:value-type="string">
            <text:p>༡མི་ཤི་བའི་ཤུལ་ལུ་རྣམ་ཤེས་ཆགས་སའི་དམིགས་རྟེན་མིང་བྱང་གི་ཞེ་ས།༢མཚན་ཐོ་མ་ཡིག་ལུ་ཡང་ག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ཚན་མ།</text:p>
          </table:table-cell>
          <table:table-cell office:value-type="string">
            <text:p>/tshen ma/</text:p>
          </table:table-cell>
          <table:table-cell office:value-type="string">
            <text:p>(མིང་)</text:p>
          </table:table-cell>
          <table:table-cell office:value-type="string">
            <text:p>རྟགས་དང་མཚན་མ།ལྟས།</text:p>
          </table:table-cell>
          <table:table-cell table:number-columns-repeated="252"/>
        </table:table-row>
        <table:table-row table:style-name="ro1">
          <table:table-cell office:value-type="string">
            <text:p>མཚན་མ་རྫས།</text:p>
          </table:table-cell>
          <table:table-cell office:value-type="string">
            <text:p>/tshen ma dze/</text:p>
          </table:table-cell>
          <table:table-cell office:value-type="string">
            <text:p>(མིང་)</text:p>
          </table:table-cell>
          <table:table-cell office:value-type="string">
            <text:p>མཚོན་བྱ་དོན་གྱི་ཡེ་ཤེས་མཚོན་བྱེད་ཀྱི་རྟགས་དངོས་པོའི་རྫས་སུ་གྲུབ་པའི་ཡོ་བྱད་ཚུ།དཔེར་ན་མཚན་མ་རྫས་ཀྱི་ཕུར་བུ།</text:p>
          </table:table-cell>
          <table:table-cell table:number-columns-repeated="252"/>
        </table:table-row>
        <table:table-row table:style-name="ro1">
          <table:table-cell office:value-type="string">
            <text:p>མཚན་མིང༌།</text:p>
          </table:table-cell>
          <table:table-cell office:value-type="string">
            <text:p>/tshen ming/</text:p>
          </table:table-cell>
          <table:table-cell office:value-type="string">
            <text:p>(མིང་)</text:p>
          </table:table-cell>
          <table:table-cell office:value-type="string">
            <text:p>ཞེ་སའི་མཚན་དང་ཞེ་ས་མིན་པའི་མིང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མཚན་མེད།</text:p>
          </table:table-cell>
          <table:table-cell office:value-type="string">
            <text:p>/tshen me/</text:p>
          </table:table-cell>
          <table:table-cell office:value-type="string">
            <text:p>(མིང་)</text:p>
          </table:table-cell>
          <table:table-cell office:value-type="string">
            <text:p>དངོས་པོར་མ་གྲུབ་པའི་སྟོང་ཉིད་དཔེར་ན་མཚན་མེད་ཀྱི་རྫོགས་རི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ན་མེད་མ་ནིང༌།</text:p>
          </table:table-cell>
          <table:table-cell office:value-type="string">
            <text:p>/tshen me ma ning/</text:p>
          </table:table-cell>
          <table:table-cell office:value-type="string">
            <text:p>(མིང་)</text:p>
          </table:table-cell>
          <table:table-cell office:value-type="string">
            <text:p>མི་ཅིག་ལུ་ཕོ་རྟགས་དང་མོ་རྟགས་གཉིས་ཆ་ར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མཚན་ཙམ།</text:p>
          </table:table-cell>
          <table:table-cell office:value-type="string">
            <text:p>/tshen tsam/</text:p>
          </table:table-cell>
          <table:table-cell office:value-type="string">
            <text:p>(མིང་)</text:p>
          </table:table-cell>
          <table:table-cell office:value-type="string">
            <text:p>མཚན་རྐྱངམ་གཅིགདཔེར་ན་སངས་རྒྱས་ཀྱི་མཚན་ཙམ་བཟུང་བས་ངན་སོང་ལས་ཐར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ན་ཚད།</text:p>
          </table:table-cell>
          <table:table-cell office:value-type="string">
            <text:p>/tshen tshe/</text:p>
          </table:table-cell>
          <table:table-cell office:value-type="string">
            <text:p>(མིང་)</text:p>
          </table:table-cell>
          <table:table-cell office:value-type="string">
            <text:p>མཚན་གྱི་དུས་ཚོད་རིང་ཐུང་གི་ཚད།རྩིས་ལུགས་ཉིན་ཞག་བུབས་གཅིག་ལུ་ཆུ་ཚོད་༦༠བརྩི་ནི་ཡོདཔ་ད་ནམ་བྱཱར་གྱི་ཉིནམ་ལོགཔ་ད་མཚན་ཚད་ཐུང་ཤོས་ཆུ་ཚོད་༢༦དང་དགུན་གྱི་ཉིནམ་ལོགཔ་ད་མཚན་ཚད་རིང་ཤོས་ཆུ་ཚོད་༣༦འབད་བརྩི་དགོ།</text:p>
          </table:table-cell>
          <table:table-cell table:number-columns-repeated="252"/>
        </table:table-row>
        <table:table-row table:style-name="ro1">
          <table:table-cell office:value-type="string">
            <text:p>མཚན་འཛིན།</text:p>
          </table:table-cell>
          <table:table-cell office:value-type="string">
            <text:p>/tshen dzin/</text:p>
          </table:table-cell>
          <table:table-cell office:value-type="string">
            <text:p>(མིང་)</text:p>
          </table:table-cell>
          <table:table-cell office:value-type="string">
            <text:p>མཚན་ཐ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ཚན་གཞི།</text:p>
          </table:table-cell>
          <table:table-cell office:value-type="string">
            <text:p>/tshen zhi/</text:p>
          </table:table-cell>
          <table:table-cell office:value-type="string">
            <text:p>(མིང་)</text:p>
          </table:table-cell>
          <table:table-cell office:value-type="string">
            <text:p>༡མིང་བཏགས་ནི་གི་གཞི།༢རྟགས་མཚན་དེ་གིས་མཚོན་དུ་རུང་བའི་གཞི་དེ་ལུ་ཡང་མཚན་གཞི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མཚན་བཟང་པོ།</text:p>
          </table:table-cell>
          <table:table-cell office:value-type="string">
            <text:p>/tshen zang po/</text:p>
          </table:table-cell>
          <table:table-cell office:value-type="string">
            <text:p>(མིང་ཁྱད་)</text:p>
          </table:table-cell>
          <table:table-cell office:value-type="string">
            <text:p>མཚན་རྟགས་ལེགས་ཤོམ་མཚན་བཟང་པོ་སུམ་ཅུ་རྩ་གཉིས་དང་དཔེ་བྱད་བཟང་པོ་བརྒྱད་ཅུ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ན་གསོལ།</text:p>
          </table:table-cell>
          <table:table-cell office:value-type="string">
            <text:p>/tshen soel/</text:p>
          </table:table-cell>
          <table:table-cell office:value-type="string">
            <text:p>(བྱ་ཚིག་)</text:p>
          </table:table-cell>
          <table:table-cell office:value-type="string">
            <text:p>༡མིང་བཏགས་པའི་ཞེ་ས།༡བླམ་ལུ་མཚན་གསོལ་སྤྲུལ་སྐུ་ལུ་མཚན་གསོལ།༢མིང་སྟོན་དང་ཁྲི་འདོན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མཚམས།</text:p>
          </table:table-cell>
          <table:table-cell office:value-type="string">
            <text:p>/tsham/</text:p>
          </table:table-cell>
          <table:table-cell office:value-type="string">
            <text:p>(མིང་)</text:p>
          </table:table-cell>
          <table:table-cell office:value-type="string">
            <text:p>ཡུལ་དུས་དངོས་པོའི་བར་མཚམས་དཔེར་ན་ས་མཚམས་རྡོ་མཚམས་དཔེ་མཚམས་ཐུན་མཚམས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མཚམས་ཁང༌།</text:p>
          </table:table-cell>
          <table:table-cell office:value-type="string">
            <text:p>/tsham khang/</text:p>
          </table:table-cell>
          <table:table-cell office:value-type="string">
            <text:p>(མིང་)</text:p>
          </table:table-cell>
          <table:table-cell office:value-type="string">
            <text:p>ཕྱི་ལུས་ཀྱི་གཡེང་བ་དང་འདུ་འཛི་ལས་མཚམས་བཅད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མཚམས་རྒྱགས།</text:p>
          </table:table-cell>
          <table:table-cell office:value-type="string">
            <text:p>/tsham ja/</text:p>
          </table:table-cell>
          <table:table-cell office:value-type="string">
            <text:p>(མིང་)</text:p>
          </table:table-cell>
          <table:table-cell office:value-type="string">
            <text:p>མཚམས་བཅདཔ་ད་ཟ་ནི་གི་ལྟོ་རྒྱགས།</text:p>
          </table:table-cell>
          <table:table-cell table:number-columns-repeated="252"/>
        </table:table-row>
        <table:table-row table:style-name="ro1">
          <table:table-cell office:value-type="string">
            <text:p>མཚམས་བརྒལ།</text:p>
          </table:table-cell>
          <table:table-cell office:value-type="string">
            <text:p>/tsham gel/</text:p>
          </table:table-cell>
          <table:table-cell office:value-type="string">
            <text:p>(བྱ་འདས)</text:p>
          </table:table-cell>
          <table:table-cell office:value-type="string">
            <text:p>བར་ནའི་མཚམས་ལས་བརྒལ་བའི་བྱ་འདས།</text:p>
          </table:table-cell>
          <table:table-cell table:number-columns-repeated="252"/>
        </table:table-row>
        <table:table-row table:style-name="ro1">
          <table:table-cell office:value-type="string">
            <text:p>མཚམས་བརྒྱད།</text:p>
          </table:table-cell>
          <table:table-cell office:value-type="string">
            <text:p>/tsham ge/</text:p>
          </table:table-cell>
          <table:table-cell office:value-type="string">
            <text:p>(མིང་)</text:p>
          </table:table-cell>
          <table:table-cell office:value-type="string">
            <text:p>ཕྱོགས་བཞི་མཚམས་བརྒྱད་ཟེར་དོ་བཟུམ།ཤར་ལྷོ་ནུབ་བྱང་གི་ཕྱོགས་བཞི་དང་ཤར་ལྷོ་ལྷོ་ནུབ་ནུབ་བྱང་བྱང་ཤར་བཞི་དང་བརྒྱད།</text:p>
          </table:table-cell>
          <table:table-cell table:number-columns-repeated="252"/>
        </table:table-row>
        <table:table-row table:style-name="ro1">
          <table:table-cell office:value-type="string">
            <text:p>མཚམས་བཅད།</text:p>
          </table:table-cell>
          <table:table-cell office:value-type="string">
            <text:p>/tsham ce/</text:p>
          </table:table-cell>
          <table:table-cell office:value-type="string">
            <text:p>(བྱ་ཚིག་)</text:p>
          </table:table-cell>
          <table:table-cell office:value-type="string">
            <text:p>༡བར་མཚམས་བཅད་ནི་དང་ས་མཚམས་བཅད་ནི།རྡོ་མཚམས་བཅད་ནི།༢ཕྱི་ནང་གསང་གསུམ་གྱི་སྐུ་མཚམས་བཅད་ནི།</text:p>
          </table:table-cell>
          <table:table-cell table:number-columns-repeated="252"/>
        </table:table-row>
        <table:table-row table:style-name="ro1">
          <table:table-cell office:value-type="string">
            <text:p>མཚམས་ཆད་པ།</text:p>
          </table:table-cell>
          <table:table-cell office:value-type="string">
            <text:p>/tsham che pa/</text:p>
          </table:table-cell>
          <table:table-cell office:value-type="string">
            <text:p>(བྱ་ཚིག་)</text:p>
          </table:table-cell>
          <table:table-cell office:value-type="string">
            <text:p>༡རྒྱུན་ཆད་པ།འབྲེལ་བ་ཆད་པ།༢བར་ནའི་མཚམས་རང་བཞིན་གྱིས་ཆད་སོང་སོངམ།</text:p>
          </table:table-cell>
          <table:table-cell table:number-columns-repeated="252"/>
        </table:table-row>
        <table:table-row table:style-name="ro1">
          <table:table-cell office:value-type="string">
            <text:p>མཚམས་འཇོག</text:p>
          </table:table-cell>
          <table:table-cell office:value-type="string">
            <text:p>/tsham dzog</text:p>
          </table:table-cell>
          <table:table-cell office:value-type="string">
            <text:p>(མིང་/བྱེད་ཚིག་)</text:p>
          </table:table-cell>
          <table:table-cell office:value-type="string">
            <text:p>བར་མཚམས་བཞག་པའི་མིང་དང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མཚམས་ཐོ།</text:p>
          </table:table-cell>
          <table:table-cell office:value-type="string">
            <text:p>/tsham tho/</text:p>
          </table:table-cell>
          <table:table-cell office:value-type="string">
            <text:p>(མིང་)</text:p>
          </table:table-cell>
          <table:table-cell office:value-type="string">
            <text:p>༡མཚམས་བཅདཔ་ད་སྒོ་ཁར་ཐོ་བྱང་བཀལ་མི་དང་༢བར་ན་གི་མཚམས་རྡོ་ཚུ།</text:p>
          </table:table-cell>
          <table:table-cell table:number-columns-repeated="252"/>
        </table:table-row>
        <table:table-row table:style-name="ro1">
          <table:table-cell office:value-type="string">
            <text:p>མཚམས་འདག་འབྱར།</text:p>
          </table:table-cell>
          <table:table-cell office:value-type="string">
            <text:p>/tsham da jar</text:p>
          </table:table-cell>
          <table:table-cell office:value-type="string">
            <text:p>(མིང་)</text:p>
          </table:table-cell>
          <table:table-cell office:value-type="string">
            <text:p>ནང་ན་མཚམས་པ་བཞུགས་ཏེ་སྒོ་འདག་འབྱར་རྐྱབ་སྟེ་ཐོན་ས་མེད་པར་བཟོ་བའི་མཚམས་དམ་མཚམས།</text:p>
          </table:table-cell>
          <table:table-cell table:number-columns-repeated="252"/>
        </table:table-row>
        <table:table-row table:style-name="ro1">
          <table:table-cell office:value-type="string">
            <text:p>མཚམས་པ།</text:p>
          </table:table-cell>
          <table:table-cell office:value-type="string">
            <text:p>/tsham pa/</text:p>
          </table:table-cell>
          <table:table-cell office:value-type="string">
            <text:p>(མིང་)</text:p>
          </table:table-cell>
          <table:table-cell office:value-type="string">
            <text:p>ལུས་ངག་ཡིད་གསུམ་ལྷ་སྔགས་ཏིང་ངེ་འཛིན་གྱི་མཚམས་ལས་མི་འདའ་བའི་མཚམས་བཅད་མི།ཐུན་བཏང་མི་རྣལ་འབྱོར་པ།</text:p>
          </table:table-cell>
          <table:table-cell table:number-columns-repeated="252"/>
        </table:table-row>
        <table:table-row table:style-name="ro1">
          <table:table-cell office:value-type="string">
            <text:p>མཚམས་སྦྱོར།</text:p>
          </table:table-cell>
          <table:table-cell office:value-type="string">
            <text:p>/tsham jor/</text:p>
          </table:table-cell>
          <table:table-cell office:value-type="string">
            <text:p>(བྱ་ཁྱད་)</text:p>
          </table:table-cell>
          <table:table-cell office:value-type="string">
            <text:p>༡ཚིག་སྔ་ཕྱི་གཉིས་ཀྱི་མཚམས་སྦྱོར་ནི།༢ཤིང་མཐུད་ནི།གོ་ལ་མཐུད་ནི།༣མི་གཉིས་ཀྱི་བར་ན་མཐུན་འབྲེལ་བཟོ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མཚམས་མེད།</text:p>
          </table:table-cell>
          <table:table-cell office:value-type="string">
            <text:p>/tsham me/</text:p>
          </table:table-cell>
          <table:table-cell office:value-type="string">
            <text:p>(མིང་ཁྱད་)</text:p>
          </table:table-cell>
          <table:table-cell office:value-type="string">
            <text:p>བར་ན་ལུ་མཚམས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མཚམས་མེད་ལྔ།</text:p>
          </table:table-cell>
          <table:table-cell office:value-type="string">
            <text:p>/tsham me nga/</text:p>
          </table:table-cell>
          <table:table-cell office:value-type="string">
            <text:p>(མིང་)</text:p>
          </table:table-cell>
          <table:table-cell office:value-type="string">
            <text:p>ཕ་གསད་ནི།མ་གསད་ནི།དགྲ་བཅོམ་པ་བཀྲོང་ནི།དགེ་འདུན་གྱི་བར་ན་ཕུང་བཟོ་ནི།དེ་བཞིན་གཤེགས་པའི་སྐུ་གཟུགས་ལུ་ངན་སེམས་བསྐྱེད་དེ་ཁྲག་བཏོན་ནི་ལྔ།</text:p>
          </table:table-cell>
          <table:table-cell table:number-columns-repeated="252"/>
        </table:table-row>
        <table:table-row table:style-name="ro1">
          <table:table-cell office:value-type="string">
            <text:p>མཚམས་ཚད།</text:p>
          </table:table-cell>
          <table:table-cell office:value-type="string">
            <text:p>/tsham tshe/</text:p>
          </table:table-cell>
          <table:table-cell office:value-type="string">
            <text:p>(མིང་)</text:p>
          </table:table-cell>
          <table:table-cell office:value-type="string">
            <text:p>མཚམས་ཚད་དུས་ཀྱིས་རན་ན་ས་ཡང་སྦུགས་ལས་གགས་ཟེར་དོ་བཟུམ་དུས་སྐབས་ལུ་ལྷོད་པ།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མཚམས་ཚིགས།</text:p>
          </table:table-cell>
          <table:table-cell office:value-type="string">
            <text:p>/tsham tshi/</text:p>
          </table:table-cell>
          <table:table-cell office:value-type="string">
            <text:p>(མིང་)</text:p>
          </table:table-cell>
          <table:table-cell office:value-type="string">
            <text:p>ཞིང་ས་བར་ནའི་མཚམས་ཀྱི་གད་ཚིགས།</text:p>
          </table:table-cell>
          <table:table-cell table:number-columns-repeated="252"/>
        </table:table-row>
        <table:table-row table:style-name="ro1">
          <table:table-cell office:value-type="string">
            <text:p>མཚམས་ཚོད།</text:p>
          </table:table-cell>
          <table:table-cell office:value-type="string">
            <text:p>/tsham tshoe/</text:p>
          </table:table-cell>
          <table:table-cell office:value-type="string">
            <text:p>(མིང་)</text:p>
          </table:table-cell>
          <table:table-cell office:value-type="string">
            <text:p>ཧ་ཅང་ལྷག་ཆད་ཀྱི་མཐར་མ་ལྷུང་བའི་མཚམས་བཟུང་ཤེས་ནི།འཚམས་ཚོད་ཟེར་འབྲི་སྲོལ་ཡང་འདུག།མཚམས་ཚོད་ཤེསན་མཁས་པ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མས་མཚམས།</text:p>
          </table:table-cell>
          <table:table-cell office:value-type="string">
            <text:p>/tsham tsham/</text:p>
          </table:table-cell>
          <table:table-cell office:value-type="string">
            <text:p>(མིང་)</text:p>
          </table:table-cell>
          <table:table-cell office:value-type="string">
            <text:p>རེས་ཅིག་སྐབས་བར་བར་ཞ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ཚམས་ཞུས།</text:p>
          </table:table-cell>
          <table:table-cell office:value-type="string">
            <text:p>/tsham zhu</text:p>
          </table:table-cell>
          <table:table-cell office:value-type="string">
            <text:p>(མིང་)</text:p>
          </table:table-cell>
          <table:table-cell office:value-type="string">
            <text:p>གཏང་ཡིག་ཚུ་ནང་བཙུགས་སྲོལ་ཡོད་མི་དོན་ངོ་མ་ཞུ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ཚམས་བཞག</text:p>
          </table:table-cell>
          <table:table-cell office:value-type="string">
            <text:p>/tsham zhag</text:p>
          </table:table-cell>
          <table:table-cell office:value-type="string">
            <text:p>(བྱ་ཚིག་)</text:p>
          </table:table-cell>
          <table:table-cell office:value-type="string">
            <text:p>༡བར་ན་ས་སྟོངམ་བཞག་ནི།༢ལཱ་འབད་འཕྲོ་ལུ་བར་མཚམས་བཞག་ནི།</text:p>
          </table:table-cell>
          <table:table-cell table:number-columns-repeated="252"/>
        </table:table-row>
        <table:table-row table:style-name="ro1">
          <table:table-cell office:value-type="string">
            <text:p>མཚམས་བཞི</text:p>
          </table:table-cell>
          <table:table-cell office:value-type="string">
            <text:p>/tsham zhi/</text:p>
          </table:table-cell>
          <table:table-cell office:value-type="string">
            <text:p>(མིང་)</text:p>
          </table:table-cell>
          <table:table-cell office:value-type="string">
            <text:p>ཤར་དང་ལྷོ་གི་བར་ནའི་མཚམས་ལྷོ་དང་ནུབ་ཀྱི་བར་ནའི་མཚམས་ནུབ་དང་བྱང་གི་བར་ནའི་མཚམས་བྱང་དང་ཤར་གྱི་བར་ནའི་མཚམས།</text:p>
          </table:table-cell>
          <table:table-cell table:number-columns-repeated="252"/>
        </table:table-row>
        <table:table-row table:style-name="ro1">
          <table:table-cell office:value-type="string">
            <text:p>མཚམས་གཡོག</text:p>
          </table:table-cell>
          <table:table-cell office:value-type="string">
            <text:p>/tsham yog/</text:p>
          </table:table-cell>
          <table:table-cell office:value-type="string">
            <text:p>(མིང་)</text:p>
          </table:table-cell>
          <table:table-cell office:value-type="string">
            <text:p>མཚམས་བཅད་མི་གི་གཡོག་རྒྱུག་མི།</text:p>
          </table:table-cell>
          <table:table-cell table:number-columns-repeated="252"/>
        </table:table-row>
        <table:table-row table:style-name="ro1">
          <table:table-cell office:value-type="string">
            <text:p>མཚམས་ཤིང༌།</text:p>
          </table:table-cell>
          <table:table-cell office:value-type="string">
            <text:p>/tsham shing/</text:p>
          </table:table-cell>
          <table:table-cell office:value-type="string">
            <text:p>(མིང་)</text:p>
          </table:table-cell>
          <table:table-cell office:value-type="string">
            <text:p>༡མཚམས་བཅད་པའི་མཚམས་ཁང་ཕྱི་ཁར་འདི་ཁ་ལས་མི་ག་ཡང་འོང་མི་ཆོག་ཟེར་བརྡབས་བཞག་མི་གི་ཤིང༌།མཚམས་ཐོ་དང་འདྲ།༢ས་ཆ་གཉིས་ཀྱི་བར་ན་མཚམས་བཙུགས་མི་གི་མཚམས་ཤིང་མཚམས་རྡོ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མཚའ་ལུ།</text:p>
          </table:table-cell>
          <table:table-cell office:value-type="string">
            <text:p>/tsha lu/</text:p>
          </table:table-cell>
          <table:table-cell office:value-type="string">
            <text:p>(མིང་)</text:p>
          </table:table-cell>
          <table:table-cell office:value-type="string">
            <text:p>༡བྱ་པོད་དམརཔོ་༢རྟ་དྲེལ་དམརཔོ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ཚར།</text:p>
          </table:table-cell>
          <table:table-cell office:value-type="string">
            <text:p>/tshar</text:p>
          </table:table-cell>
          <table:table-cell office:value-type="string">
            <text:p>(མིང་ཁྱད་)</text:p>
          </table:table-cell>
          <table:table-cell office:value-type="string">
            <text:p>༡འཇའ་རིསམོ།ཞལ་མཚར་ཏོག་ཏོ།༢ངོ་མཚར་བ།ཡ་མཚན་ཆེ་ཏོག་ཏོ།</text:p>
          </table:table-cell>
          <table:table-cell table:number-columns-repeated="252"/>
        </table:table-row>
        <table:table-row table:style-name="ro1">
          <table:table-cell office:value-type="string">
            <text:p>མཚར་དྲགས།</text:p>
          </table:table-cell>
          <table:table-cell office:value-type="string">
            <text:p>/tshar dra</text:p>
          </table:table-cell>
          <table:table-cell office:value-type="string">
            <text:p>(མིང་)</text:p>
          </table:table-cell>
          <table:table-cell office:value-type="string">
            <text:p>ཨ་ཞེ་འདི་ཞལ་མཚར་དྲགས་འདུག་ཟེར་བ་ཅིན་མཛེས་ཏོག་ཏོ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ཚལ།</text:p>
          </table:table-cell>
          <table:table-cell office:value-type="string">
            <text:p>/tshel/</text:p>
          </table:table-cell>
          <table:table-cell office:value-type="string">
            <text:p>(མིང་)</text:p>
          </table:table-cell>
          <table:table-cell office:value-type="string">
            <text:p>༡རྡོ་མཚལ་ཚོན་མཚལ།༢བཀྱག་དམརཔོ།</text:p>
          </table:table-cell>
          <table:table-cell table:number-columns-repeated="252"/>
        </table:table-row>
        <table:table-row table:style-name="ro1">
          <table:table-cell office:value-type="string">
            <text:p>མཚལ་ཁ།</text:p>
          </table:table-cell>
          <table:table-cell office:value-type="string">
            <text:p>/tshel kha/</text:p>
          </table:table-cell>
          <table:table-cell office:value-type="string">
            <text:p>(མིང་)</text:p>
          </table:table-cell>
          <table:table-cell office:value-type="string">
            <text:p>མཚལ་བཟུམ་བཀྱག་དམརཔོ་སྦེ་མི།</text:p>
          </table:table-cell>
          <table:table-cell table:number-columns-repeated="252"/>
        </table:table-row>
        <table:table-row table:style-name="ro1">
          <table:table-cell office:value-type="string">
            <text:p>མཚལ་ཐམ།</text:p>
          </table:table-cell>
          <table:table-cell office:value-type="string">
            <text:p>/tshel tham/</text:p>
          </table:table-cell>
          <table:table-cell office:value-type="string">
            <text:p>(མིང་)</text:p>
          </table:table-cell>
          <table:table-cell office:value-type="string">
            <text:p>མཚལ་དམརཔོ་གིས་བརྐྱབས་པའི་ཕྱག་ཐམ།</text:p>
          </table:table-cell>
          <table:table-cell table:number-columns-repeated="252"/>
        </table:table-row>
        <table:table-row table:style-name="ro1">
          <table:table-cell office:value-type="string">
            <text:p>མཚལ་མདོག</text:p>
          </table:table-cell>
          <table:table-cell office:value-type="string">
            <text:p>/tshel do</text:p>
          </table:table-cell>
          <table:table-cell office:value-type="string">
            <text:p>(མིང་)</text:p>
          </table:table-cell>
          <table:table-cell office:value-type="string">
            <text:p>མཚལ་ཁ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ཚལ་རྡོ།</text:p>
          </table:table-cell>
          <table:table-cell office:value-type="string">
            <text:p>/tshel do/</text:p>
          </table:table-cell>
          <table:table-cell office:value-type="string">
            <text:p>(མིང་)</text:p>
          </table:table-cell>
          <table:table-cell office:value-type="string">
            <text:p>ས་ནང་ལས་ཐོན་པའི་མཚལ་གྱི་རྡོ།</text:p>
          </table:table-cell>
          <table:table-cell table:number-columns-repeated="252"/>
        </table:table-row>
        <table:table-row table:style-name="ro1">
          <table:table-cell office:value-type="string">
            <text:p>མཚལ་པར།</text:p>
          </table:table-cell>
          <table:table-cell office:value-type="string">
            <text:p>/tshel pa</text:p>
          </table:table-cell>
          <table:table-cell office:value-type="string">
            <text:p>(མིང་)</text:p>
          </table:table-cell>
          <table:table-cell office:value-type="string">
            <text:p>རབ་གསེར་དང་དངུལ་འབྲིང་མཚལ་ཐ་མ་སྣག་ཚ་ཟེར་དོ་བཟུམ་པར་བཏབ་ནི་གི་སྣག་ཚའི་རྒྱུ་འབྲིང་མཚལ་གྱིས་བཏབ་མི།བཀའ་འགྱུར་སྡེ་དགེའི་མཚལ་པར་མ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ལ་བྲིས།</text:p>
          </table:table-cell>
          <table:table-cell office:value-type="string">
            <text:p>/tshel dri/</text:p>
          </table:table-cell>
          <table:table-cell office:value-type="string">
            <text:p>(མིང་)</text:p>
          </table:table-cell>
          <table:table-cell office:value-type="string">
            <text:p>མཚལ་གྱིས་བྲིས་པའི་དཔེ་ཆ།ཡི་གུ་ཚུ།</text:p>
          </table:table-cell>
          <table:table-cell table:number-columns-repeated="252"/>
        </table:table-row>
        <table:table-row table:style-name="ro1">
          <table:table-cell office:value-type="string">
            <text:p>མཚལ་དམར།</text:p>
          </table:table-cell>
          <table:table-cell office:value-type="string">
            <text:p>/tshel ma</text:p>
          </table:table-cell>
          <table:table-cell office:value-type="string">
            <text:p>(མིང་)</text:p>
          </table:table-cell>
          <table:table-cell office:value-type="string">
            <text:p>མཚལ་གྱི་བཀྱག་དམརཔོ།</text:p>
          </table:table-cell>
          <table:table-cell table:number-columns-repeated="252"/>
        </table:table-row>
        <table:table-row table:style-name="ro1">
          <table:table-cell office:value-type="string">
            <text:p>མཚལ་སྨུག</text:p>
          </table:table-cell>
          <table:table-cell office:value-type="string">
            <text:p>/tshel nyug/</text:p>
          </table:table-cell>
          <table:table-cell office:value-type="string">
            <text:p>(མིང་)</text:p>
          </table:table-cell>
          <table:table-cell office:value-type="string">
            <text:p>མཚལ་གྱི་བཀྱག་སྨུག་ཁམ་སྦ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ཚལ་ཡིག</text:p>
          </table:table-cell>
          <table:table-cell office:value-type="string">
            <text:p>/tshel yig/</text:p>
          </table:table-cell>
          <table:table-cell office:value-type="string">
            <text:p>(མིང་)</text:p>
          </table:table-cell>
          <table:table-cell office:value-type="string">
            <text:p>མཚལ་བྲི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མཚུངས།</text:p>
          </table:table-cell>
          <table:table-cell office:value-type="string">
            <text:p>/tshung/</text:p>
          </table:table-cell>
          <table:table-cell office:value-type="string">
            <text:p>(མིང་)</text:p>
          </table:table-cell>
          <table:table-cell office:value-type="string">
            <text:p>ཆ་འདྲཝ་ཆ་མཚུངས་པ་ཅོག་འཐདཔ།འདྲབྲ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ཚུངས་ཆོས།</text:p>
          </table:table-cell>
          <table:table-cell office:value-type="string">
            <text:p>/tshung choe/</text:p>
          </table:table-cell>
          <table:table-cell office:value-type="string">
            <text:p>(མིང་)</text:p>
          </table:table-cell>
          <table:table-cell office:value-type="string">
            <text:p>ཆ་འདྲ་བའི་ཁྱད་ཆོས།</text:p>
          </table:table-cell>
          <table:table-cell table:number-columns-repeated="252"/>
        </table:table-row>
        <table:table-row table:style-name="ro1">
          <table:table-cell office:value-type="string">
            <text:p>མཚུངས་རྟགས།</text:p>
          </table:table-cell>
          <table:table-cell office:value-type="string">
            <text:p>/tshung ta/</text:p>
          </table:table-cell>
          <table:table-cell office:value-type="string">
            <text:p>(མིང་)</text:p>
          </table:table-cell>
          <table:table-cell office:value-type="string">
            <text:p>ཅོག་འཐད་པའི་མཚན་རྟགས།</text:p>
          </table:table-cell>
          <table:table-cell table:number-columns-repeated="252"/>
        </table:table-row>
        <table:table-row table:style-name="ro1">
          <table:table-cell office:value-type="string">
            <text:p>མཚུངས་པ་གསལ་བྱེད་ཀྱི་སྒྲ།</text:p>
          </table:table-cell>
          <table:table-cell office:value-type="string">
            <text:p>/tshung pa sel je ki dra/</text:p>
          </table:table-cell>
          <table:table-cell office:value-type="string">
            <text:p>(མིང་)</text:p>
          </table:table-cell>
          <table:table-cell office:value-type="string">
            <text:p>དེ་སྦེ་ནེ་སྦེ་བཟུམ་ལྟ་བུ་བཞིན་མ་འདྲཝ་འདྲ་བས་མི་འདྲ་བས་ཅོག་འཐདཔ་འདྲེ་འདེ་འདྲན་འདྲ་དོ་མི་མཉམ་ཆ་འདྲ་འགྲན་ཟླ་དོ་ཡ་དོད་ཁ་གཅིག་རང་ཟེར་མི་ཚུ།དཔེར་ན་དེ་སྦེ་མེན་ནེ་སྦེ་མིན་ནུག་གདོང་འདྲེ་བཟུམ་ཅིག་འདུག་དེ་བཞིན་དུ་ཨིན།སེར་དང་རག་དོ་མི་མཉམ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ུངས་སྤྱོད།</text:p>
          </table:table-cell>
          <table:table-cell office:value-type="string">
            <text:p>/tshung coe/</text:p>
          </table:table-cell>
          <table:table-cell office:value-type="string">
            <text:p>(མིང་)</text:p>
          </table:table-cell>
          <table:table-cell office:value-type="string">
            <text:p>༡སྐལ་བ་མཚུངས་པ་༢བྱ་སྤྱོད་མཚུངས་པ།</text:p>
          </table:table-cell>
          <table:table-cell table:number-columns-repeated="252"/>
        </table:table-row>
        <table:table-row table:style-name="ro1">
          <table:table-cell office:value-type="string">
            <text:p>མཚུངས་མེད།</text:p>
          </table:table-cell>
          <table:table-cell office:value-type="string">
            <text:p>/tshung me/</text:p>
          </table:table-cell>
          <table:table-cell office:value-type="string">
            <text:p>(མིང་)</text:p>
          </table:table-cell>
          <table:table-cell office:value-type="string">
            <text:p>མཁྱེན་རབ་མཚུངས་མེད་བླ་མ་རིན་པོ་ཆེ།།ཟེར་དོ་བཟུམ་ཡོན་ཏན་མཚུངས་པ་མེད་པ་ཤེས་རབ་མཚུངས་པ་མེད་པ་སྟོབས་འབྱོར་མཚུངས་པ་མེད་པ་ཟེར་དོ་བཟུམ་འདྲན་འདྲ་མེད་མི་ཅོག་འཐདཔ་མེད་མི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མཚུངས་ཟླ།</text:p>
          </table:table-cell>
          <table:table-cell office:value-type="string">
            <text:p>/tshung da</text:p>
          </table:table-cell>
          <table:table-cell office:value-type="string">
            <text:p>(མིང་)</text:p>
          </table:table-cell>
          <table:table-cell office:value-type="string">
            <text:p>འགྲན་ཟླ་སྙན་ངག་ནང་ལས་ཟླ་བའི་ཞལ་གྱི་མཚུངས་ཟླ་མཛེས་མའི་ཞལ་བཀོད་དོ་བཟུམ།འདྲ་བ་དང་མཉམ་པའི་ཆ་རོགས།</text:p>
          </table:table-cell>
          <table:table-cell table:number-columns-repeated="252"/>
        </table:table-row>
        <table:table-row table:style-name="ro1">
          <table:table-cell office:value-type="string">
            <text:p>མཚུར་ཕུ།</text:p>
          </table:table-cell>
          <table:table-cell office:value-type="string">
            <text:p>/tshur phu/</text:p>
          </table:table-cell>
          <table:table-cell office:value-type="string">
            <text:p>(མིང་)</text:p>
          </table:table-cell>
          <table:table-cell office:value-type="string">
            <text:p>རབ་བྱུང་གསུམ་པའི་ནང་བོད་ལུ་ཀརྨ་པ་དུས་གསུམ་མཁྱེན་པ་གིས་བཏབ་པའི་གདན་ས།</text:p>
          </table:table-cell>
          <table:table-cell table:number-columns-repeated="252"/>
        </table:table-row>
        <table:table-row table:style-name="ro1">
          <table:table-cell office:value-type="string">
            <text:p>མཚུར་རྩིས།</text:p>
          </table:table-cell>
          <table:table-cell office:value-type="string">
            <text:p>/tshur tsi/</text:p>
          </table:table-cell>
          <table:table-cell office:value-type="string">
            <text:p>(མིང་)</text:p>
          </table:table-cell>
          <table:table-cell office:value-type="string">
            <text:p>མཚུར་ཕུ་དོན་གྲུབ་འོད་ཟེར་གྱིས་བརྩམས་པའི་ཀརྨ་པ་རང་བྱུང་རྡོ་རྗེའི་རྗེས་སུ་འབྲང་བའི་རྩིས་ཀྱི་ལུགས།</text:p>
          </table:table-cell>
          <table:table-cell table:number-columns-repeated="252"/>
        </table:table-row>
        <table:table-row table:style-name="ro1">
          <table:table-cell office:value-type="string">
            <text:p>མཚེ་མ།</text:p>
          </table:table-cell>
          <table:table-cell office:value-type="string">
            <text:p>/tshe ma/</text:p>
          </table:table-cell>
          <table:table-cell office:value-type="string">
            <text:p>(མིང་)</text:p>
          </table:table-cell>
          <table:table-cell office:value-type="string">
            <text:p>༡ཨ་ལོ་གཅིག་ལས་ལྷག་སྟེ་མཉམ་གཅིག་སྐྱེ་མི་ལུ་མཚེ་མ་ཟེར་སླབ་སྲོལ་ཡོད།དེ་ལུ་ཉིམ་ཟླ་བ་ཟེར་ཡང་སླབ་ཨིན།༢གཟུགས་ཁམས་གནས་རིས་བཅུ་བདུན་ནང་ལས་ཀྱི་མཚེ་མའི་ལྷ་ཡང་དེ་སྦེ་ཨིན།</text:p>
          </table:table-cell>
          <table:table-cell table:number-columns-repeated="252"/>
        </table:table-row>
        <table:table-row table:style-name="ro1">
          <table:table-cell office:value-type="string">
            <text:p>མཚེ་ཟོར།</text:p>
          </table:table-cell>
          <table:table-cell office:value-type="string">
            <text:p>/tshe zor</text:p>
          </table:table-cell>
          <table:table-cell office:value-type="string">
            <text:p>(མིང་)</text:p>
          </table:table-cell>
          <table:table-cell office:value-type="string">
            <text:p>དྲག་པོའི་གཏོར་རྒྱབ་སྐབས་ཟོར་འབད་འཕང་ནི་གི་སྔོ་སྨན་མཚེ།</text:p>
          </table:table-cell>
          <table:table-cell table:number-columns-repeated="252"/>
        </table:table-row>
        <table:table-row table:style-name="ro1">
          <table:table-cell office:value-type="string">
            <text:p>མཚེར་པ།</text:p>
          </table:table-cell>
          <table:table-cell office:value-type="string">
            <text:p>/tsher pa/</text:p>
          </table:table-cell>
          <table:table-cell office:value-type="string">
            <text:p>(མིང་)</text:p>
          </table:table-cell>
          <table:table-cell office:value-type="string">
            <text:p>ནང་ཁྲོལ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ཚེར་ས།</text:p>
          </table:table-cell>
          <table:table-cell office:value-type="string">
            <text:p>/tsher sa/</text:p>
          </table:table-cell>
          <table:table-cell office:value-type="string">
            <text:p>(མིང་)</text:p>
          </table:table-cell>
          <table:table-cell office:value-type="string">
            <text:p>ནོར་བཞག་སའི་གླ།ནོར་གྱི་མཚེར་ས་ནོར་བཞག་སའི་སྒར།</text:p>
          </table:table-cell>
          <table:table-cell table:number-columns-repeated="252"/>
        </table:table-row>
        <table:table-row table:style-name="ro1">
          <table:table-cell office:value-type="string">
            <text:p>མཚེས།</text:p>
          </table:table-cell>
          <table:table-cell office:value-type="string">
            <text:p>/tshe/</text:p>
          </table:table-cell>
          <table:table-cell office:value-type="string">
            <text:p>(མིང་)</text:p>
          </table:table-cell>
          <table:table-cell office:value-type="string">
            <text:p>ཐག་ཉེ་སར་ཡོད་པའི་ཁྱིམ་ཚང་ལུ་ཁྱིམ་མཚེས་ཟེར་སླབ་ཨིན།འབྲུག་གི་ཁྱིམ་མཚེས་རྒྱ་གར་དང་རྒྱ་ནགརྒྱ་གར་དང་རྒྱ་ནག་གི་ཁྱིམ་མཚེས་འབྲ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ོ།</text:p>
          </table:table-cell>
          <table:table-cell office:value-type="string">
            <text:p>/tsho/</text:p>
          </table:table-cell>
          <table:table-cell office:value-type="string">
            <text:p>(མིང་)</text:p>
          </table:table-cell>
          <table:table-cell office:value-type="string">
            <text:p>ས་ཧོ་ཀ་སྦོམ་ནང་ཆུ་འཁྱིལ་བའི་མིང༌།མཚོ་སྦོམ་མཚོ་ཆུང་ཀུ་ཚུ།</text:p>
          </table:table-cell>
          <table:table-cell table:number-columns-repeated="252"/>
        </table:table-row>
        <table:table-row table:style-name="ro1">
          <table:table-cell office:value-type="string">
            <text:p>མཚོ་དཀར།</text:p>
          </table:table-cell>
          <table:table-cell office:value-type="string">
            <text:p>/tsho kar</text:p>
          </table:table-cell>
          <table:table-cell office:value-type="string">
            <text:p>(མིང་)</text:p>
          </table:table-cell>
          <table:table-cell office:value-type="string">
            <text:p>མཚོ་ཆུ་བཀྱག་དཀརཔོ་སྦ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ཚོ་སྐྱེས་རྡོ་རྗེ།</text:p>
          </table:table-cell>
          <table:table-cell office:value-type="string">
            <text:p>/tsho ke do je/</text:p>
          </table:table-cell>
          <table:table-cell office:value-type="string">
            <text:p>(མིང་)</text:p>
          </table:table-cell>
          <table:table-cell office:value-type="string">
            <text:p>གུ་རུ་མཚན་བརྒྱད་ཀྱི་ནང་གསེས་གུ་རུ་མཚོ་སྐྱེས་རྡོ་རྗེ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མཚོ་བསྐམས།</text:p>
          </table:table-cell>
          <table:table-cell office:value-type="string">
            <text:p>/tsho kam/</text:p>
          </table:table-cell>
          <table:table-cell office:value-type="string">
            <text:p>(བྱ་འདས)</text:p>
          </table:table-cell>
          <table:table-cell office:value-type="string">
            <text:p>མཚོ་སྐམ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མཚོ་ཁུག</text:p>
          </table:table-cell>
          <table:table-cell office:value-type="string">
            <text:p>/tsho khu</text:p>
          </table:table-cell>
          <table:table-cell office:value-type="string">
            <text:p>(མིང་)</text:p>
          </table:table-cell>
          <table:table-cell office:value-type="string">
            <text:p>མཚོ་གིས་ས་ནང་གི་ཁུག་བཅད་དེ་འཛུལ་ཏེ་ཡོད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ཚོ་གླང༌།</text:p>
          </table:table-cell>
          <table:table-cell office:value-type="string">
            <text:p>/tsho lang</text:p>
          </table:table-cell>
          <table:table-cell office:value-type="string">
            <text:p>(མིང་)</text:p>
          </table:table-cell>
          <table:table-cell office:value-type="string">
            <text:p>མཚོ་གི་ནང་ན་ཡོད་པའི་ཆུ་གླང༌།</text:p>
          </table:table-cell>
          <table:table-cell table:number-columns-repeated="252"/>
        </table:table-row>
        <table:table-row table:style-name="ro1">
          <table:table-cell office:value-type="string">
            <text:p>མཚོ་གི</text:p>
          </table:table-cell>
          <table:table-cell office:value-type="string">
            <text:p>/tsho gi/</text:p>
          </table:table-cell>
          <table:table-cell office:value-type="string">
            <text:p>(མིང་)</text:p>
          </table:table-cell>
          <table:table-cell office:value-type="string">
            <text:p>མཚོ་ལུ་འབྲེལ་སྒྲ་སྦྱར་བ།</text:p>
          </table:table-cell>
          <table:table-cell table:number-columns-repeated="252"/>
        </table:table-row>
        <table:table-row table:style-name="ro1">
          <table:table-cell office:value-type="string">
            <text:p>མཚོ་གླིང༌།</text:p>
          </table:table-cell>
          <table:table-cell office:value-type="string">
            <text:p>/tsho ling/</text:p>
          </table:table-cell>
          <table:table-cell office:value-type="string">
            <text:p>(མིང་)</text:p>
          </table:table-cell>
          <table:table-cell office:value-type="string">
            <text:p>༡མཚོའི་བར་དུ་ཡོད་པའི་གླིང་ཕྲན།༢མཚོ་ལེ་ཤ་ཡོད་པའི་གླིང༌།</text:p>
          </table:table-cell>
          <table:table-cell table:number-columns-repeated="252"/>
        </table:table-row>
        <table:table-row table:style-name="ro1">
          <table:table-cell office:value-type="string">
            <text:p>མཚོ་འགྲམ།</text:p>
          </table:table-cell>
          <table:table-cell office:value-type="string">
            <text:p>/tsho dram/</text:p>
          </table:table-cell>
          <table:table-cell office:value-type="string">
            <text:p>(མིང་)</text:p>
          </table:table-cell>
          <table:table-cell office:value-type="string">
            <text:p>མཚོ་གི་སྦོ་ལོགས་ཁར།</text:p>
          </table:table-cell>
          <table:table-cell table:number-columns-repeated="252"/>
        </table:table-row>
        <table:table-row table:style-name="ro1">
          <table:table-cell office:value-type="string">
            <text:p>མཚོ་འགྲུལ།</text:p>
          </table:table-cell>
          <table:table-cell office:value-type="string">
            <text:p>/tsho druel/</text:p>
          </table:table-cell>
          <table:table-cell office:value-type="string">
            <text:p>(མིང་)</text:p>
          </table:table-cell>
          <table:table-cell office:value-type="string">
            <text:p>གྲུ་ནང་འགྱོ་མི་འགྲུལ་པ།</text:p>
          </table:table-cell>
          <table:table-cell table:number-columns-repeated="252"/>
        </table:table-row>
        <table:table-row table:style-name="ro1">
          <table:table-cell office:value-type="string">
            <text:p>མཚོ་སྔོན།</text:p>
          </table:table-cell>
          <table:table-cell office:value-type="string">
            <text:p>/tsho ngoen/</text:p>
          </table:table-cell>
          <table:table-cell office:value-type="string">
            <text:p>(མིང་ཁྱད་)</text:p>
          </table:table-cell>
          <table:table-cell office:value-type="string">
            <text:p>མཚོ་གི་བཀྱག་ཧོནམ་སྦ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ཚོ་ཆུང༌།</text:p>
          </table:table-cell>
          <table:table-cell office:value-type="string">
            <text:p>/tsho chung/</text:p>
          </table:table-cell>
          <table:table-cell office:value-type="string">
            <text:p>(མིང་ཁྱད་)</text:p>
          </table:table-cell>
          <table:table-cell office:value-type="string">
            <text:p>མཚོ་ཆང་ཀ་ཆུང་ཀུ་ཚུ།</text:p>
          </table:table-cell>
          <table:table-cell table:number-columns-repeated="252"/>
        </table:table-row>
        <table:table-row table:style-name="ro1">
          <table:table-cell office:value-type="string">
            <text:p>མཚོ་ཆེན།</text:p>
          </table:table-cell>
          <table:table-cell office:value-type="string">
            <text:p>/tsho chen/</text:p>
          </table:table-cell>
          <table:table-cell office:value-type="string">
            <text:p>(མིང་ཁྱད་)</text:p>
          </table:table-cell>
          <table:table-cell office:value-type="string">
            <text:p>མཚོ་སྦོམ།</text:p>
          </table:table-cell>
          <table:table-cell table:number-columns-repeated="252"/>
        </table:table-row>
        <table:table-row table:style-name="ro1">
          <table:table-cell office:value-type="string">
            <text:p>མཚོ་ཇག</text:p>
          </table:table-cell>
          <table:table-cell office:value-type="string">
            <text:p>/tsho ja</text:p>
          </table:table-cell>
          <table:table-cell office:value-type="string">
            <text:p>(མིང་)</text:p>
          </table:table-cell>
          <table:table-cell office:value-type="string">
            <text:p>གྲུ་བཅོམ་མི་ཇག་པ།</text:p>
          </table:table-cell>
          <table:table-cell table:number-columns-repeated="252"/>
        </table:table-row>
        <table:table-row table:style-name="ro1">
          <table:table-cell office:value-type="string">
            <text:p>མཚོ་མཇལ།</text:p>
          </table:table-cell>
          <table:table-cell office:value-type="string">
            <text:p>/tsho je/</text:p>
          </table:table-cell>
          <table:table-cell office:value-type="string">
            <text:p>(བྱ་ཚིག་)</text:p>
          </table:table-cell>
          <table:table-cell office:value-type="string">
            <text:p>མཚོ་མིག་ཏོ་གིས་མཐོང་བའི་ཞེ་ས།མཚོ་པདྨ་མཇལ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མཚོ་ཉ།</text:p>
          </table:table-cell>
          <table:table-cell office:value-type="string">
            <text:p>/tsho nya/</text:p>
          </table:table-cell>
          <table:table-cell office:value-type="string">
            <text:p>(མིང་)</text:p>
          </table:table-cell>
          <table:table-cell office:value-type="string">
            <text:p>གཙང་ཆུའི་ཉ་མིན་པར་མཚོ་གི་ནང་ན་ཡོད་པའི་ཉ།</text:p>
          </table:table-cell>
          <table:table-cell table:number-columns-repeated="252"/>
        </table:table-row>
        <table:table-row table:style-name="ro1">
          <table:table-cell office:value-type="string">
            <text:p>མཚོ་རྟ།</text:p>
          </table:table-cell>
          <table:table-cell office:value-type="string">
            <text:p>/tsho ta/</text:p>
          </table:table-cell>
          <table:table-cell office:value-type="string">
            <text:p>(མིང་)</text:p>
          </table:table-cell>
          <table:table-cell office:value-type="string">
            <text:p>མཚོ་གི་ནང་ན་ཡོད་པའི་ཆུ་རྟ།</text:p>
          </table:table-cell>
          <table:table-cell table:number-columns-repeated="252"/>
        </table:table-row>
        <table:table-row table:style-name="ro1">
          <table:table-cell office:value-type="string">
            <text:p>མཚོ་མཐའ།</text:p>
          </table:table-cell>
          <table:table-cell office:value-type="string">
            <text:p>/tsho tha/</text:p>
          </table:table-cell>
          <table:table-cell office:value-type="string">
            <text:p>(མིང་)</text:p>
          </table:table-cell>
          <table:table-cell office:value-type="string">
            <text:p>རྒྱ་མཚོའི་མཐའ་མ།མཚོ་འགྲམ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མཚོ་ནད།</text:p>
          </table:table-cell>
          <table:table-cell office:value-type="string">
            <text:p>/tsho ne/</text:p>
          </table:table-cell>
          <table:table-cell office:value-type="string">
            <text:p>(མིང་)</text:p>
          </table:table-cell>
          <table:table-cell office:value-type="string">
            <text:p>གྲུ་ནང་འགྱོཝ་ད་ཁམས་ཕོག་རྐྱབ་སྟེ་ན་ནི་ཡོད་མ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མཚོ་ནག</text:p>
          </table:table-cell>
          <table:table-cell office:value-type="string">
            <text:p>/tsho na</text:p>
          </table:table-cell>
          <table:table-cell office:value-type="string">
            <text:p>(མིང་ཁྱད་)</text:p>
          </table:table-cell>
          <table:table-cell office:value-type="string">
            <text:p>མཚོ་གི་བཀྱག་གནག་ཏང་ཏ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མཚོ་པདྨ།</text:p>
          </table:table-cell>
          <table:table-cell office:value-type="string">
            <text:p>/tsho pe ma/</text:p>
          </table:table-cell>
          <table:table-cell office:value-type="string">
            <text:p>(མིང་)</text:p>
          </table:table-cell>
          <table:table-cell office:value-type="string">
            <text:p>གུ་རུ་རིན་པོ་ཆེ་ཟ་ཧོར་རྒྱལ་པོ་གིས་མེ་མཆོད་ཕུལཝ་ད་མེ་དཔུང་མཚོ་ལུ་གྱུར་བའི་མཚོ།</text:p>
          </table:table-cell>
          <table:table-cell table:number-columns-repeated="252"/>
        </table:table-row>
        <table:table-row table:style-name="ro1">
          <table:table-cell office:value-type="string">
            <text:p>མཚོ་ཕག</text:p>
          </table:table-cell>
          <table:table-cell office:value-type="string">
            <text:p>/tsho pha/</text:p>
          </table:table-cell>
          <table:table-cell office:value-type="string">
            <text:p>(མིང་)</text:p>
          </table:table-cell>
          <table:table-cell office:value-type="string">
            <text:p>མཚོ་ནང་སྡོད་མི་ཕགཔ།</text:p>
          </table:table-cell>
          <table:table-cell table:number-columns-repeated="252"/>
        </table:table-row>
        <table:table-row table:style-name="ro1">
          <table:table-cell office:value-type="string">
            <text:p>མཚོ་བྱ།</text:p>
          </table:table-cell>
          <table:table-cell office:value-type="string">
            <text:p>/tsho ja/</text:p>
          </table:table-cell>
          <table:table-cell office:value-type="string">
            <text:p>(མིང་)</text:p>
          </table:table-cell>
          <table:table-cell office:value-type="string">
            <text:p>མཚོ་གི་ཁ་ལུ་སྡོད་མི་བྱ་ཚུ།</text:p>
          </table:table-cell>
          <table:table-cell table:number-columns-repeated="252"/>
        </table:table-row>
        <table:table-row table:style-name="ro1">
          <table:table-cell office:value-type="string">
            <text:p>མཚོ་བྱུང་མ།</text:p>
          </table:table-cell>
          <table:table-cell office:value-type="string">
            <text:p>/tsho jung ma/</text:p>
          </table:table-cell>
          <table:table-cell office:value-type="string">
            <text:p>(མིང་)</text:p>
          </table:table-cell>
          <table:table-cell office:value-type="string">
            <text:p>ལྷ་མོ་དབྱངས་ཅན་མའི་མཚན།</text:p>
          </table:table-cell>
          <table:table-cell table:number-columns-repeated="252"/>
        </table:table-row>
        <table:table-row table:style-name="ro1">
          <table:table-cell office:value-type="string">
            <text:p>མཚོ་མ་དྲོས་པ།</text:p>
          </table:table-cell>
          <table:table-cell office:value-type="string">
            <text:p>/tsho ma droe pa/</text:p>
          </table:table-cell>
          <table:table-cell office:value-type="string">
            <text:p>(མིང་)</text:p>
          </table:table-cell>
          <table:table-cell office:value-type="string">
            <text:p>ཆུ་ཆེན་བཞིའི་འབྱུང་གནས་མ་དྲོས་པའི་མཚོ།</text:p>
          </table:table-cell>
          <table:table-cell table:number-columns-repeated="252"/>
        </table:table-row>
        <table:table-row table:style-name="ro1">
          <table:table-cell office:value-type="string">
            <text:p>མཚོ་མོ།</text:p>
          </table:table-cell>
          <table:table-cell office:value-type="string">
            <text:p>/tsho mo/</text:p>
          </table:table-cell>
          <table:table-cell office:value-type="string">
            <text:p>(མིང་)</text:p>
          </table:table-cell>
          <table:table-cell office:value-type="string">
            <text:p>༡མཚོ་ལུ་མོ་སྒྲ་སྦྱར་བ།པདྨ་ཅན་གྱི་མཚོ་མོ་ཟེར་དོ་བཟུམ།༢རྡོ་རྗེ་མཚོ་མོ་ཚེ་རིང་མཚོ་མོ་ཟེར་དོ་བཟུམ་མི་གི་མིང་ལུ་འཇུག་པ་ཆེ།</text:p>
          </table:table-cell>
          <table:table-cell table:number-columns-repeated="252"/>
        </table:table-row>
        <table:table-row table:style-name="ro1">
          <table:table-cell office:value-type="string">
            <text:p>མཚོ་དམག</text:p>
          </table:table-cell>
          <table:table-cell office:value-type="string">
            <text:p>/tsho ma</text:p>
          </table:table-cell>
          <table:table-cell office:value-type="string">
            <text:p>(མིང་)</text:p>
          </table:table-cell>
          <table:table-cell office:value-type="string">
            <text:p>ས་དམག་མཚོ་དམག་ཟེར་ཡོད་པའི་ནང་ལས་མཚོ་ཐོག་ལས་དམག་རྐྱབ་པར་འགྱོ་མི་གི་དམག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མཚོ་སྨན་རྒྱལ་མོ།</text:p>
          </table:table-cell>
          <table:table-cell office:value-type="string">
            <text:p>/tsho men gel mo/</text:p>
          </table:table-cell>
          <table:table-cell office:value-type="string">
            <text:p>(མིང་)</text:p>
          </table:table-cell>
          <table:table-cell office:value-type="string">
            <text:p>མཚོའི་ལྷ་མོ།མཚོའི་བདག་མོ།</text:p>
          </table:table-cell>
          <table:table-cell table:number-columns-repeated="252"/>
        </table:table-row>
        <table:table-row table:style-name="ro1">
          <table:table-cell office:value-type="string">
            <text:p>མཚོ་འོག</text:p>
          </table:table-cell>
          <table:table-cell office:value-type="string">
            <text:p>/tsho hhog</text:p>
          </table:table-cell>
          <table:table-cell office:value-type="string">
            <text:p>(མིང་)</text:p>
          </table:table-cell>
          <table:table-cell office:value-type="string">
            <text:p>མཚོའི་གཤམ།མཚོའི་རྟིང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མཚོ་རླུང༌།</text:p>
          </table:table-cell>
          <table:table-cell office:value-type="string">
            <text:p>/tsho lung/</text:p>
          </table:table-cell>
          <table:table-cell office:value-type="string">
            <text:p>(མིང་)</text:p>
          </table:table-cell>
          <table:table-cell office:value-type="string">
            <text:p>རྒྱ་མཚོའི་རླུང་འཚུབ།</text:p>
          </table:table-cell>
          <table:table-cell table:number-columns-repeated="252"/>
        </table:table-row>
        <table:table-row table:style-name="ro1">
          <table:table-cell office:value-type="string">
            <text:p>མཚོ་ལམ།</text:p>
          </table:table-cell>
          <table:table-cell office:value-type="string">
            <text:p>/tsho lam/</text:p>
          </table:table-cell>
          <table:table-cell office:value-type="string">
            <text:p>(མིང་)</text:p>
          </table:table-cell>
          <table:table-cell office:value-type="string">
            <text:p>རྒྱ་མཚོའི་ཁ་ལས་ཕར་འགྲོ་འགྲུལ་འབད་སའི་ལམ།</text:p>
          </table:table-cell>
          <table:table-cell table:number-columns-repeated="252"/>
        </table:table-row>
        <table:table-row table:style-name="ro1">
          <table:table-cell office:value-type="string">
            <text:p>མཚོགམ།</text:p>
          </table:table-cell>
          <table:table-cell office:value-type="string">
            <text:p>/tshom</text:p>
          </table:table-cell>
          <table:table-cell office:value-type="string">
            <text:p>(མིང་)</text:p>
          </table:table-cell>
          <table:table-cell office:value-type="string">
            <text:p>སྤྱི་གཙུག་སྦུག་གི་ཚངས་སྦུགས།འཕོཝ་སྤརཝ་ད་རྣམ་ཤེས་ཚངས་སྦུགས་ལས་ཡར་འདྲེནམ་ཨིན།</text:p>
          </table:table-cell>
          <table:table-cell table:number-columns-repeated="252"/>
        </table:table-row>
        <table:table-row table:style-name="ro1">
          <table:table-cell office:value-type="string">
            <text:p>མཚོན།</text:p>
          </table:table-cell>
          <table:table-cell office:value-type="string">
            <text:p>/tshoen/</text:p>
          </table:table-cell>
          <table:table-cell office:value-type="string">
            <text:p>(མིང་)</text:p>
          </table:table-cell>
          <table:table-cell office:value-type="string">
            <text:p>༡མཚོན་ཆ་གི་བསྡུས་ཚིག༢རྟགས་མཚོན་དོན་མཚོན་ཟེར་བ་ཅིན་ཚབ་བཏུབ་པ་ཧ་གོ་རུང་བ་ཟེར་བའི་དོན།༣གཞན་ཡང་མི་འདི་གིས་སྦྱིན་པ་བླ་ན་མེད་པ་བཏང་བས་མཚོན་དགེ་རྩ་སྦོམ་གྲུབ་ནུག་ཟེར་བ་ཅིན་གཙོས་ཟེར་བའི་དོན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མཚོན་ཆ།</text:p>
          </table:table-cell>
          <table:table-cell office:value-type="string">
            <text:p>/tshoen cha/</text:p>
          </table:table-cell>
          <table:table-cell office:value-type="string">
            <text:p>(མིང་)</text:p>
          </table:table-cell>
          <table:table-cell office:value-type="string">
            <text:p>༡ཀྲོབ་མདའ་དང་རྫས་བམ་ཀྲིང་ཀ་གྱི་ཅུ་ཀ་ཀྲ་ལ་ཚུ་ལུ་མཚོན་ཆ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མཚོན་ཐུབ།</text:p>
          </table:table-cell>
          <table:table-cell office:value-type="string">
            <text:p>/tshoen thub/</text:p>
          </table:table-cell>
          <table:table-cell office:value-type="string">
            <text:p>(མིང་)</text:p>
          </table:table-cell>
          <table:table-cell office:value-type="string">
            <text:p>དམག་རྐྱབ་ད་མཚོན་ཆ་ནང་ན་འཛུལ་མ་ཚུགས་པའི་སྲུང་མ།</text:p>
          </table:table-cell>
          <table:table-cell table:number-columns-repeated="252"/>
        </table:table-row>
        <table:table-row table:style-name="ro1">
          <table:table-cell office:value-type="string">
            <text:p>མཚོན་དོན།</text:p>
          </table:table-cell>
          <table:table-cell office:value-type="string">
            <text:p>/tshoen doen/</text:p>
          </table:table-cell>
          <table:table-cell office:value-type="string">
            <text:p>(མིང་)</text:p>
          </table:table-cell>
          <table:table-cell office:value-type="string">
            <text:p>ས་ཁྲའི་ནང་ཚོན་དམརཔོ་ཐེ་རིལམ་སྦེ་ཐེན་ཏེ་ཡོད་མི་དེ་རྫོང་ཁག་ཨིན་ཟེར་བའི་དོན་སྟོན་དོ་བཟུམ་དཔྱེ་གིས་དོན་ངོ་མ་སྟོན་ནི།</text:p>
          </table:table-cell>
          <table:table-cell table:number-columns-repeated="252"/>
        </table:table-row>
        <table:table-row table:style-name="ro1">
          <table:table-cell office:value-type="string">
            <text:p>མཚོན་བྱ།</text:p>
          </table:table-cell>
          <table:table-cell office:value-type="string">
            <text:p>/tshoen ja/</text:p>
          </table:table-cell>
          <table:table-cell office:value-type="string">
            <text:p>(མིང་)</text:p>
          </table:table-cell>
          <table:table-cell office:value-type="string">
            <text:p>མཚོན་བྱ་རྟོགས་བྱ་གོ་བྱ་ཟེར་མི་ཚུ་ཧ་གོ་དགོ་པའི་ཡུལ།</text:p>
          </table:table-cell>
          <table:table-cell table:number-columns-repeated="252"/>
        </table:table-row>
        <table:table-row table:style-name="ro1">
          <table:table-cell office:value-type="string">
            <text:p>མཚོན་བྱེད།</text:p>
          </table:table-cell>
          <table:table-cell office:value-type="string">
            <text:p>/tshoen je</text:p>
          </table:table-cell>
          <table:table-cell office:value-type="string">
            <text:p>(བྱ་ཚིག་)</text:p>
          </table:table-cell>
          <table:table-cell office:value-type="string">
            <text:p>རྟོགས་བྱེད་གོ་བྱེད་ཟེར་མི་ཚུ་རྗོད་བྱེད་ཚིག་དང་རྟགས་ཚུ།</text:p>
          </table:table-cell>
          <table:table-cell table:number-columns-repeated="252"/>
        </table:table-row>
        <table:table-row table:style-name="ro1">
          <table:table-cell office:value-type="string">
            <text:p>འཚག་རྒྱས།</text:p>
          </table:table-cell>
          <table:table-cell office:value-type="string">
            <text:p>/tshag ge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གཟུགས་ཀྱི་ཤ་ཉམས་རྒྱགས་པ།</text:p>
          </table:table-cell>
          <table:table-cell table:number-columns-repeated="252"/>
        </table:table-row>
        <table:table-row table:style-name="ro1">
          <table:table-cell office:value-type="string">
            <text:p>འཚགས་ཤ</text:p>
          </table:table-cell>
          <table:table-cell office:value-type="string">
            <text:p>/tshag sha</text:p>
          </table:table-cell>
          <table:table-cell office:value-type="string">
            <text:p>(མིང་)</text:p>
          </table:table-cell>
          <table:table-cell office:value-type="string">
            <text:p>གཡག་དང་ལུག་རྒྱགས་ཏོ་རིལ་རི་གི་ཤ།</text:p>
          </table:table-cell>
          <table:table-cell table:number-columns-repeated="252"/>
        </table:table-row>
        <table:table-row table:style-name="ro1">
          <table:table-cell office:value-type="string">
            <text:p>འཚང་རྒྱ།</text:p>
          </table:table-cell>
          <table:table-cell office:value-type="string">
            <text:p>/tshang ja/</text:p>
          </table:table-cell>
          <table:table-cell office:value-type="string">
            <text:p>(མིང་)</text:p>
          </table:table-cell>
          <table:table-cell office:value-type="string">
            <text:p>སངས་རྒྱས་པའི་དུས་མ་འོངས་པའི་ཚིག་མངོན་པར་རྫོགས་ཏེ་འཚང་རྒྱ་ཤོག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འཚབ།</text:p>
          </table:table-cell>
          <table:table-cell office:value-type="string">
            <text:p>/tshab/</text:p>
          </table:table-cell>
          <table:table-cell office:value-type="string">
            <text:p>(བྱ་ཁྱད་)</text:p>
          </table:table-cell>
          <table:table-cell office:value-type="string">
            <text:p>སེམས་འཚབ་པའི་བྱ་ཚིག་ཅིག་ཨིན།ན་འཐན་རང་འཚབ་ཆི་ཡི་འཚབ་རང་མི་དགོ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འཚབ་འཚབ།</text:p>
          </table:table-cell>
          <table:table-cell office:value-type="string">
            <text:p>/tshab tshab/</text:p>
          </table:table-cell>
          <table:table-cell office:value-type="string">
            <text:p>(བྱ་ཁྱད་)</text:p>
          </table:table-cell>
          <table:table-cell office:value-type="string">
            <text:p>འཚབ་འཚབ་རིལ་རི་ཟེར་འབད་ལོང་བཅའ་ལོང་མེདཔ།ལྷོད་ལྷོད་ཀྱི་འགལ་མིང༌།</text:p>
          </table:table-cell>
          <table:table-cell table:number-columns-repeated="252"/>
        </table:table-row>
        <table:table-row table:style-name="ro1">
          <table:table-cell office:value-type="string">
            <text:p>འཚབ་འཚུབ།</text:p>
          </table:table-cell>
          <table:table-cell office:value-type="string">
            <text:p>/tshab tshub/</text:p>
          </table:table-cell>
          <table:table-cell office:value-type="string">
            <text:p>(བྱ་ཁྱད་)</text:p>
          </table:table-cell>
          <table:table-cell office:value-type="string">
            <text:p>སེམས་འཐིབ་འཐིབ་བཏང་མ་སྡོད་པ་འཚབ་འཚུབ་འབད་ནི།ཚབ་འཚུབ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འཚབན།</text:p>
          </table:table-cell>
          <table:table-cell office:value-type="string">
            <text:p>/tsab</text:p>
          </table:table-cell>
          <table:table-cell office:value-type="string">
            <text:p>(བྱ་ཁྱད་)</text:p>
          </table:table-cell>
          <table:table-cell office:value-type="string">
            <text:p>སེམས་འཚབན་ཡར་སོང༌།</text:p>
          </table:table-cell>
          <table:table-cell table:number-columns-repeated="252"/>
        </table:table-row>
        <table:table-row table:style-name="ro1">
          <table:table-cell office:value-type="string">
            <text:p>འཚམས།</text:p>
          </table:table-cell>
          <table:table-cell office:value-type="string">
            <text:p>/tsham/</text:p>
          </table:table-cell>
          <table:table-cell office:value-type="string">
            <text:p>(མིང་)</text:p>
          </table:table-cell>
          <table:table-cell office:value-type="string">
            <text:p>༡རན་པ་རུང་བ་བཏུབ་པའི་དོན་འཚམས་ཏོག་ཏོ་འོས་བབས་ཡོད་པ།</text:p>
          </table:table-cell>
          <table:table-cell office:value-type="string">
            <text:p>དེ་ཅིག་འཚམས་པས་ཟེར་དོ་བཟུམ་དང་༢མི་འདི་འཚམས་འཚམས་ཅིག་ཨིན་པས་ཟེར་བ་ཅིན་ལེགས་ཤོམ་རང་མེད་པའི་དོན།</text:p>
          </table:table-cell>
          <table:table-cell table:number-columns-repeated="251"/>
        </table:table-row>
        <table:table-row table:style-name="ro1">
          <table:table-cell office:value-type="string">
            <text:p>འཚམས་འདྲི།</text:p>
          </table:table-cell>
          <table:table-cell office:value-type="string">
            <text:p>/tsham dri/</text:p>
          </table:table-cell>
          <table:table-cell office:value-type="string">
            <text:p>(མིང་)</text:p>
          </table:table-cell>
          <table:table-cell office:value-type="string">
            <text:p>སྐུ་གཟུགས་འཕྲོད་སྦྱོར་འཚམ་མི་འཚམ་གང་ཡོད་ཀྱི་ཞུ་བ་བཀོད་པ།ཆོས་སྐད་ལས་བསྙུནསྐྲུན་གསོལ་ཟེར་ཡང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འཚམས་ཚོད།</text:p>
          </table:table-cell>
          <table:table-cell office:value-type="string">
            <text:p>/tsham tshoe/</text:p>
          </table:table-cell>
          <table:table-cell office:value-type="string">
            <text:p>(མིང་)</text:p>
          </table:table-cell>
          <table:table-cell office:value-type="string">
            <text:p>དེ་ཅིག་གིས་ལང་དེ་ཅིག་གིས་བཏུབ་ཟེར་ཚོད་བཟུང་ནི།མཚམས་ཚོ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འཚའ།</text:p>
          </table:table-cell>
          <table:table-cell office:value-type="string">
            <text:p>/tsha/</text:p>
          </table:table-cell>
          <table:table-cell office:value-type="string">
            <text:p>(བྱ་ཚིག་)</text:p>
          </table:table-cell>
          <table:table-cell office:value-type="string">
            <text:p>སེམས་ཅན་གྱི་རིགས་ཕྱུག་གུ་འཚའ་ནི།</text:p>
          </table:table-cell>
          <table:table-cell table:number-columns-repeated="252"/>
        </table:table-row>
        <table:table-row table:style-name="ro1">
          <table:table-cell office:value-type="string">
            <text:p>འཚལ།</text:p>
          </table:table-cell>
          <table:table-cell office:value-type="string">
            <text:p>/tshel/</text:p>
          </table:table-cell>
          <table:table-cell office:value-type="string">
            <text:p>(བྱ་ཚིག་)</text:p>
          </table:table-cell>
          <table:table-cell office:value-type="string">
            <text:p>༡ཕྱག་འཚལ་ཕྱག་ཕུལ་ཟེར་གུས་ཞབས་བསྐྱེད་པའི་བརྡ་མཚོན་དང་ལུས་ཀྱི་སྒྲིབ་པ་དག་པའི་ཐབས་ཤེས་ཅིག་ཨིན།༢འཚལ་ཟེར་བ་ཅིན་ཡོདཔ་དང་ཤེས་པའི་དོན་ལུ་ཡང་འཇུག་པ་ཨིན།</text:p>
          </table:table-cell>
          <table:table-cell table:number-columns-repeated="252"/>
        </table:table-row>
        <table:table-row table:style-name="ro1">
          <table:table-cell office:value-type="string">
            <text:p>འཚལན།</text:p>
          </table:table-cell>
          <table:table-cell office:value-type="string">
            <text:p>/tshen/</text:p>
          </table:table-cell>
          <table:table-cell office:value-type="string">
            <text:p>(བྱ་ཁྱད་)</text:p>
          </table:table-cell>
          <table:table-cell office:value-type="string">
            <text:p>ཕྱག་འཚལན་སྒྲིབ་པ་དག།</text:p>
          </table:table-cell>
          <table:table-cell table:number-columns-repeated="252"/>
        </table:table-row>
        <table:table-row table:style-name="ro1">
          <table:table-cell office:value-type="string">
            <text:p>འཚལཝ།</text:p>
          </table:table-cell>
          <table:table-cell office:value-type="string">
            <text:p>/tshao</text:p>
          </table:table-cell>
          <table:table-cell office:value-type="string">
            <text:p>(བྱ་ཁྱད་)</text:p>
          </table:table-cell>
          <table:table-cell office:value-type="string">
            <text:p>ཕྱག་འཚལ་འཚལཝ་གིས་སྐེདཔ་ཡང་ན་ཆི་ཡི།</text:p>
          </table:table-cell>
          <table:table-cell table:number-columns-repeated="252"/>
        </table:table-row>
        <table:table-row table:style-name="ro1">
          <table:table-cell office:value-type="string">
            <text:p>འཚིག</text:p>
          </table:table-cell>
          <table:table-cell office:value-type="string">
            <text:p>/tshig</text:p>
          </table:table-cell>
          <table:table-cell office:value-type="string">
            <text:p>(བྱ་ཚིག་)</text:p>
          </table:table-cell>
          <table:table-cell office:value-type="string">
            <text:p>༡མེ་གིས་འཚིག་ནི།ཉིམ་གྱིས་འཚིག་པའི་དུས་ད་ལྟ་བ།༢སྐོམ་འཚིག་ལང་ནི་ཟེར་བ་ཅིན་ཁ་སྐོམ་མེ་ལྟར་འབར་བ།</text:p>
          </table:table-cell>
          <table:table-cell table:number-columns-repeated="252"/>
        </table:table-row>
        <table:table-row table:style-name="ro1">
          <table:table-cell office:value-type="string">
            <text:p>འཚིག་ནི།</text:p>
          </table:table-cell>
          <table:table-cell office:value-type="string">
            <text:p>/tshi ni/</text:p>
          </table:table-cell>
          <table:table-cell office:value-type="string">
            <text:p>(བྱ་ཚིག་)</text:p>
          </table:table-cell>
          <table:table-cell office:value-type="string">
            <text:p>ཉི་མ་གིས་འཚིག་པའི་བྱ་ཚིག་མ་འོངས་པ།</text:p>
          </table:table-cell>
          <table:table-cell table:number-columns-repeated="252"/>
        </table:table-row>
        <table:table-row table:style-name="ro1">
          <table:table-cell office:value-type="string">
            <text:p>འཚིག་རོ།</text:p>
          </table:table-cell>
          <table:table-cell office:value-type="string">
            <text:p>/tshi ro</text:p>
          </table:table-cell>
          <table:table-cell office:value-type="string">
            <text:p>(མིང་)</text:p>
          </table:table-cell>
          <table:table-cell office:value-type="string">
            <text:p>ཏམ་ཁུའི་འཚིག་རོ།མེ་མགལ་གྱི་འཚིག་རོ།</text:p>
          </table:table-cell>
          <table:table-cell table:number-columns-repeated="252"/>
        </table:table-row>
        <table:table-row table:style-name="ro1">
          <table:table-cell office:value-type="string">
            <text:p>འཚིགན།</text:p>
          </table:table-cell>
          <table:table-cell office:value-type="string">
            <text:p>/tshin</text:p>
          </table:table-cell>
          <table:table-cell office:value-type="string">
            <text:p>(བྱ་ཁྱད་)</text:p>
          </table:table-cell>
          <table:table-cell office:value-type="string">
            <text:p>མ་འཚིགན་ཉི་གདུགས་སྤུབས་མི་དགོ།</text:p>
          </table:table-cell>
          <table:table-cell table:number-columns-repeated="252"/>
        </table:table-row>
        <table:table-row table:style-name="ro1">
          <table:table-cell office:value-type="string">
            <text:p>འཚིགཔ།</text:p>
          </table:table-cell>
          <table:table-cell office:value-type="string">
            <text:p>/tship/</text:p>
          </table:table-cell>
          <table:table-cell office:value-type="string">
            <text:p>(བྱ་ཁྱད་)</text:p>
          </table:table-cell>
          <table:table-cell office:value-type="string">
            <text:p>ཉི་མ་གིས་འཚིག་འཚིགཔ་མེ་གིས་འཚིག་འཚིགཔ་ཚུ།</text:p>
          </table:table-cell>
          <table:table-cell table:number-columns-repeated="252"/>
        </table:table-row>
        <table:table-row table:style-name="ro1">
          <table:table-cell office:value-type="string">
            <text:p>འཚིར།</text:p>
          </table:table-cell>
          <table:table-cell office:value-type="string">
            <text:p>/tshir/</text:p>
          </table:table-cell>
          <table:table-cell office:value-type="string">
            <text:p>(བྱ་ཚིག་)</text:p>
          </table:table-cell>
          <table:table-cell office:value-type="string">
            <text:p>མར་ཁུ་བཙིར་བ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འཚུབ་ཆ།</text:p>
          </table:table-cell>
          <table:table-cell office:value-type="string">
            <text:p>/tshub cha/</text:p>
          </table:table-cell>
          <table:table-cell office:value-type="string">
            <text:p>(`མིང་)</text:p>
          </table:table-cell>
          <table:table-cell office:value-type="string">
            <text:p>རྐྱེན་དང་བར་ཆད་ཀྱི་འཚུབ་ངོ༌།</text:p>
          </table:table-cell>
          <table:table-cell table:number-columns-repeated="252"/>
        </table:table-row>
        <table:table-row table:style-name="ro1">
          <table:table-cell office:value-type="string">
            <text:p>འཚུབས་དྲག</text:p>
          </table:table-cell>
          <table:table-cell office:value-type="string">
            <text:p>/tshub dra/</text:p>
          </table:table-cell>
          <table:table-cell office:value-type="string">
            <text:p>(མིང་)</text:p>
          </table:table-cell>
          <table:table-cell office:value-type="string">
            <text:p>བར་ཆད་ཤུགས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འཚུབས་རྡོལ།</text:p>
          </table:table-cell>
          <table:table-cell office:value-type="string">
            <text:p>/tshub doel/</text:p>
          </table:table-cell>
          <table:table-cell office:value-type="string">
            <text:p>(མིང་)</text:p>
          </table:table-cell>
          <table:table-cell office:value-type="string">
            <text:p>དུས་ངན་འཚུབས་པ།</text:p>
          </table:table-cell>
          <table:table-cell table:number-columns-repeated="252"/>
        </table:table-row>
        <table:table-row table:style-name="ro1">
          <table:table-cell office:value-type="string">
            <text:p>འཚུབས་མ།</text:p>
          </table:table-cell>
          <table:table-cell office:value-type="string">
            <text:p>/tshub ma/</text:p>
          </table:table-cell>
          <table:table-cell office:value-type="string">
            <text:p>(མིང་)</text:p>
          </table:table-cell>
          <table:table-cell office:value-type="string">
            <text:p>རྐྱེན་བར་ཆད་ཀྱིས་འཚེ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འཚུབན།</text:p>
          </table:table-cell>
          <table:table-cell office:value-type="string">
            <text:p>/tshub</text:p>
          </table:table-cell>
          <table:table-cell office:value-type="string">
            <text:p>(བྱ་ཁྱད་)</text:p>
          </table:table-cell>
          <table:table-cell office:value-type="string">
            <text:p>དུས་འཚུབན་བཟློག་ཐབས་གྲ་སྒྲིག་འབད།</text:p>
          </table:table-cell>
          <table:table-cell table:number-columns-repeated="252"/>
        </table:table-row>
        <table:table-row table:style-name="ro1">
          <table:table-cell office:value-type="string">
            <text:p>འཚུབཔ།</text:p>
          </table:table-cell>
          <table:table-cell office:value-type="string">
            <text:p>/tshup/</text:p>
          </table:table-cell>
          <table:table-cell office:value-type="string">
            <text:p>(མིང་)</text:p>
          </table:table-cell>
          <table:table-cell office:value-type="string">
            <text:p>དུས་འཚུབ་པའི་འདས་མིང༌།དུས་འཚུབ་འཚུབ་པ།</text:p>
          </table:table-cell>
          <table:table-cell table:number-columns-repeated="252"/>
        </table:table-row>
        <table:table-row table:style-name="ro1">
          <table:table-cell office:value-type="string">
            <text:p>འཚུབས།</text:p>
          </table:table-cell>
          <table:table-cell office:value-type="string">
            <text:p>/tshub/</text:p>
          </table:table-cell>
          <table:table-cell office:value-type="string">
            <text:p>(མིང་)</text:p>
          </table:table-cell>
          <table:table-cell office:value-type="string">
            <text:p>༡དུས་འཚུབས་པའི་འདས་པ།༢ལཱ་འཚུབས་ཟེར་བ་ཅིན་ལཱ་གལ་ཅན་འབད་དགོཔ་ལེ་ཤ་ཡོདཔ།༣རླུང་འཚུབས་ཟེར་མི་རླུང་ཤུགས་ཅན་འཕུ་ནི།</text:p>
          </table:table-cell>
          <table:table-cell table:number-columns-repeated="252"/>
        </table:table-row>
        <table:table-row table:style-name="ro1">
          <table:table-cell office:value-type="string">
            <text:p>འཚུབས་མི་འཚུབས།</text:p>
          </table:table-cell>
          <table:table-cell office:value-type="string">
            <text:p>/tshub mi tshub/</text:p>
          </table:table-cell>
          <table:table-cell office:value-type="string">
            <text:p>(མིང་ཁྱད)</text:p>
          </table:table-cell>
          <table:table-cell office:value-type="string">
            <text:p>དུས་ཅི་གི་ལོ་ནང་དུས་འཚུབས་མི་འཚུབས་ག་དེ་སྦེ་སྨོ།</text:p>
          </table:table-cell>
          <table:table-cell table:number-columns-repeated="252"/>
        </table:table-row>
        <table:table-row table:style-name="ro1">
          <table:table-cell office:value-type="string">
            <text:p>འཚེ།</text:p>
          </table:table-cell>
          <table:table-cell office:value-type="string">
            <text:p>/tshe/</text:p>
          </table:table-cell>
          <table:table-cell office:value-type="string">
            <text:p>(བྱ་ཚིག་)</text:p>
          </table:table-cell>
          <table:table-cell office:value-type="string">
            <text:p>གཞན་ལུ་གནོད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འཚེ་བ།</text:p>
          </table:table-cell>
          <table:table-cell office:value-type="string">
            <text:p>/tshe wa/</text:p>
          </table:table-cell>
          <table:table-cell office:value-type="string">
            <text:p>(བྱ་ཚིག་)</text:p>
          </table:table-cell>
          <table:table-cell office:value-type="string">
            <text:p>གཞན་ལུ་གནོད་པའི་བྱ་བ་དཔེར་ན་སྲོག་གཅོད་ཀྱི་ལཱ་ཚུ་བཟུམ་གནོད་འཚེ།</text:p>
          </table:table-cell>
          <table:table-cell table:number-columns-repeated="252"/>
        </table:table-row>
        <table:table-row table:style-name="ro1">
          <table:table-cell office:value-type="string">
            <text:p>འཚེ་མེད།</text:p>
          </table:table-cell>
          <table:table-cell office:value-type="string">
            <text:p>/tshe me/</text:p>
          </table:table-cell>
          <table:table-cell office:value-type="string">
            <text:p>(བྱ་ཁྱད་)</text:p>
          </table:table-cell>
          <table:table-cell office:value-type="string">
            <text:p>གནོད་པ་མེད་པ།</text:p>
          </table:table-cell>
          <table:table-cell table:number-columns-repeated="252"/>
        </table:table-row>
        <table:table-row table:style-name="ro1">
          <table:table-cell office:value-type="string">
            <text:p>འཚེད།</text:p>
          </table:table-cell>
          <table:table-cell office:value-type="string">
            <text:p>/tshe/</text:p>
          </table:table-cell>
          <table:table-cell office:value-type="string">
            <text:p>(བྱ་ཚིག)</text:p>
          </table:table-cell>
          <table:table-cell office:value-type="string">
            <text:p>ཆོས་སྐད་ལས་ཆུ་ཚན་ནང་བཙོ་བའི་བྱེད་ཚིགའཚོ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འཚེམ།</text:p>
          </table:table-cell>
          <table:table-cell office:value-type="string">
            <text:p>/tshem/</text:p>
          </table:table-cell>
          <table:table-cell office:value-type="string">
            <text:p>(བྱ་ཚག་)</text:p>
          </table:table-cell>
          <table:table-cell office:value-type="string">
            <text:p>ཚེམ་རྐྱབ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འཚེམ་སྐུད།</text:p>
          </table:table-cell>
          <table:table-cell office:value-type="string">
            <text:p>/tshem kue/</text:p>
          </table:table-cell>
          <table:table-cell office:value-type="string">
            <text:p>(མིང་)</text:p>
          </table:table-cell>
          <table:table-cell office:value-type="string">
            <text:p>ཚེམ་སྐུད་ཀྱི་འབྲི་ཐངས་གཞན།</text:p>
          </table:table-cell>
          <table:table-cell table:number-columns-repeated="252"/>
        </table:table-row>
        <table:table-row table:style-name="ro1">
          <table:table-cell office:value-type="string">
            <text:p>འཚེམ་ཁབ།</text:p>
          </table:table-cell>
          <table:table-cell office:value-type="string">
            <text:p>/tshem khab/</text:p>
          </table:table-cell>
          <table:table-cell office:value-type="string">
            <text:p>(མིང་)</text:p>
          </table:table-cell>
          <table:table-cell office:value-type="string">
            <text:p>ཚེམ་ཁབ་ཀྱི་འབྲི་ཐངས་གཞན།</text:p>
          </table:table-cell>
          <table:table-cell table:number-columns-repeated="252"/>
        </table:table-row>
        <table:table-row table:style-name="ro1">
          <table:table-cell office:value-type="string">
            <text:p>འཚེར།</text:p>
          </table:table-cell>
          <table:table-cell office:value-type="string">
            <text:p>/tsher/</text:p>
          </table:table-cell>
          <table:table-cell office:value-type="string">
            <text:p>(བྱ་ཁྱད་)</text:p>
          </table:table-cell>
          <table:table-cell office:value-type="string">
            <text:p>༡ཉམས་འཚེར་ནི།དཀའ་བའི་སྣང་བ་འཆར་ནི།༢འོད་འཚེར་བ།</text:p>
          </table:table-cell>
          <table:table-cell table:number-columns-repeated="252"/>
        </table:table-row>
        <table:table-row table:style-name="ro1">
          <table:table-cell office:value-type="string">
            <text:p>འཚེར་སྐད།</text:p>
          </table:table-cell>
          <table:table-cell office:value-type="string">
            <text:p>/tsher ke/</text:p>
          </table:table-cell>
          <table:table-cell office:value-type="string">
            <text:p>(མིང་)</text:p>
          </table:table-cell>
          <table:table-cell office:value-type="string">
            <text:p>རྟ་སྐད་འཚ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འཚེར་ཁག་ཁ།</text:p>
          </table:table-cell>
          <table:table-cell office:value-type="string">
            <text:p>/tsher kha kha/</text:p>
          </table:table-cell>
          <table:table-cell office:value-type="string">
            <text:p>(བྱ་ཁྱད་)</text:p>
          </table:table-cell>
          <table:table-cell office:value-type="string">
            <text:p>ཉམས་འཚེར་ཁག་ཁ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འཚེར་སྣང༌།</text:p>
          </table:table-cell>
          <table:table-cell office:value-type="string">
            <text:p>/tsher nang/</text:p>
          </table:table-cell>
          <table:table-cell office:value-type="string">
            <text:p>(མིང་ཁྱད་)</text:p>
          </table:table-cell>
          <table:table-cell office:value-type="string">
            <text:p>སེམས་འཚེར་བའི་སྣང་བ།</text:p>
          </table:table-cell>
          <table:table-cell table:number-columns-repeated="252"/>
        </table:table-row>
        <table:table-row table:style-name="ro1">
          <table:table-cell office:value-type="string">
            <text:p>འཚོ།</text:p>
          </table:table-cell>
          <table:table-cell office:value-type="string">
            <text:p>/tsho/</text:p>
          </table:table-cell>
          <table:table-cell office:value-type="string">
            <text:p>(མིང་)</text:p>
          </table:table-cell>
          <table:table-cell office:value-type="string">
            <text:p>༡མ་ཤི་བར་གསོན་པོར་འཚོ་བ།༢ནོར་སེམས་ཅན་ཚུ་འཚོ་ནི།འཚོ་སྐྱོང༌།༣ངལ་འཚོ་ནི།༤ཤིང་འབྲས་འཚོ་ནི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འཚོ་སྐྱིད།</text:p>
          </table:table-cell>
          <table:table-cell office:value-type="string">
            <text:p>/tsho ki/</text:p>
          </table:table-cell>
          <table:table-cell office:value-type="string">
            <text:p>(མིང་)</text:p>
          </table:table-cell>
          <table:table-cell office:value-type="string">
            <text:p>འཚོ་བ་འཛོམས་ཏེ་སྐྱིད་ཏོང་ཏོ་སྦེ་སྡོད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འཚོ་སྐྱོང༌།</text:p>
          </table:table-cell>
          <table:table-cell office:value-type="string">
            <text:p>/tsho cong/</text:p>
          </table:table-cell>
          <table:table-cell office:value-type="string">
            <text:p>(བྱ་ཚིག་)</text:p>
          </table:table-cell>
          <table:table-cell office:value-type="string">
            <text:p>༡འཚོ་ནི་དང་སྐྱོང་ནི་གི་བསྡུས་ཚིག༢བུ་གཞི་འཚོ་སྐྱོང་འཐབ་ནི།ནོར་སེམས་ཅན་འཚོ་སྐྱོང་འཐབ་ནི།</text:p>
          </table:table-cell>
          <table:table-cell table:number-columns-repeated="252"/>
        </table:table-row>
        <table:table-row table:style-name="ro1">
          <table:table-cell office:value-type="string">
            <text:p>འཚོ་ཁམས།</text:p>
          </table:table-cell>
          <table:table-cell office:value-type="string">
            <text:p>/tsho kham/</text:p>
          </table:table-cell>
          <table:table-cell office:value-type="string">
            <text:p>(མིང་)</text:p>
          </table:table-cell>
          <table:table-cell office:value-type="string">
            <text:p>ལུས་ཁམས།གཟུགས་ཁམས་བདེ་བ་དང་མ་བདེ་བ།</text:p>
          </table:table-cell>
          <table:table-cell table:number-columns-repeated="252"/>
        </table:table-row>
        <table:table-row table:style-name="ro1">
          <table:table-cell office:value-type="string">
            <text:p>འཚོ་ཆས།</text:p>
          </table:table-cell>
          <table:table-cell office:value-type="string">
            <text:p>/tsho che/</text:p>
          </table:table-cell>
          <table:table-cell office:value-type="string">
            <text:p>(མིང་)</text:p>
          </table:table-cell>
          <table:table-cell office:value-type="string">
            <text:p>འཚོ་བའི་དོན་ལུ་མཁོ་བའི་ཡོ་བྱད།ལྟོ་གོས་གནས་གསུམ་ཚུ།</text:p>
          </table:table-cell>
          <table:table-cell table:number-columns-repeated="252"/>
        </table:table-row>
        <table:table-row table:style-name="ro1">
          <table:table-cell office:value-type="string">
            <text:p>འཚོ་ཏོག་ཏོ།</text:p>
          </table:table-cell>
          <table:table-cell office:value-type="string">
            <text:p>/tsho tog to/</text:p>
          </table:table-cell>
          <table:table-cell office:value-type="string">
            <text:p>(མིང་)</text:p>
          </table:table-cell>
          <table:table-cell office:value-type="string">
            <text:p>ག་ནི་ཡང་སྐྱེ་བཏུབ་པའི་ས།</text:p>
          </table:table-cell>
          <table:table-cell table:number-columns-repeated="252"/>
        </table:table-row>
        <table:table-row table:style-name="ro1">
          <table:table-cell office:value-type="string">
            <text:p>འཚོ་རྟེན།</text:p>
          </table:table-cell>
          <table:table-cell office:value-type="string">
            <text:p>/tsho ten/</text:p>
          </table:table-cell>
          <table:table-cell office:value-type="string">
            <text:p>(མིང་)</text:p>
          </table:table-cell>
          <table:table-cell office:value-type="string">
            <text:p>ལུས་འཚོ་བར་བྱེད་པའི་མཐུན་རྐྱེན་རྒྱུ་དང་དངུལ་ལ་སོགས་པ།</text:p>
          </table:table-cell>
          <table:table-cell table:number-columns-repeated="252"/>
        </table:table-row>
        <table:table-row table:style-name="ro1">
          <table:table-cell office:value-type="string">
            <text:p>འཚོ་ཐབས།</text:p>
          </table:table-cell>
          <table:table-cell office:value-type="string">
            <text:p>/tsho thab/</text:p>
          </table:table-cell>
          <table:table-cell office:value-type="string">
            <text:p>(མིང་)</text:p>
          </table:table-cell>
          <table:table-cell office:value-type="string">
            <text:p>འཚོ་སྐྱོང་འབད་ནི་གི་ལཱ་སོ་ནམ་དང་ཚོང་གི་ལཱ་ཚུ་བཟུམ།</text:p>
          </table:table-cell>
          <table:table-cell table:number-columns-repeated="252"/>
        </table:table-row>
        <table:table-row table:style-name="ro1">
          <table:table-cell office:value-type="string">
            <text:p>འཚོ་འཐུས།</text:p>
          </table:table-cell>
          <table:table-cell office:value-type="string">
            <text:p>/tsho thue/</text:p>
          </table:table-cell>
          <table:table-cell office:value-type="string">
            <text:p>(མིང་)</text:p>
          </table:table-cell>
          <table:table-cell office:value-type="string">
            <text:p>ཨ་ལོའི་གསོ་འཐུས་ཟེར་དོ་བཟུམ་འཚོ་བའི་ཡོ་བྱད་ཀྱི་འཐུས།</text:p>
          </table:table-cell>
          <table:table-cell table:number-columns-repeated="252"/>
        </table:table-row>
        <table:table-row table:style-name="ro1">
          <table:table-cell office:value-type="string">
            <text:p>འཚོ་ནི།</text:p>
          </table:table-cell>
          <table:table-cell office:value-type="string">
            <text:p>/tsho ni/</text:p>
          </table:table-cell>
          <table:table-cell office:value-type="string">
            <text:p>(བྱ་ཚིག་)</text:p>
          </table:table-cell>
          <table:table-cell office:value-type="string">
            <text:p>ནོར་འཚོ་ནི།༢ཤིང་འབྲས་འཚོ་ནི།</text:p>
          </table:table-cell>
          <table:table-cell table:number-columns-repeated="252"/>
        </table:table-row>
        <table:table-row table:style-name="ro1">
          <table:table-cell office:value-type="string">
            <text:p>འཚོ་བ།</text:p>
          </table:table-cell>
          <table:table-cell office:value-type="string">
            <text:p>/tsho wa/</text:p>
          </table:table-cell>
          <table:table-cell office:value-type="string">
            <text:p>(མིང་)</text:p>
          </table:table-cell>
          <table:table-cell office:value-type="string">
            <text:p>༡ལུས་སྲོག་མ་ཡལ་ཁར་འཚོ་སྟེ་གནས་པ།༢ལུས་སྲོག་འཚོ་བའི་ཡོ་བྱད།</text:p>
          </table:table-cell>
          <table:table-cell table:number-columns-repeated="252"/>
        </table:table-row>
        <table:table-row table:style-name="ro1">
          <table:table-cell office:value-type="string">
            <text:p>འཚོ་བ་གསུམ།</text:p>
          </table:table-cell>
          <table:table-cell office:value-type="string">
            <text:p>/tsho wa sum/</text:p>
          </table:table-cell>
          <table:table-cell office:value-type="string">
            <text:p>(མིང་)</text:p>
          </table:table-cell>
          <table:table-cell office:value-type="string">
            <text:p>ལུས་འཚོ་བར་བྱེད་པའི་རྒྱུ་ཚེ་བསོད་ནམས་ལཱ་གསུམ།</text:p>
          </table:table-cell>
          <table:table-cell table:number-columns-repeated="252"/>
        </table:table-row>
        <table:table-row table:style-name="ro1">
          <table:table-cell office:value-type="string">
            <text:p>འཚོ་བའི་གནས་སྟངས།</text:p>
          </table:table-cell>
          <table:table-cell office:value-type="string">
            <text:p>/tsho wai ne tang/</text:p>
          </table:table-cell>
          <table:table-cell office:value-type="string">
            <text:p>(མིང)</text:p>
          </table:table-cell>
          <table:table-cell office:value-type="string">
            <text:p>ལུས་སྲོག་འཚོ་ཐབས་གནས་སྟངས།</text:p>
          </table:table-cell>
          <table:table-cell table:number-columns-repeated="252"/>
        </table:table-row>
        <table:table-row table:style-name="ro1">
          <table:table-cell office:value-type="string">
            <text:p>འཚོ་བའི་གནས་ཚད།</text:p>
          </table:table-cell>
          <table:table-cell office:value-type="string">
            <text:p>/tsho wai ne tshe/</text:p>
          </table:table-cell>
          <table:table-cell office:value-type="string">
            <text:p>(མིང་)</text:p>
          </table:table-cell>
          <table:table-cell office:value-type="string">
            <text:p>ལུས་སྟོན་འཚོ་ཐབས་གནས་རིམ།</text:p>
          </table:table-cell>
          <table:table-cell table:number-columns-repeated="252"/>
        </table:table-row>
        <table:table-row table:style-name="ro1">
          <table:table-cell office:value-type="string">
            <text:p>འཚོ་བའི་ཚད།</text:p>
          </table:table-cell>
          <table:table-cell office:value-type="string">
            <text:p>/tsho wai tshe/</text:p>
          </table:table-cell>
          <table:table-cell office:value-type="string">
            <text:p>(མིང་)</text:p>
          </table:table-cell>
          <table:table-cell office:value-type="string">
            <text:p>ཚེ་ཚད་ཚེ་ཡུན་ཚུ།</text:p>
          </table:table-cell>
          <table:table-cell table:number-columns-repeated="252"/>
        </table:table-row>
        <table:table-row table:style-name="ro1">
          <table:table-cell office:value-type="string">
            <text:p>འཚོ་བའི་ཡོ་བྱད།</text:p>
          </table:table-cell>
          <table:table-cell office:value-type="string">
            <text:p>/tsho wai yo je/</text:p>
          </table:table-cell>
          <table:table-cell office:value-type="string">
            <text:p>(མིང་)</text:p>
          </table:table-cell>
          <table:table-cell office:value-type="string">
            <text:p>འཚོ་ཆ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འཚོ་བའི་རིག་པ།</text:p>
          </table:table-cell>
          <table:table-cell office:value-type="string">
            <text:p>/tsho wai rig pa/</text:p>
          </table:table-cell>
          <table:table-cell office:value-type="string">
            <text:p>(མིང་)</text:p>
          </table:table-cell>
          <table:table-cell office:value-type="string">
            <text:p>གསོ་བའི་རིག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འཚོ་བྱེད།</text:p>
          </table:table-cell>
          <table:table-cell office:value-type="string">
            <text:p>/tsho je/</text:p>
          </table:table-cell>
          <table:table-cell office:value-type="string">
            <text:p>(མིང་)</text:p>
          </table:table-cell>
          <table:table-cell office:value-type="string">
            <text:p>དྲུང་འཚོ།</text:p>
          </table:table-cell>
          <table:table-cell table:number-columns-repeated="252"/>
        </table:table-row>
        <table:table-row table:style-name="ro1">
          <table:table-cell office:value-type="string">
            <text:p>འཚོ་བྱེད་གཞོན་ནུ།</text:p>
          </table:table-cell>
          <table:table-cell office:value-type="string">
            <text:p>/tsho je zhoen nu/</text:p>
          </table:table-cell>
          <table:table-cell office:value-type="string">
            <text:p>(མིང་)</text:p>
          </table:table-cell>
          <table:table-cell office:value-type="string">
            <text:p>སངས་རྒྱས་ཞལ་བཞུགས་སྐབས་ཀྱི་དྲུང་འཚོ་ཟླ་བའི་གཞོན་ནུ།</text:p>
          </table:table-cell>
          <table:table-cell table:number-columns-repeated="252"/>
        </table:table-row>
        <table:table-row table:style-name="ro1">
          <table:table-cell office:value-type="string">
            <text:p>འཚོ་མི།</text:p>
          </table:table-cell>
          <table:table-cell office:value-type="string">
            <text:p>/tsho mi/</text:p>
          </table:table-cell>
          <table:table-cell office:value-type="string">
            <text:p>(མིང་)</text:p>
          </table:table-cell>
          <table:table-cell office:value-type="string">
            <text:p>༡ནོར་འཚོ་མི།༢ཤིང་འབྲས་འཚོ་འཚོཝ་ཚུ།</text:p>
          </table:table-cell>
          <table:table-cell table:number-columns-repeated="252"/>
        </table:table-row>
        <table:table-row table:style-name="ro1">
          <table:table-cell office:value-type="string">
            <text:p>འཚོ་མི་འཚོ།</text:p>
          </table:table-cell>
          <table:table-cell office:value-type="string">
            <text:p>/tsho mi tsho/</text:p>
          </table:table-cell>
          <table:table-cell office:value-type="string">
            <text:p>(མིང་)</text:p>
          </table:table-cell>
          <table:table-cell office:value-type="string">
            <text:p>ལོ་ཐོག་ཤིང་ཐོག་ལ་སོགས་པ་ག་ར་ལེགས་ཤོམ་འབད་འཚོ་ཚུགས་པའི་ས་ཆ།ས་འདི་འཚོ་མི་འཚོ་ག་འདེ་སྨོ་ཟེར་སླབ་ནི་ཡོད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འཚོ་ཚིས།</text:p>
          </table:table-cell>
          <table:table-cell office:value-type="string">
            <text:p>/tsho tshi/</text:p>
          </table:table-cell>
          <table:table-cell office:value-type="string">
            <text:p>(མིང་)</text:p>
          </table:table-cell>
          <table:table-cell office:value-type="string">
            <text:p>ལྟོ་གོས་ཀྱི་འཚོ་ཐབས་དོན།</text:p>
          </table:table-cell>
          <table:table-cell table:number-columns-repeated="252"/>
        </table:table-row>
        <table:table-row table:style-name="ro1">
          <table:table-cell office:value-type="string">
            <text:p>འཚོ་འཚོཔ།</text:p>
          </table:table-cell>
          <table:table-cell office:value-type="string">
            <text:p>/tsho tshop/</text:p>
          </table:table-cell>
          <table:table-cell office:value-type="string">
            <text:p>(མིང་ཁྱད་)</text:p>
          </table:table-cell>
          <table:table-cell office:value-type="string">
            <text:p>ཤིང་འབྲས་སྨིན་པ།</text:p>
          </table:table-cell>
          <table:table-cell table:number-columns-repeated="252"/>
        </table:table-row>
        <table:table-row table:style-name="ro1">
          <table:table-cell office:value-type="string">
            <text:p>འཚོ་འཚོཝ།</text:p>
          </table:table-cell>
          <table:table-cell office:value-type="string">
            <text:p>/tsho tshou/</text:p>
          </table:table-cell>
          <table:table-cell office:value-type="string">
            <text:p>(མིང་)</text:p>
          </table:table-cell>
          <table:table-cell office:value-type="string">
            <text:p>༡ཤིང་འབྲས་དང་འབྲུ་སྣ་ཚུ་སྨིན་ཚར་བ་དང་འཚོ་ཚར་བའི་རིགས་ཁམ་འཚོ་འཚོཝ་ཚུ་ས་ཁར་བུད་སོ་ནུག་ཟེར་དོ་བཟུམ་༢ཁྱོད་ན་འཐན་རང་འཚོ་འཚོཝ་ཨིན་ཟེར་བ་ཅིན་གཞུངམ་མ་འབདཝ་ལན་གྲངས་མ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འཚོ་གཞེས།</text:p>
          </table:table-cell>
          <table:table-cell office:value-type="string">
            <text:p>/tsho zhe/</text:p>
          </table:table-cell>
          <table:table-cell office:value-type="string">
            <text:p>(མིང་)</text:p>
          </table:table-cell>
          <table:table-cell office:value-type="string">
            <text:p>ཚེ་སྲོག་ལེགས་ཞིམ་སྦེ་གནས་པའི་ཞེ་ས།འཚོ་ཞིང་གཉིས་བཞེས་པ།</text:p>
          </table:table-cell>
          <table:table-cell table:number-columns-repeated="252"/>
        </table:table-row>
        <table:table-row table:style-name="ro1">
          <table:table-cell office:value-type="string">
            <text:p>འཚོ་ས།</text:p>
          </table:table-cell>
          <table:table-cell office:value-type="string">
            <text:p>/tsho sa/</text:p>
          </table:table-cell>
          <table:table-cell office:value-type="string">
            <text:p>(མིང་)</text:p>
          </table:table-cell>
          <table:table-cell office:value-type="string">
            <text:p>༡ནོར་འཚོ་སའི་རྩྭ་འབྲོག༢ས་འཚོ་ས།དཔེར་ན་ལོ་ཐོག་ཤིང་འབྲས་ག་ར་འཚོ་ཚུགས་པའི་ས་ཆ།</text:p>
          </table:table-cell>
          <table:table-cell table:number-columns-repeated="252"/>
        </table:table-row>
        <table:table-row table:style-name="ro1">
          <table:table-cell office:value-type="string">
            <text:p>འཚོགས།</text:p>
          </table:table-cell>
          <table:table-cell office:value-type="string">
            <text:p>/tshog</text:p>
          </table:table-cell>
          <table:table-cell office:value-type="string">
            <text:p>(བྱ་འདས)</text:p>
          </table:table-cell>
          <table:table-cell office:value-type="string">
            <text:p>ཚོགས་འཛོམས་པའི་བྱ་འདས།</text:p>
          </table:table-cell>
          <table:table-cell table:number-columns-repeated="252"/>
        </table:table-row>
        <table:table-row table:style-name="ro1">
          <table:table-cell office:value-type="string">
            <text:p>འཚོང༌།</text:p>
          </table:table-cell>
          <table:table-cell office:value-type="string">
            <text:p>/tshong/</text:p>
          </table:table-cell>
          <table:table-cell office:value-type="string">
            <text:p>(བྱ་ཚིག་)</text:p>
          </table:table-cell>
          <table:table-cell office:value-type="string">
            <text:p>ཚོང་ལ་སོགས་པ་བཙོང་བ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འཚོད།</text:p>
          </table:table-cell>
          <table:table-cell office:value-type="string">
            <text:p>/tshoe/</text:p>
          </table:table-cell>
          <table:table-cell office:value-type="string">
            <text:p>(བྱ་ཚིག་)</text:p>
          </table:table-cell>
          <table:table-cell office:value-type="string">
            <text:p>ཤ་ལ་སོགས་པ་བཙོ་བ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འཚོད་སྣུམ།</text:p>
          </table:table-cell>
          <table:table-cell office:value-type="string">
            <text:p>/tshoe num/</text:p>
          </table:table-cell>
          <table:table-cell office:value-type="string">
            <text:p>(མིང་)</text:p>
          </table:table-cell>
          <table:table-cell office:value-type="string">
            <text:p>ཤ་ལ་སོགས་བཙོ་ནི་གི་མར་ཁུ།</text:p>
          </table:table-cell>
          <table:table-cell table:number-columns-repeated="252"/>
        </table:table-row>
        <table:table-row table:style-name="ro1">
          <table:table-cell office:value-type="string">
            <text:p>འཚོད་མར།</text:p>
          </table:table-cell>
          <table:table-cell office:value-type="string">
            <text:p>/tshoe ma/</text:p>
          </table:table-cell>
          <table:table-cell office:value-type="string">
            <text:p>(མིང་)</text:p>
          </table:table-cell>
          <table:table-cell office:value-type="string">
            <text:p>འཚོད་སྣུ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འཚོཝ།</text:p>
          </table:table-cell>
          <table:table-cell office:value-type="string">
            <text:p>/tshou</text:p>
          </table:table-cell>
          <table:table-cell office:value-type="string">
            <text:p>(མིང་ཁྱད་)</text:p>
          </table:table-cell>
          <table:table-cell office:value-type="string">
            <text:p>ན་འཐན་རང་འཚོ་འཚོཝ་ཨིན།འཚོ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འཚོབ།</text:p>
          </table:table-cell>
          <table:table-cell office:value-type="string">
            <text:p>/tshob/</text:p>
          </table:table-cell>
          <table:table-cell office:value-type="string">
            <text:p>(བྱ་ཁྱད་)</text:p>
          </table:table-cell>
          <table:table-cell office:value-type="string">
            <text:p>འཛིན་པའི་དོན།དཔེར་ན་གདུང་འཛིན་པ་ཟེར་བ་ཅིན་གདུང་རྒྱུད་འཛིན་པ་ཨིན།</text:p>
          </table:table-cell>
          <table:table-cell table:number-columns-repeated="252"/>
        </table:table-row>
        <table:table-row table:style-name="ro1">
          <table:table-cell office:value-type="string">
            <text:p>འཚོལ།</text:p>
          </table:table-cell>
          <table:table-cell office:value-type="string">
            <text:p>/tshoel/</text:p>
          </table:table-cell>
          <table:table-cell office:value-type="string">
            <text:p>(བྱ་ཚིག་)</text:p>
          </table:table-cell>
          <table:table-cell office:value-type="string">
            <text:p>གཞན་ལས་འཚོལ་ནི།འཚོལ་ཐབས།བུ་ལོན་འཚོལ་ནི།བསྐྱིན་འགྲུལ་འཚོལ་བའི་ད་ལྟ་བ།</text:p>
          </table:table-cell>
          <table:table-cell table:number-columns-repeated="252"/>
        </table:table-row>
        <table:table-row table:style-name="ro1">
          <table:table-cell office:value-type="string">
            <text:p>འཚོལ་ནི།</text:p>
          </table:table-cell>
          <table:table-cell office:value-type="string">
            <text:p>/tshoel ni/</text:p>
          </table:table-cell>
          <table:table-cell office:value-type="string">
            <text:p>(བྱ་ཚིག་)</text:p>
          </table:table-cell>
          <table:table-cell office:value-type="string">
            <text:p>འཚོལ་དང་དོན་གཅིགབྱ་ཚིག་མ་འོངས་པ།</text:p>
          </table:table-cell>
          <table:table-cell table:number-columns-repeated="252"/>
        </table:table-row>
        <table:table-row table:style-name="ro1">
          <table:table-cell office:value-type="string">
            <text:p>འཚོལ་ཞིབ།</text:p>
          </table:table-cell>
          <table:table-cell office:value-type="string">
            <text:p>/tshoel zhib/</text:p>
          </table:table-cell>
          <table:table-cell office:value-type="string">
            <text:p>(མིང་)</text:p>
          </table:table-cell>
          <table:table-cell office:value-type="string">
            <text:p>བརྟག་དཔྱད་ཞིབ་ཞིབ་འབད་དེ་འཚོལ་བ།</text:p>
          </table:table-cell>
          <table:table-cell table:number-columns-repeated="252"/>
        </table:table-row>
        <table:table-row table:style-name="ro1">
          <table:table-cell office:value-type="string">
            <text:p>འཚོལན།</text:p>
          </table:table-cell>
          <table:table-cell office:value-type="string">
            <text:p>/tshoen</text:p>
          </table:table-cell>
          <table:table-cell office:value-type="string">
            <text:p>(བྱ་ཚིག་)</text:p>
          </table:table-cell>
          <table:table-cell office:value-type="string">
            <text:p>ཁྲོམ་ཁ་ལས་ཕར་འཚོལན་ཐོབ།</text:p>
          </table:table-cell>
          <table:table-cell table:number-columns-repeated="252"/>
        </table:table-row>
        <table:table-row table:style-name="ro1">
          <table:table-cell office:value-type="string">
            <text:p>འཚོལནི།</text:p>
          </table:table-cell>
          <table:table-cell office:value-type="string">
            <text:p>/tshoel</text:p>
          </table:table-cell>
          <table:table-cell office:value-type="string">
            <text:p>(བྱ་ཁྱད་)</text:p>
          </table:table-cell>
          <table:table-cell office:value-type="string">
            <text:p>འབྱང་ད་རུང་འཚོལནི་མ་འཚོལ།</text:p>
          </table:table-cell>
          <table:table-cell table:number-columns-repeated="252"/>
        </table:table-row>
        <table:table-row table:style-name="ro1">
          <table:table-cell office:value-type="string">
            <text:p>འཚོལཝ།</text:p>
          </table:table-cell>
          <table:table-cell office:value-type="string">
            <text:p>/tshoe</text:p>
          </table:table-cell>
          <table:table-cell office:value-type="string">
            <text:p>(བྱ་ཁྱད་)</text:p>
          </table:table-cell>
          <table:table-cell office:value-type="string">
            <text:p>མེདཔ་འཚོལ་འཚོལཝ་གིས་འོ་བརྒྱལ་དོ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འཚོལ་ས།</text:p>
          </table:table-cell>
          <table:table-cell office:value-type="string">
            <text:p>/tshoel sa/</text:p>
          </table:table-cell>
          <table:table-cell office:value-type="string">
            <text:p>(མིང་)</text:p>
          </table:table-cell>
          <table:table-cell office:value-type="string">
            <text:p>འཛམ་གླིང་ནོར་གྱི་བང་མཛོད།།མི་རིག་པ་ཅན་གྱིས་འཚོལ་ས།།ཟེར་སླབ་སྲོལ་ཡོད་དོཔ་བཟུམ་འཚོལ་སའི་ས་གོ་ཡོདཔ།།</text:p>
          </table:table-cell>
          <table:table-cell table:number-columns-repeated="252"/>
        </table:table-row>
        <table:table-row table:style-name="ro1" table:number-rows-repeated="648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angdi" svg:font-family="Wangd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dz" style:country-complex="BT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Wang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8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0T09:51:50</meta:creation-date>
    <dc:date>2009-11-30T18:57:13</dc:date>
    <meta:editing-cycles>28</meta:editing-cycles>
    <meta:editing-duration>P1DT4H1M34S</meta:editing-duration>
    <meta:user-defined meta:name="Info 1"/>
    <meta:user-defined meta:name="Info 2"/>
    <meta:user-defined meta:name="Info 3"/>
    <meta:user-defined meta:name="Info 4"/>
    <meta:document-statistic meta:table-count="3" meta:cell-count="2654"/>
  </office:meta>
</office:document-meta>
</file>